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26in"/>
    </style:style>
    <style:style style:name="co2" style:family="table-column">
      <style:table-column-properties fo:break-before="auto" style:column-width="1.7134in"/>
    </style:style>
    <style:style style:name="co3" style:family="table-column">
      <style:table-column-properties fo:break-before="auto" style:column-width="1.492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339in"/>
    </style:style>
    <style:style style:name="co6" style:family="table-column">
      <style:table-column-properties fo:break-before="auto" style:column-width="0.6409in"/>
    </style:style>
    <style:style style:name="co7" style:family="table-column">
      <style:table-column-properties fo:break-before="auto" style:column-width="1.452in"/>
    </style:style>
    <style:style style:name="co8" style:family="table-column">
      <style:table-column-properties fo:break-before="auto" style:column-width="1.9811in"/>
    </style:style>
    <style:style style:name="co9" style:family="table-column">
      <style:table-column-properties fo:break-before="auto" style:column-width="1.0563in"/>
    </style:style>
    <style:style style:name="co10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wer chart" table:style-name="ta1">
        <table:shapes>
          <draw:frame draw:z-index="0" draw:style-name="gr1" draw:text-style-name="P1" svg:width="6.2988in" svg:height="3.5429in" svg:x="5.2642in" svg:y="0.5657in">
            <draw:object draw:notify-on-update-of-ranges="'Power chart'.A1:'Power chart'.A1 'Power chart'.A2:'Power chart'.A424 'Power chart'.B1:'Power chart'.B1 'Power chart'.B2:'Power chart'.B4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2323in" svg:y="4.4445in">
            <draw:object draw:notify-on-update-of-ranges="'Power chart'.C1:'Power chart'.C1 'Power chart'.C2:'Power chart'.C424 'Power chart'.D1:'Power chart'.D1 'Power chart'.D2:'Power chart'.D4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DMA A [W]</text:p>
          </table:table-cell>
          <table:table-cell office:value-type="string" calcext:value-type="string">
            <text:p>AXILite 2</text:p>
          </table:table-cell>
          <table:table-cell office:value-type="string" calcext:value-type="string">
            <text:p>DMA A [W] -idle</text:p>
          </table:table-cell>
          <table:table-cell office:value-type="string" calcext:value-type="string">
            <text:p>AXILite 2 [W] -idle</text:p>
          </table:table-cell>
          <table:table-cell table:number-columns-repeated="2"/>
          <table:table-cell office:value-type="string" calcext:value-type="string">
            <text:p>DMA idle [W]</text:p>
          </table:table-cell>
          <table:table-cell office:value-type="string" calcext:value-type="string">
            <text:p>AXILite idle [W]</text:p>
          </table:table-cell>
        </table:table-row>
        <table:table-row table:style-name="ro1">
          <table:table-cell office:value-type="float" office:value="7.188250332" calcext:value-type="float">
            <text:p>7.188250332</text:p>
          </table:table-cell>
          <table:table-cell office:value-type="float" office:value="7.01319816" calcext:value-type="float">
            <text:p>7.01319816</text:p>
          </table:table-cell>
          <table:table-cell table:formula="of:=[.A2]-[.$G$2]" office:value-type="float" office:value="-0.00396946334327986" calcext:value-type="float">
            <text:p>-0.00396946334328</text:p>
          </table:table-cell>
          <table:table-cell table:formula="of:=[.B2]-[.$H$2]" office:value-type="float" office:value="-0.000234761999999833" calcext:value-type="float">
            <text:p>-0.000234762</text:p>
          </table:table-cell>
          <table:table-cell table:number-columns-repeated="2"/>
          <table:table-cell office:value-type="float" office:value="7.19221979534328" calcext:value-type="float">
            <text:p>7.19221979534328</text:p>
          </table:table-cell>
          <table:table-cell office:value-type="float" office:value="7.013432922" calcext:value-type="float">
            <text:p>7.013432922</text:p>
          </table:table-cell>
        </table:table-row>
        <table:table-row table:style-name="ro1">
          <table:table-cell office:value-type="float" office:value="7.18444164" calcext:value-type="float">
            <text:p>7.18444164</text:p>
          </table:table-cell>
          <table:table-cell office:value-type="float" office:value="7.011061992" calcext:value-type="float">
            <text:p>7.011061992</text:p>
          </table:table-cell>
          <table:table-cell table:formula="of:=[.A3]-[.$G$2]" office:value-type="float" office:value="-0.00777815534327964" calcext:value-type="float">
            <text:p>-0.00777815534328</text:p>
          </table:table-cell>
          <table:table-cell table:formula="of:=[.B3]-[.$H$2]" office:value-type="float" office:value="-0.00237092999999966" calcext:value-type="float">
            <text:p>-0.00237093</text:p>
          </table:table-cell>
          <table:table-cell table:number-columns-repeated="4"/>
        </table:table-row>
        <table:table-row table:style-name="ro1">
          <table:table-cell office:value-type="float" office:value="7.19278794" calcext:value-type="float">
            <text:p>7.19278794</text:p>
          </table:table-cell>
          <table:table-cell office:value-type="float" office:value="7.019110272" calcext:value-type="float">
            <text:p>7.019110272</text:p>
          </table:table-cell>
          <table:table-cell table:formula="of:=[.A4]-[.$G$2]" office:value-type="float" office:value="0.000568144656719838" calcext:value-type="float">
            <text:p>0.00056814465672</text:p>
          </table:table-cell>
          <table:table-cell table:formula="of:=[.B4]-[.$H$2]" office:value-type="float" office:value="0.00567735000000003" calcext:value-type="float">
            <text:p>0.00567735</text:p>
          </table:table-cell>
          <table:table-cell table:number-columns-repeated="4"/>
        </table:table-row>
        <table:table-row table:style-name="ro1">
          <table:table-cell office:value-type="float" office:value="7.19543604" calcext:value-type="float">
            <text:p>7.19543604</text:p>
          </table:table-cell>
          <table:table-cell office:value-type="float" office:value="7.009549524" calcext:value-type="float">
            <text:p>7.009549524</text:p>
          </table:table-cell>
          <table:table-cell table:formula="of:=[.A5]-[.$G$2]" office:value-type="float" office:value="0.00321624465671988" calcext:value-type="float">
            <text:p>0.00321624465672</text:p>
          </table:table-cell>
          <table:table-cell table:formula="of:=[.B5]-[.$H$2]" office:value-type="float" office:value="-0.00388339800000015" calcext:value-type="float">
            <text:p>-0.003883398</text:p>
          </table:table-cell>
          <table:table-cell table:number-columns-repeated="4"/>
        </table:table-row>
        <table:table-row table:style-name="ro1">
          <table:table-cell office:value-type="float" office:value="7.195780512" calcext:value-type="float">
            <text:p>7.195780512</text:p>
          </table:table-cell>
          <table:table-cell office:value-type="float" office:value="7.00893888" calcext:value-type="float">
            <text:p>7.00893888</text:p>
          </table:table-cell>
          <table:table-cell table:formula="of:=[.A6]-[.$G$2]" office:value-type="float" office:value="0.00356071665671998" calcext:value-type="float">
            <text:p>0.00356071665672</text:p>
          </table:table-cell>
          <table:table-cell table:formula="of:=[.B6]-[.$H$2]" office:value-type="float" office:value="-0.00449404200000014" calcext:value-type="float">
            <text:p>-0.004494042</text:p>
          </table:table-cell>
          <table:table-cell table:number-columns-repeated="4"/>
        </table:table-row>
        <table:table-row table:style-name="ro1">
          <table:table-cell office:value-type="float" office:value="7.20002538" calcext:value-type="float">
            <text:p>7.20002538</text:p>
          </table:table-cell>
          <table:table-cell office:value-type="float" office:value="7.01017722" calcext:value-type="float">
            <text:p>7.01017722</text:p>
          </table:table-cell>
          <table:table-cell table:formula="of:=[.A7]-[.$G$2]" office:value-type="float" office:value="0.00780558465671977" calcext:value-type="float">
            <text:p>0.00780558465672</text:p>
          </table:table-cell>
          <table:table-cell table:formula="of:=[.B7]-[.$H$2]" office:value-type="float" office:value="-0.00325570199999969" calcext:value-type="float">
            <text:p>-0.003255702</text:p>
          </table:table-cell>
          <table:table-cell table:number-columns-repeated="4"/>
        </table:table-row>
        <table:table-row table:style-name="ro1">
          <table:table-cell office:value-type="float" office:value="7.212780072" calcext:value-type="float">
            <text:p>7.212780072</text:p>
          </table:table-cell>
          <table:table-cell office:value-type="float" office:value="7.008850212" calcext:value-type="float">
            <text:p>7.008850212</text:p>
          </table:table-cell>
          <table:table-cell table:formula="of:=[.A8]-[.$G$2]" office:value-type="float" office:value="0.0205602766567203" calcext:value-type="float">
            <text:p>0.02056027665672</text:p>
          </table:table-cell>
          <table:table-cell table:formula="of:=[.B8]-[.$H$2]" office:value-type="float" office:value="-0.00458271000000021" calcext:value-type="float">
            <text:p>-0.00458271</text:p>
          </table:table-cell>
          <table:table-cell table:number-columns-repeated="4"/>
        </table:table-row>
        <table:table-row table:style-name="ro1">
          <table:table-cell office:value-type="float" office:value="7.181527488" calcext:value-type="float">
            <text:p>7.181527488</text:p>
          </table:table-cell>
          <table:table-cell office:value-type="float" office:value="7.016618352" calcext:value-type="float">
            <text:p>7.016618352</text:p>
          </table:table-cell>
          <table:table-cell table:formula="of:=[.A9]-[.$G$2]" office:value-type="float" office:value="-0.0106923073432794" calcext:value-type="float">
            <text:p>-0.01069230734328</text:p>
          </table:table-cell>
          <table:table-cell table:formula="of:=[.B9]-[.$H$2]" office:value-type="float" office:value="0.00318543000000027" calcext:value-type="float">
            <text:p>0.00318543</text:p>
          </table:table-cell>
          <table:table-cell table:number-columns-repeated="4"/>
        </table:table-row>
        <table:table-row table:style-name="ro1">
          <table:table-cell office:value-type="float" office:value="7.206531192" calcext:value-type="float">
            <text:p>7.206531192</text:p>
          </table:table-cell>
          <table:table-cell office:value-type="float" office:value="7.00682868" calcext:value-type="float">
            <text:p>7.00682868</text:p>
          </table:table-cell>
          <table:table-cell table:formula="of:=[.A10]-[.$G$2]" office:value-type="float" office:value="0.0143113966567201" calcext:value-type="float">
            <text:p>0.01431139665672</text:p>
          </table:table-cell>
          <table:table-cell table:formula="of:=[.B10]-[.$H$2]" office:value-type="float" office:value="-0.00660424199999987" calcext:value-type="float">
            <text:p>-0.006604242</text:p>
          </table:table-cell>
          <table:table-cell table:number-columns-repeated="4"/>
        </table:table-row>
        <table:table-row table:style-name="ro1">
          <table:table-cell office:value-type="float" office:value="7.37271042" calcext:value-type="float">
            <text:p>7.37271042</text:p>
          </table:table-cell>
          <table:table-cell office:value-type="float" office:value="7.027145004" calcext:value-type="float">
            <text:p>7.027145004</text:p>
          </table:table-cell>
          <table:table-cell table:formula="of:=[.A11]-[.$G$2]" office:value-type="float" office:value="0.18049062465672" calcext:value-type="float">
            <text:p>0.18049062465672</text:p>
          </table:table-cell>
          <table:table-cell table:formula="of:=[.B11]-[.$H$2]" office:value-type="float" office:value="0.0137120820000005" calcext:value-type="float">
            <text:p>0.013712082000001</text:p>
          </table:table-cell>
          <table:table-cell table:number-columns-repeated="4"/>
        </table:table-row>
        <table:table-row table:style-name="ro1">
          <table:table-cell office:value-type="float" office:value="7.52174688" calcext:value-type="float">
            <text:p>7.52174688</text:p>
          </table:table-cell>
          <table:table-cell office:value-type="float" office:value="7.009229508" calcext:value-type="float">
            <text:p>7.009229508</text:p>
          </table:table-cell>
          <table:table-cell table:formula="of:=[.A12]-[.$G$2]" office:value-type="float" office:value="0.32952708465672" calcext:value-type="float">
            <text:p>0.32952708465672</text:p>
          </table:table-cell>
          <table:table-cell table:formula="of:=[.B12]-[.$H$2]" office:value-type="float" office:value="-0.00420341400000002" calcext:value-type="float">
            <text:p>-0.004203414</text:p>
          </table:table-cell>
          <table:table-cell table:number-columns-repeated="4"/>
        </table:table-row>
        <table:table-row table:style-name="ro1">
          <table:table-cell office:value-type="float" office:value="7.18960608" calcext:value-type="float">
            <text:p>7.18960608</text:p>
          </table:table-cell>
          <table:table-cell office:value-type="float" office:value="7.019879784" calcext:value-type="float">
            <text:p>7.019879784</text:p>
          </table:table-cell>
          <table:table-cell table:formula="of:=[.A13]-[.$G$2]" office:value-type="float" office:value="-0.00261371534327992" calcext:value-type="float">
            <text:p>-0.00261371534328</text:p>
          </table:table-cell>
          <table:table-cell table:formula="of:=[.B13]-[.$H$2]" office:value-type="float" office:value="0.00644686199999978" calcext:value-type="float">
            <text:p>0.006446862</text:p>
          </table:table-cell>
          <table:table-cell table:number-columns-repeated="4"/>
        </table:table-row>
        <table:table-row table:style-name="ro1">
          <table:table-cell office:value-type="float" office:value="7.183016448" calcext:value-type="float">
            <text:p>7.183016448</text:p>
          </table:table-cell>
          <table:table-cell office:value-type="float" office:value="7.013307876" calcext:value-type="float">
            <text:p>7.013307876</text:p>
          </table:table-cell>
          <table:table-cell table:formula="of:=[.A14]-[.$G$2]" office:value-type="float" office:value="-0.00920334734327977" calcext:value-type="float">
            <text:p>-0.00920334734328</text:p>
          </table:table-cell>
          <table:table-cell table:formula="of:=[.B14]-[.$H$2]" office:value-type="float" office:value="-0.000125045999999962" calcext:value-type="float">
            <text:p>-0.000125046</text:p>
          </table:table-cell>
          <table:table-cell table:number-columns-repeated="4"/>
        </table:table-row>
        <table:table-row table:style-name="ro1">
          <table:table-cell office:value-type="float" office:value="7.184344104" calcext:value-type="float">
            <text:p>7.184344104</text:p>
          </table:table-cell>
          <table:table-cell office:value-type="float" office:value="7.012337232" calcext:value-type="float">
            <text:p>7.012337232</text:p>
          </table:table-cell>
          <table:table-cell table:formula="of:=[.A15]-[.$G$2]" office:value-type="float" office:value="-0.00787569134327981" calcext:value-type="float">
            <text:p>-0.00787569134328</text:p>
          </table:table-cell>
          <table:table-cell table:formula="of:=[.B15]-[.$H$2]" office:value-type="float" office:value="-0.00109568999999965" calcext:value-type="float">
            <text:p>-0.00109569</text:p>
          </table:table-cell>
          <table:table-cell table:number-columns-repeated="4"/>
        </table:table-row>
        <table:table-row table:style-name="ro1">
          <table:table-cell office:value-type="float" office:value="7.182113976" calcext:value-type="float">
            <text:p>7.182113976</text:p>
          </table:table-cell>
          <table:table-cell office:value-type="float" office:value="7.008832596" calcext:value-type="float">
            <text:p>7.008832596</text:p>
          </table:table-cell>
          <table:table-cell table:formula="of:=[.A16]-[.$G$2]" office:value-type="float" office:value="-0.0101058193432797" calcext:value-type="float">
            <text:p>-0.01010581934328</text:p>
          </table:table-cell>
          <table:table-cell table:formula="of:=[.B16]-[.$H$2]" office:value-type="float" office:value="-0.00460032599999938" calcext:value-type="float">
            <text:p>-0.004600325999999</text:p>
          </table:table-cell>
          <table:table-cell table:number-columns-repeated="4"/>
        </table:table-row>
        <table:table-row table:style-name="ro1">
          <table:table-cell office:value-type="float" office:value="7.195412688" calcext:value-type="float">
            <text:p>7.195412688</text:p>
          </table:table-cell>
          <table:table-cell office:value-type="float" office:value="7.008054936" calcext:value-type="float">
            <text:p>7.008054936</text:p>
          </table:table-cell>
          <table:table-cell table:formula="of:=[.A17]-[.$G$2]" office:value-type="float" office:value="0.0031928926567204" calcext:value-type="float">
            <text:p>0.00319289265672</text:p>
          </table:table-cell>
          <table:table-cell table:formula="of:=[.B17]-[.$H$2]" office:value-type="float" office:value="-0.00537798600000006" calcext:value-type="float">
            <text:p>-0.005377986</text:p>
          </table:table-cell>
          <table:table-cell table:number-columns-repeated="4"/>
        </table:table-row>
        <table:table-row table:style-name="ro1">
          <table:table-cell office:value-type="float" office:value="7.183973604" calcext:value-type="float">
            <text:p>7.183973604</text:p>
          </table:table-cell>
          <table:table-cell office:value-type="float" office:value="7.011144" calcext:value-type="float">
            <text:p>7.011144</text:p>
          </table:table-cell>
          <table:table-cell table:formula="of:=[.A18]-[.$G$2]" office:value-type="float" office:value="-0.00824619134327964" calcext:value-type="float">
            <text:p>-0.00824619134328</text:p>
          </table:table-cell>
          <table:table-cell table:formula="of:=[.B18]-[.$H$2]" office:value-type="float" office:value="-0.00228892199999997" calcext:value-type="float">
            <text:p>-0.002288922</text:p>
          </table:table-cell>
          <table:table-cell table:number-columns-repeated="4"/>
        </table:table-row>
        <table:table-row table:style-name="ro1">
          <table:table-cell office:value-type="float" office:value="7.187002188" calcext:value-type="float">
            <text:p>7.187002188</text:p>
          </table:table-cell>
          <table:table-cell office:value-type="float" office:value="7.020492372" calcext:value-type="float">
            <text:p>7.020492372</text:p>
          </table:table-cell>
          <table:table-cell table:formula="of:=[.A19]-[.$G$2]" office:value-type="float" office:value="-0.0052176073432797" calcext:value-type="float">
            <text:p>-0.00521760734328</text:p>
          </table:table-cell>
          <table:table-cell table:formula="of:=[.B19]-[.$H$2]" office:value-type="float" office:value="0.00705944999999986" calcext:value-type="float">
            <text:p>0.00705945</text:p>
          </table:table-cell>
          <table:table-cell table:number-columns-repeated="4"/>
        </table:table-row>
        <table:table-row table:style-name="ro1">
          <table:table-cell office:value-type="float" office:value="7.188452124" calcext:value-type="float">
            <text:p>7.188452124</text:p>
          </table:table-cell>
          <table:table-cell office:value-type="float" office:value="7.012414284" calcext:value-type="float">
            <text:p>7.012414284</text:p>
          </table:table-cell>
          <table:table-cell table:formula="of:=[.A20]-[.$G$2]" office:value-type="float" office:value="-0.00376767134327949" calcext:value-type="float">
            <text:p>-0.003767671343279</text:p>
          </table:table-cell>
          <table:table-cell table:formula="of:=[.B20]-[.$H$2]" office:value-type="float" office:value="-0.00101863799999968" calcext:value-type="float">
            <text:p>-0.001018638</text:p>
          </table:table-cell>
          <table:table-cell table:number-columns-repeated="4"/>
        </table:table-row>
        <table:table-row table:style-name="ro1">
          <table:table-cell office:value-type="float" office:value="7.241431668" calcext:value-type="float">
            <text:p>7.241431668</text:p>
          </table:table-cell>
          <table:table-cell office:value-type="float" office:value="7.019158944" calcext:value-type="float">
            <text:p>7.019158944</text:p>
          </table:table-cell>
          <table:table-cell table:formula="of:=[.A21]-[.$G$2]" office:value-type="float" office:value="0.0492118726567199" calcext:value-type="float">
            <text:p>0.04921187265672</text:p>
          </table:table-cell>
          <table:table-cell table:formula="of:=[.B21]-[.$H$2]" office:value-type="float" office:value="0.00572602200000016" calcext:value-type="float">
            <text:p>0.005726022</text:p>
          </table:table-cell>
          <table:table-cell table:number-columns-repeated="4"/>
        </table:table-row>
        <table:table-row table:style-name="ro1">
          <table:table-cell office:value-type="float" office:value="7.191837252" calcext:value-type="float">
            <text:p>7.191837252</text:p>
          </table:table-cell>
          <table:table-cell office:value-type="float" office:value="7.007092116" calcext:value-type="float">
            <text:p>7.007092116</text:p>
          </table:table-cell>
          <table:table-cell table:formula="of:=[.A22]-[.$G$2]" office:value-type="float" office:value="-0.000382543343279806" calcext:value-type="float">
            <text:p>-0.00038254334328</text:p>
          </table:table-cell>
          <table:table-cell table:formula="of:=[.B22]-[.$H$2]" office:value-type="float" office:value="-0.00634080599999987" calcext:value-type="float">
            <text:p>-0.006340806</text:p>
          </table:table-cell>
          <table:table-cell table:number-columns-repeated="4"/>
        </table:table-row>
        <table:table-row table:style-name="ro1">
          <table:table-cell office:value-type="float" office:value="7.190554848" calcext:value-type="float">
            <text:p>7.190554848</text:p>
          </table:table-cell>
          <table:table-cell office:value-type="float" office:value="7.008376344" calcext:value-type="float">
            <text:p>7.008376344</text:p>
          </table:table-cell>
          <table:table-cell table:formula="of:=[.A23]-[.$G$2]" office:value-type="float" office:value="-0.00166494734328015" calcext:value-type="float">
            <text:p>-0.00166494734328</text:p>
          </table:table-cell>
          <table:table-cell table:formula="of:=[.B23]-[.$H$2]" office:value-type="float" office:value="-0.00505657799999959" calcext:value-type="float">
            <text:p>-0.005056578</text:p>
          </table:table-cell>
          <table:table-cell table:number-columns-repeated="4"/>
        </table:table-row>
        <table:table-row table:style-name="ro1">
          <table:table-cell office:value-type="float" office:value="7.19026944" calcext:value-type="float">
            <text:p>7.19026944</text:p>
          </table:table-cell>
          <table:table-cell office:value-type="float" office:value="7.036997172" calcext:value-type="float">
            <text:p>7.036997172</text:p>
          </table:table-cell>
          <table:table-cell table:formula="of:=[.A24]-[.$G$2]" office:value-type="float" office:value="-0.00195035534328003" calcext:value-type="float">
            <text:p>-0.00195035534328</text:p>
          </table:table-cell>
          <table:table-cell table:formula="of:=[.B24]-[.$H$2]" office:value-type="float" office:value="0.0235642500000006" calcext:value-type="float">
            <text:p>0.023564250000001</text:p>
          </table:table-cell>
          <table:table-cell table:number-columns-repeated="4"/>
        </table:table-row>
        <table:table-row table:style-name="ro1">
          <table:table-cell office:value-type="float" office:value="7.185752856" calcext:value-type="float">
            <text:p>7.185752856</text:p>
          </table:table-cell>
          <table:table-cell office:value-type="float" office:value="7.005285324" calcext:value-type="float">
            <text:p>7.005285324</text:p>
          </table:table-cell>
          <table:table-cell table:formula="of:=[.A25]-[.$G$2]" office:value-type="float" office:value="-0.00646693934328013" calcext:value-type="float">
            <text:p>-0.00646693934328</text:p>
          </table:table-cell>
          <table:table-cell table:formula="of:=[.B25]-[.$H$2]" office:value-type="float" office:value="-0.00814759799999987" calcext:value-type="float">
            <text:p>-0.008147598</text:p>
          </table:table-cell>
          <table:table-cell table:number-columns-repeated="4"/>
        </table:table-row>
        <table:table-row table:style-name="ro1">
          <table:table-cell office:value-type="float" office:value="7.18371072" calcext:value-type="float">
            <text:p>7.18371072</text:p>
          </table:table-cell>
          <table:table-cell office:value-type="float" office:value="7.017217128" calcext:value-type="float">
            <text:p>7.017217128</text:p>
          </table:table-cell>
          <table:table-cell table:formula="of:=[.A26]-[.$G$2]" office:value-type="float" office:value="-0.00850907534328016" calcext:value-type="float">
            <text:p>-0.00850907534328</text:p>
          </table:table-cell>
          <table:table-cell table:formula="of:=[.B26]-[.$H$2]" office:value-type="float" office:value="0.00378420600000062" calcext:value-type="float">
            <text:p>0.003784206000001</text:p>
          </table:table-cell>
          <table:table-cell table:number-columns-repeated="4"/>
        </table:table-row>
        <table:table-row table:style-name="ro1">
          <table:table-cell office:value-type="float" office:value="7.186967472" calcext:value-type="float">
            <text:p>7.186967472</text:p>
          </table:table-cell>
          <table:table-cell office:value-type="float" office:value="7.008945336" calcext:value-type="float">
            <text:p>7.008945336</text:p>
          </table:table-cell>
          <table:table-cell table:formula="of:=[.A27]-[.$G$2]" office:value-type="float" office:value="-0.00525232334327974" calcext:value-type="float">
            <text:p>-0.00525232334328</text:p>
          </table:table-cell>
          <table:table-cell table:formula="of:=[.B27]-[.$H$2]" office:value-type="float" office:value="-0.00448758599999977" calcext:value-type="float">
            <text:p>-0.004487586</text:p>
          </table:table-cell>
          <table:table-cell table:number-columns-repeated="4"/>
        </table:table-row>
        <table:table-row table:style-name="ro1">
          <table:table-cell office:value-type="float" office:value="7.188012276" calcext:value-type="float">
            <text:p>7.188012276</text:p>
          </table:table-cell>
          <table:table-cell office:value-type="float" office:value="7.017791772" calcext:value-type="float">
            <text:p>7.017791772</text:p>
          </table:table-cell>
          <table:table-cell table:formula="of:=[.A28]-[.$G$2]" office:value-type="float" office:value="-0.00420751934327956" calcext:value-type="float">
            <text:p>-0.00420751934328</text:p>
          </table:table-cell>
          <table:table-cell table:formula="of:=[.B28]-[.$H$2]" office:value-type="float" office:value="0.00435885000000003" calcext:value-type="float">
            <text:p>0.00435885</text:p>
          </table:table-cell>
          <table:table-cell table:number-columns-repeated="4"/>
        </table:table-row>
        <table:table-row table:style-name="ro1">
          <table:table-cell office:value-type="float" office:value="7.177691028" calcext:value-type="float">
            <text:p>7.177691028</text:p>
          </table:table-cell>
          <table:table-cell office:value-type="float" office:value="7.003686084" calcext:value-type="float">
            <text:p>7.003686084</text:p>
          </table:table-cell>
          <table:table-cell table:formula="of:=[.A29]-[.$G$2]" office:value-type="float" office:value="-0.0145287673432799" calcext:value-type="float">
            <text:p>-0.01452876734328</text:p>
          </table:table-cell>
          <table:table-cell table:formula="of:=[.B29]-[.$H$2]" office:value-type="float" office:value="-0.00974683799999987" calcext:value-type="float">
            <text:p>-0.009746838</text:p>
          </table:table-cell>
          <table:table-cell table:number-columns-repeated="4"/>
        </table:table-row>
        <table:table-row table:style-name="ro1">
          <table:table-cell office:value-type="float" office:value="7.193876376" calcext:value-type="float">
            <text:p>7.193876376</text:p>
          </table:table-cell>
          <table:table-cell office:value-type="float" office:value="7.015231608" calcext:value-type="float">
            <text:p>7.015231608</text:p>
          </table:table-cell>
          <table:table-cell table:formula="of:=[.A30]-[.$G$2]" office:value-type="float" office:value="0.00165658065672059" calcext:value-type="float">
            <text:p>0.001656580656721</text:p>
          </table:table-cell>
          <table:table-cell table:formula="of:=[.B30]-[.$H$2]" office:value-type="float" office:value="0.00179868599999988" calcext:value-type="float">
            <text:p>0.001798686</text:p>
          </table:table-cell>
          <table:table-cell table:number-columns-repeated="4"/>
        </table:table-row>
        <table:table-row table:style-name="ro1">
          <table:table-cell office:value-type="float" office:value="7.178162112" calcext:value-type="float">
            <text:p>7.178162112</text:p>
          </table:table-cell>
          <table:table-cell office:value-type="float" office:value="7.01302686" calcext:value-type="float">
            <text:p>7.01302686</text:p>
          </table:table-cell>
          <table:table-cell table:formula="of:=[.A31]-[.$G$2]" office:value-type="float" office:value="-0.0140576833432799" calcext:value-type="float">
            <text:p>-0.01405768334328</text:p>
          </table:table-cell>
          <table:table-cell table:formula="of:=[.B31]-[.$H$2]" office:value-type="float" office:value="-0.000406061999999707" calcext:value-type="float">
            <text:p>-0.000406062</text:p>
          </table:table-cell>
          <table:table-cell table:number-columns-repeated="4"/>
        </table:table-row>
        <table:table-row table:style-name="ro1">
          <table:table-cell office:value-type="float" office:value="7.200529404" calcext:value-type="float">
            <text:p>7.200529404</text:p>
          </table:table-cell>
          <table:table-cell office:value-type="float" office:value="7.009004904" calcext:value-type="float">
            <text:p>7.009004904</text:p>
          </table:table-cell>
          <table:table-cell table:formula="of:=[.A32]-[.$G$2]" office:value-type="float" office:value="0.00830960865672026" calcext:value-type="float">
            <text:p>0.00830960865672</text:p>
          </table:table-cell>
          <table:table-cell table:formula="of:=[.B32]-[.$H$2]" office:value-type="float" office:value="-0.00442801799999959" calcext:value-type="float">
            <text:p>-0.004428018</text:p>
          </table:table-cell>
          <table:table-cell table:number-columns-repeated="4"/>
        </table:table-row>
        <table:table-row table:style-name="ro1">
          <table:table-cell office:value-type="float" office:value="7.185991284" calcext:value-type="float">
            <text:p>7.185991284</text:p>
          </table:table-cell>
          <table:table-cell office:value-type="float" office:value="7.015107612" calcext:value-type="float">
            <text:p>7.015107612</text:p>
          </table:table-cell>
          <table:table-cell table:formula="of:=[.A33]-[.$G$2]" office:value-type="float" office:value="-0.00622851134327984" calcext:value-type="float">
            <text:p>-0.00622851134328</text:p>
          </table:table-cell>
          <table:table-cell table:formula="of:=[.B33]-[.$H$2]" office:value-type="float" office:value="0.00167469000000064" calcext:value-type="float">
            <text:p>0.001674690000001</text:p>
          </table:table-cell>
          <table:table-cell table:number-columns-repeated="4"/>
        </table:table-row>
        <table:table-row table:style-name="ro1">
          <table:table-cell office:value-type="float" office:value="7.1907057" calcext:value-type="float">
            <text:p>7.1907057</text:p>
          </table:table-cell>
          <table:table-cell office:value-type="float" office:value="7.018040064" calcext:value-type="float">
            <text:p>7.018040064</text:p>
          </table:table-cell>
          <table:table-cell table:formula="of:=[.A34]-[.$G$2]" office:value-type="float" office:value="-0.00151409534328018" calcext:value-type="float">
            <text:p>-0.00151409534328</text:p>
          </table:table-cell>
          <table:table-cell table:formula="of:=[.B34]-[.$H$2]" office:value-type="float" office:value="0.00460714200000023" calcext:value-type="float">
            <text:p>0.004607142</text:p>
          </table:table-cell>
          <table:table-cell table:number-columns-repeated="4"/>
        </table:table-row>
        <table:table-row table:style-name="ro1">
          <table:table-cell office:value-type="float" office:value="7.194485724" calcext:value-type="float">
            <text:p>7.194485724</text:p>
          </table:table-cell>
          <table:table-cell office:value-type="float" office:value="7.011186852" calcext:value-type="float">
            <text:p>7.011186852</text:p>
          </table:table-cell>
          <table:table-cell table:formula="of:=[.A35]-[.$G$2]" office:value-type="float" office:value="0.00226592865671993" calcext:value-type="float">
            <text:p>0.00226592865672</text:p>
          </table:table-cell>
          <table:table-cell table:formula="of:=[.B35]-[.$H$2]" office:value-type="float" office:value="-0.00224606999999999" calcext:value-type="float">
            <text:p>-0.00224607</text:p>
          </table:table-cell>
          <table:table-cell table:number-columns-repeated="4"/>
        </table:table-row>
        <table:table-row table:style-name="ro1">
          <table:table-cell office:value-type="float" office:value="7.184949276" calcext:value-type="float">
            <text:p>7.184949276</text:p>
          </table:table-cell>
          <table:table-cell office:value-type="float" office:value="7.031207736" calcext:value-type="float">
            <text:p>7.031207736</text:p>
          </table:table-cell>
          <table:table-cell table:formula="of:=[.A36]-[.$G$2]" office:value-type="float" office:value="-0.0072705193432796" calcext:value-type="float">
            <text:p>-0.00727051934328</text:p>
          </table:table-cell>
          <table:table-cell table:formula="of:=[.B36]-[.$H$2]" office:value-type="float" office:value="0.017774814" calcext:value-type="float">
            <text:p>0.017774814</text:p>
          </table:table-cell>
          <table:table-cell table:number-columns-repeated="4"/>
        </table:table-row>
        <table:table-row table:style-name="ro1">
          <table:table-cell office:value-type="float" office:value="7.183208304" calcext:value-type="float">
            <text:p>7.183208304</text:p>
          </table:table-cell>
          <table:table-cell office:value-type="float" office:value="7.012025268" calcext:value-type="float">
            <text:p>7.012025268</text:p>
          </table:table-cell>
          <table:table-cell table:formula="of:=[.A37]-[.$G$2]" office:value-type="float" office:value="-0.00901149134327994" calcext:value-type="float">
            <text:p>-0.00901149134328</text:p>
          </table:table-cell>
          <table:table-cell table:formula="of:=[.B37]-[.$H$2]" office:value-type="float" office:value="-0.00140765399999943" calcext:value-type="float">
            <text:p>-0.001407653999999</text:p>
          </table:table-cell>
          <table:table-cell table:number-columns-repeated="4"/>
        </table:table-row>
        <table:table-row table:style-name="ro1">
          <table:table-cell office:value-type="float" office:value="7.183144944" calcext:value-type="float">
            <text:p>7.183144944</text:p>
          </table:table-cell>
          <table:table-cell office:value-type="float" office:value="7.003478988" calcext:value-type="float">
            <text:p>7.003478988</text:p>
          </table:table-cell>
          <table:table-cell table:formula="of:=[.A38]-[.$G$2]" office:value-type="float" office:value="-0.00907485134327946" calcext:value-type="float">
            <text:p>-0.009074851343279</text:p>
          </table:table-cell>
          <table:table-cell table:formula="of:=[.B38]-[.$H$2]" office:value-type="float" office:value="-0.00995393399999944" calcext:value-type="float">
            <text:p>-0.009953933999999</text:p>
          </table:table-cell>
          <table:table-cell table:number-columns-repeated="4"/>
        </table:table-row>
        <table:table-row table:style-name="ro1">
          <table:table-cell office:value-type="float" office:value="7.19030718" calcext:value-type="float">
            <text:p>7.19030718</text:p>
          </table:table-cell>
          <table:table-cell office:value-type="float" office:value="7.017192588" calcext:value-type="float">
            <text:p>7.017192588</text:p>
          </table:table-cell>
          <table:table-cell table:formula="of:=[.A39]-[.$G$2]" office:value-type="float" office:value="-0.00191261534328024" calcext:value-type="float">
            <text:p>-0.00191261534328</text:p>
          </table:table-cell>
          <table:table-cell table:formula="of:=[.B39]-[.$H$2]" office:value-type="float" office:value="0.00375966600000055" calcext:value-type="float">
            <text:p>0.003759666000001</text:p>
          </table:table-cell>
          <table:table-cell table:number-columns-repeated="4"/>
        </table:table-row>
        <table:table-row table:style-name="ro1">
          <table:table-cell office:value-type="float" office:value="7.193740776" calcext:value-type="float">
            <text:p>7.193740776</text:p>
          </table:table-cell>
          <table:table-cell office:value-type="float" office:value="7.005349704" calcext:value-type="float">
            <text:p>7.005349704</text:p>
          </table:table-cell>
          <table:table-cell table:formula="of:=[.A40]-[.$G$2]" office:value-type="float" office:value="0.00152098065672046" calcext:value-type="float">
            <text:p>0.00152098065672</text:p>
          </table:table-cell>
          <table:table-cell table:formula="of:=[.B40]-[.$H$2]" office:value-type="float" office:value="-0.00808321799999945" calcext:value-type="float">
            <text:p>-0.008083217999999</text:p>
          </table:table-cell>
          <table:table-cell table:number-columns-repeated="4"/>
        </table:table-row>
        <table:table-row table:style-name="ro1">
          <table:table-cell office:value-type="float" office:value="7.192742364" calcext:value-type="float">
            <text:p>7.192742364</text:p>
          </table:table-cell>
          <table:table-cell office:value-type="float" office:value="7.015302456" calcext:value-type="float">
            <text:p>7.015302456</text:p>
          </table:table-cell>
          <table:table-cell table:formula="of:=[.A41]-[.$G$2]" office:value-type="float" office:value="0.000522568656720068" calcext:value-type="float">
            <text:p>0.00052256865672</text:p>
          </table:table-cell>
          <table:table-cell table:formula="of:=[.B41]-[.$H$2]" office:value-type="float" office:value="0.0018695339999999" calcext:value-type="float">
            <text:p>0.001869534</text:p>
          </table:table-cell>
          <table:table-cell table:number-columns-repeated="4"/>
        </table:table-row>
        <table:table-row table:style-name="ro1">
          <table:table-cell office:value-type="float" office:value="7.200250116" calcext:value-type="float">
            <text:p>7.200250116</text:p>
          </table:table-cell>
          <table:table-cell office:value-type="float" office:value="7.00191342" calcext:value-type="float">
            <text:p>7.00191342</text:p>
          </table:table-cell>
          <table:table-cell table:formula="of:=[.A42]-[.$G$2]" office:value-type="float" office:value="0.00803032065672049" calcext:value-type="float">
            <text:p>0.00803032065672</text:p>
          </table:table-cell>
          <table:table-cell table:formula="of:=[.B42]-[.$H$2]" office:value-type="float" office:value="-0.0115195019999996" calcext:value-type="float">
            <text:p>-0.011519502</text:p>
          </table:table-cell>
          <table:table-cell table:number-columns-repeated="4"/>
        </table:table-row>
        <table:table-row table:style-name="ro1">
          <table:table-cell office:value-type="float" office:value="7.197689508" calcext:value-type="float">
            <text:p>7.197689508</text:p>
          </table:table-cell>
          <table:table-cell office:value-type="float" office:value="7.016216892" calcext:value-type="float">
            <text:p>7.016216892</text:p>
          </table:table-cell>
          <table:table-cell table:formula="of:=[.A43]-[.$G$2]" office:value-type="float" office:value="0.00546971265672003" calcext:value-type="float">
            <text:p>0.00546971265672</text:p>
          </table:table-cell>
          <table:table-cell table:formula="of:=[.B43]-[.$H$2]" office:value-type="float" office:value="0.0027839700000003" calcext:value-type="float">
            <text:p>0.00278397</text:p>
          </table:table-cell>
          <table:table-cell table:number-columns-repeated="4"/>
        </table:table-row>
        <table:table-row table:style-name="ro1">
          <table:table-cell office:value-type="float" office:value="7.188914244" calcext:value-type="float">
            <text:p>7.188914244</text:p>
          </table:table-cell>
          <table:table-cell office:value-type="float" office:value="7.006787436" calcext:value-type="float">
            <text:p>7.006787436</text:p>
          </table:table-cell>
          <table:table-cell table:formula="of:=[.A44]-[.$G$2]" office:value-type="float" office:value="-0.00330555134327959" calcext:value-type="float">
            <text:p>-0.00330555134328</text:p>
          </table:table-cell>
          <table:table-cell table:formula="of:=[.B44]-[.$H$2]" office:value-type="float" office:value="-0.00664548600000003" calcext:value-type="float">
            <text:p>-0.006645486</text:p>
          </table:table-cell>
          <table:table-cell table:number-columns-repeated="4"/>
        </table:table-row>
        <table:table-row table:style-name="ro1">
          <table:table-cell office:value-type="float" office:value="7.204920828" calcext:value-type="float">
            <text:p>7.204920828</text:p>
          </table:table-cell>
          <table:table-cell office:value-type="float" office:value="7.013446008" calcext:value-type="float">
            <text:p>7.013446008</text:p>
          </table:table-cell>
          <table:table-cell table:formula="of:=[.A45]-[.$G$2]" office:value-type="float" office:value="0.0127010326567198" calcext:value-type="float">
            <text:p>0.01270103265672</text:p>
          </table:table-cell>
          <table:table-cell table:formula="of:=[.B45]-[.$H$2]" office:value-type="float" office:value="0.000013086000000051" calcext:value-type="float">
            <text:p>1.3086000000051E-05</text:p>
          </table:table-cell>
          <table:table-cell table:number-columns-repeated="4"/>
        </table:table-row>
        <table:table-row table:style-name="ro1">
          <table:table-cell office:value-type="float" office:value="7.19158152" calcext:value-type="float">
            <text:p>7.19158152</text:p>
          </table:table-cell>
          <table:table-cell office:value-type="float" office:value="7.012153776" calcext:value-type="float">
            <text:p>7.012153776</text:p>
          </table:table-cell>
          <table:table-cell table:formula="of:=[.A46]-[.$G$2]" office:value-type="float" office:value="-0.000638275343280093" calcext:value-type="float">
            <text:p>-0.00063827534328</text:p>
          </table:table-cell>
          <table:table-cell table:formula="of:=[.B46]-[.$H$2]" office:value-type="float" office:value="-0.0012791459999999" calcext:value-type="float">
            <text:p>-0.001279146</text:p>
          </table:table-cell>
          <table:table-cell table:number-columns-repeated="4"/>
        </table:table-row>
        <table:table-row table:style-name="ro1">
          <table:table-cell office:value-type="float" office:value="7.19700666" calcext:value-type="float">
            <text:p>7.19700666</text:p>
          </table:table-cell>
          <table:table-cell office:value-type="float" office:value="7.01610012" calcext:value-type="float">
            <text:p>7.01610012</text:p>
          </table:table-cell>
          <table:table-cell table:formula="of:=[.A47]-[.$G$2]" office:value-type="float" office:value="0.00478686465671974" calcext:value-type="float">
            <text:p>0.00478686465672</text:p>
          </table:table-cell>
          <table:table-cell table:formula="of:=[.B47]-[.$H$2]" office:value-type="float" office:value="0.00266719800000015" calcext:value-type="float">
            <text:p>0.002667198</text:p>
          </table:table-cell>
          <table:table-cell table:number-columns-repeated="4"/>
        </table:table-row>
        <table:table-row table:style-name="ro1">
          <table:table-cell office:value-type="float" office:value="7.185835164" calcext:value-type="float">
            <text:p>7.185835164</text:p>
          </table:table-cell>
          <table:table-cell office:value-type="float" office:value="7.007301168" calcext:value-type="float">
            <text:p>7.007301168</text:p>
          </table:table-cell>
          <table:table-cell table:formula="of:=[.A48]-[.$G$2]" office:value-type="float" office:value="-0.0063846313432796" calcext:value-type="float">
            <text:p>-0.00638463134328</text:p>
          </table:table-cell>
          <table:table-cell table:formula="of:=[.B48]-[.$H$2]" office:value-type="float" office:value="-0.0061317540000001" calcext:value-type="float">
            <text:p>-0.006131754</text:p>
          </table:table-cell>
          <table:table-cell table:number-columns-repeated="4"/>
        </table:table-row>
        <table:table-row table:style-name="ro1">
          <table:table-cell office:value-type="float" office:value="7.17898212" calcext:value-type="float">
            <text:p>7.17898212</text:p>
          </table:table-cell>
          <table:table-cell office:value-type="float" office:value="7.025593452" calcext:value-type="float">
            <text:p>7.025593452</text:p>
          </table:table-cell>
          <table:table-cell table:formula="of:=[.A49]-[.$G$2]" office:value-type="float" office:value="-0.0132376753432801" calcext:value-type="float">
            <text:p>-0.01323767534328</text:p>
          </table:table-cell>
          <table:table-cell table:formula="of:=[.B49]-[.$H$2]" office:value-type="float" office:value="0.0121605300000001" calcext:value-type="float">
            <text:p>0.01216053</text:p>
          </table:table-cell>
          <table:table-cell table:number-columns-repeated="4"/>
        </table:table-row>
        <table:table-row table:style-name="ro1">
          <table:table-cell office:value-type="float" office:value="7.188994356" calcext:value-type="float">
            <text:p>7.188994356</text:p>
          </table:table-cell>
          <table:table-cell office:value-type="float" office:value="7.008152856" calcext:value-type="float">
            <text:p>7.008152856</text:p>
          </table:table-cell>
          <table:table-cell table:formula="of:=[.A50]-[.$G$2]" office:value-type="float" office:value="-0.00322543934327957" calcext:value-type="float">
            <text:p>-0.00322543934328</text:p>
          </table:table-cell>
          <table:table-cell table:formula="of:=[.B50]-[.$H$2]" office:value-type="float" office:value="-0.00528006600000008" calcext:value-type="float">
            <text:p>-0.005280066</text:p>
          </table:table-cell>
          <table:table-cell table:number-columns-repeated="4"/>
        </table:table-row>
        <table:table-row table:style-name="ro1">
          <table:table-cell office:value-type="float" office:value="7.182376176" calcext:value-type="float">
            <text:p>7.182376176</text:p>
          </table:table-cell>
          <table:table-cell office:value-type="float" office:value="7.009784664" calcext:value-type="float">
            <text:p>7.009784664</text:p>
          </table:table-cell>
          <table:table-cell table:formula="of:=[.A51]-[.$G$2]" office:value-type="float" office:value="-0.00984361934327982" calcext:value-type="float">
            <text:p>-0.00984361934328</text:p>
          </table:table-cell>
          <table:table-cell table:formula="of:=[.B51]-[.$H$2]" office:value-type="float" office:value="-0.00364825800000013" calcext:value-type="float">
            <text:p>-0.003648258</text:p>
          </table:table-cell>
          <table:table-cell table:number-columns-repeated="4"/>
        </table:table-row>
        <table:table-row table:style-name="ro1">
          <table:table-cell office:value-type="float" office:value="7.1932458" calcext:value-type="float">
            <text:p>7.1932458</text:p>
          </table:table-cell>
          <table:table-cell office:value-type="float" office:value="7.0087572" calcext:value-type="float">
            <text:p>7.0087572</text:p>
          </table:table-cell>
          <table:table-cell table:formula="of:=[.A52]-[.$G$2]" office:value-type="float" office:value="0.00102600465671987" calcext:value-type="float">
            <text:p>0.00102600465672</text:p>
          </table:table-cell>
          <table:table-cell table:formula="of:=[.B52]-[.$H$2]" office:value-type="float" office:value="-0.00467572199999999" calcext:value-type="float">
            <text:p>-0.004675722</text:p>
          </table:table-cell>
          <table:table-cell table:number-columns-repeated="4"/>
        </table:table-row>
        <table:table-row table:style-name="ro1">
          <table:table-cell office:value-type="float" office:value="7.217316048" calcext:value-type="float">
            <text:p>7.217316048</text:p>
          </table:table-cell>
          <table:table-cell office:value-type="float" office:value="7.011291564" calcext:value-type="float">
            <text:p>7.011291564</text:p>
          </table:table-cell>
          <table:table-cell table:formula="of:=[.A53]-[.$G$2]" office:value-type="float" office:value="0.02509625265672" calcext:value-type="float">
            <text:p>0.02509625265672</text:p>
          </table:table-cell>
          <table:table-cell table:formula="of:=[.B53]-[.$H$2]" office:value-type="float" office:value="-0.00214135799999937" calcext:value-type="float">
            <text:p>-0.002141357999999</text:p>
          </table:table-cell>
          <table:table-cell table:number-columns-repeated="4"/>
        </table:table-row>
        <table:table-row table:style-name="ro1">
          <table:table-cell office:value-type="float" office:value="7.43539662" calcext:value-type="float">
            <text:p>7.43539662</text:p>
          </table:table-cell>
          <table:table-cell office:value-type="float" office:value="7.213949832" calcext:value-type="float">
            <text:p>7.213949832</text:p>
          </table:table-cell>
          <table:table-cell table:formula="of:=[.A54]-[.$G$2]" office:value-type="float" office:value="0.24317682465672" calcext:value-type="float">
            <text:p>0.24317682465672</text:p>
          </table:table-cell>
          <table:table-cell table:formula="of:=[.B54]-[.$H$2]" office:value-type="float" office:value="0.20051691" calcext:value-type="float">
            <text:p>0.20051691</text:p>
          </table:table-cell>
          <table:table-cell table:number-columns-repeated="4"/>
        </table:table-row>
        <table:table-row table:style-name="ro1">
          <table:table-cell office:value-type="float" office:value="7.446877392" calcext:value-type="float">
            <text:p>7.446877392</text:p>
          </table:table-cell>
          <table:table-cell office:value-type="float" office:value="7.248327864" calcext:value-type="float">
            <text:p>7.248327864</text:p>
          </table:table-cell>
          <table:table-cell table:formula="of:=[.A55]-[.$G$2]" office:value-type="float" office:value="0.25465759665672" calcext:value-type="float">
            <text:p>0.25465759665672</text:p>
          </table:table-cell>
          <table:table-cell table:formula="of:=[.B55]-[.$H$2]" office:value-type="float" office:value="0.234894942" calcext:value-type="float">
            <text:p>0.234894942</text:p>
          </table:table-cell>
          <table:table-cell table:number-columns-repeated="4"/>
        </table:table-row>
        <table:table-row table:style-name="ro1">
          <table:table-cell office:value-type="float" office:value="7.515809556" calcext:value-type="float">
            <text:p>7.515809556</text:p>
          </table:table-cell>
          <table:table-cell office:value-type="float" office:value="7.336807056" calcext:value-type="float">
            <text:p>7.336807056</text:p>
          </table:table-cell>
          <table:table-cell table:formula="of:=[.A56]-[.$G$2]" office:value-type="float" office:value="0.32358976065672" calcext:value-type="float">
            <text:p>0.32358976065672</text:p>
          </table:table-cell>
          <table:table-cell table:formula="of:=[.B56]-[.$H$2]" office:value-type="float" office:value="0.323374134" calcext:value-type="float">
            <text:p>0.323374134</text:p>
          </table:table-cell>
          <table:table-cell table:number-columns-repeated="4"/>
        </table:table-row>
        <table:table-row table:style-name="ro1">
          <table:table-cell office:value-type="float" office:value="7.462041396" calcext:value-type="float">
            <text:p>7.462041396</text:p>
          </table:table-cell>
          <table:table-cell office:value-type="float" office:value="7.263779784" calcext:value-type="float">
            <text:p>7.263779784</text:p>
          </table:table-cell>
          <table:table-cell table:formula="of:=[.A57]-[.$G$2]" office:value-type="float" office:value="0.26982160065672" calcext:value-type="float">
            <text:p>0.26982160065672</text:p>
          </table:table-cell>
          <table:table-cell table:formula="of:=[.B57]-[.$H$2]" office:value-type="float" office:value="0.250346862000001" calcext:value-type="float">
            <text:p>0.250346862000001</text:p>
          </table:table-cell>
          <table:table-cell table:number-columns-repeated="4"/>
        </table:table-row>
        <table:table-row table:style-name="ro1">
          <table:table-cell office:value-type="float" office:value="7.386815064" calcext:value-type="float">
            <text:p>7.386815064</text:p>
          </table:table-cell>
          <table:table-cell office:value-type="float" office:value="7.170037812" calcext:value-type="float">
            <text:p>7.170037812</text:p>
          </table:table-cell>
          <table:table-cell table:formula="of:=[.A58]-[.$G$2]" office:value-type="float" office:value="0.194595268656721" calcext:value-type="float">
            <text:p>0.194595268656721</text:p>
          </table:table-cell>
          <table:table-cell table:formula="of:=[.B58]-[.$H$2]" office:value-type="float" office:value="0.156604890000001" calcext:value-type="float">
            <text:p>0.156604890000001</text:p>
          </table:table-cell>
          <table:table-cell table:number-columns-repeated="4"/>
        </table:table-row>
        <table:table-row table:style-name="ro1">
          <table:table-cell office:value-type="float" office:value="7.359527712" calcext:value-type="float">
            <text:p>7.359527712</text:p>
          </table:table-cell>
          <table:table-cell office:value-type="float" office:value="7.17909882" calcext:value-type="float">
            <text:p>7.17909882</text:p>
          </table:table-cell>
          <table:table-cell table:formula="of:=[.A59]-[.$G$2]" office:value-type="float" office:value="0.16730791665672" calcext:value-type="float">
            <text:p>0.16730791665672</text:p>
          </table:table-cell>
          <table:table-cell table:formula="of:=[.B59]-[.$H$2]" office:value-type="float" office:value="0.165665898" calcext:value-type="float">
            <text:p>0.165665898</text:p>
          </table:table-cell>
          <table:table-cell table:number-columns-repeated="4"/>
        </table:table-row>
        <table:table-row table:style-name="ro1">
          <table:table-cell office:value-type="float" office:value="7.330727436" calcext:value-type="float">
            <text:p>7.330727436</text:p>
          </table:table-cell>
          <table:table-cell office:value-type="float" office:value="7.1322105" calcext:value-type="float">
            <text:p>7.1322105</text:p>
          </table:table-cell>
          <table:table-cell table:formula="of:=[.A60]-[.$G$2]" office:value-type="float" office:value="0.13850764065672" calcext:value-type="float">
            <text:p>0.13850764065672</text:p>
          </table:table-cell>
          <table:table-cell table:formula="of:=[.B60]-[.$H$2]" office:value-type="float" office:value="0.118777578" calcext:value-type="float">
            <text:p>0.118777578</text:p>
          </table:table-cell>
          <table:table-cell table:number-columns-repeated="4"/>
        </table:table-row>
        <table:table-row table:style-name="ro1">
          <table:table-cell office:value-type="float" office:value="7.3364421" calcext:value-type="float">
            <text:p>7.3364421</text:p>
          </table:table-cell>
          <table:table-cell office:value-type="float" office:value="7.14049338" calcext:value-type="float">
            <text:p>7.14049338</text:p>
          </table:table-cell>
          <table:table-cell table:formula="of:=[.A61]-[.$G$2]" office:value-type="float" office:value="0.14422230465672" calcext:value-type="float">
            <text:p>0.14422230465672</text:p>
          </table:table-cell>
          <table:table-cell table:formula="of:=[.B61]-[.$H$2]" office:value-type="float" office:value="0.127060458" calcext:value-type="float">
            <text:p>0.127060458</text:p>
          </table:table-cell>
          <table:table-cell table:number-columns-repeated="4"/>
        </table:table-row>
        <table:table-row table:style-name="ro1">
          <table:table-cell office:value-type="float" office:value="7.331828664" calcext:value-type="float">
            <text:p>7.331828664</text:p>
          </table:table-cell>
          <table:table-cell office:value-type="float" office:value="7.13038998" calcext:value-type="float">
            <text:p>7.13038998</text:p>
          </table:table-cell>
          <table:table-cell table:formula="of:=[.A62]-[.$G$2]" office:value-type="float" office:value="0.13960886865672" calcext:value-type="float">
            <text:p>0.13960886865672</text:p>
          </table:table-cell>
          <table:table-cell table:formula="of:=[.B62]-[.$H$2]" office:value-type="float" office:value="0.116957058000001" calcext:value-type="float">
            <text:p>0.116957058000001</text:p>
          </table:table-cell>
          <table:table-cell table:number-columns-repeated="4"/>
        </table:table-row>
        <table:table-row table:style-name="ro1">
          <table:table-cell office:value-type="float" office:value="7.338410736" calcext:value-type="float">
            <text:p>7.338410736</text:p>
          </table:table-cell>
          <table:table-cell office:value-type="float" office:value="7.13235312" calcext:value-type="float">
            <text:p>7.13235312</text:p>
          </table:table-cell>
          <table:table-cell table:formula="of:=[.A63]-[.$G$2]" office:value-type="float" office:value="0.14619094065672" calcext:value-type="float">
            <text:p>0.14619094065672</text:p>
          </table:table-cell>
          <table:table-cell table:formula="of:=[.B63]-[.$H$2]" office:value-type="float" office:value="0.118920198000001" calcext:value-type="float">
            <text:p>0.118920198000001</text:p>
          </table:table-cell>
          <table:table-cell table:number-columns-repeated="4"/>
        </table:table-row>
        <table:table-row table:style-name="ro1">
          <table:table-cell office:value-type="float" office:value="7.345865628" calcext:value-type="float">
            <text:p>7.345865628</text:p>
          </table:table-cell>
          <table:table-cell office:value-type="float" office:value="7.136277456" calcext:value-type="float">
            <text:p>7.136277456</text:p>
          </table:table-cell>
          <table:table-cell table:formula="of:=[.A64]-[.$G$2]" office:value-type="float" office:value="0.153645832656721" calcext:value-type="float">
            <text:p>0.153645832656721</text:p>
          </table:table-cell>
          <table:table-cell table:formula="of:=[.B64]-[.$H$2]" office:value-type="float" office:value="0.122844534" calcext:value-type="float">
            <text:p>0.122844534</text:p>
          </table:table-cell>
          <table:table-cell table:number-columns-repeated="4"/>
        </table:table-row>
        <table:table-row table:style-name="ro1">
          <table:table-cell office:value-type="float" office:value="7.344737976" calcext:value-type="float">
            <text:p>7.344737976</text:p>
          </table:table-cell>
          <table:table-cell office:value-type="float" office:value="7.135489584" calcext:value-type="float">
            <text:p>7.135489584</text:p>
          </table:table-cell>
          <table:table-cell table:formula="of:=[.A65]-[.$G$2]" office:value-type="float" office:value="0.15251818065672" calcext:value-type="float">
            <text:p>0.15251818065672</text:p>
          </table:table-cell>
          <table:table-cell table:formula="of:=[.B65]-[.$H$2]" office:value-type="float" office:value="0.122056662" calcext:value-type="float">
            <text:p>0.122056662</text:p>
          </table:table-cell>
          <table:table-cell table:number-columns-repeated="4"/>
        </table:table-row>
        <table:table-row table:style-name="ro1">
          <table:table-cell office:value-type="float" office:value="7.336290792" calcext:value-type="float">
            <text:p>7.336290792</text:p>
          </table:table-cell>
          <table:table-cell office:value-type="float" office:value="7.13651892" calcext:value-type="float">
            <text:p>7.13651892</text:p>
          </table:table-cell>
          <table:table-cell table:formula="of:=[.A66]-[.$G$2]" office:value-type="float" office:value="0.14407099665672" calcext:value-type="float">
            <text:p>0.14407099665672</text:p>
          </table:table-cell>
          <table:table-cell table:formula="of:=[.B66]-[.$H$2]" office:value-type="float" office:value="0.123085998000001" calcext:value-type="float">
            <text:p>0.123085998000001</text:p>
          </table:table-cell>
          <table:table-cell table:number-columns-repeated="4"/>
        </table:table-row>
        <table:table-row table:style-name="ro1">
          <table:table-cell office:value-type="float" office:value="7.33801152" calcext:value-type="float">
            <text:p>7.33801152</text:p>
          </table:table-cell>
          <table:table-cell office:value-type="float" office:value="7.132143912" calcext:value-type="float">
            <text:p>7.132143912</text:p>
          </table:table-cell>
          <table:table-cell table:formula="of:=[.A67]-[.$G$2]" office:value-type="float" office:value="0.14579172465672" calcext:value-type="float">
            <text:p>0.14579172465672</text:p>
          </table:table-cell>
          <table:table-cell table:formula="of:=[.B67]-[.$H$2]" office:value-type="float" office:value="0.11871099" calcext:value-type="float">
            <text:p>0.11871099</text:p>
          </table:table-cell>
          <table:table-cell table:number-columns-repeated="4"/>
        </table:table-row>
        <table:table-row table:style-name="ro1">
          <table:table-cell office:value-type="float" office:value="7.383671244" calcext:value-type="float">
            <text:p>7.383671244</text:p>
          </table:table-cell>
          <table:table-cell office:value-type="float" office:value="7.133116104" calcext:value-type="float">
            <text:p>7.133116104</text:p>
          </table:table-cell>
          <table:table-cell table:formula="of:=[.A68]-[.$G$2]" office:value-type="float" office:value="0.19145144865672" calcext:value-type="float">
            <text:p>0.19145144865672</text:p>
          </table:table-cell>
          <table:table-cell table:formula="of:=[.B68]-[.$H$2]" office:value-type="float" office:value="0.119683182" calcext:value-type="float">
            <text:p>0.119683182</text:p>
          </table:table-cell>
          <table:table-cell table:number-columns-repeated="4"/>
        </table:table-row>
        <table:table-row table:style-name="ro1">
          <table:table-cell office:value-type="float" office:value="7.35809694" calcext:value-type="float">
            <text:p>7.35809694</text:p>
          </table:table-cell>
          <table:table-cell office:value-type="float" office:value="7.233156888" calcext:value-type="float">
            <text:p>7.233156888</text:p>
          </table:table-cell>
          <table:table-cell table:formula="of:=[.A69]-[.$G$2]" office:value-type="float" office:value="0.16587714465672" calcext:value-type="float">
            <text:p>0.16587714465672</text:p>
          </table:table-cell>
          <table:table-cell table:formula="of:=[.B69]-[.$H$2]" office:value-type="float" office:value="0.219723966" calcext:value-type="float">
            <text:p>0.219723966</text:p>
          </table:table-cell>
          <table:table-cell table:number-columns-repeated="4"/>
        </table:table-row>
        <table:table-row table:style-name="ro1">
          <table:table-cell office:value-type="float" office:value="7.341907776" calcext:value-type="float">
            <text:p>7.341907776</text:p>
          </table:table-cell>
          <table:table-cell office:value-type="float" office:value="7.134867588" calcext:value-type="float">
            <text:p>7.134867588</text:p>
          </table:table-cell>
          <table:table-cell table:formula="of:=[.A70]-[.$G$2]" office:value-type="float" office:value="0.14968798065672" calcext:value-type="float">
            <text:p>0.14968798065672</text:p>
          </table:table-cell>
          <table:table-cell table:formula="of:=[.B70]-[.$H$2]" office:value-type="float" office:value="0.121434666" calcext:value-type="float">
            <text:p>0.121434666</text:p>
          </table:table-cell>
          <table:table-cell table:number-columns-repeated="4"/>
        </table:table-row>
        <table:table-row table:style-name="ro1">
          <table:table-cell office:value-type="float" office:value="7.360116468" calcext:value-type="float">
            <text:p>7.360116468</text:p>
          </table:table-cell>
          <table:table-cell office:value-type="float" office:value="7.160308524" calcext:value-type="float">
            <text:p>7.160308524</text:p>
          </table:table-cell>
          <table:table-cell table:formula="of:=[.A71]-[.$G$2]" office:value-type="float" office:value="0.16789667265672" calcext:value-type="float">
            <text:p>0.16789667265672</text:p>
          </table:table-cell>
          <table:table-cell table:formula="of:=[.B71]-[.$H$2]" office:value-type="float" office:value="0.146875602000001" calcext:value-type="float">
            <text:p>0.146875602000001</text:p>
          </table:table-cell>
          <table:table-cell table:number-columns-repeated="4"/>
        </table:table-row>
        <table:table-row table:style-name="ro1">
          <table:table-cell office:value-type="float" office:value="7.344976284" calcext:value-type="float">
            <text:p>7.344976284</text:p>
          </table:table-cell>
          <table:table-cell office:value-type="float" office:value="7.144559892" calcext:value-type="float">
            <text:p>7.144559892</text:p>
          </table:table-cell>
          <table:table-cell table:formula="of:=[.A72]-[.$G$2]" office:value-type="float" office:value="0.152756488656721" calcext:value-type="float">
            <text:p>0.152756488656721</text:p>
          </table:table-cell>
          <table:table-cell table:formula="of:=[.B72]-[.$H$2]" office:value-type="float" office:value="0.13112697" calcext:value-type="float">
            <text:p>0.13112697</text:p>
          </table:table-cell>
          <table:table-cell table:number-columns-repeated="4"/>
        </table:table-row>
        <table:table-row table:style-name="ro1">
          <table:table-cell office:value-type="float" office:value="7.328808264" calcext:value-type="float">
            <text:p>7.328808264</text:p>
          </table:table-cell>
          <table:table-cell office:value-type="float" office:value="7.13794728" calcext:value-type="float">
            <text:p>7.13794728</text:p>
          </table:table-cell>
          <table:table-cell table:formula="of:=[.A73]-[.$G$2]" office:value-type="float" office:value="0.13658846865672" calcext:value-type="float">
            <text:p>0.13658846865672</text:p>
          </table:table-cell>
          <table:table-cell table:formula="of:=[.B73]-[.$H$2]" office:value-type="float" office:value="0.124514358" calcext:value-type="float">
            <text:p>0.124514358</text:p>
          </table:table-cell>
          <table:table-cell table:number-columns-repeated="4"/>
        </table:table-row>
        <table:table-row table:style-name="ro1">
          <table:table-cell office:value-type="float" office:value="7.34817684" calcext:value-type="float">
            <text:p>7.34817684</text:p>
          </table:table-cell>
          <table:table-cell office:value-type="float" office:value="7.134968472" calcext:value-type="float">
            <text:p>7.134968472</text:p>
          </table:table-cell>
          <table:table-cell table:formula="of:=[.A74]-[.$G$2]" office:value-type="float" office:value="0.15595704465672" calcext:value-type="float">
            <text:p>0.15595704465672</text:p>
          </table:table-cell>
          <table:table-cell table:formula="of:=[.B74]-[.$H$2]" office:value-type="float" office:value="0.12153555" calcext:value-type="float">
            <text:p>0.12153555</text:p>
          </table:table-cell>
          <table:table-cell table:number-columns-repeated="4"/>
        </table:table-row>
        <table:table-row table:style-name="ro1">
          <table:table-cell office:value-type="float" office:value="7.343075868" calcext:value-type="float">
            <text:p>7.343075868</text:p>
          </table:table-cell>
          <table:table-cell office:value-type="float" office:value="7.135869996" calcext:value-type="float">
            <text:p>7.135869996</text:p>
          </table:table-cell>
          <table:table-cell table:formula="of:=[.A75]-[.$G$2]" office:value-type="float" office:value="0.15085607265672" calcext:value-type="float">
            <text:p>0.15085607265672</text:p>
          </table:table-cell>
          <table:table-cell table:formula="of:=[.B75]-[.$H$2]" office:value-type="float" office:value="0.122437074" calcext:value-type="float">
            <text:p>0.122437074</text:p>
          </table:table-cell>
          <table:table-cell table:number-columns-repeated="4"/>
        </table:table-row>
        <table:table-row table:style-name="ro1">
          <table:table-cell office:value-type="float" office:value="7.346303784" calcext:value-type="float">
            <text:p>7.346303784</text:p>
          </table:table-cell>
          <table:table-cell office:value-type="float" office:value="7.138329432" calcext:value-type="float">
            <text:p>7.138329432</text:p>
          </table:table-cell>
          <table:table-cell table:formula="of:=[.A76]-[.$G$2]" office:value-type="float" office:value="0.15408398865672" calcext:value-type="float">
            <text:p>0.15408398865672</text:p>
          </table:table-cell>
          <table:table-cell table:formula="of:=[.B76]-[.$H$2]" office:value-type="float" office:value="0.12489651" calcext:value-type="float">
            <text:p>0.12489651</text:p>
          </table:table-cell>
          <table:table-cell table:number-columns-repeated="4"/>
        </table:table-row>
        <table:table-row table:style-name="ro1">
          <table:table-cell office:value-type="float" office:value="7.341440652" calcext:value-type="float">
            <text:p>7.341440652</text:p>
          </table:table-cell>
          <table:table-cell office:value-type="float" office:value="7.144179888" calcext:value-type="float">
            <text:p>7.144179888</text:p>
          </table:table-cell>
          <table:table-cell table:formula="of:=[.A77]-[.$G$2]" office:value-type="float" office:value="0.14922085665672" calcext:value-type="float">
            <text:p>0.14922085665672</text:p>
          </table:table-cell>
          <table:table-cell table:formula="of:=[.B77]-[.$H$2]" office:value-type="float" office:value="0.130746966" calcext:value-type="float">
            <text:p>0.130746966</text:p>
          </table:table-cell>
          <table:table-cell table:number-columns-repeated="4"/>
        </table:table-row>
        <table:table-row table:style-name="ro1">
          <table:table-cell office:value-type="float" office:value="7.337184612" calcext:value-type="float">
            <text:p>7.337184612</text:p>
          </table:table-cell>
          <table:table-cell office:value-type="float" office:value="7.15301208" calcext:value-type="float">
            <text:p>7.15301208</text:p>
          </table:table-cell>
          <table:table-cell table:formula="of:=[.A78]-[.$G$2]" office:value-type="float" office:value="0.14496481665672" calcext:value-type="float">
            <text:p>0.14496481665672</text:p>
          </table:table-cell>
          <table:table-cell table:formula="of:=[.B78]-[.$H$2]" office:value-type="float" office:value="0.139579158" calcext:value-type="float">
            <text:p>0.139579158</text:p>
          </table:table-cell>
          <table:table-cell table:number-columns-repeated="4"/>
        </table:table-row>
        <table:table-row table:style-name="ro1">
          <table:table-cell office:value-type="float" office:value="7.327781196" calcext:value-type="float">
            <text:p>7.327781196</text:p>
          </table:table-cell>
          <table:table-cell office:value-type="float" office:value="7.144131492" calcext:value-type="float">
            <text:p>7.144131492</text:p>
          </table:table-cell>
          <table:table-cell table:formula="of:=[.A79]-[.$G$2]" office:value-type="float" office:value="0.13556140065672" calcext:value-type="float">
            <text:p>0.13556140065672</text:p>
          </table:table-cell>
          <table:table-cell table:formula="of:=[.B79]-[.$H$2]" office:value-type="float" office:value="0.13069857" calcext:value-type="float">
            <text:p>0.13069857</text:p>
          </table:table-cell>
          <table:table-cell table:number-columns-repeated="4"/>
        </table:table-row>
        <table:table-row table:style-name="ro1">
          <table:table-cell office:value-type="float" office:value="7.342593648" calcext:value-type="float">
            <text:p>7.342593648</text:p>
          </table:table-cell>
          <table:table-cell office:value-type="float" office:value="7.137150936" calcext:value-type="float">
            <text:p>7.137150936</text:p>
          </table:table-cell>
          <table:table-cell table:formula="of:=[.A80]-[.$G$2]" office:value-type="float" office:value="0.15037385265672" calcext:value-type="float">
            <text:p>0.15037385265672</text:p>
          </table:table-cell>
          <table:table-cell table:formula="of:=[.B80]-[.$H$2]" office:value-type="float" office:value="0.123718014" calcext:value-type="float">
            <text:p>0.123718014</text:p>
          </table:table-cell>
          <table:table-cell table:number-columns-repeated="4"/>
        </table:table-row>
        <table:table-row table:style-name="ro1">
          <table:table-cell office:value-type="float" office:value="7.349091612" calcext:value-type="float">
            <text:p>7.349091612</text:p>
          </table:table-cell>
          <table:table-cell office:value-type="float" office:value="7.1385432" calcext:value-type="float">
            <text:p>7.1385432</text:p>
          </table:table-cell>
          <table:table-cell table:formula="of:=[.A81]-[.$G$2]" office:value-type="float" office:value="0.15687181665672" calcext:value-type="float">
            <text:p>0.15687181665672</text:p>
          </table:table-cell>
          <table:table-cell table:formula="of:=[.B81]-[.$H$2]" office:value-type="float" office:value="0.125110278" calcext:value-type="float">
            <text:p>0.125110278</text:p>
          </table:table-cell>
          <table:table-cell table:number-columns-repeated="4"/>
        </table:table-row>
        <table:table-row table:style-name="ro1">
          <table:table-cell office:value-type="float" office:value="7.349125032" calcext:value-type="float">
            <text:p>7.349125032</text:p>
          </table:table-cell>
          <table:table-cell office:value-type="float" office:value="7.14443076" calcext:value-type="float">
            <text:p>7.14443076</text:p>
          </table:table-cell>
          <table:table-cell table:formula="of:=[.A82]-[.$G$2]" office:value-type="float" office:value="0.15690523665672" calcext:value-type="float">
            <text:p>0.15690523665672</text:p>
          </table:table-cell>
          <table:table-cell table:formula="of:=[.B82]-[.$H$2]" office:value-type="float" office:value="0.130997838" calcext:value-type="float">
            <text:p>0.130997838</text:p>
          </table:table-cell>
          <table:table-cell table:number-columns-repeated="4"/>
        </table:table-row>
        <table:table-row table:style-name="ro1">
          <table:table-cell office:value-type="float" office:value="7.339884036" calcext:value-type="float">
            <text:p>7.339884036</text:p>
          </table:table-cell>
          <table:table-cell office:value-type="float" office:value="7.132238052" calcext:value-type="float">
            <text:p>7.132238052</text:p>
          </table:table-cell>
          <table:table-cell table:formula="of:=[.A83]-[.$G$2]" office:value-type="float" office:value="0.14766424065672" calcext:value-type="float">
            <text:p>0.14766424065672</text:p>
          </table:table-cell>
          <table:table-cell table:formula="of:=[.B83]-[.$H$2]" office:value-type="float" office:value="0.11880513" calcext:value-type="float">
            <text:p>0.11880513</text:p>
          </table:table-cell>
          <table:table-cell table:number-columns-repeated="4"/>
        </table:table-row>
        <table:table-row table:style-name="ro1">
          <table:table-cell office:value-type="float" office:value="7.35201258" calcext:value-type="float">
            <text:p>7.35201258</text:p>
          </table:table-cell>
          <table:table-cell office:value-type="float" office:value="7.136987904" calcext:value-type="float">
            <text:p>7.136987904</text:p>
          </table:table-cell>
          <table:table-cell table:formula="of:=[.A84]-[.$G$2]" office:value-type="float" office:value="0.15979278465672" calcext:value-type="float">
            <text:p>0.15979278465672</text:p>
          </table:table-cell>
          <table:table-cell table:formula="of:=[.B84]-[.$H$2]" office:value-type="float" office:value="0.123554982" calcext:value-type="float">
            <text:p>0.123554982</text:p>
          </table:table-cell>
          <table:table-cell table:number-columns-repeated="4"/>
        </table:table-row>
        <table:table-row table:style-name="ro1">
          <table:table-cell office:value-type="float" office:value="7.354923036" calcext:value-type="float">
            <text:p>7.354923036</text:p>
          </table:table-cell>
          <table:table-cell office:value-type="float" office:value="7.137310848" calcext:value-type="float">
            <text:p>7.137310848</text:p>
          </table:table-cell>
          <table:table-cell table:formula="of:=[.A85]-[.$G$2]" office:value-type="float" office:value="0.16270324065672" calcext:value-type="float">
            <text:p>0.16270324065672</text:p>
          </table:table-cell>
          <table:table-cell table:formula="of:=[.B85]-[.$H$2]" office:value-type="float" office:value="0.123877926" calcext:value-type="float">
            <text:p>0.123877926</text:p>
          </table:table-cell>
          <table:table-cell table:number-columns-repeated="4"/>
        </table:table-row>
        <table:table-row table:style-name="ro1">
          <table:table-cell office:value-type="float" office:value="7.33636194" calcext:value-type="float">
            <text:p>7.33636194</text:p>
          </table:table-cell>
          <table:table-cell office:value-type="float" office:value="7.14037932" calcext:value-type="float">
            <text:p>7.14037932</text:p>
          </table:table-cell>
          <table:table-cell table:formula="of:=[.A86]-[.$G$2]" office:value-type="float" office:value="0.14414214465672" calcext:value-type="float">
            <text:p>0.14414214465672</text:p>
          </table:table-cell>
          <table:table-cell table:formula="of:=[.B86]-[.$H$2]" office:value-type="float" office:value="0.126946398" calcext:value-type="float">
            <text:p>0.126946398</text:p>
          </table:table-cell>
          <table:table-cell table:number-columns-repeated="4"/>
        </table:table-row>
        <table:table-row table:style-name="ro1">
          <table:table-cell office:value-type="float" office:value="7.349230164" calcext:value-type="float">
            <text:p>7.349230164</text:p>
          </table:table-cell>
          <table:table-cell office:value-type="float" office:value="7.139057856" calcext:value-type="float">
            <text:p>7.139057856</text:p>
          </table:table-cell>
          <table:table-cell table:formula="of:=[.A87]-[.$G$2]" office:value-type="float" office:value="0.15701036865672" calcext:value-type="float">
            <text:p>0.15701036865672</text:p>
          </table:table-cell>
          <table:table-cell table:formula="of:=[.B87]-[.$H$2]" office:value-type="float" office:value="0.125624934" calcext:value-type="float">
            <text:p>0.125624934</text:p>
          </table:table-cell>
          <table:table-cell table:number-columns-repeated="4"/>
        </table:table-row>
        <table:table-row table:style-name="ro1">
          <table:table-cell office:value-type="float" office:value="7.33934688" calcext:value-type="float">
            <text:p>7.33934688</text:p>
          </table:table-cell>
          <table:table-cell office:value-type="float" office:value="7.144963932" calcext:value-type="float">
            <text:p>7.144963932</text:p>
          </table:table-cell>
          <table:table-cell table:formula="of:=[.A88]-[.$G$2]" office:value-type="float" office:value="0.14712708465672" calcext:value-type="float">
            <text:p>0.14712708465672</text:p>
          </table:table-cell>
          <table:table-cell table:formula="of:=[.B88]-[.$H$2]" office:value-type="float" office:value="0.13153101" calcext:value-type="float">
            <text:p>0.13153101</text:p>
          </table:table-cell>
          <table:table-cell table:number-columns-repeated="4"/>
        </table:table-row>
        <table:table-row table:style-name="ro1">
          <table:table-cell office:value-type="float" office:value="7.348625592" calcext:value-type="float">
            <text:p>7.348625592</text:p>
          </table:table-cell>
          <table:table-cell office:value-type="float" office:value="7.13413638" calcext:value-type="float">
            <text:p>7.13413638</text:p>
          </table:table-cell>
          <table:table-cell table:formula="of:=[.A89]-[.$G$2]" office:value-type="float" office:value="0.156405796656721" calcext:value-type="float">
            <text:p>0.156405796656721</text:p>
          </table:table-cell>
          <table:table-cell table:formula="of:=[.B89]-[.$H$2]" office:value-type="float" office:value="0.120703458" calcext:value-type="float">
            <text:p>0.120703458</text:p>
          </table:table-cell>
          <table:table-cell table:number-columns-repeated="4"/>
        </table:table-row>
        <table:table-row table:style-name="ro1">
          <table:table-cell office:value-type="float" office:value="7.343047092" calcext:value-type="float">
            <text:p>7.343047092</text:p>
          </table:table-cell>
          <table:table-cell office:value-type="float" office:value="7.13768472" calcext:value-type="float">
            <text:p>7.13768472</text:p>
          </table:table-cell>
          <table:table-cell table:formula="of:=[.A90]-[.$G$2]" office:value-type="float" office:value="0.15082729665672" calcext:value-type="float">
            <text:p>0.15082729665672</text:p>
          </table:table-cell>
          <table:table-cell table:formula="of:=[.B90]-[.$H$2]" office:value-type="float" office:value="0.124251798" calcext:value-type="float">
            <text:p>0.124251798</text:p>
          </table:table-cell>
          <table:table-cell table:number-columns-repeated="4"/>
        </table:table-row>
        <table:table-row table:style-name="ro1">
          <table:table-cell office:value-type="float" office:value="7.349465964" calcext:value-type="float">
            <text:p>7.349465964</text:p>
          </table:table-cell>
          <table:table-cell office:value-type="float" office:value="7.425896844" calcext:value-type="float">
            <text:p>7.425896844</text:p>
          </table:table-cell>
          <table:table-cell table:formula="of:=[.A91]-[.$G$2]" office:value-type="float" office:value="0.15724616865672" calcext:value-type="float">
            <text:p>0.15724616865672</text:p>
          </table:table-cell>
          <table:table-cell table:formula="of:=[.B91]-[.$H$2]" office:value-type="float" office:value="0.412463922000001" calcext:value-type="float">
            <text:p>0.412463922000001</text:p>
          </table:table-cell>
          <table:table-cell table:number-columns-repeated="4"/>
        </table:table-row>
        <table:table-row table:style-name="ro1">
          <table:table-cell office:value-type="float" office:value="7.3458477" calcext:value-type="float">
            <text:p>7.3458477</text:p>
          </table:table-cell>
          <table:table-cell office:value-type="float" office:value="7.367804976" calcext:value-type="float">
            <text:p>7.367804976</text:p>
          </table:table-cell>
          <table:table-cell table:formula="of:=[.A92]-[.$G$2]" office:value-type="float" office:value="0.15362790465672" calcext:value-type="float">
            <text:p>0.15362790465672</text:p>
          </table:table-cell>
          <table:table-cell table:formula="of:=[.B92]-[.$H$2]" office:value-type="float" office:value="0.354372054000001" calcext:value-type="float">
            <text:p>0.354372054000001</text:p>
          </table:table-cell>
          <table:table-cell table:number-columns-repeated="4"/>
        </table:table-row>
        <table:table-row table:style-name="ro1">
          <table:table-cell office:value-type="float" office:value="7.343625948" calcext:value-type="float">
            <text:p>7.343625948</text:p>
          </table:table-cell>
          <table:table-cell office:value-type="float" office:value="7.12969776" calcext:value-type="float">
            <text:p>7.12969776</text:p>
          </table:table-cell>
          <table:table-cell table:formula="of:=[.A93]-[.$G$2]" office:value-type="float" office:value="0.15140615265672" calcext:value-type="float">
            <text:p>0.15140615265672</text:p>
          </table:table-cell>
          <table:table-cell table:formula="of:=[.B93]-[.$H$2]" office:value-type="float" office:value="0.116264838" calcext:value-type="float">
            <text:p>0.116264838</text:p>
          </table:table-cell>
          <table:table-cell table:number-columns-repeated="4"/>
        </table:table-row>
        <table:table-row table:style-name="ro1">
          <table:table-cell office:value-type="float" office:value="7.355619324" calcext:value-type="float">
            <text:p>7.355619324</text:p>
          </table:table-cell>
          <table:table-cell office:value-type="float" office:value="7.1396622" calcext:value-type="float">
            <text:p>7.1396622</text:p>
          </table:table-cell>
          <table:table-cell table:formula="of:=[.A94]-[.$G$2]" office:value-type="float" office:value="0.16339952865672" calcext:value-type="float">
            <text:p>0.16339952865672</text:p>
          </table:table-cell>
          <table:table-cell table:formula="of:=[.B94]-[.$H$2]" office:value-type="float" office:value="0.126229278" calcext:value-type="float">
            <text:p>0.126229278</text:p>
          </table:table-cell>
          <table:table-cell table:number-columns-repeated="4"/>
        </table:table-row>
        <table:table-row table:style-name="ro1">
          <table:table-cell office:value-type="float" office:value="7.34222004" calcext:value-type="float">
            <text:p>7.34222004</text:p>
          </table:table-cell>
          <table:table-cell office:value-type="float" office:value="7.13852664" calcext:value-type="float">
            <text:p>7.13852664</text:p>
          </table:table-cell>
          <table:table-cell table:formula="of:=[.A95]-[.$G$2]" office:value-type="float" office:value="0.15000024465672" calcext:value-type="float">
            <text:p>0.15000024465672</text:p>
          </table:table-cell>
          <table:table-cell table:formula="of:=[.B95]-[.$H$2]" office:value-type="float" office:value="0.125093718" calcext:value-type="float">
            <text:p>0.125093718</text:p>
          </table:table-cell>
          <table:table-cell table:number-columns-repeated="4"/>
        </table:table-row>
        <table:table-row table:style-name="ro1">
          <table:table-cell office:value-type="float" office:value="7.343202468" calcext:value-type="float">
            <text:p>7.343202468</text:p>
          </table:table-cell>
          <table:table-cell office:value-type="float" office:value="7.138407432" calcext:value-type="float">
            <text:p>7.138407432</text:p>
          </table:table-cell>
          <table:table-cell table:formula="of:=[.A96]-[.$G$2]" office:value-type="float" office:value="0.150982672656721" calcext:value-type="float">
            <text:p>0.150982672656721</text:p>
          </table:table-cell>
          <table:table-cell table:formula="of:=[.B96]-[.$H$2]" office:value-type="float" office:value="0.12497451" calcext:value-type="float">
            <text:p>0.12497451</text:p>
          </table:table-cell>
          <table:table-cell table:number-columns-repeated="4"/>
        </table:table-row>
        <table:table-row table:style-name="ro1">
          <table:table-cell office:value-type="float" office:value="7.346022348" calcext:value-type="float">
            <text:p>7.346022348</text:p>
          </table:table-cell>
          <table:table-cell office:value-type="float" office:value="7.12888626" calcext:value-type="float">
            <text:p>7.12888626</text:p>
          </table:table-cell>
          <table:table-cell table:formula="of:=[.A97]-[.$G$2]" office:value-type="float" office:value="0.15380255265672" calcext:value-type="float">
            <text:p>0.15380255265672</text:p>
          </table:table-cell>
          <table:table-cell table:formula="of:=[.B97]-[.$H$2]" office:value-type="float" office:value="0.115453338" calcext:value-type="float">
            <text:p>0.115453338</text:p>
          </table:table-cell>
          <table:table-cell table:number-columns-repeated="4"/>
        </table:table-row>
        <table:table-row table:style-name="ro1">
          <table:table-cell office:value-type="float" office:value="7.339323192" calcext:value-type="float">
            <text:p>7.339323192</text:p>
          </table:table-cell>
          <table:table-cell office:value-type="float" office:value="7.161871992" calcext:value-type="float">
            <text:p>7.161871992</text:p>
          </table:table-cell>
          <table:table-cell table:formula="of:=[.A98]-[.$G$2]" office:value-type="float" office:value="0.14710339665672" calcext:value-type="float">
            <text:p>0.14710339665672</text:p>
          </table:table-cell>
          <table:table-cell table:formula="of:=[.B98]-[.$H$2]" office:value-type="float" office:value="0.14843907" calcext:value-type="float">
            <text:p>0.14843907</text:p>
          </table:table-cell>
          <table:table-cell table:number-columns-repeated="4"/>
        </table:table-row>
        <table:table-row table:style-name="ro1">
          <table:table-cell office:value-type="float" office:value="7.353643944" calcext:value-type="float">
            <text:p>7.353643944</text:p>
          </table:table-cell>
          <table:table-cell office:value-type="float" office:value="7.13470848" calcext:value-type="float">
            <text:p>7.13470848</text:p>
          </table:table-cell>
          <table:table-cell table:formula="of:=[.A99]-[.$G$2]" office:value-type="float" office:value="0.16142414865672" calcext:value-type="float">
            <text:p>0.16142414865672</text:p>
          </table:table-cell>
          <table:table-cell table:formula="of:=[.B99]-[.$H$2]" office:value-type="float" office:value="0.121275558" calcext:value-type="float">
            <text:p>0.121275558</text:p>
          </table:table-cell>
          <table:table-cell table:number-columns-repeated="4"/>
        </table:table-row>
        <table:table-row table:style-name="ro1">
          <table:table-cell office:value-type="float" office:value="7.340975772" calcext:value-type="float">
            <text:p>7.340975772</text:p>
          </table:table-cell>
          <table:table-cell office:value-type="float" office:value="7.139071056" calcext:value-type="float">
            <text:p>7.139071056</text:p>
          </table:table-cell>
          <table:table-cell table:formula="of:=[.A100]-[.$G$2]" office:value-type="float" office:value="0.14875597665672" calcext:value-type="float">
            <text:p>0.14875597665672</text:p>
          </table:table-cell>
          <table:table-cell table:formula="of:=[.B100]-[.$H$2]" office:value-type="float" office:value="0.125638134" calcext:value-type="float">
            <text:p>0.125638134</text:p>
          </table:table-cell>
          <table:table-cell table:number-columns-repeated="4"/>
        </table:table-row>
        <table:table-row table:style-name="ro1">
          <table:table-cell office:value-type="float" office:value="7.34470128" calcext:value-type="float">
            <text:p>7.34470128</text:p>
          </table:table-cell>
          <table:table-cell office:value-type="float" office:value="7.1397939" calcext:value-type="float">
            <text:p>7.1397939</text:p>
          </table:table-cell>
          <table:table-cell table:formula="of:=[.A101]-[.$G$2]" office:value-type="float" office:value="0.15248148465672" calcext:value-type="float">
            <text:p>0.15248148465672</text:p>
          </table:table-cell>
          <table:table-cell table:formula="of:=[.B101]-[.$H$2]" office:value-type="float" office:value="0.126360978" calcext:value-type="float">
            <text:p>0.126360978</text:p>
          </table:table-cell>
          <table:table-cell table:number-columns-repeated="4"/>
        </table:table-row>
        <table:table-row table:style-name="ro1">
          <table:table-cell office:value-type="float" office:value="7.352570532" calcext:value-type="float">
            <text:p>7.352570532</text:p>
          </table:table-cell>
          <table:table-cell office:value-type="float" office:value="7.148292996" calcext:value-type="float">
            <text:p>7.148292996</text:p>
          </table:table-cell>
          <table:table-cell table:formula="of:=[.A102]-[.$G$2]" office:value-type="float" office:value="0.16035073665672" calcext:value-type="float">
            <text:p>0.16035073665672</text:p>
          </table:table-cell>
          <table:table-cell table:formula="of:=[.B102]-[.$H$2]" office:value-type="float" office:value="0.134860074000001" calcext:value-type="float">
            <text:p>0.134860074000001</text:p>
          </table:table-cell>
          <table:table-cell table:number-columns-repeated="4"/>
        </table:table-row>
        <table:table-row table:style-name="ro1">
          <table:table-cell office:value-type="float" office:value="7.341870084" calcext:value-type="float">
            <text:p>7.341870084</text:p>
          </table:table-cell>
          <table:table-cell office:value-type="float" office:value="7.13572674" calcext:value-type="float">
            <text:p>7.13572674</text:p>
          </table:table-cell>
          <table:table-cell table:formula="of:=[.A103]-[.$G$2]" office:value-type="float" office:value="0.14965028865672" calcext:value-type="float">
            <text:p>0.14965028865672</text:p>
          </table:table-cell>
          <table:table-cell table:formula="of:=[.B103]-[.$H$2]" office:value-type="float" office:value="0.122293818" calcext:value-type="float">
            <text:p>0.122293818</text:p>
          </table:table-cell>
          <table:table-cell table:number-columns-repeated="4"/>
        </table:table-row>
        <table:table-row table:style-name="ro1">
          <table:table-cell office:value-type="float" office:value="7.331546052" calcext:value-type="float">
            <text:p>7.331546052</text:p>
          </table:table-cell>
          <table:table-cell office:value-type="float" office:value="7.144830444" calcext:value-type="float">
            <text:p>7.144830444</text:p>
          </table:table-cell>
          <table:table-cell table:formula="of:=[.A104]-[.$G$2]" office:value-type="float" office:value="0.13932625665672" calcext:value-type="float">
            <text:p>0.13932625665672</text:p>
          </table:table-cell>
          <table:table-cell table:formula="of:=[.B104]-[.$H$2]" office:value-type="float" office:value="0.131397522" calcext:value-type="float">
            <text:p>0.131397522</text:p>
          </table:table-cell>
          <table:table-cell table:number-columns-repeated="4"/>
        </table:table-row>
        <table:table-row table:style-name="ro1">
          <table:table-cell office:value-type="float" office:value="7.34309832" calcext:value-type="float">
            <text:p>7.34309832</text:p>
          </table:table-cell>
          <table:table-cell office:value-type="float" office:value="7.14261876" calcext:value-type="float">
            <text:p>7.14261876</text:p>
          </table:table-cell>
          <table:table-cell table:formula="of:=[.A105]-[.$G$2]" office:value-type="float" office:value="0.15087852465672" calcext:value-type="float">
            <text:p>0.15087852465672</text:p>
          </table:table-cell>
          <table:table-cell table:formula="of:=[.B105]-[.$H$2]" office:value-type="float" office:value="0.129185838000001" calcext:value-type="float">
            <text:p>0.129185838000001</text:p>
          </table:table-cell>
          <table:table-cell table:number-columns-repeated="4"/>
        </table:table-row>
        <table:table-row table:style-name="ro1">
          <table:table-cell office:value-type="float" office:value="7.346290476" calcext:value-type="float">
            <text:p>7.346290476</text:p>
          </table:table-cell>
          <table:table-cell office:value-type="float" office:value="7.138556784" calcext:value-type="float">
            <text:p>7.138556784</text:p>
          </table:table-cell>
          <table:table-cell table:formula="of:=[.A106]-[.$G$2]" office:value-type="float" office:value="0.15407068065672" calcext:value-type="float">
            <text:p>0.15407068065672</text:p>
          </table:table-cell>
          <table:table-cell table:formula="of:=[.B106]-[.$H$2]" office:value-type="float" office:value="0.125123862000001" calcext:value-type="float">
            <text:p>0.125123862000001</text:p>
          </table:table-cell>
          <table:table-cell table:number-columns-repeated="4"/>
        </table:table-row>
        <table:table-row table:style-name="ro1">
          <table:table-cell office:value-type="float" office:value="7.34974308" calcext:value-type="float">
            <text:p>7.34974308</text:p>
          </table:table-cell>
          <table:table-cell office:value-type="float" office:value="7.136331576" calcext:value-type="float">
            <text:p>7.136331576</text:p>
          </table:table-cell>
          <table:table-cell table:formula="of:=[.A107]-[.$G$2]" office:value-type="float" office:value="0.15752328465672" calcext:value-type="float">
            <text:p>0.15752328465672</text:p>
          </table:table-cell>
          <table:table-cell table:formula="of:=[.B107]-[.$H$2]" office:value-type="float" office:value="0.122898654" calcext:value-type="float">
            <text:p>0.122898654</text:p>
          </table:table-cell>
          <table:table-cell table:number-columns-repeated="4"/>
        </table:table-row>
        <table:table-row table:style-name="ro1">
          <table:table-cell office:value-type="float" office:value="7.330052508" calcext:value-type="float">
            <text:p>7.330052508</text:p>
          </table:table-cell>
          <table:table-cell office:value-type="float" office:value="7.14230958" calcext:value-type="float">
            <text:p>7.14230958</text:p>
          </table:table-cell>
          <table:table-cell table:formula="of:=[.A108]-[.$G$2]" office:value-type="float" office:value="0.13783271265672" calcext:value-type="float">
            <text:p>0.13783271265672</text:p>
          </table:table-cell>
          <table:table-cell table:formula="of:=[.B108]-[.$H$2]" office:value-type="float" office:value="0.128876658" calcext:value-type="float">
            <text:p>0.128876658</text:p>
          </table:table-cell>
          <table:table-cell table:number-columns-repeated="4"/>
        </table:table-row>
        <table:table-row table:style-name="ro1">
          <table:table-cell office:value-type="float" office:value="7.354635732" calcext:value-type="float">
            <text:p>7.354635732</text:p>
          </table:table-cell>
          <table:table-cell office:value-type="float" office:value="7.135365804" calcext:value-type="float">
            <text:p>7.135365804</text:p>
          </table:table-cell>
          <table:table-cell table:formula="of:=[.A109]-[.$G$2]" office:value-type="float" office:value="0.16241593665672" calcext:value-type="float">
            <text:p>0.16241593665672</text:p>
          </table:table-cell>
          <table:table-cell table:formula="of:=[.B109]-[.$H$2]" office:value-type="float" office:value="0.121932882" calcext:value-type="float">
            <text:p>0.121932882</text:p>
          </table:table-cell>
          <table:table-cell table:number-columns-repeated="4"/>
        </table:table-row>
        <table:table-row table:style-name="ro1">
          <table:table-cell office:value-type="float" office:value="7.332041184" calcext:value-type="float">
            <text:p>7.332041184</text:p>
          </table:table-cell>
          <table:table-cell office:value-type="float" office:value="7.155381972" calcext:value-type="float">
            <text:p>7.155381972</text:p>
          </table:table-cell>
          <table:table-cell table:formula="of:=[.A110]-[.$G$2]" office:value-type="float" office:value="0.139821388656721" calcext:value-type="float">
            <text:p>0.139821388656721</text:p>
          </table:table-cell>
          <table:table-cell table:formula="of:=[.B110]-[.$H$2]" office:value-type="float" office:value="0.14194905" calcext:value-type="float">
            <text:p>0.14194905</text:p>
          </table:table-cell>
          <table:table-cell table:number-columns-repeated="4"/>
        </table:table-row>
        <table:table-row table:style-name="ro1">
          <table:table-cell office:value-type="float" office:value="7.34597394" calcext:value-type="float">
            <text:p>7.34597394</text:p>
          </table:table-cell>
          <table:table-cell office:value-type="float" office:value="7.147151196" calcext:value-type="float">
            <text:p>7.147151196</text:p>
          </table:table-cell>
          <table:table-cell table:formula="of:=[.A111]-[.$G$2]" office:value-type="float" office:value="0.153754144656721" calcext:value-type="float">
            <text:p>0.153754144656721</text:p>
          </table:table-cell>
          <table:table-cell table:formula="of:=[.B111]-[.$H$2]" office:value-type="float" office:value="0.133718274" calcext:value-type="float">
            <text:p>0.133718274</text:p>
          </table:table-cell>
          <table:table-cell table:number-columns-repeated="4"/>
        </table:table-row>
        <table:table-row table:style-name="ro1">
          <table:table-cell office:value-type="float" office:value="7.342881072" calcext:value-type="float">
            <text:p>7.342881072</text:p>
          </table:table-cell>
          <table:table-cell office:value-type="float" office:value="7.13712114" calcext:value-type="float">
            <text:p>7.13712114</text:p>
          </table:table-cell>
          <table:table-cell table:formula="of:=[.A112]-[.$G$2]" office:value-type="float" office:value="0.15066127665672" calcext:value-type="float">
            <text:p>0.15066127665672</text:p>
          </table:table-cell>
          <table:table-cell table:formula="of:=[.B112]-[.$H$2]" office:value-type="float" office:value="0.123688218" calcext:value-type="float">
            <text:p>0.123688218</text:p>
          </table:table-cell>
          <table:table-cell table:number-columns-repeated="4"/>
        </table:table-row>
        <table:table-row table:style-name="ro1">
          <table:table-cell office:value-type="float" office:value="7.348938336" calcext:value-type="float">
            <text:p>7.348938336</text:p>
          </table:table-cell>
          <table:table-cell office:value-type="float" office:value="7.14326952" calcext:value-type="float">
            <text:p>7.14326952</text:p>
          </table:table-cell>
          <table:table-cell table:formula="of:=[.A113]-[.$G$2]" office:value-type="float" office:value="0.15671854065672" calcext:value-type="float">
            <text:p>0.15671854065672</text:p>
          </table:table-cell>
          <table:table-cell table:formula="of:=[.B113]-[.$H$2]" office:value-type="float" office:value="0.129836598" calcext:value-type="float">
            <text:p>0.129836598</text:p>
          </table:table-cell>
          <table:table-cell table:number-columns-repeated="4"/>
        </table:table-row>
        <table:table-row table:style-name="ro1">
          <table:table-cell office:value-type="float" office:value="7.343758248" calcext:value-type="float">
            <text:p>7.343758248</text:p>
          </table:table-cell>
          <table:table-cell office:value-type="float" office:value="7.147330632" calcext:value-type="float">
            <text:p>7.147330632</text:p>
          </table:table-cell>
          <table:table-cell table:formula="of:=[.A114]-[.$G$2]" office:value-type="float" office:value="0.151538452656721" calcext:value-type="float">
            <text:p>0.151538452656721</text:p>
          </table:table-cell>
          <table:table-cell table:formula="of:=[.B114]-[.$H$2]" office:value-type="float" office:value="0.13389771" calcext:value-type="float">
            <text:p>0.13389771</text:p>
          </table:table-cell>
          <table:table-cell table:number-columns-repeated="4"/>
        </table:table-row>
        <table:table-row table:style-name="ro1">
          <table:table-cell office:value-type="float" office:value="7.346512788" calcext:value-type="float">
            <text:p>7.346512788</text:p>
          </table:table-cell>
          <table:table-cell office:value-type="float" office:value="7.135377192" calcext:value-type="float">
            <text:p>7.135377192</text:p>
          </table:table-cell>
          <table:table-cell table:formula="of:=[.A115]-[.$G$2]" office:value-type="float" office:value="0.15429299265672" calcext:value-type="float">
            <text:p>0.15429299265672</text:p>
          </table:table-cell>
          <table:table-cell table:formula="of:=[.B115]-[.$H$2]" office:value-type="float" office:value="0.12194427" calcext:value-type="float">
            <text:p>0.12194427</text:p>
          </table:table-cell>
          <table:table-cell table:number-columns-repeated="4"/>
        </table:table-row>
        <table:table-row table:style-name="ro1">
          <table:table-cell office:value-type="float" office:value="7.341469152" calcext:value-type="float">
            <text:p>7.341469152</text:p>
          </table:table-cell>
          <table:table-cell office:value-type="float" office:value="7.132877172" calcext:value-type="float">
            <text:p>7.132877172</text:p>
          </table:table-cell>
          <table:table-cell table:formula="of:=[.A116]-[.$G$2]" office:value-type="float" office:value="0.14924935665672" calcext:value-type="float">
            <text:p>0.14924935665672</text:p>
          </table:table-cell>
          <table:table-cell table:formula="of:=[.B116]-[.$H$2]" office:value-type="float" office:value="0.11944425" calcext:value-type="float">
            <text:p>0.11944425</text:p>
          </table:table-cell>
          <table:table-cell table:number-columns-repeated="4"/>
        </table:table-row>
        <table:table-row table:style-name="ro1">
          <table:table-cell office:value-type="float" office:value="7.33744608" calcext:value-type="float">
            <text:p>7.33744608</text:p>
          </table:table-cell>
          <table:table-cell office:value-type="float" office:value="7.135146768" calcext:value-type="float">
            <text:p>7.135146768</text:p>
          </table:table-cell>
          <table:table-cell table:formula="of:=[.A117]-[.$G$2]" office:value-type="float" office:value="0.145226284656721" calcext:value-type="float">
            <text:p>0.145226284656721</text:p>
          </table:table-cell>
          <table:table-cell table:formula="of:=[.B117]-[.$H$2]" office:value-type="float" office:value="0.121713846" calcext:value-type="float">
            <text:p>0.121713846</text:p>
          </table:table-cell>
          <table:table-cell table:number-columns-repeated="4"/>
        </table:table-row>
        <table:table-row table:style-name="ro1">
          <table:table-cell office:value-type="float" office:value="7.340587356" calcext:value-type="float">
            <text:p>7.340587356</text:p>
          </table:table-cell>
          <table:table-cell office:value-type="float" office:value="7.145627352" calcext:value-type="float">
            <text:p>7.145627352</text:p>
          </table:table-cell>
          <table:table-cell table:formula="of:=[.A118]-[.$G$2]" office:value-type="float" office:value="0.148367560656721" calcext:value-type="float">
            <text:p>0.148367560656721</text:p>
          </table:table-cell>
          <table:table-cell table:formula="of:=[.B118]-[.$H$2]" office:value-type="float" office:value="0.13219443" calcext:value-type="float">
            <text:p>0.13219443</text:p>
          </table:table-cell>
          <table:table-cell table:number-columns-repeated="4"/>
        </table:table-row>
        <table:table-row table:style-name="ro1">
          <table:table-cell office:value-type="float" office:value="7.373174616" calcext:value-type="float">
            <text:p>7.373174616</text:p>
          </table:table-cell>
          <table:table-cell office:value-type="float" office:value="7.135119288" calcext:value-type="float">
            <text:p>7.135119288</text:p>
          </table:table-cell>
          <table:table-cell table:formula="of:=[.A119]-[.$G$2]" office:value-type="float" office:value="0.18095482065672" calcext:value-type="float">
            <text:p>0.18095482065672</text:p>
          </table:table-cell>
          <table:table-cell table:formula="of:=[.B119]-[.$H$2]" office:value-type="float" office:value="0.121686366000001" calcext:value-type="float">
            <text:p>0.121686366000001</text:p>
          </table:table-cell>
          <table:table-cell table:number-columns-repeated="4"/>
        </table:table-row>
        <table:table-row table:style-name="ro1">
          <table:table-cell office:value-type="float" office:value="7.331457852" calcext:value-type="float">
            <text:p>7.331457852</text:p>
          </table:table-cell>
          <table:table-cell office:value-type="float" office:value="7.141014156" calcext:value-type="float">
            <text:p>7.141014156</text:p>
          </table:table-cell>
          <table:table-cell table:formula="of:=[.A120]-[.$G$2]" office:value-type="float" office:value="0.13923805665672" calcext:value-type="float">
            <text:p>0.13923805665672</text:p>
          </table:table-cell>
          <table:table-cell table:formula="of:=[.B120]-[.$H$2]" office:value-type="float" office:value="0.127581234" calcext:value-type="float">
            <text:p>0.127581234</text:p>
          </table:table-cell>
          <table:table-cell table:number-columns-repeated="4"/>
        </table:table-row>
        <table:table-row table:style-name="ro1">
          <table:table-cell office:value-type="float" office:value="7.352917092" calcext:value-type="float">
            <text:p>7.352917092</text:p>
          </table:table-cell>
          <table:table-cell office:value-type="float" office:value="7.1427759" calcext:value-type="float">
            <text:p>7.1427759</text:p>
          </table:table-cell>
          <table:table-cell table:formula="of:=[.A121]-[.$G$2]" office:value-type="float" office:value="0.16069729665672" calcext:value-type="float">
            <text:p>0.16069729665672</text:p>
          </table:table-cell>
          <table:table-cell table:formula="of:=[.B121]-[.$H$2]" office:value-type="float" office:value="0.129342978" calcext:value-type="float">
            <text:p>0.129342978</text:p>
          </table:table-cell>
          <table:table-cell table:number-columns-repeated="4"/>
        </table:table-row>
        <table:table-row table:style-name="ro1">
          <table:table-cell office:value-type="float" office:value="7.349857032" calcext:value-type="float">
            <text:p>7.349857032</text:p>
          </table:table-cell>
          <table:table-cell office:value-type="float" office:value="7.140588624" calcext:value-type="float">
            <text:p>7.140588624</text:p>
          </table:table-cell>
          <table:table-cell table:formula="of:=[.A122]-[.$G$2]" office:value-type="float" office:value="0.15763723665672" calcext:value-type="float">
            <text:p>0.15763723665672</text:p>
          </table:table-cell>
          <table:table-cell table:formula="of:=[.B122]-[.$H$2]" office:value-type="float" office:value="0.127155702" calcext:value-type="float">
            <text:p>0.127155702</text:p>
          </table:table-cell>
          <table:table-cell table:number-columns-repeated="4"/>
        </table:table-row>
        <table:table-row table:style-name="ro1">
          <table:table-cell office:value-type="float" office:value="7.338842424" calcext:value-type="float">
            <text:p>7.338842424</text:p>
          </table:table-cell>
          <table:table-cell office:value-type="float" office:value="7.147577364" calcext:value-type="float">
            <text:p>7.147577364</text:p>
          </table:table-cell>
          <table:table-cell table:formula="of:=[.A123]-[.$G$2]" office:value-type="float" office:value="0.14662262865672" calcext:value-type="float">
            <text:p>0.14662262865672</text:p>
          </table:table-cell>
          <table:table-cell table:formula="of:=[.B123]-[.$H$2]" office:value-type="float" office:value="0.134144442" calcext:value-type="float">
            <text:p>0.134144442</text:p>
          </table:table-cell>
          <table:table-cell table:number-columns-repeated="4"/>
        </table:table-row>
        <table:table-row table:style-name="ro1">
          <table:table-cell office:value-type="float" office:value="7.338290316" calcext:value-type="float">
            <text:p>7.338290316</text:p>
          </table:table-cell>
          <table:table-cell office:value-type="float" office:value="7.143028368" calcext:value-type="float">
            <text:p>7.143028368</text:p>
          </table:table-cell>
          <table:table-cell table:formula="of:=[.A124]-[.$G$2]" office:value-type="float" office:value="0.14607052065672" calcext:value-type="float">
            <text:p>0.14607052065672</text:p>
          </table:table-cell>
          <table:table-cell table:formula="of:=[.B124]-[.$H$2]" office:value-type="float" office:value="0.129595446000001" calcext:value-type="float">
            <text:p>0.129595446000001</text:p>
          </table:table-cell>
          <table:table-cell table:number-columns-repeated="4"/>
        </table:table-row>
        <table:table-row table:style-name="ro1">
          <table:table-cell office:value-type="float" office:value="7.339785444" calcext:value-type="float">
            <text:p>7.339785444</text:p>
          </table:table-cell>
          <table:table-cell office:value-type="float" office:value="7.140644892" calcext:value-type="float">
            <text:p>7.140644892</text:p>
          </table:table-cell>
          <table:table-cell table:formula="of:=[.A125]-[.$G$2]" office:value-type="float" office:value="0.147565648656721" calcext:value-type="float">
            <text:p>0.147565648656721</text:p>
          </table:table-cell>
          <table:table-cell table:formula="of:=[.B125]-[.$H$2]" office:value-type="float" office:value="0.12721197" calcext:value-type="float">
            <text:p>0.12721197</text:p>
          </table:table-cell>
          <table:table-cell table:number-columns-repeated="4"/>
        </table:table-row>
        <table:table-row table:style-name="ro1">
          <table:table-cell office:value-type="float" office:value="7.328754996" calcext:value-type="float">
            <text:p>7.328754996</text:p>
          </table:table-cell>
          <table:table-cell office:value-type="float" office:value="7.137351336" calcext:value-type="float">
            <text:p>7.137351336</text:p>
          </table:table-cell>
          <table:table-cell table:formula="of:=[.A126]-[.$G$2]" office:value-type="float" office:value="0.13653520065672" calcext:value-type="float">
            <text:p>0.13653520065672</text:p>
          </table:table-cell>
          <table:table-cell table:formula="of:=[.B126]-[.$H$2]" office:value-type="float" office:value="0.123918414" calcext:value-type="float">
            <text:p>0.123918414</text:p>
          </table:table-cell>
          <table:table-cell table:number-columns-repeated="4"/>
        </table:table-row>
        <table:table-row table:style-name="ro1">
          <table:table-cell office:value-type="float" office:value="7.33441782" calcext:value-type="float">
            <text:p>7.33441782</text:p>
          </table:table-cell>
          <table:table-cell office:value-type="float" office:value="7.12983372" calcext:value-type="float">
            <text:p>7.12983372</text:p>
          </table:table-cell>
          <table:table-cell table:formula="of:=[.A127]-[.$G$2]" office:value-type="float" office:value="0.14219802465672" calcext:value-type="float">
            <text:p>0.14219802465672</text:p>
          </table:table-cell>
          <table:table-cell table:formula="of:=[.B127]-[.$H$2]" office:value-type="float" office:value="0.116400798" calcext:value-type="float">
            <text:p>0.116400798</text:p>
          </table:table-cell>
          <table:table-cell table:number-columns-repeated="4"/>
        </table:table-row>
        <table:table-row table:style-name="ro1">
          <table:table-cell office:value-type="float" office:value="7.333952784" calcext:value-type="float">
            <text:p>7.333952784</text:p>
          </table:table-cell>
          <table:table-cell office:value-type="float" office:value="7.145633892" calcext:value-type="float">
            <text:p>7.145633892</text:p>
          </table:table-cell>
          <table:table-cell table:formula="of:=[.A128]-[.$G$2]" office:value-type="float" office:value="0.14173298865672" calcext:value-type="float">
            <text:p>0.14173298865672</text:p>
          </table:table-cell>
          <table:table-cell table:formula="of:=[.B128]-[.$H$2]" office:value-type="float" office:value="0.13220097" calcext:value-type="float">
            <text:p>0.13220097</text:p>
          </table:table-cell>
          <table:table-cell table:number-columns-repeated="4"/>
        </table:table-row>
        <table:table-row table:style-name="ro1">
          <table:table-cell office:value-type="float" office:value="7.343987928" calcext:value-type="float">
            <text:p>7.343987928</text:p>
          </table:table-cell>
          <table:table-cell office:value-type="float" office:value="7.131546732" calcext:value-type="float">
            <text:p>7.131546732</text:p>
          </table:table-cell>
          <table:table-cell table:formula="of:=[.A129]-[.$G$2]" office:value-type="float" office:value="0.15176813265672" calcext:value-type="float">
            <text:p>0.15176813265672</text:p>
          </table:table-cell>
          <table:table-cell table:formula="of:=[.B129]-[.$H$2]" office:value-type="float" office:value="0.118113810000001" calcext:value-type="float">
            <text:p>0.118113810000001</text:p>
          </table:table-cell>
          <table:table-cell table:number-columns-repeated="4"/>
        </table:table-row>
        <table:table-row table:style-name="ro1">
          <table:table-cell office:value-type="float" office:value="7.334775444" calcext:value-type="float">
            <text:p>7.334775444</text:p>
          </table:table-cell>
          <table:table-cell office:value-type="float" office:value="7.149713616" calcext:value-type="float">
            <text:p>7.149713616</text:p>
          </table:table-cell>
          <table:table-cell table:formula="of:=[.A130]-[.$G$2]" office:value-type="float" office:value="0.14255564865672" calcext:value-type="float">
            <text:p>0.14255564865672</text:p>
          </table:table-cell>
          <table:table-cell table:formula="of:=[.B130]-[.$H$2]" office:value-type="float" office:value="0.136280694" calcext:value-type="float">
            <text:p>0.136280694</text:p>
          </table:table-cell>
          <table:table-cell table:number-columns-repeated="4"/>
        </table:table-row>
        <table:table-row table:style-name="ro1">
          <table:table-cell office:value-type="float" office:value="7.361157" calcext:value-type="float">
            <text:p>7.361157</text:p>
          </table:table-cell>
          <table:table-cell office:value-type="float" office:value="7.134856596" calcext:value-type="float">
            <text:p>7.134856596</text:p>
          </table:table-cell>
          <table:table-cell table:formula="of:=[.A131]-[.$G$2]" office:value-type="float" office:value="0.168937204656721" calcext:value-type="float">
            <text:p>0.168937204656721</text:p>
          </table:table-cell>
          <table:table-cell table:formula="of:=[.B131]-[.$H$2]" office:value-type="float" office:value="0.121423674" calcext:value-type="float">
            <text:p>0.121423674</text:p>
          </table:table-cell>
          <table:table-cell table:number-columns-repeated="4"/>
        </table:table-row>
        <table:table-row table:style-name="ro1">
          <table:table-cell office:value-type="float" office:value="7.398146748" calcext:value-type="float">
            <text:p>7.398146748</text:p>
          </table:table-cell>
          <table:table-cell office:value-type="float" office:value="7.139121156" calcext:value-type="float">
            <text:p>7.139121156</text:p>
          </table:table-cell>
          <table:table-cell table:formula="of:=[.A132]-[.$G$2]" office:value-type="float" office:value="0.20592695265672" calcext:value-type="float">
            <text:p>0.20592695265672</text:p>
          </table:table-cell>
          <table:table-cell table:formula="of:=[.B132]-[.$H$2]" office:value-type="float" office:value="0.125688234" calcext:value-type="float">
            <text:p>0.125688234</text:p>
          </table:table-cell>
          <table:table-cell table:number-columns-repeated="4"/>
        </table:table-row>
        <table:table-row table:style-name="ro1">
          <table:table-cell office:value-type="float" office:value="7.60169982" calcext:value-type="float">
            <text:p>7.60169982</text:p>
          </table:table-cell>
          <table:table-cell office:value-type="float" office:value="7.142111892" calcext:value-type="float">
            <text:p>7.142111892</text:p>
          </table:table-cell>
          <table:table-cell table:formula="of:=[.A133]-[.$G$2]" office:value-type="float" office:value="0.409480024656721" calcext:value-type="float">
            <text:p>0.409480024656721</text:p>
          </table:table-cell>
          <table:table-cell table:formula="of:=[.B133]-[.$H$2]" office:value-type="float" office:value="0.12867897" calcext:value-type="float">
            <text:p>0.12867897</text:p>
          </table:table-cell>
          <table:table-cell table:number-columns-repeated="4"/>
        </table:table-row>
        <table:table-row table:style-name="ro1">
          <table:table-cell office:value-type="float" office:value="7.608482604" calcext:value-type="float">
            <text:p>7.608482604</text:p>
          </table:table-cell>
          <table:table-cell office:value-type="float" office:value="7.135771044" calcext:value-type="float">
            <text:p>7.135771044</text:p>
          </table:table-cell>
          <table:table-cell table:formula="of:=[.A134]-[.$G$2]" office:value-type="float" office:value="0.41626280865672" calcext:value-type="float">
            <text:p>0.41626280865672</text:p>
          </table:table-cell>
          <table:table-cell table:formula="of:=[.B134]-[.$H$2]" office:value-type="float" office:value="0.122338122" calcext:value-type="float">
            <text:p>0.122338122</text:p>
          </table:table-cell>
          <table:table-cell table:number-columns-repeated="4"/>
        </table:table-row>
        <table:table-row table:style-name="ro1">
          <table:table-cell office:value-type="float" office:value="7.59523602" calcext:value-type="float">
            <text:p>7.59523602</text:p>
          </table:table-cell>
          <table:table-cell office:value-type="float" office:value="7.147945032" calcext:value-type="float">
            <text:p>7.147945032</text:p>
          </table:table-cell>
          <table:table-cell table:formula="of:=[.A135]-[.$G$2]" office:value-type="float" office:value="0.40301622465672" calcext:value-type="float">
            <text:p>0.40301622465672</text:p>
          </table:table-cell>
          <table:table-cell table:formula="of:=[.B135]-[.$H$2]" office:value-type="float" office:value="0.13451211" calcext:value-type="float">
            <text:p>0.13451211</text:p>
          </table:table-cell>
          <table:table-cell table:number-columns-repeated="4"/>
        </table:table-row>
        <table:table-row table:style-name="ro1">
          <table:table-cell office:value-type="float" office:value="7.595208432" calcext:value-type="float">
            <text:p>7.595208432</text:p>
          </table:table-cell>
          <table:table-cell office:value-type="float" office:value="7.13246208" calcext:value-type="float">
            <text:p>7.13246208</text:p>
          </table:table-cell>
          <table:table-cell table:formula="of:=[.A136]-[.$G$2]" office:value-type="float" office:value="0.40298863665672" calcext:value-type="float">
            <text:p>0.40298863665672</text:p>
          </table:table-cell>
          <table:table-cell table:formula="of:=[.B136]-[.$H$2]" office:value-type="float" office:value="0.119029158" calcext:value-type="float">
            <text:p>0.119029158</text:p>
          </table:table-cell>
          <table:table-cell table:number-columns-repeated="4"/>
        </table:table-row>
        <table:table-row table:style-name="ro1">
          <table:table-cell office:value-type="float" office:value="7.646749764" calcext:value-type="float">
            <text:p>7.646749764</text:p>
          </table:table-cell>
          <table:table-cell office:value-type="float" office:value="7.151754144" calcext:value-type="float">
            <text:p>7.151754144</text:p>
          </table:table-cell>
          <table:table-cell table:formula="of:=[.A137]-[.$G$2]" office:value-type="float" office:value="0.45452996865672" calcext:value-type="float">
            <text:p>0.45452996865672</text:p>
          </table:table-cell>
          <table:table-cell table:formula="of:=[.B137]-[.$H$2]" office:value-type="float" office:value="0.138321222" calcext:value-type="float">
            <text:p>0.138321222</text:p>
          </table:table-cell>
          <table:table-cell table:number-columns-repeated="4"/>
        </table:table-row>
        <table:table-row table:style-name="ro1">
          <table:table-cell office:value-type="float" office:value="7.631565024" calcext:value-type="float">
            <text:p>7.631565024</text:p>
          </table:table-cell>
          <table:table-cell office:value-type="float" office:value="7.131821172" calcext:value-type="float">
            <text:p>7.131821172</text:p>
          </table:table-cell>
          <table:table-cell table:formula="of:=[.A138]-[.$G$2]" office:value-type="float" office:value="0.439345228656721" calcext:value-type="float">
            <text:p>0.439345228656721</text:p>
          </table:table-cell>
          <table:table-cell table:formula="of:=[.B138]-[.$H$2]" office:value-type="float" office:value="0.118388250000001" calcext:value-type="float">
            <text:p>0.118388250000001</text:p>
          </table:table-cell>
          <table:table-cell table:number-columns-repeated="4"/>
        </table:table-row>
        <table:table-row table:style-name="ro1">
          <table:table-cell office:value-type="float" office:value="7.610279028" calcext:value-type="float">
            <text:p>7.610279028</text:p>
          </table:table-cell>
          <table:table-cell office:value-type="float" office:value="7.145106888" calcext:value-type="float">
            <text:p>7.145106888</text:p>
          </table:table-cell>
          <table:table-cell table:formula="of:=[.A139]-[.$G$2]" office:value-type="float" office:value="0.41805923265672" calcext:value-type="float">
            <text:p>0.41805923265672</text:p>
          </table:table-cell>
          <table:table-cell table:formula="of:=[.B139]-[.$H$2]" office:value-type="float" office:value="0.131673966" calcext:value-type="float">
            <text:p>0.131673966</text:p>
          </table:table-cell>
          <table:table-cell table:number-columns-repeated="4"/>
        </table:table-row>
        <table:table-row table:style-name="ro1">
          <table:table-cell office:value-type="float" office:value="7.588134636" calcext:value-type="float">
            <text:p>7.588134636</text:p>
          </table:table-cell>
          <table:table-cell office:value-type="float" office:value="7.146345516" calcext:value-type="float">
            <text:p>7.146345516</text:p>
          </table:table-cell>
          <table:table-cell table:formula="of:=[.A140]-[.$G$2]" office:value-type="float" office:value="0.395914840656721" calcext:value-type="float">
            <text:p>0.395914840656721</text:p>
          </table:table-cell>
          <table:table-cell table:formula="of:=[.B140]-[.$H$2]" office:value-type="float" office:value="0.132912594" calcext:value-type="float">
            <text:p>0.132912594</text:p>
          </table:table-cell>
          <table:table-cell table:number-columns-repeated="4"/>
        </table:table-row>
        <table:table-row table:style-name="ro1">
          <table:table-cell office:value-type="float" office:value="7.358547756" calcext:value-type="float">
            <text:p>7.358547756</text:p>
          </table:table-cell>
          <table:table-cell office:value-type="float" office:value="7.137310056" calcext:value-type="float">
            <text:p>7.137310056</text:p>
          </table:table-cell>
          <table:table-cell table:formula="of:=[.A141]-[.$G$2]" office:value-type="float" office:value="0.16632796065672" calcext:value-type="float">
            <text:p>0.16632796065672</text:p>
          </table:table-cell>
          <table:table-cell table:formula="of:=[.B141]-[.$H$2]" office:value-type="float" office:value="0.123877134000001" calcext:value-type="float">
            <text:p>0.123877134000001</text:p>
          </table:table-cell>
          <table:table-cell table:number-columns-repeated="4"/>
        </table:table-row>
        <table:table-row table:style-name="ro1">
          <table:table-cell office:value-type="float" office:value="7.343843844" calcext:value-type="float">
            <text:p>7.343843844</text:p>
          </table:table-cell>
          <table:table-cell office:value-type="float" office:value="7.135395756" calcext:value-type="float">
            <text:p>7.135395756</text:p>
          </table:table-cell>
          <table:table-cell table:formula="of:=[.A142]-[.$G$2]" office:value-type="float" office:value="0.15162404865672" calcext:value-type="float">
            <text:p>0.15162404865672</text:p>
          </table:table-cell>
          <table:table-cell table:formula="of:=[.B142]-[.$H$2]" office:value-type="float" office:value="0.121962834000001" calcext:value-type="float">
            <text:p>0.121962834000001</text:p>
          </table:table-cell>
          <table:table-cell table:number-columns-repeated="4"/>
        </table:table-row>
        <table:table-row table:style-name="ro1">
          <table:table-cell office:value-type="float" office:value="7.33741812" calcext:value-type="float">
            <text:p>7.33741812</text:p>
          </table:table-cell>
          <table:table-cell office:value-type="float" office:value="7.146870216" calcext:value-type="float">
            <text:p>7.146870216</text:p>
          </table:table-cell>
          <table:table-cell table:formula="of:=[.A143]-[.$G$2]" office:value-type="float" office:value="0.14519832465672" calcext:value-type="float">
            <text:p>0.14519832465672</text:p>
          </table:table-cell>
          <table:table-cell table:formula="of:=[.B143]-[.$H$2]" office:value-type="float" office:value="0.133437294" calcext:value-type="float">
            <text:p>0.133437294</text:p>
          </table:table-cell>
          <table:table-cell table:number-columns-repeated="4"/>
        </table:table-row>
        <table:table-row table:style-name="ro1">
          <table:table-cell office:value-type="float" office:value="7.352145672" calcext:value-type="float">
            <text:p>7.352145672</text:p>
          </table:table-cell>
          <table:table-cell office:value-type="float" office:value="7.131916656" calcext:value-type="float">
            <text:p>7.131916656</text:p>
          </table:table-cell>
          <table:table-cell table:formula="of:=[.A144]-[.$G$2]" office:value-type="float" office:value="0.15992587665672" calcext:value-type="float">
            <text:p>0.15992587665672</text:p>
          </table:table-cell>
          <table:table-cell table:formula="of:=[.B144]-[.$H$2]" office:value-type="float" office:value="0.118483734" calcext:value-type="float">
            <text:p>0.118483734</text:p>
          </table:table-cell>
          <table:table-cell table:number-columns-repeated="4"/>
        </table:table-row>
        <table:table-row table:style-name="ro1">
          <table:table-cell office:value-type="float" office:value="7.333989348" calcext:value-type="float">
            <text:p>7.333989348</text:p>
          </table:table-cell>
          <table:table-cell office:value-type="float" office:value="7.149142584" calcext:value-type="float">
            <text:p>7.149142584</text:p>
          </table:table-cell>
          <table:table-cell table:formula="of:=[.A145]-[.$G$2]" office:value-type="float" office:value="0.14176955265672" calcext:value-type="float">
            <text:p>0.14176955265672</text:p>
          </table:table-cell>
          <table:table-cell table:formula="of:=[.B145]-[.$H$2]" office:value-type="float" office:value="0.135709662" calcext:value-type="float">
            <text:p>0.135709662</text:p>
          </table:table-cell>
          <table:table-cell table:number-columns-repeated="4"/>
        </table:table-row>
        <table:table-row table:style-name="ro1">
          <table:table-cell office:value-type="float" office:value="7.3498287" calcext:value-type="float">
            <text:p>7.3498287</text:p>
          </table:table-cell>
          <table:table-cell office:value-type="float" office:value="7.135600452" calcext:value-type="float">
            <text:p>7.135600452</text:p>
          </table:table-cell>
          <table:table-cell table:formula="of:=[.A146]-[.$G$2]" office:value-type="float" office:value="0.15760890465672" calcext:value-type="float">
            <text:p>0.15760890465672</text:p>
          </table:table-cell>
          <table:table-cell table:formula="of:=[.B146]-[.$H$2]" office:value-type="float" office:value="0.12216753" calcext:value-type="float">
            <text:p>0.12216753</text:p>
          </table:table-cell>
          <table:table-cell table:number-columns-repeated="4"/>
        </table:table-row>
        <table:table-row table:style-name="ro1">
          <table:table-cell office:value-type="float" office:value="7.341186996" calcext:value-type="float">
            <text:p>7.341186996</text:p>
          </table:table-cell>
          <table:table-cell office:value-type="float" office:value="7.142260368" calcext:value-type="float">
            <text:p>7.142260368</text:p>
          </table:table-cell>
          <table:table-cell table:formula="of:=[.A147]-[.$G$2]" office:value-type="float" office:value="0.14896720065672" calcext:value-type="float">
            <text:p>0.14896720065672</text:p>
          </table:table-cell>
          <table:table-cell table:formula="of:=[.B147]-[.$H$2]" office:value-type="float" office:value="0.128827446" calcext:value-type="float">
            <text:p>0.128827446</text:p>
          </table:table-cell>
          <table:table-cell table:number-columns-repeated="4"/>
        </table:table-row>
        <table:table-row table:style-name="ro1">
          <table:table-cell office:value-type="float" office:value="7.340936916" calcext:value-type="float">
            <text:p>7.340936916</text:p>
          </table:table-cell>
          <table:table-cell office:value-type="float" office:value="7.135740108" calcext:value-type="float">
            <text:p>7.135740108</text:p>
          </table:table-cell>
          <table:table-cell table:formula="of:=[.A148]-[.$G$2]" office:value-type="float" office:value="0.148717120656721" calcext:value-type="float">
            <text:p>0.148717120656721</text:p>
          </table:table-cell>
          <table:table-cell table:formula="of:=[.B148]-[.$H$2]" office:value-type="float" office:value="0.122307186" calcext:value-type="float">
            <text:p>0.122307186</text:p>
          </table:table-cell>
          <table:table-cell table:number-columns-repeated="4"/>
        </table:table-row>
        <table:table-row table:style-name="ro1">
          <table:table-cell office:value-type="float" office:value="7.336312164" calcext:value-type="float">
            <text:p>7.336312164</text:p>
          </table:table-cell>
          <table:table-cell office:value-type="float" office:value="7.135214256" calcext:value-type="float">
            <text:p>7.135214256</text:p>
          </table:table-cell>
          <table:table-cell table:formula="of:=[.A149]-[.$G$2]" office:value-type="float" office:value="0.14409236865672" calcext:value-type="float">
            <text:p>0.14409236865672</text:p>
          </table:table-cell>
          <table:table-cell table:formula="of:=[.B149]-[.$H$2]" office:value-type="float" office:value="0.121781334" calcext:value-type="float">
            <text:p>0.121781334</text:p>
          </table:table-cell>
          <table:table-cell table:number-columns-repeated="4"/>
        </table:table-row>
        <table:table-row table:style-name="ro1">
          <table:table-cell office:value-type="float" office:value="7.345992948" calcext:value-type="float">
            <text:p>7.345992948</text:p>
          </table:table-cell>
          <table:table-cell office:value-type="float" office:value="7.152009204" calcext:value-type="float">
            <text:p>7.152009204</text:p>
          </table:table-cell>
          <table:table-cell table:formula="of:=[.A150]-[.$G$2]" office:value-type="float" office:value="0.15377315265672" calcext:value-type="float">
            <text:p>0.15377315265672</text:p>
          </table:table-cell>
          <table:table-cell table:formula="of:=[.B150]-[.$H$2]" office:value-type="float" office:value="0.138576282" calcext:value-type="float">
            <text:p>0.138576282</text:p>
          </table:table-cell>
          <table:table-cell table:number-columns-repeated="4"/>
        </table:table-row>
        <table:table-row table:style-name="ro1">
          <table:table-cell office:value-type="float" office:value="7.346119932" calcext:value-type="float">
            <text:p>7.346119932</text:p>
          </table:table-cell>
          <table:table-cell office:value-type="float" office:value="7.13609784" calcext:value-type="float">
            <text:p>7.13609784</text:p>
          </table:table-cell>
          <table:table-cell table:formula="of:=[.A151]-[.$G$2]" office:value-type="float" office:value="0.15390013665672" calcext:value-type="float">
            <text:p>0.15390013665672</text:p>
          </table:table-cell>
          <table:table-cell table:formula="of:=[.B151]-[.$H$2]" office:value-type="float" office:value="0.122664918" calcext:value-type="float">
            <text:p>0.122664918</text:p>
          </table:table-cell>
          <table:table-cell table:number-columns-repeated="4"/>
        </table:table-row>
        <table:table-row table:style-name="ro1">
          <table:table-cell office:value-type="float" office:value="7.33954362" calcext:value-type="float">
            <text:p>7.33954362</text:p>
          </table:table-cell>
          <table:table-cell office:value-type="float" office:value="7.144383228" calcext:value-type="float">
            <text:p>7.144383228</text:p>
          </table:table-cell>
          <table:table-cell table:formula="of:=[.A152]-[.$G$2]" office:value-type="float" office:value="0.14732382465672" calcext:value-type="float">
            <text:p>0.14732382465672</text:p>
          </table:table-cell>
          <table:table-cell table:formula="of:=[.B152]-[.$H$2]" office:value-type="float" office:value="0.130950306" calcext:value-type="float">
            <text:p>0.130950306</text:p>
          </table:table-cell>
          <table:table-cell table:number-columns-repeated="4"/>
        </table:table-row>
        <table:table-row table:style-name="ro1">
          <table:table-cell office:value-type="float" office:value="7.337848404" calcext:value-type="float">
            <text:p>7.337848404</text:p>
          </table:table-cell>
          <table:table-cell office:value-type="float" office:value="7.14695082" calcext:value-type="float">
            <text:p>7.14695082</text:p>
          </table:table-cell>
          <table:table-cell table:formula="of:=[.A153]-[.$G$2]" office:value-type="float" office:value="0.14562860865672" calcext:value-type="float">
            <text:p>0.14562860865672</text:p>
          </table:table-cell>
          <table:table-cell table:formula="of:=[.B153]-[.$H$2]" office:value-type="float" office:value="0.133517898" calcext:value-type="float">
            <text:p>0.133517898</text:p>
          </table:table-cell>
          <table:table-cell table:number-columns-repeated="4"/>
        </table:table-row>
        <table:table-row table:style-name="ro1">
          <table:table-cell office:value-type="float" office:value="7.35181668" calcext:value-type="float">
            <text:p>7.35181668</text:p>
          </table:table-cell>
          <table:table-cell office:value-type="float" office:value="7.144542948" calcext:value-type="float">
            <text:p>7.144542948</text:p>
          </table:table-cell>
          <table:table-cell table:formula="of:=[.A154]-[.$G$2]" office:value-type="float" office:value="0.15959688465672" calcext:value-type="float">
            <text:p>0.15959688465672</text:p>
          </table:table-cell>
          <table:table-cell table:formula="of:=[.B154]-[.$H$2]" office:value-type="float" office:value="0.131110026" calcext:value-type="float">
            <text:p>0.131110026</text:p>
          </table:table-cell>
          <table:table-cell table:number-columns-repeated="4"/>
        </table:table-row>
        <table:table-row table:style-name="ro1">
          <table:table-cell office:value-type="float" office:value="7.335059004" calcext:value-type="float">
            <text:p>7.335059004</text:p>
          </table:table-cell>
          <table:table-cell office:value-type="float" office:value="7.1384655" calcext:value-type="float">
            <text:p>7.1384655</text:p>
          </table:table-cell>
          <table:table-cell table:formula="of:=[.A155]-[.$G$2]" office:value-type="float" office:value="0.14283920865672" calcext:value-type="float">
            <text:p>0.14283920865672</text:p>
          </table:table-cell>
          <table:table-cell table:formula="of:=[.B155]-[.$H$2]" office:value-type="float" office:value="0.125032578" calcext:value-type="float">
            <text:p>0.125032578</text:p>
          </table:table-cell>
          <table:table-cell table:number-columns-repeated="4"/>
        </table:table-row>
        <table:table-row table:style-name="ro1">
          <table:table-cell office:value-type="float" office:value="7.359200124" calcext:value-type="float">
            <text:p>7.359200124</text:p>
          </table:table-cell>
          <table:table-cell office:value-type="float" office:value="7.1382315" calcext:value-type="float">
            <text:p>7.1382315</text:p>
          </table:table-cell>
          <table:table-cell table:formula="of:=[.A156]-[.$G$2]" office:value-type="float" office:value="0.16698032865672" calcext:value-type="float">
            <text:p>0.16698032865672</text:p>
          </table:table-cell>
          <table:table-cell table:formula="of:=[.B156]-[.$H$2]" office:value-type="float" office:value="0.124798578" calcext:value-type="float">
            <text:p>0.124798578</text:p>
          </table:table-cell>
          <table:table-cell table:number-columns-repeated="4"/>
        </table:table-row>
        <table:table-row table:style-name="ro1">
          <table:table-cell office:value-type="float" office:value="7.332126252" calcext:value-type="float">
            <text:p>7.332126252</text:p>
          </table:table-cell>
          <table:table-cell office:value-type="float" office:value="7.14238428" calcext:value-type="float">
            <text:p>7.14238428</text:p>
          </table:table-cell>
          <table:table-cell table:formula="of:=[.A157]-[.$G$2]" office:value-type="float" office:value="0.13990645665672" calcext:value-type="float">
            <text:p>0.13990645665672</text:p>
          </table:table-cell>
          <table:table-cell table:formula="of:=[.B157]-[.$H$2]" office:value-type="float" office:value="0.128951358" calcext:value-type="float">
            <text:p>0.128951358</text:p>
          </table:table-cell>
          <table:table-cell table:number-columns-repeated="4"/>
        </table:table-row>
        <table:table-row table:style-name="ro1">
          <table:table-cell office:value-type="float" office:value="7.338076668" calcext:value-type="float">
            <text:p>7.338076668</text:p>
          </table:table-cell>
          <table:table-cell office:value-type="float" office:value="7.133502564" calcext:value-type="float">
            <text:p>7.133502564</text:p>
          </table:table-cell>
          <table:table-cell table:formula="of:=[.A158]-[.$G$2]" office:value-type="float" office:value="0.14585687265672" calcext:value-type="float">
            <text:p>0.14585687265672</text:p>
          </table:table-cell>
          <table:table-cell table:formula="of:=[.B158]-[.$H$2]" office:value-type="float" office:value="0.120069642" calcext:value-type="float">
            <text:p>0.120069642</text:p>
          </table:table-cell>
          <table:table-cell table:number-columns-repeated="4"/>
        </table:table-row>
        <table:table-row table:style-name="ro1">
          <table:table-cell office:value-type="float" office:value="7.348968288" calcext:value-type="float">
            <text:p>7.348968288</text:p>
          </table:table-cell>
          <table:table-cell office:value-type="float" office:value="7.14038214" calcext:value-type="float">
            <text:p>7.14038214</text:p>
          </table:table-cell>
          <table:table-cell table:formula="of:=[.A159]-[.$G$2]" office:value-type="float" office:value="0.15674849265672" calcext:value-type="float">
            <text:p>0.15674849265672</text:p>
          </table:table-cell>
          <table:table-cell table:formula="of:=[.B159]-[.$H$2]" office:value-type="float" office:value="0.126949218" calcext:value-type="float">
            <text:p>0.126949218</text:p>
          </table:table-cell>
          <table:table-cell table:number-columns-repeated="4"/>
        </table:table-row>
        <table:table-row table:style-name="ro1">
          <table:table-cell office:value-type="float" office:value="7.338444828" calcext:value-type="float">
            <text:p>7.338444828</text:p>
          </table:table-cell>
          <table:table-cell office:value-type="float" office:value="7.139141472" calcext:value-type="float">
            <text:p>7.139141472</text:p>
          </table:table-cell>
          <table:table-cell table:formula="of:=[.A160]-[.$G$2]" office:value-type="float" office:value="0.14622503265672" calcext:value-type="float">
            <text:p>0.14622503265672</text:p>
          </table:table-cell>
          <table:table-cell table:formula="of:=[.B160]-[.$H$2]" office:value-type="float" office:value="0.125708550000001" calcext:value-type="float">
            <text:p>0.125708550000001</text:p>
          </table:table-cell>
          <table:table-cell table:number-columns-repeated="4"/>
        </table:table-row>
        <table:table-row table:style-name="ro1">
          <table:table-cell office:value-type="float" office:value="7.34230644" calcext:value-type="float">
            <text:p>7.34230644</text:p>
          </table:table-cell>
          <table:table-cell office:value-type="float" office:value="7.14766308" calcext:value-type="float">
            <text:p>7.14766308</text:p>
          </table:table-cell>
          <table:table-cell table:formula="of:=[.A161]-[.$G$2]" office:value-type="float" office:value="0.15008664465672" calcext:value-type="float">
            <text:p>0.15008664465672</text:p>
          </table:table-cell>
          <table:table-cell table:formula="of:=[.B161]-[.$H$2]" office:value-type="float" office:value="0.134230158" calcext:value-type="float">
            <text:p>0.134230158</text:p>
          </table:table-cell>
          <table:table-cell table:number-columns-repeated="4"/>
        </table:table-row>
        <table:table-row table:style-name="ro1">
          <table:table-cell office:value-type="float" office:value="7.33977852" calcext:value-type="float">
            <text:p>7.33977852</text:p>
          </table:table-cell>
          <table:table-cell office:value-type="float" office:value="7.13248278" calcext:value-type="float">
            <text:p>7.13248278</text:p>
          </table:table-cell>
          <table:table-cell table:formula="of:=[.A162]-[.$G$2]" office:value-type="float" office:value="0.147558724656721" calcext:value-type="float">
            <text:p>0.147558724656721</text:p>
          </table:table-cell>
          <table:table-cell table:formula="of:=[.B162]-[.$H$2]" office:value-type="float" office:value="0.119049858" calcext:value-type="float">
            <text:p>0.119049858</text:p>
          </table:table-cell>
          <table:table-cell table:number-columns-repeated="4"/>
        </table:table-row>
        <table:table-row table:style-name="ro1">
          <table:table-cell office:value-type="float" office:value="7.34179602" calcext:value-type="float">
            <text:p>7.34179602</text:p>
          </table:table-cell>
          <table:table-cell office:value-type="float" office:value="7.151848548" calcext:value-type="float">
            <text:p>7.151848548</text:p>
          </table:table-cell>
          <table:table-cell table:formula="of:=[.A163]-[.$G$2]" office:value-type="float" office:value="0.149576224656721" calcext:value-type="float">
            <text:p>0.149576224656721</text:p>
          </table:table-cell>
          <table:table-cell table:formula="of:=[.B163]-[.$H$2]" office:value-type="float" office:value="0.138415626" calcext:value-type="float">
            <text:p>0.138415626</text:p>
          </table:table-cell>
          <table:table-cell table:number-columns-repeated="4"/>
        </table:table-row>
        <table:table-row table:style-name="ro1">
          <table:table-cell office:value-type="float" office:value="7.345025904" calcext:value-type="float">
            <text:p>7.345025904</text:p>
          </table:table-cell>
          <table:table-cell office:value-type="float" office:value="7.138380876" calcext:value-type="float">
            <text:p>7.138380876</text:p>
          </table:table-cell>
          <table:table-cell table:formula="of:=[.A164]-[.$G$2]" office:value-type="float" office:value="0.15280610865672" calcext:value-type="float">
            <text:p>0.15280610865672</text:p>
          </table:table-cell>
          <table:table-cell table:formula="of:=[.B164]-[.$H$2]" office:value-type="float" office:value="0.124947954" calcext:value-type="float">
            <text:p>0.124947954</text:p>
          </table:table-cell>
          <table:table-cell table:number-columns-repeated="4"/>
        </table:table-row>
        <table:table-row table:style-name="ro1">
          <table:table-cell office:value-type="float" office:value="7.340576424" calcext:value-type="float">
            <text:p>7.340576424</text:p>
          </table:table-cell>
          <table:table-cell office:value-type="float" office:value="7.145188728" calcext:value-type="float">
            <text:p>7.145188728</text:p>
          </table:table-cell>
          <table:table-cell table:formula="of:=[.A165]-[.$G$2]" office:value-type="float" office:value="0.14835662865672" calcext:value-type="float">
            <text:p>0.14835662865672</text:p>
          </table:table-cell>
          <table:table-cell table:formula="of:=[.B165]-[.$H$2]" office:value-type="float" office:value="0.131755806" calcext:value-type="float">
            <text:p>0.131755806</text:p>
          </table:table-cell>
          <table:table-cell table:number-columns-repeated="4"/>
        </table:table-row>
        <table:table-row table:style-name="ro1">
          <table:table-cell office:value-type="float" office:value="7.349849112" calcext:value-type="float">
            <text:p>7.349849112</text:p>
          </table:table-cell>
          <table:table-cell office:value-type="float" office:value="7.142080308" calcext:value-type="float">
            <text:p>7.142080308</text:p>
          </table:table-cell>
          <table:table-cell table:formula="of:=[.A166]-[.$G$2]" office:value-type="float" office:value="0.15762931665672" calcext:value-type="float">
            <text:p>0.15762931665672</text:p>
          </table:table-cell>
          <table:table-cell table:formula="of:=[.B166]-[.$H$2]" office:value-type="float" office:value="0.128647386" calcext:value-type="float">
            <text:p>0.128647386</text:p>
          </table:table-cell>
          <table:table-cell table:number-columns-repeated="4"/>
        </table:table-row>
        <table:table-row table:style-name="ro1">
          <table:table-cell office:value-type="float" office:value="7.580797248" calcext:value-type="float">
            <text:p>7.580797248</text:p>
          </table:table-cell>
          <table:table-cell office:value-type="float" office:value="7.131224868" calcext:value-type="float">
            <text:p>7.131224868</text:p>
          </table:table-cell>
          <table:table-cell table:formula="of:=[.A167]-[.$G$2]" office:value-type="float" office:value="0.38857745265672" calcext:value-type="float">
            <text:p>0.38857745265672</text:p>
          </table:table-cell>
          <table:table-cell table:formula="of:=[.B167]-[.$H$2]" office:value-type="float" office:value="0.117791946000001" calcext:value-type="float">
            <text:p>0.117791946000001</text:p>
          </table:table-cell>
          <table:table-cell table:number-columns-repeated="4"/>
        </table:table-row>
        <table:table-row table:style-name="ro1">
          <table:table-cell office:value-type="float" office:value="7.609733928" calcext:value-type="float">
            <text:p>7.609733928</text:p>
          </table:table-cell>
          <table:table-cell office:value-type="float" office:value="7.141338432" calcext:value-type="float">
            <text:p>7.141338432</text:p>
          </table:table-cell>
          <table:table-cell table:formula="of:=[.A168]-[.$G$2]" office:value-type="float" office:value="0.41751413265672" calcext:value-type="float">
            <text:p>0.41751413265672</text:p>
          </table:table-cell>
          <table:table-cell table:formula="of:=[.B168]-[.$H$2]" office:value-type="float" office:value="0.127905510000001" calcext:value-type="float">
            <text:p>0.127905510000001</text:p>
          </table:table-cell>
          <table:table-cell table:number-columns-repeated="4"/>
        </table:table-row>
        <table:table-row table:style-name="ro1">
          <table:table-cell office:value-type="float" office:value="7.345955772" calcext:value-type="float">
            <text:p>7.345955772</text:p>
          </table:table-cell>
          <table:table-cell office:value-type="float" office:value="7.133803596" calcext:value-type="float">
            <text:p>7.133803596</text:p>
          </table:table-cell>
          <table:table-cell table:formula="of:=[.A169]-[.$G$2]" office:value-type="float" office:value="0.15373597665672" calcext:value-type="float">
            <text:p>0.15373597665672</text:p>
          </table:table-cell>
          <table:table-cell table:formula="of:=[.B169]-[.$H$2]" office:value-type="float" office:value="0.120370674" calcext:value-type="float">
            <text:p>0.120370674</text:p>
          </table:table-cell>
          <table:table-cell table:number-columns-repeated="4"/>
        </table:table-row>
        <table:table-row table:style-name="ro1">
          <table:table-cell office:value-type="float" office:value="7.33523112" calcext:value-type="float">
            <text:p>7.33523112</text:p>
          </table:table-cell>
          <table:table-cell office:value-type="float" office:value="7.140544176" calcext:value-type="float">
            <text:p>7.140544176</text:p>
          </table:table-cell>
          <table:table-cell table:formula="of:=[.A170]-[.$G$2]" office:value-type="float" office:value="0.14301132465672" calcext:value-type="float">
            <text:p>0.14301132465672</text:p>
          </table:table-cell>
          <table:table-cell table:formula="of:=[.B170]-[.$H$2]" office:value-type="float" office:value="0.127111254" calcext:value-type="float">
            <text:p>0.127111254</text:p>
          </table:table-cell>
          <table:table-cell table:number-columns-repeated="4"/>
        </table:table-row>
        <table:table-row table:style-name="ro1">
          <table:table-cell office:value-type="float" office:value="7.344366612" calcext:value-type="float">
            <text:p>7.344366612</text:p>
          </table:table-cell>
          <table:table-cell office:value-type="float" office:value="7.1369541" calcext:value-type="float">
            <text:p>7.1369541</text:p>
          </table:table-cell>
          <table:table-cell table:formula="of:=[.A171]-[.$G$2]" office:value-type="float" office:value="0.15214681665672" calcext:value-type="float">
            <text:p>0.15214681665672</text:p>
          </table:table-cell>
          <table:table-cell table:formula="of:=[.B171]-[.$H$2]" office:value-type="float" office:value="0.123521178" calcext:value-type="float">
            <text:p>0.123521178</text:p>
          </table:table-cell>
          <table:table-cell table:number-columns-repeated="4"/>
        </table:table-row>
        <table:table-row table:style-name="ro1">
          <table:table-cell office:value-type="float" office:value="7.340351544" calcext:value-type="float">
            <text:p>7.340351544</text:p>
          </table:table-cell>
          <table:table-cell office:value-type="float" office:value="7.14615606" calcext:value-type="float">
            <text:p>7.14615606</text:p>
          </table:table-cell>
          <table:table-cell table:formula="of:=[.A172]-[.$G$2]" office:value-type="float" office:value="0.14813174865672" calcext:value-type="float">
            <text:p>0.14813174865672</text:p>
          </table:table-cell>
          <table:table-cell table:formula="of:=[.B172]-[.$H$2]" office:value-type="float" office:value="0.132723138" calcext:value-type="float">
            <text:p>0.132723138</text:p>
          </table:table-cell>
          <table:table-cell table:number-columns-repeated="4"/>
        </table:table-row>
        <table:table-row table:style-name="ro1">
          <table:table-cell office:value-type="float" office:value="7.348536612" calcext:value-type="float">
            <text:p>7.348536612</text:p>
          </table:table-cell>
          <table:table-cell office:value-type="float" office:value="7.143556272" calcext:value-type="float">
            <text:p>7.143556272</text:p>
          </table:table-cell>
          <table:table-cell table:formula="of:=[.A173]-[.$G$2]" office:value-type="float" office:value="0.15631681665672" calcext:value-type="float">
            <text:p>0.15631681665672</text:p>
          </table:table-cell>
          <table:table-cell table:formula="of:=[.B173]-[.$H$2]" office:value-type="float" office:value="0.13012335" calcext:value-type="float">
            <text:p>0.13012335</text:p>
          </table:table-cell>
          <table:table-cell table:number-columns-repeated="4"/>
        </table:table-row>
        <table:table-row table:style-name="ro1">
          <table:table-cell office:value-type="float" office:value="7.344071916" calcext:value-type="float">
            <text:p>7.344071916</text:p>
          </table:table-cell>
          <table:table-cell office:value-type="float" office:value="7.14254214" calcext:value-type="float">
            <text:p>7.14254214</text:p>
          </table:table-cell>
          <table:table-cell table:formula="of:=[.A174]-[.$G$2]" office:value-type="float" office:value="0.15185212065672" calcext:value-type="float">
            <text:p>0.15185212065672</text:p>
          </table:table-cell>
          <table:table-cell table:formula="of:=[.B174]-[.$H$2]" office:value-type="float" office:value="0.129109218" calcext:value-type="float">
            <text:p>0.129109218</text:p>
          </table:table-cell>
          <table:table-cell table:number-columns-repeated="4"/>
        </table:table-row>
        <table:table-row table:style-name="ro1">
          <table:table-cell office:value-type="float" office:value="7.343225532" calcext:value-type="float">
            <text:p>7.343225532</text:p>
          </table:table-cell>
          <table:table-cell office:value-type="float" office:value="7.150820952" calcext:value-type="float">
            <text:p>7.150820952</text:p>
          </table:table-cell>
          <table:table-cell table:formula="of:=[.A175]-[.$G$2]" office:value-type="float" office:value="0.15100573665672" calcext:value-type="float">
            <text:p>0.15100573665672</text:p>
          </table:table-cell>
          <table:table-cell table:formula="of:=[.B175]-[.$H$2]" office:value-type="float" office:value="0.13738803" calcext:value-type="float">
            <text:p>0.13738803</text:p>
          </table:table-cell>
          <table:table-cell table:number-columns-repeated="4"/>
        </table:table-row>
        <table:table-row table:style-name="ro1">
          <table:table-cell office:value-type="float" office:value="7.353610728" calcext:value-type="float">
            <text:p>7.353610728</text:p>
          </table:table-cell>
          <table:table-cell office:value-type="float" office:value="7.132488456" calcext:value-type="float">
            <text:p>7.132488456</text:p>
          </table:table-cell>
          <table:table-cell table:formula="of:=[.A176]-[.$G$2]" office:value-type="float" office:value="0.16139093265672" calcext:value-type="float">
            <text:p>0.16139093265672</text:p>
          </table:table-cell>
          <table:table-cell table:formula="of:=[.B176]-[.$H$2]" office:value-type="float" office:value="0.119055534" calcext:value-type="float">
            <text:p>0.119055534</text:p>
          </table:table-cell>
          <table:table-cell table:number-columns-repeated="4"/>
        </table:table-row>
        <table:table-row table:style-name="ro1">
          <table:table-cell office:value-type="float" office:value="7.34215968" calcext:value-type="float">
            <text:p>7.34215968</text:p>
          </table:table-cell>
          <table:table-cell office:value-type="float" office:value="7.13880336" calcext:value-type="float">
            <text:p>7.13880336</text:p>
          </table:table-cell>
          <table:table-cell table:formula="of:=[.A177]-[.$G$2]" office:value-type="float" office:value="0.14993988465672" calcext:value-type="float">
            <text:p>0.14993988465672</text:p>
          </table:table-cell>
          <table:table-cell table:formula="of:=[.B177]-[.$H$2]" office:value-type="float" office:value="0.125370438" calcext:value-type="float">
            <text:p>0.125370438</text:p>
          </table:table-cell>
          <table:table-cell table:number-columns-repeated="4"/>
        </table:table-row>
        <table:table-row table:style-name="ro1">
          <table:table-cell office:value-type="float" office:value="7.354023492" calcext:value-type="float">
            <text:p>7.354023492</text:p>
          </table:table-cell>
          <table:table-cell office:value-type="float" office:value="7.145217624" calcext:value-type="float">
            <text:p>7.145217624</text:p>
          </table:table-cell>
          <table:table-cell table:formula="of:=[.A178]-[.$G$2]" office:value-type="float" office:value="0.16180369665672" calcext:value-type="float">
            <text:p>0.16180369665672</text:p>
          </table:table-cell>
          <table:table-cell table:formula="of:=[.B178]-[.$H$2]" office:value-type="float" office:value="0.131784702" calcext:value-type="float">
            <text:p>0.131784702</text:p>
          </table:table-cell>
          <table:table-cell table:number-columns-repeated="4"/>
        </table:table-row>
        <table:table-row table:style-name="ro1">
          <table:table-cell office:value-type="float" office:value="7.347527844" calcext:value-type="float">
            <text:p>7.347527844</text:p>
          </table:table-cell>
          <table:table-cell office:value-type="float" office:value="7.149355884" calcext:value-type="float">
            <text:p>7.149355884</text:p>
          </table:table-cell>
          <table:table-cell table:formula="of:=[.A179]-[.$G$2]" office:value-type="float" office:value="0.15530804865672" calcext:value-type="float">
            <text:p>0.15530804865672</text:p>
          </table:table-cell>
          <table:table-cell table:formula="of:=[.B179]-[.$H$2]" office:value-type="float" office:value="0.135922962" calcext:value-type="float">
            <text:p>0.135922962</text:p>
          </table:table-cell>
          <table:table-cell table:number-columns-repeated="4"/>
        </table:table-row>
        <table:table-row table:style-name="ro1">
          <table:table-cell office:value-type="float" office:value="7.345435308" calcext:value-type="float">
            <text:p>7.345435308</text:p>
          </table:table-cell>
          <table:table-cell office:value-type="float" office:value="7.136432616" calcext:value-type="float">
            <text:p>7.136432616</text:p>
          </table:table-cell>
          <table:table-cell table:formula="of:=[.A180]-[.$G$2]" office:value-type="float" office:value="0.15321551265672" calcext:value-type="float">
            <text:p>0.15321551265672</text:p>
          </table:table-cell>
          <table:table-cell table:formula="of:=[.B180]-[.$H$2]" office:value-type="float" office:value="0.122999694000001" calcext:value-type="float">
            <text:p>0.122999694000001</text:p>
          </table:table-cell>
          <table:table-cell table:number-columns-repeated="4"/>
        </table:table-row>
        <table:table-row table:style-name="ro1">
          <table:table-cell office:value-type="float" office:value="7.350641844" calcext:value-type="float">
            <text:p>7.350641844</text:p>
          </table:table-cell>
          <table:table-cell office:value-type="float" office:value="7.132947264" calcext:value-type="float">
            <text:p>7.132947264</text:p>
          </table:table-cell>
          <table:table-cell table:formula="of:=[.A181]-[.$G$2]" office:value-type="float" office:value="0.15842204865672" calcext:value-type="float">
            <text:p>0.15842204865672</text:p>
          </table:table-cell>
          <table:table-cell table:formula="of:=[.B181]-[.$H$2]" office:value-type="float" office:value="0.119514342" calcext:value-type="float">
            <text:p>0.119514342</text:p>
          </table:table-cell>
          <table:table-cell table:number-columns-repeated="4"/>
        </table:table-row>
        <table:table-row table:style-name="ro1">
          <table:table-cell office:value-type="float" office:value="7.355709912" calcext:value-type="float">
            <text:p>7.355709912</text:p>
          </table:table-cell>
          <table:table-cell office:value-type="float" office:value="7.153109184" calcext:value-type="float">
            <text:p>7.153109184</text:p>
          </table:table-cell>
          <table:table-cell table:formula="of:=[.A182]-[.$G$2]" office:value-type="float" office:value="0.16349011665672" calcext:value-type="float">
            <text:p>0.16349011665672</text:p>
          </table:table-cell>
          <table:table-cell table:formula="of:=[.B182]-[.$H$2]" office:value-type="float" office:value="0.139676262" calcext:value-type="float">
            <text:p>0.139676262</text:p>
          </table:table-cell>
          <table:table-cell table:number-columns-repeated="4"/>
        </table:table-row>
        <table:table-row table:style-name="ro1">
          <table:table-cell office:value-type="float" office:value="7.346099148" calcext:value-type="float">
            <text:p>7.346099148</text:p>
          </table:table-cell>
          <table:table-cell office:value-type="float" office:value="7.136550324" calcext:value-type="float">
            <text:p>7.136550324</text:p>
          </table:table-cell>
          <table:table-cell table:formula="of:=[.A183]-[.$G$2]" office:value-type="float" office:value="0.153879352656721" calcext:value-type="float">
            <text:p>0.153879352656721</text:p>
          </table:table-cell>
          <table:table-cell table:formula="of:=[.B183]-[.$H$2]" office:value-type="float" office:value="0.123117402" calcext:value-type="float">
            <text:p>0.123117402</text:p>
          </table:table-cell>
          <table:table-cell table:number-columns-repeated="4"/>
        </table:table-row>
        <table:table-row table:style-name="ro1">
          <table:table-cell office:value-type="float" office:value="7.352676432" calcext:value-type="float">
            <text:p>7.352676432</text:p>
          </table:table-cell>
          <table:table-cell office:value-type="float" office:value="7.13785518" calcext:value-type="float">
            <text:p>7.13785518</text:p>
          </table:table-cell>
          <table:table-cell table:formula="of:=[.A184]-[.$G$2]" office:value-type="float" office:value="0.16045663665672" calcext:value-type="float">
            <text:p>0.16045663665672</text:p>
          </table:table-cell>
          <table:table-cell table:formula="of:=[.B184]-[.$H$2]" office:value-type="float" office:value="0.124422258" calcext:value-type="float">
            <text:p>0.124422258</text:p>
          </table:table-cell>
          <table:table-cell table:number-columns-repeated="4"/>
        </table:table-row>
        <table:table-row table:style-name="ro1">
          <table:table-cell office:value-type="float" office:value="7.344085788" calcext:value-type="float">
            <text:p>7.344085788</text:p>
          </table:table-cell>
          <table:table-cell office:value-type="float" office:value="7.160824056" calcext:value-type="float">
            <text:p>7.160824056</text:p>
          </table:table-cell>
          <table:table-cell table:formula="of:=[.A185]-[.$G$2]" office:value-type="float" office:value="0.15186599265672" calcext:value-type="float">
            <text:p>0.15186599265672</text:p>
          </table:table-cell>
          <table:table-cell table:formula="of:=[.B185]-[.$H$2]" office:value-type="float" office:value="0.147391134" calcext:value-type="float">
            <text:p>0.147391134</text:p>
          </table:table-cell>
          <table:table-cell table:number-columns-repeated="4"/>
        </table:table-row>
        <table:table-row table:style-name="ro1">
          <table:table-cell office:value-type="float" office:value="7.349752632" calcext:value-type="float">
            <text:p>7.349752632</text:p>
          </table:table-cell>
          <table:table-cell office:value-type="float" office:value="7.134736356" calcext:value-type="float">
            <text:p>7.134736356</text:p>
          </table:table-cell>
          <table:table-cell table:formula="of:=[.A186]-[.$G$2]" office:value-type="float" office:value="0.157532836656721" calcext:value-type="float">
            <text:p>0.157532836656721</text:p>
          </table:table-cell>
          <table:table-cell table:formula="of:=[.B186]-[.$H$2]" office:value-type="float" office:value="0.121303434000001" calcext:value-type="float">
            <text:p>0.121303434000001</text:p>
          </table:table-cell>
          <table:table-cell table:number-columns-repeated="4"/>
        </table:table-row>
        <table:table-row table:style-name="ro1">
          <table:table-cell office:value-type="float" office:value="7.336910724" calcext:value-type="float">
            <text:p>7.336910724</text:p>
          </table:table-cell>
          <table:table-cell office:value-type="float" office:value="7.14351582" calcext:value-type="float">
            <text:p>7.14351582</text:p>
          </table:table-cell>
          <table:table-cell table:formula="of:=[.A187]-[.$G$2]" office:value-type="float" office:value="0.14469092865672" calcext:value-type="float">
            <text:p>0.14469092865672</text:p>
          </table:table-cell>
          <table:table-cell table:formula="of:=[.B187]-[.$H$2]" office:value-type="float" office:value="0.130082898" calcext:value-type="float">
            <text:p>0.130082898</text:p>
          </table:table-cell>
          <table:table-cell table:number-columns-repeated="4"/>
        </table:table-row>
        <table:table-row table:style-name="ro1">
          <table:table-cell office:value-type="float" office:value="7.342438164" calcext:value-type="float">
            <text:p>7.342438164</text:p>
          </table:table-cell>
          <table:table-cell office:value-type="float" office:value="7.13669724" calcext:value-type="float">
            <text:p>7.13669724</text:p>
          </table:table-cell>
          <table:table-cell table:formula="of:=[.A188]-[.$G$2]" office:value-type="float" office:value="0.15021836865672" calcext:value-type="float">
            <text:p>0.15021836865672</text:p>
          </table:table-cell>
          <table:table-cell table:formula="of:=[.B188]-[.$H$2]" office:value-type="float" office:value="0.123264318" calcext:value-type="float">
            <text:p>0.123264318</text:p>
          </table:table-cell>
          <table:table-cell table:number-columns-repeated="4"/>
        </table:table-row>
        <table:table-row table:style-name="ro1">
          <table:table-cell office:value-type="float" office:value="7.339614408" calcext:value-type="float">
            <text:p>7.339614408</text:p>
          </table:table-cell>
          <table:table-cell office:value-type="float" office:value="7.138377156" calcext:value-type="float">
            <text:p>7.138377156</text:p>
          </table:table-cell>
          <table:table-cell table:formula="of:=[.A189]-[.$G$2]" office:value-type="float" office:value="0.14739461265672" calcext:value-type="float">
            <text:p>0.14739461265672</text:p>
          </table:table-cell>
          <table:table-cell table:formula="of:=[.B189]-[.$H$2]" office:value-type="float" office:value="0.124944234" calcext:value-type="float">
            <text:p>0.124944234</text:p>
          </table:table-cell>
          <table:table-cell table:number-columns-repeated="4"/>
        </table:table-row>
        <table:table-row table:style-name="ro1">
          <table:table-cell office:value-type="float" office:value="7.345403352" calcext:value-type="float">
            <text:p>7.345403352</text:p>
          </table:table-cell>
          <table:table-cell office:value-type="float" office:value="7.133137536" calcext:value-type="float">
            <text:p>7.133137536</text:p>
          </table:table-cell>
          <table:table-cell table:formula="of:=[.A190]-[.$G$2]" office:value-type="float" office:value="0.15318355665672" calcext:value-type="float">
            <text:p>0.15318355665672</text:p>
          </table:table-cell>
          <table:table-cell table:formula="of:=[.B190]-[.$H$2]" office:value-type="float" office:value="0.119704614" calcext:value-type="float">
            <text:p>0.119704614</text:p>
          </table:table-cell>
          <table:table-cell table:number-columns-repeated="4"/>
        </table:table-row>
        <table:table-row table:style-name="ro1">
          <table:table-cell office:value-type="float" office:value="7.338755388" calcext:value-type="float">
            <text:p>7.338755388</text:p>
          </table:table-cell>
          <table:table-cell office:value-type="float" office:value="7.140853956" calcext:value-type="float">
            <text:p>7.140853956</text:p>
          </table:table-cell>
          <table:table-cell table:formula="of:=[.A191]-[.$G$2]" office:value-type="float" office:value="0.14653559265672" calcext:value-type="float">
            <text:p>0.14653559265672</text:p>
          </table:table-cell>
          <table:table-cell table:formula="of:=[.B191]-[.$H$2]" office:value-type="float" office:value="0.127421034" calcext:value-type="float">
            <text:p>0.127421034</text:p>
          </table:table-cell>
          <table:table-cell table:number-columns-repeated="4"/>
        </table:table-row>
        <table:table-row table:style-name="ro1">
          <table:table-cell office:value-type="float" office:value="7.343957064" calcext:value-type="float">
            <text:p>7.343957064</text:p>
          </table:table-cell>
          <table:table-cell office:value-type="float" office:value="7.134174744" calcext:value-type="float">
            <text:p>7.134174744</text:p>
          </table:table-cell>
          <table:table-cell table:formula="of:=[.A192]-[.$G$2]" office:value-type="float" office:value="0.15173726865672" calcext:value-type="float">
            <text:p>0.15173726865672</text:p>
          </table:table-cell>
          <table:table-cell table:formula="of:=[.B192]-[.$H$2]" office:value-type="float" office:value="0.120741822" calcext:value-type="float">
            <text:p>0.120741822</text:p>
          </table:table-cell>
          <table:table-cell table:number-columns-repeated="4"/>
        </table:table-row>
        <table:table-row table:style-name="ro1">
          <table:table-cell office:value-type="float" office:value="7.34586276" calcext:value-type="float">
            <text:p>7.34586276</text:p>
          </table:table-cell>
          <table:table-cell office:value-type="float" office:value="7.137651396" calcext:value-type="float">
            <text:p>7.137651396</text:p>
          </table:table-cell>
          <table:table-cell table:formula="of:=[.A193]-[.$G$2]" office:value-type="float" office:value="0.15364296465672" calcext:value-type="float">
            <text:p>0.15364296465672</text:p>
          </table:table-cell>
          <table:table-cell table:formula="of:=[.B193]-[.$H$2]" office:value-type="float" office:value="0.124218474" calcext:value-type="float">
            <text:p>0.124218474</text:p>
          </table:table-cell>
          <table:table-cell table:number-columns-repeated="4"/>
        </table:table-row>
        <table:table-row table:style-name="ro1">
          <table:table-cell office:value-type="float" office:value="7.338998832" calcext:value-type="float">
            <text:p>7.338998832</text:p>
          </table:table-cell>
          <table:table-cell office:value-type="float" office:value="7.146406908" calcext:value-type="float">
            <text:p>7.146406908</text:p>
          </table:table-cell>
          <table:table-cell table:formula="of:=[.A194]-[.$G$2]" office:value-type="float" office:value="0.14677903665672" calcext:value-type="float">
            <text:p>0.14677903665672</text:p>
          </table:table-cell>
          <table:table-cell table:formula="of:=[.B194]-[.$H$2]" office:value-type="float" office:value="0.132973986000001" calcext:value-type="float">
            <text:p>0.132973986000001</text:p>
          </table:table-cell>
          <table:table-cell table:number-columns-repeated="4"/>
        </table:table-row>
        <table:table-row table:style-name="ro1">
          <table:table-cell office:value-type="float" office:value="7.344113868" calcext:value-type="float">
            <text:p>7.344113868</text:p>
          </table:table-cell>
          <table:table-cell office:value-type="float" office:value="7.142574528" calcext:value-type="float">
            <text:p>7.142574528</text:p>
          </table:table-cell>
          <table:table-cell table:formula="of:=[.A195]-[.$G$2]" office:value-type="float" office:value="0.15189407265672" calcext:value-type="float">
            <text:p>0.15189407265672</text:p>
          </table:table-cell>
          <table:table-cell table:formula="of:=[.B195]-[.$H$2]" office:value-type="float" office:value="0.129141606" calcext:value-type="float">
            <text:p>0.129141606</text:p>
          </table:table-cell>
          <table:table-cell table:number-columns-repeated="4"/>
        </table:table-row>
        <table:table-row table:style-name="ro1">
          <table:table-cell office:value-type="float" office:value="7.348697496" calcext:value-type="float">
            <text:p>7.348697496</text:p>
          </table:table-cell>
          <table:table-cell office:value-type="float" office:value="7.140562128" calcext:value-type="float">
            <text:p>7.140562128</text:p>
          </table:table-cell>
          <table:table-cell table:formula="of:=[.A196]-[.$G$2]" office:value-type="float" office:value="0.15647770065672" calcext:value-type="float">
            <text:p>0.15647770065672</text:p>
          </table:table-cell>
          <table:table-cell table:formula="of:=[.B196]-[.$H$2]" office:value-type="float" office:value="0.127129206" calcext:value-type="float">
            <text:p>0.127129206</text:p>
          </table:table-cell>
          <table:table-cell table:number-columns-repeated="4"/>
        </table:table-row>
        <table:table-row table:style-name="ro1">
          <table:table-cell office:value-type="float" office:value="7.341292512" calcext:value-type="float">
            <text:p>7.341292512</text:p>
          </table:table-cell>
          <table:table-cell office:value-type="float" office:value="7.156598904" calcext:value-type="float">
            <text:p>7.156598904</text:p>
          </table:table-cell>
          <table:table-cell table:formula="of:=[.A197]-[.$G$2]" office:value-type="float" office:value="0.14907271665672" calcext:value-type="float">
            <text:p>0.14907271665672</text:p>
          </table:table-cell>
          <table:table-cell table:formula="of:=[.B197]-[.$H$2]" office:value-type="float" office:value="0.143165982" calcext:value-type="float">
            <text:p>0.143165982</text:p>
          </table:table-cell>
          <table:table-cell table:number-columns-repeated="4"/>
        </table:table-row>
        <table:table-row table:style-name="ro1">
          <table:table-cell office:value-type="float" office:value="7.350542748" calcext:value-type="float">
            <text:p>7.350542748</text:p>
          </table:table-cell>
          <table:table-cell office:value-type="float" office:value="7.141819776" calcext:value-type="float">
            <text:p>7.141819776</text:p>
          </table:table-cell>
          <table:table-cell table:formula="of:=[.A198]-[.$G$2]" office:value-type="float" office:value="0.15832295265672" calcext:value-type="float">
            <text:p>0.15832295265672</text:p>
          </table:table-cell>
          <table:table-cell table:formula="of:=[.B198]-[.$H$2]" office:value-type="float" office:value="0.128386854" calcext:value-type="float">
            <text:p>0.128386854</text:p>
          </table:table-cell>
          <table:table-cell table:number-columns-repeated="4"/>
        </table:table-row>
        <table:table-row table:style-name="ro1">
          <table:table-cell office:value-type="float" office:value="7.340014932" calcext:value-type="float">
            <text:p>7.340014932</text:p>
          </table:table-cell>
          <table:table-cell office:value-type="float" office:value="7.137983244" calcext:value-type="float">
            <text:p>7.137983244</text:p>
          </table:table-cell>
          <table:table-cell table:formula="of:=[.A199]-[.$G$2]" office:value-type="float" office:value="0.14779513665672" calcext:value-type="float">
            <text:p>0.14779513665672</text:p>
          </table:table-cell>
          <table:table-cell table:formula="of:=[.B199]-[.$H$2]" office:value-type="float" office:value="0.124550322" calcext:value-type="float">
            <text:p>0.124550322</text:p>
          </table:table-cell>
          <table:table-cell table:number-columns-repeated="4"/>
        </table:table-row>
        <table:table-row table:style-name="ro1">
          <table:table-cell office:value-type="float" office:value="7.341466248" calcext:value-type="float">
            <text:p>7.341466248</text:p>
          </table:table-cell>
          <table:table-cell office:value-type="float" office:value="7.142042136" calcext:value-type="float">
            <text:p>7.142042136</text:p>
          </table:table-cell>
          <table:table-cell table:formula="of:=[.A200]-[.$G$2]" office:value-type="float" office:value="0.14924645265672" calcext:value-type="float">
            <text:p>0.14924645265672</text:p>
          </table:table-cell>
          <table:table-cell table:formula="of:=[.B200]-[.$H$2]" office:value-type="float" office:value="0.128609214" calcext:value-type="float">
            <text:p>0.128609214</text:p>
          </table:table-cell>
          <table:table-cell table:number-columns-repeated="4"/>
        </table:table-row>
        <table:table-row table:style-name="ro1">
          <table:table-cell office:value-type="float" office:value="7.354460196" calcext:value-type="float">
            <text:p>7.354460196</text:p>
          </table:table-cell>
          <table:table-cell office:value-type="float" office:value="7.140623244" calcext:value-type="float">
            <text:p>7.140623244</text:p>
          </table:table-cell>
          <table:table-cell table:formula="of:=[.A201]-[.$G$2]" office:value-type="float" office:value="0.16224040065672" calcext:value-type="float">
            <text:p>0.16224040065672</text:p>
          </table:table-cell>
          <table:table-cell table:formula="of:=[.B201]-[.$H$2]" office:value-type="float" office:value="0.127190322000001" calcext:value-type="float">
            <text:p>0.127190322000001</text:p>
          </table:table-cell>
          <table:table-cell table:number-columns-repeated="4"/>
        </table:table-row>
        <table:table-row table:style-name="ro1">
          <table:table-cell office:value-type="float" office:value="7.344929712" calcext:value-type="float">
            <text:p>7.344929712</text:p>
          </table:table-cell>
          <table:table-cell office:value-type="float" office:value="7.130842536" calcext:value-type="float">
            <text:p>7.130842536</text:p>
          </table:table-cell>
          <table:table-cell table:formula="of:=[.A202]-[.$G$2]" office:value-type="float" office:value="0.15270991665672" calcext:value-type="float">
            <text:p>0.15270991665672</text:p>
          </table:table-cell>
          <table:table-cell table:formula="of:=[.B202]-[.$H$2]" office:value-type="float" office:value="0.117409614000001" calcext:value-type="float">
            <text:p>0.117409614000001</text:p>
          </table:table-cell>
          <table:table-cell table:number-columns-repeated="4"/>
        </table:table-row>
        <table:table-row table:style-name="ro1">
          <table:table-cell office:value-type="float" office:value="7.346749548" calcext:value-type="float">
            <text:p>7.346749548</text:p>
          </table:table-cell>
          <table:table-cell office:value-type="float" office:value="7.141718352" calcext:value-type="float">
            <text:p>7.141718352</text:p>
          </table:table-cell>
          <table:table-cell table:formula="of:=[.A203]-[.$G$2]" office:value-type="float" office:value="0.15452975265672" calcext:value-type="float">
            <text:p>0.15452975265672</text:p>
          </table:table-cell>
          <table:table-cell table:formula="of:=[.B203]-[.$H$2]" office:value-type="float" office:value="0.12828543" calcext:value-type="float">
            <text:p>0.12828543</text:p>
          </table:table-cell>
          <table:table-cell table:number-columns-repeated="4"/>
        </table:table-row>
        <table:table-row table:style-name="ro1">
          <table:table-cell office:value-type="float" office:value="7.332510804" calcext:value-type="float">
            <text:p>7.332510804</text:p>
          </table:table-cell>
          <table:table-cell office:value-type="float" office:value="7.136943384" calcext:value-type="float">
            <text:p>7.136943384</text:p>
          </table:table-cell>
          <table:table-cell table:formula="of:=[.A204]-[.$G$2]" office:value-type="float" office:value="0.14029100865672" calcext:value-type="float">
            <text:p>0.14029100865672</text:p>
          </table:table-cell>
          <table:table-cell table:formula="of:=[.B204]-[.$H$2]" office:value-type="float" office:value="0.123510462" calcext:value-type="float">
            <text:p>0.123510462</text:p>
          </table:table-cell>
          <table:table-cell table:number-columns-repeated="4"/>
        </table:table-row>
        <table:table-row table:style-name="ro1">
          <table:table-cell office:value-type="float" office:value="7.348880988" calcext:value-type="float">
            <text:p>7.348880988</text:p>
          </table:table-cell>
          <table:table-cell office:value-type="float" office:value="7.151946612" calcext:value-type="float">
            <text:p>7.151946612</text:p>
          </table:table-cell>
          <table:table-cell table:formula="of:=[.A205]-[.$G$2]" office:value-type="float" office:value="0.156661192656721" calcext:value-type="float">
            <text:p>0.156661192656721</text:p>
          </table:table-cell>
          <table:table-cell table:formula="of:=[.B205]-[.$H$2]" office:value-type="float" office:value="0.13851369" calcext:value-type="float">
            <text:p>0.13851369</text:p>
          </table:table-cell>
          <table:table-cell table:number-columns-repeated="4"/>
        </table:table-row>
        <table:table-row table:style-name="ro1">
          <table:table-cell office:value-type="float" office:value="7.34915556" calcext:value-type="float">
            <text:p>7.34915556</text:p>
          </table:table-cell>
          <table:table-cell office:value-type="float" office:value="7.1450568" calcext:value-type="float">
            <text:p>7.1450568</text:p>
          </table:table-cell>
          <table:table-cell table:formula="of:=[.A206]-[.$G$2]" office:value-type="float" office:value="0.15693576465672" calcext:value-type="float">
            <text:p>0.15693576465672</text:p>
          </table:table-cell>
          <table:table-cell table:formula="of:=[.B206]-[.$H$2]" office:value-type="float" office:value="0.131623878" calcext:value-type="float">
            <text:p>0.131623878</text:p>
          </table:table-cell>
          <table:table-cell table:number-columns-repeated="4"/>
        </table:table-row>
        <table:table-row table:style-name="ro1">
          <table:table-cell office:value-type="float" office:value="7.349442588" calcext:value-type="float">
            <text:p>7.349442588</text:p>
          </table:table-cell>
          <table:table-cell office:value-type="float" office:value="7.158288456" calcext:value-type="float">
            <text:p>7.158288456</text:p>
          </table:table-cell>
          <table:table-cell table:formula="of:=[.A207]-[.$G$2]" office:value-type="float" office:value="0.15722279265672" calcext:value-type="float">
            <text:p>0.15722279265672</text:p>
          </table:table-cell>
          <table:table-cell table:formula="of:=[.B207]-[.$H$2]" office:value-type="float" office:value="0.144855534" calcext:value-type="float">
            <text:p>0.144855534</text:p>
          </table:table-cell>
          <table:table-cell table:number-columns-repeated="4"/>
        </table:table-row>
        <table:table-row table:style-name="ro1">
          <table:table-cell office:value-type="float" office:value="7.356538032" calcext:value-type="float">
            <text:p>7.356538032</text:p>
          </table:table-cell>
          <table:table-cell office:value-type="float" office:value="7.142139048" calcext:value-type="float">
            <text:p>7.142139048</text:p>
          </table:table-cell>
          <table:table-cell table:formula="of:=[.A208]-[.$G$2]" office:value-type="float" office:value="0.16431823665672" calcext:value-type="float">
            <text:p>0.16431823665672</text:p>
          </table:table-cell>
          <table:table-cell table:formula="of:=[.B208]-[.$H$2]" office:value-type="float" office:value="0.128706126" calcext:value-type="float">
            <text:p>0.128706126</text:p>
          </table:table-cell>
          <table:table-cell table:number-columns-repeated="4"/>
        </table:table-row>
        <table:table-row table:style-name="ro1">
          <table:table-cell office:value-type="float" office:value="7.354846524" calcext:value-type="float">
            <text:p>7.354846524</text:p>
          </table:table-cell>
          <table:table-cell office:value-type="float" office:value="7.13623272" calcext:value-type="float">
            <text:p>7.13623272</text:p>
          </table:table-cell>
          <table:table-cell table:formula="of:=[.A209]-[.$G$2]" office:value-type="float" office:value="0.16262672865672" calcext:value-type="float">
            <text:p>0.16262672865672</text:p>
          </table:table-cell>
          <table:table-cell table:formula="of:=[.B209]-[.$H$2]" office:value-type="float" office:value="0.122799798" calcext:value-type="float">
            <text:p>0.122799798</text:p>
          </table:table-cell>
          <table:table-cell table:number-columns-repeated="4"/>
        </table:table-row>
        <table:table-row table:style-name="ro1">
          <table:table-cell office:value-type="float" office:value="7.345925856" calcext:value-type="float">
            <text:p>7.345925856</text:p>
          </table:table-cell>
          <table:table-cell office:value-type="float" office:value="7.144955484" calcext:value-type="float">
            <text:p>7.144955484</text:p>
          </table:table-cell>
          <table:table-cell table:formula="of:=[.A210]-[.$G$2]" office:value-type="float" office:value="0.15370606065672" calcext:value-type="float">
            <text:p>0.15370606065672</text:p>
          </table:table-cell>
          <table:table-cell table:formula="of:=[.B210]-[.$H$2]" office:value-type="float" office:value="0.131522562" calcext:value-type="float">
            <text:p>0.131522562</text:p>
          </table:table-cell>
          <table:table-cell table:number-columns-repeated="4"/>
        </table:table-row>
        <table:table-row table:style-name="ro1">
          <table:table-cell office:value-type="float" office:value="7.3621185" calcext:value-type="float">
            <text:p>7.3621185</text:p>
          </table:table-cell>
          <table:table-cell office:value-type="float" office:value="7.1308203" calcext:value-type="float">
            <text:p>7.1308203</text:p>
          </table:table-cell>
          <table:table-cell table:formula="of:=[.A211]-[.$G$2]" office:value-type="float" office:value="0.16989870465672" calcext:value-type="float">
            <text:p>0.16989870465672</text:p>
          </table:table-cell>
          <table:table-cell table:formula="of:=[.B211]-[.$H$2]" office:value-type="float" office:value="0.117387378" calcext:value-type="float">
            <text:p>0.117387378</text:p>
          </table:table-cell>
          <table:table-cell table:number-columns-repeated="4"/>
        </table:table-row>
        <table:table-row table:style-name="ro1">
          <table:table-cell office:value-type="float" office:value="7.351685532" calcext:value-type="float">
            <text:p>7.351685532</text:p>
          </table:table-cell>
          <table:table-cell office:value-type="float" office:value="7.140362688" calcext:value-type="float">
            <text:p>7.140362688</text:p>
          </table:table-cell>
          <table:table-cell table:formula="of:=[.A212]-[.$G$2]" office:value-type="float" office:value="0.15946573665672" calcext:value-type="float">
            <text:p>0.15946573665672</text:p>
          </table:table-cell>
          <table:table-cell table:formula="of:=[.B212]-[.$H$2]" office:value-type="float" office:value="0.126929766" calcext:value-type="float">
            <text:p>0.126929766</text:p>
          </table:table-cell>
          <table:table-cell table:number-columns-repeated="4"/>
        </table:table-row>
        <table:table-row table:style-name="ro1">
          <table:table-cell office:value-type="float" office:value="7.357761744" calcext:value-type="float">
            <text:p>7.357761744</text:p>
          </table:table-cell>
          <table:table-cell office:value-type="float" office:value="7.139960556" calcext:value-type="float">
            <text:p>7.139960556</text:p>
          </table:table-cell>
          <table:table-cell table:formula="of:=[.A213]-[.$G$2]" office:value-type="float" office:value="0.16554194865672" calcext:value-type="float">
            <text:p>0.16554194865672</text:p>
          </table:table-cell>
          <table:table-cell table:formula="of:=[.B213]-[.$H$2]" office:value-type="float" office:value="0.126527634" calcext:value-type="float">
            <text:p>0.126527634</text:p>
          </table:table-cell>
          <table:table-cell table:number-columns-repeated="4"/>
        </table:table-row>
        <table:table-row table:style-name="ro1">
          <table:table-cell office:value-type="float" office:value="7.343005788" calcext:value-type="float">
            <text:p>7.343005788</text:p>
          </table:table-cell>
          <table:table-cell office:value-type="float" office:value="7.138475124" calcext:value-type="float">
            <text:p>7.138475124</text:p>
          </table:table-cell>
          <table:table-cell table:formula="of:=[.A214]-[.$G$2]" office:value-type="float" office:value="0.15078599265672" calcext:value-type="float">
            <text:p>0.15078599265672</text:p>
          </table:table-cell>
          <table:table-cell table:formula="of:=[.B214]-[.$H$2]" office:value-type="float" office:value="0.125042202" calcext:value-type="float">
            <text:p>0.125042202</text:p>
          </table:table-cell>
          <table:table-cell table:number-columns-repeated="4"/>
        </table:table-row>
        <table:table-row table:style-name="ro1">
          <table:table-cell office:value-type="float" office:value="7.34388168" calcext:value-type="float">
            <text:p>7.34388168</text:p>
          </table:table-cell>
          <table:table-cell office:value-type="float" office:value="7.138497852" calcext:value-type="float">
            <text:p>7.138497852</text:p>
          </table:table-cell>
          <table:table-cell table:formula="of:=[.A215]-[.$G$2]" office:value-type="float" office:value="0.15166188465672" calcext:value-type="float">
            <text:p>0.15166188465672</text:p>
          </table:table-cell>
          <table:table-cell table:formula="of:=[.B215]-[.$H$2]" office:value-type="float" office:value="0.125064930000001" calcext:value-type="float">
            <text:p>0.125064930000001</text:p>
          </table:table-cell>
          <table:table-cell table:number-columns-repeated="4"/>
        </table:table-row>
        <table:table-row table:style-name="ro1">
          <table:table-cell office:value-type="float" office:value="7.490618304" calcext:value-type="float">
            <text:p>7.490618304</text:p>
          </table:table-cell>
          <table:table-cell office:value-type="float" office:value="7.134620124" calcext:value-type="float">
            <text:p>7.134620124</text:p>
          </table:table-cell>
          <table:table-cell table:formula="of:=[.A216]-[.$G$2]" office:value-type="float" office:value="0.29839850865672" calcext:value-type="float">
            <text:p>0.29839850865672</text:p>
          </table:table-cell>
          <table:table-cell table:formula="of:=[.B216]-[.$H$2]" office:value-type="float" office:value="0.121187202" calcext:value-type="float">
            <text:p>0.121187202</text:p>
          </table:table-cell>
          <table:table-cell table:number-columns-repeated="4"/>
        </table:table-row>
        <table:table-row table:style-name="ro1">
          <table:table-cell office:value-type="float" office:value="7.603239024" calcext:value-type="float">
            <text:p>7.603239024</text:p>
          </table:table-cell>
          <table:table-cell office:value-type="float" office:value="7.148318928" calcext:value-type="float">
            <text:p>7.148318928</text:p>
          </table:table-cell>
          <table:table-cell table:formula="of:=[.A217]-[.$G$2]" office:value-type="float" office:value="0.411019228656721" calcext:value-type="float">
            <text:p>0.411019228656721</text:p>
          </table:table-cell>
          <table:table-cell table:formula="of:=[.B217]-[.$H$2]" office:value-type="float" office:value="0.134886006" calcext:value-type="float">
            <text:p>0.134886006</text:p>
          </table:table-cell>
          <table:table-cell table:number-columns-repeated="4"/>
        </table:table-row>
        <table:table-row table:style-name="ro1">
          <table:table-cell office:value-type="float" office:value="7.593695952" calcext:value-type="float">
            <text:p>7.593695952</text:p>
          </table:table-cell>
          <table:table-cell office:value-type="float" office:value="7.139730192" calcext:value-type="float">
            <text:p>7.139730192</text:p>
          </table:table-cell>
          <table:table-cell table:formula="of:=[.A218]-[.$G$2]" office:value-type="float" office:value="0.40147615665672" calcext:value-type="float">
            <text:p>0.40147615665672</text:p>
          </table:table-cell>
          <table:table-cell table:formula="of:=[.B218]-[.$H$2]" office:value-type="float" office:value="0.12629727" calcext:value-type="float">
            <text:p>0.12629727</text:p>
          </table:table-cell>
          <table:table-cell table:number-columns-repeated="4"/>
        </table:table-row>
        <table:table-row table:style-name="ro1">
          <table:table-cell office:value-type="float" office:value="7.576723752" calcext:value-type="float">
            <text:p>7.576723752</text:p>
          </table:table-cell>
          <table:table-cell office:value-type="float" office:value="7.14565644" calcext:value-type="float">
            <text:p>7.14565644</text:p>
          </table:table-cell>
          <table:table-cell table:formula="of:=[.A219]-[.$G$2]" office:value-type="float" office:value="0.384503956656721" calcext:value-type="float">
            <text:p>0.384503956656721</text:p>
          </table:table-cell>
          <table:table-cell table:formula="of:=[.B219]-[.$H$2]" office:value-type="float" office:value="0.132223518" calcext:value-type="float">
            <text:p>0.132223518</text:p>
          </table:table-cell>
          <table:table-cell table:number-columns-repeated="4"/>
        </table:table-row>
        <table:table-row table:style-name="ro1">
          <table:table-cell office:value-type="float" office:value="7.646244132" calcext:value-type="float">
            <text:p>7.646244132</text:p>
          </table:table-cell>
          <table:table-cell office:value-type="float" office:value="7.142453772" calcext:value-type="float">
            <text:p>7.142453772</text:p>
          </table:table-cell>
          <table:table-cell table:formula="of:=[.A220]-[.$G$2]" office:value-type="float" office:value="0.45402433665672" calcext:value-type="float">
            <text:p>0.45402433665672</text:p>
          </table:table-cell>
          <table:table-cell table:formula="of:=[.B220]-[.$H$2]" office:value-type="float" office:value="0.12902085" calcext:value-type="float">
            <text:p>0.12902085</text:p>
          </table:table-cell>
          <table:table-cell table:number-columns-repeated="4"/>
        </table:table-row>
        <table:table-row table:style-name="ro1">
          <table:table-cell office:value-type="float" office:value="7.628644596" calcext:value-type="float">
            <text:p>7.628644596</text:p>
          </table:table-cell>
          <table:table-cell office:value-type="float" office:value="7.143498192" calcext:value-type="float">
            <text:p>7.143498192</text:p>
          </table:table-cell>
          <table:table-cell table:formula="of:=[.A221]-[.$G$2]" office:value-type="float" office:value="0.43642480065672" calcext:value-type="float">
            <text:p>0.43642480065672</text:p>
          </table:table-cell>
          <table:table-cell table:formula="of:=[.B221]-[.$H$2]" office:value-type="float" office:value="0.13006527" calcext:value-type="float">
            <text:p>0.13006527</text:p>
          </table:table-cell>
          <table:table-cell table:number-columns-repeated="4"/>
        </table:table-row>
        <table:table-row table:style-name="ro1">
          <table:table-cell office:value-type="float" office:value="7.646614776" calcext:value-type="float">
            <text:p>7.646614776</text:p>
          </table:table-cell>
          <table:table-cell office:value-type="float" office:value="7.145123856" calcext:value-type="float">
            <text:p>7.145123856</text:p>
          </table:table-cell>
          <table:table-cell table:formula="of:=[.A222]-[.$G$2]" office:value-type="float" office:value="0.45439498065672" calcext:value-type="float">
            <text:p>0.45439498065672</text:p>
          </table:table-cell>
          <table:table-cell table:formula="of:=[.B222]-[.$H$2]" office:value-type="float" office:value="0.131690934" calcext:value-type="float">
            <text:p>0.131690934</text:p>
          </table:table-cell>
          <table:table-cell table:number-columns-repeated="4"/>
        </table:table-row>
        <table:table-row table:style-name="ro1">
          <table:table-cell office:value-type="float" office:value="7.672921128" calcext:value-type="float">
            <text:p>7.672921128</text:p>
          </table:table-cell>
          <table:table-cell office:value-type="float" office:value="7.136162388" calcext:value-type="float">
            <text:p>7.136162388</text:p>
          </table:table-cell>
          <table:table-cell table:formula="of:=[.A223]-[.$G$2]" office:value-type="float" office:value="0.480701332656721" calcext:value-type="float">
            <text:p>0.480701332656721</text:p>
          </table:table-cell>
          <table:table-cell table:formula="of:=[.B223]-[.$H$2]" office:value-type="float" office:value="0.122729466" calcext:value-type="float">
            <text:p>0.122729466</text:p>
          </table:table-cell>
          <table:table-cell table:number-columns-repeated="4"/>
        </table:table-row>
        <table:table-row table:style-name="ro1">
          <table:table-cell office:value-type="float" office:value="7.597713648" calcext:value-type="float">
            <text:p>7.597713648</text:p>
          </table:table-cell>
          <table:table-cell office:value-type="float" office:value="7.14315756" calcext:value-type="float">
            <text:p>7.14315756</text:p>
          </table:table-cell>
          <table:table-cell table:formula="of:=[.A224]-[.$G$2]" office:value-type="float" office:value="0.40549385265672" calcext:value-type="float">
            <text:p>0.40549385265672</text:p>
          </table:table-cell>
          <table:table-cell table:formula="of:=[.B224]-[.$H$2]" office:value-type="float" office:value="0.129724638" calcext:value-type="float">
            <text:p>0.129724638</text:p>
          </table:table-cell>
          <table:table-cell table:number-columns-repeated="4"/>
        </table:table-row>
        <table:table-row table:style-name="ro1">
          <table:table-cell office:value-type="float" office:value="7.492640088" calcext:value-type="float">
            <text:p>7.492640088</text:p>
          </table:table-cell>
          <table:table-cell office:value-type="float" office:value="7.137787872" calcext:value-type="float">
            <text:p>7.137787872</text:p>
          </table:table-cell>
          <table:table-cell table:formula="of:=[.A225]-[.$G$2]" office:value-type="float" office:value="0.30042029265672" calcext:value-type="float">
            <text:p>0.30042029265672</text:p>
          </table:table-cell>
          <table:table-cell table:formula="of:=[.B225]-[.$H$2]" office:value-type="float" office:value="0.12435495" calcext:value-type="float">
            <text:p>0.12435495</text:p>
          </table:table-cell>
          <table:table-cell table:number-columns-repeated="4"/>
        </table:table-row>
        <table:table-row table:style-name="ro1">
          <table:table-cell office:value-type="float" office:value="7.344171612" calcext:value-type="float">
            <text:p>7.344171612</text:p>
          </table:table-cell>
          <table:table-cell office:value-type="float" office:value="7.135356024" calcext:value-type="float">
            <text:p>7.135356024</text:p>
          </table:table-cell>
          <table:table-cell table:formula="of:=[.A226]-[.$G$2]" office:value-type="float" office:value="0.15195181665672" calcext:value-type="float">
            <text:p>0.15195181665672</text:p>
          </table:table-cell>
          <table:table-cell table:formula="of:=[.B226]-[.$H$2]" office:value-type="float" office:value="0.121923102" calcext:value-type="float">
            <text:p>0.121923102</text:p>
          </table:table-cell>
          <table:table-cell table:number-columns-repeated="4"/>
        </table:table-row>
        <table:table-row table:style-name="ro1">
          <table:table-cell office:value-type="float" office:value="7.340696784" calcext:value-type="float">
            <text:p>7.340696784</text:p>
          </table:table-cell>
          <table:table-cell office:value-type="float" office:value="7.148274312" calcext:value-type="float">
            <text:p>7.148274312</text:p>
          </table:table-cell>
          <table:table-cell table:formula="of:=[.A227]-[.$G$2]" office:value-type="float" office:value="0.148476988656721" calcext:value-type="float">
            <text:p>0.148476988656721</text:p>
          </table:table-cell>
          <table:table-cell table:formula="of:=[.B227]-[.$H$2]" office:value-type="float" office:value="0.13484139" calcext:value-type="float">
            <text:p>0.13484139</text:p>
          </table:table-cell>
          <table:table-cell table:number-columns-repeated="4"/>
        </table:table-row>
        <table:table-row table:style-name="ro1">
          <table:table-cell office:value-type="float" office:value="7.242660492" calcext:value-type="float">
            <text:p>7.242660492</text:p>
          </table:table-cell>
          <table:table-cell office:value-type="float" office:value="7.141048392" calcext:value-type="float">
            <text:p>7.141048392</text:p>
          </table:table-cell>
          <table:table-cell table:formula="of:=[.A228]-[.$G$2]" office:value-type="float" office:value="0.0504406966567199" calcext:value-type="float">
            <text:p>0.05044069665672</text:p>
          </table:table-cell>
          <table:table-cell table:formula="of:=[.B228]-[.$H$2]" office:value-type="float" office:value="0.12761547" calcext:value-type="float">
            <text:p>0.12761547</text:p>
          </table:table-cell>
          <table:table-cell table:number-columns-repeated="4"/>
        </table:table-row>
        <table:table-row table:style-name="ro1">
          <table:table-cell office:value-type="float" office:value="7.192972284" calcext:value-type="float">
            <text:p>7.192972284</text:p>
          </table:table-cell>
          <table:table-cell office:value-type="float" office:value="7.147351344" calcext:value-type="float">
            <text:p>7.147351344</text:p>
          </table:table-cell>
          <table:table-cell table:formula="of:=[.A229]-[.$G$2]" office:value-type="float" office:value="0.000752488656719841" calcext:value-type="float">
            <text:p>0.00075248865672</text:p>
          </table:table-cell>
          <table:table-cell table:formula="of:=[.B229]-[.$H$2]" office:value-type="float" office:value="0.133918422" calcext:value-type="float">
            <text:p>0.133918422</text:p>
          </table:table-cell>
          <table:table-cell table:number-columns-repeated="4"/>
        </table:table-row>
        <table:table-row table:style-name="ro1">
          <table:table-cell office:value-type="float" office:value="7.25728476" calcext:value-type="float">
            <text:p>7.25728476</text:p>
          </table:table-cell>
          <table:table-cell office:value-type="float" office:value="7.14108666" calcext:value-type="float">
            <text:p>7.14108666</text:p>
          </table:table-cell>
          <table:table-cell table:formula="of:=[.A230]-[.$G$2]" office:value-type="float" office:value="0.0650649646567203" calcext:value-type="float">
            <text:p>0.06506496465672</text:p>
          </table:table-cell>
          <table:table-cell table:formula="of:=[.B230]-[.$H$2]" office:value-type="float" office:value="0.127653738" calcext:value-type="float">
            <text:p>0.127653738</text:p>
          </table:table-cell>
          <table:table-cell table:number-columns-repeated="4"/>
        </table:table-row>
        <table:table-row table:style-name="ro1">
          <table:table-cell office:value-type="float" office:value="7.211356152" calcext:value-type="float">
            <text:p>7.211356152</text:p>
          </table:table-cell>
          <table:table-cell office:value-type="float" office:value="7.092295284" calcext:value-type="float">
            <text:p>7.092295284</text:p>
          </table:table-cell>
          <table:table-cell table:formula="of:=[.A231]-[.$G$2]" office:value-type="float" office:value="0.0191363566567206" calcext:value-type="float">
            <text:p>0.019136356656721</text:p>
          </table:table-cell>
          <table:table-cell table:formula="of:=[.B231]-[.$H$2]" office:value-type="float" office:value="0.0788623620000006" calcext:value-type="float">
            <text:p>0.078862362000001</text:p>
          </table:table-cell>
          <table:table-cell table:number-columns-repeated="4"/>
        </table:table-row>
        <table:table-row table:style-name="ro1">
          <table:table-cell office:value-type="float" office:value="7.191138156" calcext:value-type="float">
            <text:p>7.191138156</text:p>
          </table:table-cell>
          <table:table-cell office:value-type="float" office:value="7.025351484" calcext:value-type="float">
            <text:p>7.025351484</text:p>
          </table:table-cell>
          <table:table-cell table:formula="of:=[.A232]-[.$G$2]" office:value-type="float" office:value="-0.00108163934327976" calcext:value-type="float">
            <text:p>-0.00108163934328</text:p>
          </table:table-cell>
          <table:table-cell table:formula="of:=[.B232]-[.$H$2]" office:value-type="float" office:value="0.011918562" calcext:value-type="float">
            <text:p>0.011918562</text:p>
          </table:table-cell>
          <table:table-cell table:number-columns-repeated="4"/>
        </table:table-row>
        <table:table-row table:style-name="ro1">
          <table:table-cell office:value-type="float" office:value="7.2340767" calcext:value-type="float">
            <text:p>7.2340767</text:p>
          </table:table-cell>
          <table:table-cell office:value-type="float" office:value="7.015593984" calcext:value-type="float">
            <text:p>7.015593984</text:p>
          </table:table-cell>
          <table:table-cell table:formula="of:=[.A233]-[.$G$2]" office:value-type="float" office:value="0.0418569046567203" calcext:value-type="float">
            <text:p>0.04185690465672</text:p>
          </table:table-cell>
          <table:table-cell table:formula="of:=[.B233]-[.$H$2]" office:value-type="float" office:value="0.00216106199999988" calcext:value-type="float">
            <text:p>0.002161062</text:p>
          </table:table-cell>
          <table:table-cell table:number-columns-repeated="4"/>
        </table:table-row>
        <table:table-row table:style-name="ro1">
          <table:table-cell office:value-type="float" office:value="7.18996488" calcext:value-type="float">
            <text:p>7.18996488</text:p>
          </table:table-cell>
          <table:table-cell office:value-type="float" office:value="7.098292428" calcext:value-type="float">
            <text:p>7.098292428</text:p>
          </table:table-cell>
          <table:table-cell table:formula="of:=[.A234]-[.$G$2]" office:value-type="float" office:value="-0.00225491534328004" calcext:value-type="float">
            <text:p>-0.00225491534328</text:p>
          </table:table-cell>
          <table:table-cell table:formula="of:=[.B234]-[.$H$2]" office:value-type="float" office:value="0.0848595059999999" calcext:value-type="float">
            <text:p>0.084859506</text:p>
          </table:table-cell>
          <table:table-cell table:number-columns-repeated="4"/>
        </table:table-row>
        <table:table-row table:style-name="ro1">
          <table:table-cell office:value-type="float" office:value="7.189302348" calcext:value-type="float">
            <text:p>7.189302348</text:p>
          </table:table-cell>
          <table:table-cell office:value-type="float" office:value="7.01654172" calcext:value-type="float">
            <text:p>7.01654172</text:p>
          </table:table-cell>
          <table:table-cell table:formula="of:=[.A235]-[.$G$2]" office:value-type="float" office:value="-0.00291744734327981" calcext:value-type="float">
            <text:p>-0.00291744734328</text:p>
          </table:table-cell>
          <table:table-cell table:formula="of:=[.B235]-[.$H$2]" office:value-type="float" office:value="0.00310879800000041" calcext:value-type="float">
            <text:p>0.003108798</text:p>
          </table:table-cell>
          <table:table-cell table:number-columns-repeated="4"/>
        </table:table-row>
        <table:table-row table:style-name="ro1">
          <table:table-cell office:value-type="float" office:value="7.188219564" calcext:value-type="float">
            <text:p>7.188219564</text:p>
          </table:table-cell>
          <table:table-cell office:value-type="float" office:value="7.049950284" calcext:value-type="float">
            <text:p>7.049950284</text:p>
          </table:table-cell>
          <table:table-cell table:formula="of:=[.A236]-[.$G$2]" office:value-type="float" office:value="-0.00400023134328009" calcext:value-type="float">
            <text:p>-0.00400023134328</text:p>
          </table:table-cell>
          <table:table-cell table:formula="of:=[.B236]-[.$H$2]" office:value-type="float" office:value="0.0365173620000006" calcext:value-type="float">
            <text:p>0.036517362000001</text:p>
          </table:table-cell>
          <table:table-cell table:number-columns-repeated="4"/>
        </table:table-row>
        <table:table-row table:style-name="ro1">
          <table:table-cell office:value-type="float" office:value="7.190864136" calcext:value-type="float">
            <text:p>7.190864136</text:p>
          </table:table-cell>
          <table:table-cell office:value-type="float" office:value="7.016588532" calcext:value-type="float">
            <text:p>7.016588532</text:p>
          </table:table-cell>
          <table:table-cell table:formula="of:=[.A237]-[.$G$2]" office:value-type="float" office:value="-0.00135565934327975" calcext:value-type="float">
            <text:p>-0.00135565934328</text:p>
          </table:table-cell>
          <table:table-cell table:formula="of:=[.B237]-[.$H$2]" office:value-type="float" office:value="0.00315561000000031" calcext:value-type="float">
            <text:p>0.00315561</text:p>
          </table:table-cell>
          <table:table-cell table:number-columns-repeated="4"/>
        </table:table-row>
        <table:table-row table:style-name="ro1">
          <table:table-cell office:value-type="float" office:value="7.18929168" calcext:value-type="float">
            <text:p>7.18929168</text:p>
          </table:table-cell>
          <table:table-cell office:value-type="float" office:value="7.020669132" calcext:value-type="float">
            <text:p>7.020669132</text:p>
          </table:table-cell>
          <table:table-cell table:formula="of:=[.A238]-[.$G$2]" office:value-type="float" office:value="-0.00292811534327964" calcext:value-type="float">
            <text:p>-0.00292811534328</text:p>
          </table:table-cell>
          <table:table-cell table:formula="of:=[.B238]-[.$H$2]" office:value-type="float" office:value="0.0072362100000003" calcext:value-type="float">
            <text:p>0.00723621</text:p>
          </table:table-cell>
          <table:table-cell table:number-columns-repeated="4"/>
        </table:table-row>
        <table:table-row table:style-name="ro1">
          <table:table-cell office:value-type="float" office:value="7.199614872" calcext:value-type="float">
            <text:p>7.199614872</text:p>
          </table:table-cell>
          <table:table-cell office:value-type="float" office:value="7.025560128" calcext:value-type="float">
            <text:p>7.025560128</text:p>
          </table:table-cell>
          <table:table-cell table:formula="of:=[.A239]-[.$G$2]" office:value-type="float" office:value="0.0073950766567199" calcext:value-type="float">
            <text:p>0.00739507665672</text:p>
          </table:table-cell>
          <table:table-cell table:formula="of:=[.B239]-[.$H$2]" office:value-type="float" office:value="0.0121272060000006" calcext:value-type="float">
            <text:p>0.012127206000001</text:p>
          </table:table-cell>
          <table:table-cell table:number-columns-repeated="4"/>
        </table:table-row>
        <table:table-row table:style-name="ro1">
          <table:table-cell office:value-type="float" office:value="7.202719872" calcext:value-type="float">
            <text:p>7.202719872</text:p>
          </table:table-cell>
          <table:table-cell office:value-type="float" office:value="7.014400608" calcext:value-type="float">
            <text:p>7.014400608</text:p>
          </table:table-cell>
          <table:table-cell table:formula="of:=[.A240]-[.$G$2]" office:value-type="float" office:value="0.0105000766567205" calcext:value-type="float">
            <text:p>0.010500076656721</text:p>
          </table:table-cell>
          <table:table-cell table:formula="of:=[.B240]-[.$H$2]" office:value-type="float" office:value="0.000967686000000079" calcext:value-type="float">
            <text:p>0.000967686</text:p>
          </table:table-cell>
          <table:table-cell table:number-columns-repeated="4"/>
        </table:table-row>
        <table:table-row table:style-name="ro1">
          <table:table-cell office:value-type="float" office:value="7.18851198" calcext:value-type="float">
            <text:p>7.18851198</text:p>
          </table:table-cell>
          <table:table-cell office:value-type="float" office:value="7.016813556" calcext:value-type="float">
            <text:p>7.016813556</text:p>
          </table:table-cell>
          <table:table-cell table:formula="of:=[.A241]-[.$G$2]" office:value-type="float" office:value="-0.00370781534327946" calcext:value-type="float">
            <text:p>-0.003707815343279</text:p>
          </table:table-cell>
          <table:table-cell table:formula="of:=[.B241]-[.$H$2]" office:value-type="float" office:value="0.00338063399999999" calcext:value-type="float">
            <text:p>0.003380634</text:p>
          </table:table-cell>
          <table:table-cell table:number-columns-repeated="4"/>
        </table:table-row>
        <table:table-row table:style-name="ro1">
          <table:table-cell office:value-type="float" office:value="7.191310128" calcext:value-type="float">
            <text:p>7.191310128</text:p>
          </table:table-cell>
          <table:table-cell office:value-type="float" office:value="7.014376488" calcext:value-type="float">
            <text:p>7.014376488</text:p>
          </table:table-cell>
          <table:table-cell table:formula="of:=[.A242]-[.$G$2]" office:value-type="float" office:value="-0.00090966734328024" calcext:value-type="float">
            <text:p>-0.00090966734328</text:p>
          </table:table-cell>
          <table:table-cell table:formula="of:=[.B242]-[.$H$2]" office:value-type="float" office:value="0.000943566000000118" calcext:value-type="float">
            <text:p>0.000943566</text:p>
          </table:table-cell>
          <table:table-cell table:number-columns-repeated="4"/>
        </table:table-row>
        <table:table-row table:style-name="ro1">
          <table:table-cell office:value-type="float" office:value="7.21009182" calcext:value-type="float">
            <text:p>7.21009182</text:p>
          </table:table-cell>
          <table:table-cell office:value-type="float" office:value="7.013975352" calcext:value-type="float">
            <text:p>7.013975352</text:p>
          </table:table-cell>
          <table:table-cell table:formula="of:=[.A243]-[.$G$2]" office:value-type="float" office:value="0.0178720246567199" calcext:value-type="float">
            <text:p>0.01787202465672</text:p>
          </table:table-cell>
          <table:table-cell table:formula="of:=[.B243]-[.$H$2]" office:value-type="float" office:value="0.000542430000000316" calcext:value-type="float">
            <text:p>0.00054243</text:p>
          </table:table-cell>
          <table:table-cell table:number-columns-repeated="4"/>
        </table:table-row>
        <table:table-row table:style-name="ro1">
          <table:table-cell office:value-type="float" office:value="7.193498424" calcext:value-type="float">
            <text:p>7.193498424</text:p>
          </table:table-cell>
          <table:table-cell office:value-type="float" office:value="7.007787936" calcext:value-type="float">
            <text:p>7.007787936</text:p>
          </table:table-cell>
          <table:table-cell table:formula="of:=[.A244]-[.$G$2]" office:value-type="float" office:value="0.00127862865672057" calcext:value-type="float">
            <text:p>0.001278628656721</text:p>
          </table:table-cell>
          <table:table-cell table:formula="of:=[.B244]-[.$H$2]" office:value-type="float" office:value="-0.00564498600000007" calcext:value-type="float">
            <text:p>-0.005644986</text:p>
          </table:table-cell>
          <table:table-cell table:number-columns-repeated="4"/>
        </table:table-row>
        <table:table-row table:style-name="ro1">
          <table:table-cell office:value-type="float" office:value="7.18563444" calcext:value-type="float">
            <text:p>7.18563444</text:p>
          </table:table-cell>
          <table:table-cell office:value-type="float" office:value="7.016269308" calcext:value-type="float">
            <text:p>7.016269308</text:p>
          </table:table-cell>
          <table:table-cell table:formula="of:=[.A245]-[.$G$2]" office:value-type="float" office:value="-0.00658535534327953" calcext:value-type="float">
            <text:p>-0.00658535534328</text:p>
          </table:table-cell>
          <table:table-cell table:formula="of:=[.B245]-[.$H$2]" office:value-type="float" office:value="0.00283638600000025" calcext:value-type="float">
            <text:p>0.002836386</text:p>
          </table:table-cell>
          <table:table-cell table:number-columns-repeated="4"/>
        </table:table-row>
        <table:table-row table:style-name="ro1">
          <table:table-cell office:value-type="float" office:value="7.19902056" calcext:value-type="float">
            <text:p>7.19902056</text:p>
          </table:table-cell>
          <table:table-cell office:value-type="float" office:value="7.00775844" calcext:value-type="float">
            <text:p>7.00775844</text:p>
          </table:table-cell>
          <table:table-cell table:formula="of:=[.A246]-[.$G$2]" office:value-type="float" office:value="0.0068007646567203" calcext:value-type="float">
            <text:p>0.00680076465672</text:p>
          </table:table-cell>
          <table:table-cell table:formula="of:=[.B246]-[.$H$2]" office:value-type="float" office:value="-0.00567448199999987" calcext:value-type="float">
            <text:p>-0.005674482</text:p>
          </table:table-cell>
          <table:table-cell table:number-columns-repeated="4"/>
        </table:table-row>
        <table:table-row table:style-name="ro1">
          <table:table-cell office:value-type="float" office:value="7.19227176" calcext:value-type="float">
            <text:p>7.19227176</text:p>
          </table:table-cell>
          <table:table-cell office:value-type="float" office:value="7.276085556" calcext:value-type="float">
            <text:p>7.276085556</text:p>
          </table:table-cell>
          <table:table-cell table:formula="of:=[.A247]-[.$G$2]" office:value-type="float" office:value="0.0000519646567198606" calcext:value-type="float">
            <text:p>5.19646567198606E-05</text:p>
          </table:table-cell>
          <table:table-cell table:formula="of:=[.B247]-[.$H$2]" office:value-type="float" office:value="0.262652634" calcext:value-type="float">
            <text:p>0.262652634</text:p>
          </table:table-cell>
          <table:table-cell table:number-columns-repeated="4"/>
        </table:table-row>
        <table:table-row table:style-name="ro1">
          <table:table-cell office:value-type="float" office:value="7.195803108" calcext:value-type="float">
            <text:p>7.195803108</text:p>
          </table:table-cell>
          <table:table-cell office:value-type="float" office:value="7.2734904" calcext:value-type="float">
            <text:p>7.2734904</text:p>
          </table:table-cell>
          <table:table-cell table:formula="of:=[.A248]-[.$G$2]" office:value-type="float" office:value="0.00358331265671996" calcext:value-type="float">
            <text:p>0.00358331265672</text:p>
          </table:table-cell>
          <table:table-cell table:formula="of:=[.B248]-[.$H$2]" office:value-type="float" office:value="0.260057478" calcext:value-type="float">
            <text:p>0.260057478</text:p>
          </table:table-cell>
          <table:table-cell table:number-columns-repeated="4"/>
        </table:table-row>
        <table:table-row table:style-name="ro1">
          <table:table-cell office:value-type="float" office:value="7.189473324" calcext:value-type="float">
            <text:p>7.189473324</text:p>
          </table:table-cell>
          <table:table-cell office:value-type="float" office:value="7.022816964" calcext:value-type="float">
            <text:p>7.022816964</text:p>
          </table:table-cell>
          <table:table-cell table:formula="of:=[.A249]-[.$G$2]" office:value-type="float" office:value="-0.0027464713432801" calcext:value-type="float">
            <text:p>-0.00274647134328</text:p>
          </table:table-cell>
          <table:table-cell table:formula="of:=[.B249]-[.$H$2]" office:value-type="float" office:value="0.00938404200000065" calcext:value-type="float">
            <text:p>0.009384042000001</text:p>
          </table:table-cell>
          <table:table-cell table:number-columns-repeated="4"/>
        </table:table-row>
        <table:table-row table:style-name="ro1">
          <table:table-cell office:value-type="float" office:value="7.189674132" calcext:value-type="float">
            <text:p>7.189674132</text:p>
          </table:table-cell>
          <table:table-cell office:value-type="float" office:value="7.009109988" calcext:value-type="float">
            <text:p>7.009109988</text:p>
          </table:table-cell>
          <table:table-cell table:formula="of:=[.A250]-[.$G$2]" office:value-type="float" office:value="-0.00254566334327944" calcext:value-type="float">
            <text:p>-0.002545663343279</text:p>
          </table:table-cell>
          <table:table-cell table:formula="of:=[.B250]-[.$H$2]" office:value-type="float" office:value="-0.00432293400000017" calcext:value-type="float">
            <text:p>-0.004322934</text:p>
          </table:table-cell>
          <table:table-cell table:number-columns-repeated="4"/>
        </table:table-row>
        <table:table-row table:style-name="ro1">
          <table:table-cell office:value-type="float" office:value="7.19010876" calcext:value-type="float">
            <text:p>7.19010876</text:p>
          </table:table-cell>
          <table:table-cell office:value-type="float" office:value="7.011250908" calcext:value-type="float">
            <text:p>7.011250908</text:p>
          </table:table-cell>
          <table:table-cell table:formula="of:=[.A251]-[.$G$2]" office:value-type="float" office:value="-0.00211103534327961" calcext:value-type="float">
            <text:p>-0.00211103534328</text:p>
          </table:table-cell>
          <table:table-cell table:formula="of:=[.B251]-[.$H$2]" office:value-type="float" office:value="-0.00218201399999973" calcext:value-type="float">
            <text:p>-0.002182014</text:p>
          </table:table-cell>
          <table:table-cell table:number-columns-repeated="4"/>
        </table:table-row>
        <table:table-row table:style-name="ro1">
          <table:table-cell office:value-type="float" office:value="7.190309484" calcext:value-type="float">
            <text:p>7.190309484</text:p>
          </table:table-cell>
          <table:table-cell office:value-type="float" office:value="7.021954488" calcext:value-type="float">
            <text:p>7.021954488</text:p>
          </table:table-cell>
          <table:table-cell table:formula="of:=[.A252]-[.$G$2]" office:value-type="float" office:value="-0.00191031134327968" calcext:value-type="float">
            <text:p>-0.00191031134328</text:p>
          </table:table-cell>
          <table:table-cell table:formula="of:=[.B252]-[.$H$2]" office:value-type="float" office:value="0.00852156600000065" calcext:value-type="float">
            <text:p>0.008521566000001</text:p>
          </table:table-cell>
          <table:table-cell table:number-columns-repeated="4"/>
        </table:table-row>
        <table:table-row table:style-name="ro1">
          <table:table-cell office:value-type="float" office:value="7.20287724" calcext:value-type="float">
            <text:p>7.20287724</text:p>
          </table:table-cell>
          <table:table-cell office:value-type="float" office:value="7.0180824" calcext:value-type="float">
            <text:p>7.0180824</text:p>
          </table:table-cell>
          <table:table-cell table:formula="of:=[.A253]-[.$G$2]" office:value-type="float" office:value="0.0106574446567205" calcext:value-type="float">
            <text:p>0.010657444656721</text:p>
          </table:table-cell>
          <table:table-cell table:formula="of:=[.B253]-[.$H$2]" office:value-type="float" office:value="0.00464947800000015" calcext:value-type="float">
            <text:p>0.004649478</text:p>
          </table:table-cell>
          <table:table-cell table:number-columns-repeated="4"/>
        </table:table-row>
        <table:table-row table:style-name="ro1">
          <table:table-cell office:value-type="float" office:value="7.186606116" calcext:value-type="float">
            <text:p>7.186606116</text:p>
          </table:table-cell>
          <table:table-cell office:value-type="float" office:value="7.015047552" calcext:value-type="float">
            <text:p>7.015047552</text:p>
          </table:table-cell>
          <table:table-cell table:formula="of:=[.A254]-[.$G$2]" office:value-type="float" office:value="-0.00561367934327972" calcext:value-type="float">
            <text:p>-0.00561367934328</text:p>
          </table:table-cell>
          <table:table-cell table:formula="of:=[.B254]-[.$H$2]" office:value-type="float" office:value="0.00161463000000062" calcext:value-type="float">
            <text:p>0.001614630000001</text:p>
          </table:table-cell>
          <table:table-cell table:number-columns-repeated="4"/>
        </table:table-row>
        <table:table-row table:style-name="ro1">
          <table:table-cell office:value-type="float" office:value="7.222600128" calcext:value-type="float">
            <text:p>7.222600128</text:p>
          </table:table-cell>
          <table:table-cell office:value-type="float" office:value="7.010177064" calcext:value-type="float">
            <text:p>7.010177064</text:p>
          </table:table-cell>
          <table:table-cell table:formula="of:=[.A255]-[.$G$2]" office:value-type="float" office:value="0.03038033265672" calcext:value-type="float">
            <text:p>0.03038033265672</text:p>
          </table:table-cell>
          <table:table-cell table:formula="of:=[.B255]-[.$H$2]" office:value-type="float" office:value="-0.00325585800000017" calcext:value-type="float">
            <text:p>-0.003255858</text:p>
          </table:table-cell>
          <table:table-cell table:number-columns-repeated="4"/>
        </table:table-row>
        <table:table-row table:style-name="ro1">
          <table:table-cell office:value-type="float" office:value="7.19463282" calcext:value-type="float">
            <text:p>7.19463282</text:p>
          </table:table-cell>
          <table:table-cell office:value-type="float" office:value="7.020751716" calcext:value-type="float">
            <text:p>7.020751716</text:p>
          </table:table-cell>
          <table:table-cell table:formula="of:=[.A256]-[.$G$2]" office:value-type="float" office:value="0.00241302465672" calcext:value-type="float">
            <text:p>0.00241302465672</text:p>
          </table:table-cell>
          <table:table-cell table:formula="of:=[.B256]-[.$H$2]" office:value-type="float" office:value="0.00731879400000057" calcext:value-type="float">
            <text:p>0.007318794000001</text:p>
          </table:table-cell>
          <table:table-cell table:number-columns-repeated="4"/>
        </table:table-row>
        <table:table-row table:style-name="ro1">
          <table:table-cell office:value-type="float" office:value="7.193272692" calcext:value-type="float">
            <text:p>7.193272692</text:p>
          </table:table-cell>
          <table:table-cell office:value-type="float" office:value="7.00429344" calcext:value-type="float">
            <text:p>7.00429344</text:p>
          </table:table-cell>
          <table:table-cell table:formula="of:=[.A257]-[.$G$2]" office:value-type="float" office:value="0.00105289665672004" calcext:value-type="float">
            <text:p>0.00105289665672</text:p>
          </table:table-cell>
          <table:table-cell table:formula="of:=[.B257]-[.$H$2]" office:value-type="float" office:value="-0.00913948200000014" calcext:value-type="float">
            <text:p>-0.009139482</text:p>
          </table:table-cell>
          <table:table-cell table:number-columns-repeated="4"/>
        </table:table-row>
        <table:table-row table:style-name="ro1">
          <table:table-cell office:value-type="float" office:value="7.196600604" calcext:value-type="float">
            <text:p>7.196600604</text:p>
          </table:table-cell>
          <table:table-cell office:value-type="float" office:value="7.017822348" calcext:value-type="float">
            <text:p>7.017822348</text:p>
          </table:table-cell>
          <table:table-cell table:formula="of:=[.A258]-[.$G$2]" office:value-type="float" office:value="0.00438080865672053" calcext:value-type="float">
            <text:p>0.004380808656721</text:p>
          </table:table-cell>
          <table:table-cell table:formula="of:=[.B258]-[.$H$2]" office:value-type="float" office:value="0.00438942600000036" calcext:value-type="float">
            <text:p>0.004389426</text:p>
          </table:table-cell>
          <table:table-cell table:number-columns-repeated="4"/>
        </table:table-row>
        <table:table-row table:style-name="ro1">
          <table:table-cell office:value-type="float" office:value="7.191469716" calcext:value-type="float">
            <text:p>7.191469716</text:p>
          </table:table-cell>
          <table:table-cell office:value-type="float" office:value="7.014502368" calcext:value-type="float">
            <text:p>7.014502368</text:p>
          </table:table-cell>
          <table:table-cell table:formula="of:=[.A259]-[.$G$2]" office:value-type="float" office:value="-0.000750079343279531" calcext:value-type="float">
            <text:p>-0.00075007934328</text:p>
          </table:table-cell>
          <table:table-cell table:formula="of:=[.B259]-[.$H$2]" office:value-type="float" office:value="0.00106944599999981" calcext:value-type="float">
            <text:p>0.001069446</text:p>
          </table:table-cell>
          <table:table-cell table:number-columns-repeated="4"/>
        </table:table-row>
        <table:table-row table:style-name="ro1">
          <table:table-cell office:value-type="float" office:value="7.190465892" calcext:value-type="float">
            <text:p>7.190465892</text:p>
          </table:table-cell>
          <table:table-cell office:value-type="float" office:value="7.012626312" calcext:value-type="float">
            <text:p>7.012626312</text:p>
          </table:table-cell>
          <table:table-cell table:formula="of:=[.A260]-[.$G$2]" office:value-type="float" office:value="-0.00175390334328007" calcext:value-type="float">
            <text:p>-0.00175390334328</text:p>
          </table:table-cell>
          <table:table-cell table:formula="of:=[.B260]-[.$H$2]" office:value-type="float" office:value="-0.000806609999999708" calcext:value-type="float">
            <text:p>-0.00080661</text:p>
          </table:table-cell>
          <table:table-cell table:number-columns-repeated="4"/>
        </table:table-row>
        <table:table-row table:style-name="ro1">
          <table:table-cell office:value-type="float" office:value="7.189512276" calcext:value-type="float">
            <text:p>7.189512276</text:p>
          </table:table-cell>
          <table:table-cell office:value-type="float" office:value="7.00968396" calcext:value-type="float">
            <text:p>7.00968396</text:p>
          </table:table-cell>
          <table:table-cell table:formula="of:=[.A261]-[.$G$2]" office:value-type="float" office:value="-0.00270751934327951" calcext:value-type="float">
            <text:p>-0.00270751934328</text:p>
          </table:table-cell>
          <table:table-cell table:formula="of:=[.B261]-[.$H$2]" office:value-type="float" office:value="-0.00374896199999952" calcext:value-type="float">
            <text:p>-0.003748962</text:p>
          </table:table-cell>
          <table:table-cell table:number-columns-repeated="4"/>
        </table:table-row>
        <table:table-row table:style-name="ro1">
          <table:table-cell office:value-type="float" office:value="7.187867712" calcext:value-type="float">
            <text:p>7.187867712</text:p>
          </table:table-cell>
          <table:table-cell office:value-type="float" office:value="7.018929768" calcext:value-type="float">
            <text:p>7.018929768</text:p>
          </table:table-cell>
          <table:table-cell table:formula="of:=[.A262]-[.$G$2]" office:value-type="float" office:value="-0.00435208334327974" calcext:value-type="float">
            <text:p>-0.00435208334328</text:p>
          </table:table-cell>
          <table:table-cell table:formula="of:=[.B262]-[.$H$2]" office:value-type="float" office:value="0.00549684599999978" calcext:value-type="float">
            <text:p>0.005496846</text:p>
          </table:table-cell>
          <table:table-cell table:number-columns-repeated="4"/>
        </table:table-row>
        <table:table-row table:style-name="ro1">
          <table:table-cell office:value-type="float" office:value="7.190878416" calcext:value-type="float">
            <text:p>7.190878416</text:p>
          </table:table-cell>
          <table:table-cell office:value-type="float" office:value="7.010461248" calcext:value-type="float">
            <text:p>7.010461248</text:p>
          </table:table-cell>
          <table:table-cell table:formula="of:=[.A263]-[.$G$2]" office:value-type="float" office:value="-0.00134137934327949" calcext:value-type="float">
            <text:p>-0.00134137934328</text:p>
          </table:table-cell>
          <table:table-cell table:formula="of:=[.B263]-[.$H$2]" office:value-type="float" office:value="-0.00297167399999942" calcext:value-type="float">
            <text:p>-0.002971673999999</text:p>
          </table:table-cell>
          <table:table-cell table:number-columns-repeated="4"/>
        </table:table-row>
        <table:table-row table:style-name="ro1">
          <table:table-cell office:value-type="float" office:value="7.195340988" calcext:value-type="float">
            <text:p>7.195340988</text:p>
          </table:table-cell>
          <table:table-cell office:value-type="float" office:value="7.012534008" calcext:value-type="float">
            <text:p>7.012534008</text:p>
          </table:table-cell>
          <table:table-cell table:formula="of:=[.A264]-[.$G$2]" office:value-type="float" office:value="0.00312119265672006" calcext:value-type="float">
            <text:p>0.00312119265672</text:p>
          </table:table-cell>
          <table:table-cell table:formula="of:=[.B264]-[.$H$2]" office:value-type="float" office:value="-0.000898913999999529" calcext:value-type="float">
            <text:p>-0.000898914</text:p>
          </table:table-cell>
          <table:table-cell table:number-columns-repeated="4"/>
        </table:table-row>
        <table:table-row table:style-name="ro1">
          <table:table-cell office:value-type="float" office:value="7.19316318" calcext:value-type="float">
            <text:p>7.19316318</text:p>
          </table:table-cell>
          <table:table-cell office:value-type="float" office:value="7.019972604" calcext:value-type="float">
            <text:p>7.019972604</text:p>
          </table:table-cell>
          <table:table-cell table:formula="of:=[.A265]-[.$G$2]" office:value-type="float" office:value="0.00094338465672017" calcext:value-type="float">
            <text:p>0.00094338465672</text:p>
          </table:table-cell>
          <table:table-cell table:formula="of:=[.B265]-[.$H$2]" office:value-type="float" office:value="0.00653968200000055" calcext:value-type="float">
            <text:p>0.006539682000001</text:p>
          </table:table-cell>
          <table:table-cell table:number-columns-repeated="4"/>
        </table:table-row>
        <table:table-row table:style-name="ro1">
          <table:table-cell office:value-type="float" office:value="7.192049856" calcext:value-type="float">
            <text:p>7.192049856</text:p>
          </table:table-cell>
          <table:table-cell office:value-type="float" office:value="7.01002044" calcext:value-type="float">
            <text:p>7.01002044</text:p>
          </table:table-cell>
          <table:table-cell table:formula="of:=[.A266]-[.$G$2]" office:value-type="float" office:value="-0.000169939343280134" calcext:value-type="float">
            <text:p>-0.00016993934328</text:p>
          </table:table-cell>
          <table:table-cell table:formula="of:=[.B266]-[.$H$2]" office:value-type="float" office:value="-0.00341248199999988" calcext:value-type="float">
            <text:p>-0.003412482</text:p>
          </table:table-cell>
          <table:table-cell table:number-columns-repeated="4"/>
        </table:table-row>
        <table:table-row table:style-name="ro1">
          <table:table-cell office:value-type="float" office:value="7.1890908" calcext:value-type="float">
            <text:p>7.1890908</text:p>
          </table:table-cell>
          <table:table-cell office:value-type="float" office:value="7.011589008" calcext:value-type="float">
            <text:p>7.011589008</text:p>
          </table:table-cell>
          <table:table-cell table:formula="of:=[.A267]-[.$G$2]" office:value-type="float" office:value="-0.00312899534328004" calcext:value-type="float">
            <text:p>-0.00312899534328</text:p>
          </table:table-cell>
          <table:table-cell table:formula="of:=[.B267]-[.$H$2]" office:value-type="float" office:value="-0.00184391400000017" calcext:value-type="float">
            <text:p>-0.001843914</text:p>
          </table:table-cell>
          <table:table-cell table:number-columns-repeated="4"/>
        </table:table-row>
        <table:table-row table:style-name="ro1">
          <table:table-cell office:value-type="float" office:value="7.209828852" calcext:value-type="float">
            <text:p>7.209828852</text:p>
          </table:table-cell>
          <table:table-cell office:value-type="float" office:value="7.00671072" calcext:value-type="float">
            <text:p>7.00671072</text:p>
          </table:table-cell>
          <table:table-cell table:formula="of:=[.A268]-[.$G$2]" office:value-type="float" office:value="0.0176090566567204" calcext:value-type="float">
            <text:p>0.017609056656721</text:p>
          </table:table-cell>
          <table:table-cell table:formula="of:=[.B268]-[.$H$2]" office:value-type="float" office:value="-0.00672220199999973" calcext:value-type="float">
            <text:p>-0.006722202</text:p>
          </table:table-cell>
          <table:table-cell table:number-columns-repeated="4"/>
        </table:table-row>
        <table:table-row table:style-name="ro1">
          <table:table-cell office:value-type="float" office:value="7.184464068" calcext:value-type="float">
            <text:p>7.184464068</text:p>
          </table:table-cell>
          <table:table-cell office:value-type="float" office:value="7.023791172" calcext:value-type="float">
            <text:p>7.023791172</text:p>
          </table:table-cell>
          <table:table-cell table:formula="of:=[.A269]-[.$G$2]" office:value-type="float" office:value="-0.00775572734328023" calcext:value-type="float">
            <text:p>-0.00775572734328</text:p>
          </table:table-cell>
          <table:table-cell table:formula="of:=[.B269]-[.$H$2]" office:value-type="float" office:value="0.0103582500000003" calcext:value-type="float">
            <text:p>0.01035825</text:p>
          </table:table-cell>
          <table:table-cell table:number-columns-repeated="4"/>
        </table:table-row>
        <table:table-row table:style-name="ro1">
          <table:table-cell office:value-type="float" office:value="7.189272564" calcext:value-type="float">
            <text:p>7.189272564</text:p>
          </table:table-cell>
          <table:table-cell office:value-type="float" office:value="7.005337368" calcext:value-type="float">
            <text:p>7.005337368</text:p>
          </table:table-cell>
          <table:table-cell table:formula="of:=[.A270]-[.$G$2]" office:value-type="float" office:value="-0.00294723134327945" calcext:value-type="float">
            <text:p>-0.002947231343279</text:p>
          </table:table-cell>
          <table:table-cell table:formula="of:=[.B270]-[.$H$2]" office:value-type="float" office:value="-0.00809555399999962" calcext:value-type="float">
            <text:p>-0.008095554</text:p>
          </table:table-cell>
          <table:table-cell table:number-columns-repeated="4"/>
        </table:table-row>
        <table:table-row table:style-name="ro1">
          <table:table-cell office:value-type="float" office:value="7.185111696" calcext:value-type="float">
            <text:p>7.185111696</text:p>
          </table:table-cell>
          <table:table-cell office:value-type="float" office:value="7.024182192" calcext:value-type="float">
            <text:p>7.024182192</text:p>
          </table:table-cell>
          <table:table-cell table:formula="of:=[.A271]-[.$G$2]" office:value-type="float" office:value="-0.00710809934327994" calcext:value-type="float">
            <text:p>-0.00710809934328</text:p>
          </table:table-cell>
          <table:table-cell table:formula="of:=[.B271]-[.$H$2]" office:value-type="float" office:value="0.0107492699999998" calcext:value-type="float">
            <text:p>0.01074927</text:p>
          </table:table-cell>
          <table:table-cell table:number-columns-repeated="4"/>
        </table:table-row>
        <table:table-row table:style-name="ro1">
          <table:table-cell office:value-type="float" office:value="7.194614268" calcext:value-type="float">
            <text:p>7.194614268</text:p>
          </table:table-cell>
          <table:table-cell office:value-type="float" office:value="7.015570308" calcext:value-type="float">
            <text:p>7.015570308</text:p>
          </table:table-cell>
          <table:table-cell table:formula="of:=[.A272]-[.$G$2]" office:value-type="float" office:value="0.00239447265671977" calcext:value-type="float">
            <text:p>0.00239447265672</text:p>
          </table:table-cell>
          <table:table-cell table:formula="of:=[.B272]-[.$H$2]" office:value-type="float" office:value="0.00213738600000024" calcext:value-type="float">
            <text:p>0.002137386</text:p>
          </table:table-cell>
          <table:table-cell table:number-columns-repeated="4"/>
        </table:table-row>
        <table:table-row table:style-name="ro1">
          <table:table-cell office:value-type="float" office:value="7.198091724" calcext:value-type="float">
            <text:p>7.198091724</text:p>
          </table:table-cell>
          <table:table-cell office:value-type="float" office:value="7.008390492" calcext:value-type="float">
            <text:p>7.008390492</text:p>
          </table:table-cell>
          <table:table-cell table:formula="of:=[.A273]-[.$G$2]" office:value-type="float" office:value="0.00587192865672037" calcext:value-type="float">
            <text:p>0.00587192865672</text:p>
          </table:table-cell>
          <table:table-cell table:formula="of:=[.B273]-[.$H$2]" office:value-type="float" office:value="-0.0050424299999996" calcext:value-type="float">
            <text:p>-0.00504243</text:p>
          </table:table-cell>
          <table:table-cell table:number-columns-repeated="4"/>
        </table:table-row>
        <table:table-row table:style-name="ro1">
          <table:table-cell office:value-type="float" office:value="7.19499606" calcext:value-type="float">
            <text:p>7.19499606</text:p>
          </table:table-cell>
          <table:table-cell office:value-type="float" office:value="7.015136412" calcext:value-type="float">
            <text:p>7.015136412</text:p>
          </table:table-cell>
          <table:table-cell table:formula="of:=[.A274]-[.$G$2]" office:value-type="float" office:value="0.00277626465672043" calcext:value-type="float">
            <text:p>0.00277626465672</text:p>
          </table:table-cell>
          <table:table-cell table:formula="of:=[.B274]-[.$H$2]" office:value-type="float" office:value="0.00170349000000058" calcext:value-type="float">
            <text:p>0.001703490000001</text:p>
          </table:table-cell>
          <table:table-cell table:number-columns-repeated="4"/>
        </table:table-row>
        <table:table-row table:style-name="ro1">
          <table:table-cell office:value-type="float" office:value="7.20485952" calcext:value-type="float">
            <text:p>7.20485952</text:p>
          </table:table-cell>
          <table:table-cell office:value-type="float" office:value="7.010330136" calcext:value-type="float">
            <text:p>7.010330136</text:p>
          </table:table-cell>
          <table:table-cell table:formula="of:=[.A275]-[.$G$2]" office:value-type="float" office:value="0.0126397246567205" calcext:value-type="float">
            <text:p>0.012639724656721</text:p>
          </table:table-cell>
          <table:table-cell table:formula="of:=[.B275]-[.$H$2]" office:value-type="float" office:value="-0.00310278599999947" calcext:value-type="float">
            <text:p>-0.003102785999999</text:p>
          </table:table-cell>
          <table:table-cell table:number-columns-repeated="4"/>
        </table:table-row>
        <table:table-row table:style-name="ro1">
          <table:table-cell office:value-type="float" office:value="7.185293316" calcext:value-type="float">
            <text:p>7.185293316</text:p>
          </table:table-cell>
          <table:table-cell office:value-type="float" office:value="7.019498592" calcext:value-type="float">
            <text:p>7.019498592</text:p>
          </table:table-cell>
          <table:table-cell table:formula="of:=[.A276]-[.$G$2]" office:value-type="float" office:value="-0.00692647934327972" calcext:value-type="float">
            <text:p>-0.00692647934328</text:p>
          </table:table-cell>
          <table:table-cell table:formula="of:=[.B276]-[.$H$2]" office:value-type="float" office:value="0.00606566999999991" calcext:value-type="float">
            <text:p>0.00606567</text:p>
          </table:table-cell>
          <table:table-cell table:number-columns-repeated="4"/>
        </table:table-row>
        <table:table-row table:style-name="ro1">
          <table:table-cell office:value-type="float" office:value="7.18366092" calcext:value-type="float">
            <text:p>7.18366092</text:p>
          </table:table-cell>
          <table:table-cell office:value-type="float" office:value="7.00734984" calcext:value-type="float">
            <text:p>7.00734984</text:p>
          </table:table-cell>
          <table:table-cell table:formula="of:=[.A277]-[.$G$2]" office:value-type="float" office:value="-0.00855887534327948" calcext:value-type="float">
            <text:p>-0.008558875343279</text:p>
          </table:table-cell>
          <table:table-cell table:formula="of:=[.B277]-[.$H$2]" office:value-type="float" office:value="-0.00608308199999996" calcext:value-type="float">
            <text:p>-0.006083082</text:p>
          </table:table-cell>
          <table:table-cell table:number-columns-repeated="4"/>
        </table:table-row>
        <table:table-row table:style-name="ro1">
          <table:table-cell office:value-type="float" office:value="7.19089056" calcext:value-type="float">
            <text:p>7.19089056</text:p>
          </table:table-cell>
          <table:table-cell office:value-type="float" office:value="7.018304796" calcext:value-type="float">
            <text:p>7.018304796</text:p>
          </table:table-cell>
          <table:table-cell table:formula="of:=[.A278]-[.$G$2]" office:value-type="float" office:value="-0.00132923534328011" calcext:value-type="float">
            <text:p>-0.00132923534328</text:p>
          </table:table-cell>
          <table:table-cell table:formula="of:=[.B278]-[.$H$2]" office:value-type="float" office:value="0.004871874" calcext:value-type="float">
            <text:p>0.004871874</text:p>
          </table:table-cell>
          <table:table-cell table:number-columns-repeated="4"/>
        </table:table-row>
        <table:table-row table:style-name="ro1">
          <table:table-cell office:value-type="float" office:value="7.184610516" calcext:value-type="float">
            <text:p>7.184610516</text:p>
          </table:table-cell>
          <table:table-cell office:value-type="float" office:value="7.0072914" calcext:value-type="float">
            <text:p>7.0072914</text:p>
          </table:table-cell>
          <table:table-cell table:formula="of:=[.A279]-[.$G$2]" office:value-type="float" office:value="-0.0076092793432796" calcext:value-type="float">
            <text:p>-0.00760927934328</text:p>
          </table:table-cell>
          <table:table-cell table:formula="of:=[.B279]-[.$H$2]" office:value-type="float" office:value="-0.00614152200000007" calcext:value-type="float">
            <text:p>-0.006141522</text:p>
          </table:table-cell>
          <table:table-cell table:number-columns-repeated="4"/>
        </table:table-row>
        <table:table-row table:style-name="ro1">
          <table:table-cell office:value-type="float" office:value="7.19454774" calcext:value-type="float">
            <text:p>7.19454774</text:p>
          </table:table-cell>
          <table:table-cell office:value-type="float" office:value="7.011998868" calcext:value-type="float">
            <text:p>7.011998868</text:p>
          </table:table-cell>
          <table:table-cell table:formula="of:=[.A280]-[.$G$2]" office:value-type="float" office:value="0.00232794465672015" calcext:value-type="float">
            <text:p>0.00232794465672</text:p>
          </table:table-cell>
          <table:table-cell table:formula="of:=[.B280]-[.$H$2]" office:value-type="float" office:value="-0.00143405399999974" calcext:value-type="float">
            <text:p>-0.001434054</text:p>
          </table:table-cell>
          <table:table-cell table:number-columns-repeated="4"/>
        </table:table-row>
        <table:table-row table:style-name="ro1">
          <table:table-cell office:value-type="float" office:value="7.190538264" calcext:value-type="float">
            <text:p>7.190538264</text:p>
          </table:table-cell>
          <table:table-cell office:value-type="float" office:value="7.014743052" calcext:value-type="float">
            <text:p>7.014743052</text:p>
          </table:table-cell>
          <table:table-cell table:formula="of:=[.A281]-[.$G$2]" office:value-type="float" office:value="-0.00168153134328009" calcext:value-type="float">
            <text:p>-0.00168153134328</text:p>
          </table:table-cell>
          <table:table-cell table:formula="of:=[.B281]-[.$H$2]" office:value-type="float" office:value="0.00131013000000024" calcext:value-type="float">
            <text:p>0.00131013</text:p>
          </table:table-cell>
          <table:table-cell table:number-columns-repeated="4"/>
        </table:table-row>
        <table:table-row table:style-name="ro1">
          <table:table-cell office:value-type="float" office:value="7.187659164" calcext:value-type="float">
            <text:p>7.187659164</text:p>
          </table:table-cell>
          <table:table-cell office:value-type="float" office:value="7.014675744" calcext:value-type="float">
            <text:p>7.014675744</text:p>
          </table:table-cell>
          <table:table-cell table:formula="of:=[.A282]-[.$G$2]" office:value-type="float" office:value="-0.00456063134327955" calcext:value-type="float">
            <text:p>-0.00456063134328</text:p>
          </table:table-cell>
          <table:table-cell table:formula="of:=[.B282]-[.$H$2]" office:value-type="float" office:value="0.00124282200000003" calcext:value-type="float">
            <text:p>0.001242822</text:p>
          </table:table-cell>
          <table:table-cell table:number-columns-repeated="4"/>
        </table:table-row>
        <table:table-row table:style-name="ro1">
          <table:table-cell office:value-type="float" office:value="7.189404024" calcext:value-type="float">
            <text:p>7.189404024</text:p>
          </table:table-cell>
          <table:table-cell office:value-type="float" office:value="7.012432188" calcext:value-type="float">
            <text:p>7.012432188</text:p>
          </table:table-cell>
          <table:table-cell table:formula="of:=[.A283]-[.$G$2]" office:value-type="float" office:value="-0.00281577134327993" calcext:value-type="float">
            <text:p>-0.00281577134328</text:p>
          </table:table-cell>
          <table:table-cell table:formula="of:=[.B283]-[.$H$2]" office:value-type="float" office:value="-0.00100073399999978" calcext:value-type="float">
            <text:p>-0.001000734</text:p>
          </table:table-cell>
          <table:table-cell table:number-columns-repeated="4"/>
        </table:table-row>
        <table:table-row table:style-name="ro1">
          <table:table-cell office:value-type="float" office:value="7.182394584" calcext:value-type="float">
            <text:p>7.182394584</text:p>
          </table:table-cell>
          <table:table-cell office:value-type="float" office:value="7.032116544" calcext:value-type="float">
            <text:p>7.032116544</text:p>
          </table:table-cell>
          <table:table-cell table:formula="of:=[.A284]-[.$G$2]" office:value-type="float" office:value="-0.00982521134327996" calcext:value-type="float">
            <text:p>-0.00982521134328</text:p>
          </table:table-cell>
          <table:table-cell table:formula="of:=[.B284]-[.$H$2]" office:value-type="float" office:value="0.0186836220000002" calcext:value-type="float">
            <text:p>0.018683622</text:p>
          </table:table-cell>
          <table:table-cell table:number-columns-repeated="4"/>
        </table:table-row>
        <table:table-row table:style-name="ro1">
          <table:table-cell office:value-type="float" office:value="7.195192944" calcext:value-type="float">
            <text:p>7.195192944</text:p>
          </table:table-cell>
          <table:table-cell office:value-type="float" office:value="7.014949932" calcext:value-type="float">
            <text:p>7.014949932</text:p>
          </table:table-cell>
          <table:table-cell table:formula="of:=[.A285]-[.$G$2]" office:value-type="float" office:value="0.0029731486567206" calcext:value-type="float">
            <text:p>0.002973148656721</text:p>
          </table:table-cell>
          <table:table-cell table:formula="of:=[.B285]-[.$H$2]" office:value-type="float" office:value="0.0015170100000006" calcext:value-type="float">
            <text:p>0.001517010000001</text:p>
          </table:table-cell>
          <table:table-cell table:number-columns-repeated="4"/>
        </table:table-row>
        <table:table-row table:style-name="ro1">
          <table:table-cell office:value-type="float" office:value="7.188299208" calcext:value-type="float">
            <text:p>7.188299208</text:p>
          </table:table-cell>
          <table:table-cell office:value-type="float" office:value="7.060587948" calcext:value-type="float">
            <text:p>7.060587948</text:p>
          </table:table-cell>
          <table:table-cell table:formula="of:=[.A286]-[.$G$2]" office:value-type="float" office:value="-0.00392058734327971" calcext:value-type="float">
            <text:p>-0.00392058734328</text:p>
          </table:table-cell>
          <table:table-cell table:formula="of:=[.B286]-[.$H$2]" office:value-type="float" office:value="0.0471550260000004" calcext:value-type="float">
            <text:p>0.047155026000001</text:p>
          </table:table-cell>
          <table:table-cell table:number-columns-repeated="4"/>
        </table:table-row>
        <table:table-row table:style-name="ro1">
          <table:table-cell office:value-type="float" office:value="7.203208584" calcext:value-type="float">
            <text:p>7.203208584</text:p>
          </table:table-cell>
          <table:table-cell office:value-type="float" office:value="7.114183548" calcext:value-type="float">
            <text:p>7.114183548</text:p>
          </table:table-cell>
          <table:table-cell table:formula="of:=[.A287]-[.$G$2]" office:value-type="float" office:value="0.0109887886567206" calcext:value-type="float">
            <text:p>0.010988788656721</text:p>
          </table:table-cell>
          <table:table-cell table:formula="of:=[.B287]-[.$H$2]" office:value-type="float" office:value="0.100750626" calcext:value-type="float">
            <text:p>0.100750626</text:p>
          </table:table-cell>
          <table:table-cell table:number-columns-repeated="4"/>
        </table:table-row>
        <table:table-row table:style-name="ro1">
          <table:table-cell office:value-type="float" office:value="7.194556164" calcext:value-type="float">
            <text:p>7.194556164</text:p>
          </table:table-cell>
          <table:table-cell office:value-type="float" office:value="7.006651248" calcext:value-type="float">
            <text:p>7.006651248</text:p>
          </table:table-cell>
          <table:table-cell table:formula="of:=[.A288]-[.$G$2]" office:value-type="float" office:value="0.00233636865671993" calcext:value-type="float">
            <text:p>0.00233636865672</text:p>
          </table:table-cell>
          <table:table-cell table:formula="of:=[.B288]-[.$H$2]" office:value-type="float" office:value="-0.00678167399999996" calcext:value-type="float">
            <text:p>-0.006781674</text:p>
          </table:table-cell>
          <table:table-cell table:number-columns-repeated="4"/>
        </table:table-row>
        <table:table-row table:style-name="ro1">
          <table:table-cell office:value-type="float" office:value="7.207324824" calcext:value-type="float">
            <text:p>7.207324824</text:p>
          </table:table-cell>
          <table:table-cell office:value-type="float" office:value="7.10596044" calcext:value-type="float">
            <text:p>7.10596044</text:p>
          </table:table-cell>
          <table:table-cell table:formula="of:=[.A289]-[.$G$2]" office:value-type="float" office:value="0.0151050286567198" calcext:value-type="float">
            <text:p>0.01510502865672</text:p>
          </table:table-cell>
          <table:table-cell table:formula="of:=[.B289]-[.$H$2]" office:value-type="float" office:value="0.0925275179999998" calcext:value-type="float">
            <text:p>0.092527518</text:p>
          </table:table-cell>
          <table:table-cell table:number-columns-repeated="4"/>
        </table:table-row>
        <table:table-row table:style-name="ro1">
          <table:table-cell office:value-type="float" office:value="7.196493684" calcext:value-type="float">
            <text:p>7.196493684</text:p>
          </table:table-cell>
          <table:table-cell office:value-type="float" office:value="7.017454104" calcext:value-type="float">
            <text:p>7.017454104</text:p>
          </table:table-cell>
          <table:table-cell table:formula="of:=[.A290]-[.$G$2]" office:value-type="float" office:value="0.00427388865672018" calcext:value-type="float">
            <text:p>0.00427388865672</text:p>
          </table:table-cell>
          <table:table-cell table:formula="of:=[.B290]-[.$H$2]" office:value-type="float" office:value="0.00402118199999979" calcext:value-type="float">
            <text:p>0.004021182</text:p>
          </table:table-cell>
          <table:table-cell table:number-columns-repeated="4"/>
        </table:table-row>
        <table:table-row table:style-name="ro1">
          <table:table-cell office:value-type="float" office:value="7.2016053" calcext:value-type="float">
            <text:p>7.2016053</text:p>
          </table:table-cell>
          <table:table-cell office:value-type="float" office:value="7.02441234" calcext:value-type="float">
            <text:p>7.02441234</text:p>
          </table:table-cell>
          <table:table-cell table:formula="of:=[.A291]-[.$G$2]" office:value-type="float" office:value="0.00938550465671995" calcext:value-type="float">
            <text:p>0.00938550465672</text:p>
          </table:table-cell>
          <table:table-cell table:formula="of:=[.B291]-[.$H$2]" office:value-type="float" office:value="0.0109794179999998" calcext:value-type="float">
            <text:p>0.010979418</text:p>
          </table:table-cell>
          <table:table-cell table:number-columns-repeated="4"/>
        </table:table-row>
        <table:table-row table:style-name="ro1">
          <table:table-cell office:value-type="float" office:value="7.192365828" calcext:value-type="float">
            <text:p>7.192365828</text:p>
          </table:table-cell>
          <table:table-cell office:value-type="float" office:value="7.03414578" calcext:value-type="float">
            <text:p>7.03414578</text:p>
          </table:table-cell>
          <table:table-cell table:formula="of:=[.A292]-[.$G$2]" office:value-type="float" office:value="0.000146032656719974" calcext:value-type="float">
            <text:p>0.00014603265672</text:p>
          </table:table-cell>
          <table:table-cell table:formula="of:=[.B292]-[.$H$2]" office:value-type="float" office:value="0.0207128580000004" calcext:value-type="float">
            <text:p>0.020712858000001</text:p>
          </table:table-cell>
          <table:table-cell table:number-columns-repeated="4"/>
        </table:table-row>
        <table:table-row table:style-name="ro1">
          <table:table-cell office:value-type="float" office:value="7.194410076" calcext:value-type="float">
            <text:p>7.194410076</text:p>
          </table:table-cell>
          <table:table-cell office:value-type="float" office:value="7.009500216" calcext:value-type="float">
            <text:p>7.009500216</text:p>
          </table:table-cell>
          <table:table-cell table:formula="of:=[.A293]-[.$G$2]" office:value-type="float" office:value="0.00219028065671978" calcext:value-type="float">
            <text:p>0.00219028065672</text:p>
          </table:table-cell>
          <table:table-cell table:formula="of:=[.B293]-[.$H$2]" office:value-type="float" office:value="-0.00393270599999962" calcext:value-type="float">
            <text:p>-0.003932706</text:p>
          </table:table-cell>
          <table:table-cell table:number-columns-repeated="4"/>
        </table:table-row>
        <table:table-row table:style-name="ro1">
          <table:table-cell office:value-type="float" office:value="7.1907516" calcext:value-type="float">
            <text:p>7.1907516</text:p>
          </table:table-cell>
          <table:table-cell office:value-type="float" office:value="7.023155076" calcext:value-type="float">
            <text:p>7.023155076</text:p>
          </table:table-cell>
          <table:table-cell table:formula="of:=[.A294]-[.$G$2]" office:value-type="float" office:value="-0.00146819534328024" calcext:value-type="float">
            <text:p>-0.00146819534328</text:p>
          </table:table-cell>
          <table:table-cell table:formula="of:=[.B294]-[.$H$2]" office:value-type="float" office:value="0.00972215400000032" calcext:value-type="float">
            <text:p>0.009722154</text:p>
          </table:table-cell>
          <table:table-cell table:number-columns-repeated="4"/>
        </table:table-row>
        <table:table-row table:style-name="ro1">
          <table:table-cell office:value-type="float" office:value="7.191097536" calcext:value-type="float">
            <text:p>7.191097536</text:p>
          </table:table-cell>
          <table:table-cell office:value-type="float" office:value="7.012123296" calcext:value-type="float">
            <text:p>7.012123296</text:p>
          </table:table-cell>
          <table:table-cell table:formula="of:=[.A295]-[.$G$2]" office:value-type="float" office:value="-0.00112225934327981" calcext:value-type="float">
            <text:p>-0.00112225934328</text:p>
          </table:table-cell>
          <table:table-cell table:formula="of:=[.B295]-[.$H$2]" office:value-type="float" office:value="-0.0013096259999994" calcext:value-type="float">
            <text:p>-0.001309625999999</text:p>
          </table:table-cell>
          <table:table-cell table:number-columns-repeated="4"/>
        </table:table-row>
        <table:table-row table:style-name="ro1">
          <table:table-cell office:value-type="float" office:value="7.18181826" calcext:value-type="float">
            <text:p>7.18181826</text:p>
          </table:table-cell>
          <table:table-cell office:value-type="float" office:value="7.0280646" calcext:value-type="float">
            <text:p>7.0280646</text:p>
          </table:table-cell>
          <table:table-cell table:formula="of:=[.A296]-[.$G$2]" office:value-type="float" office:value="-0.0104015353432798" calcext:value-type="float">
            <text:p>-0.01040153534328</text:p>
          </table:table-cell>
          <table:table-cell table:formula="of:=[.B296]-[.$H$2]" office:value-type="float" office:value="0.0146316780000006" calcext:value-type="float">
            <text:p>0.014631678000001</text:p>
          </table:table-cell>
          <table:table-cell table:number-columns-repeated="4"/>
        </table:table-row>
        <table:table-row table:style-name="ro1">
          <table:table-cell office:value-type="float" office:value="7.192096908" calcext:value-type="float">
            <text:p>7.192096908</text:p>
          </table:table-cell>
          <table:table-cell office:value-type="float" office:value="7.012681392" calcext:value-type="float">
            <text:p>7.012681392</text:p>
          </table:table-cell>
          <table:table-cell table:formula="of:=[.A297]-[.$G$2]" office:value-type="float" office:value="-0.00012288734327992" calcext:value-type="float">
            <text:p>-0.00012288734328</text:p>
          </table:table-cell>
          <table:table-cell table:formula="of:=[.B297]-[.$H$2]" office:value-type="float" office:value="-0.000751529999999612" calcext:value-type="float">
            <text:p>-0.00075153</text:p>
          </table:table-cell>
          <table:table-cell table:number-columns-repeated="4"/>
        </table:table-row>
        <table:table-row table:style-name="ro1">
          <table:table-cell office:value-type="float" office:value="7.191438912" calcext:value-type="float">
            <text:p>7.191438912</text:p>
          </table:table-cell>
          <table:table-cell office:value-type="float" office:value="7.015112184" calcext:value-type="float">
            <text:p>7.015112184</text:p>
          </table:table-cell>
          <table:table-cell table:formula="of:=[.A298]-[.$G$2]" office:value-type="float" office:value="-0.000780883343280081" calcext:value-type="float">
            <text:p>-0.00078088334328</text:p>
          </table:table-cell>
          <table:table-cell table:formula="of:=[.B298]-[.$H$2]" office:value-type="float" office:value="0.00167926200000057" calcext:value-type="float">
            <text:p>0.001679262000001</text:p>
          </table:table-cell>
          <table:table-cell table:number-columns-repeated="4"/>
        </table:table-row>
        <table:table-row table:style-name="ro1">
          <table:table-cell office:value-type="float" office:value="7.188664272" calcext:value-type="float">
            <text:p>7.188664272</text:p>
          </table:table-cell>
          <table:table-cell office:value-type="float" office:value="7.003376772" calcext:value-type="float">
            <text:p>7.003376772</text:p>
          </table:table-cell>
          <table:table-cell table:formula="of:=[.A299]-[.$G$2]" office:value-type="float" office:value="-0.00355552334327935" calcext:value-type="float">
            <text:p>-0.003555523343279</text:p>
          </table:table-cell>
          <table:table-cell table:formula="of:=[.B299]-[.$H$2]" office:value-type="float" office:value="-0.0100561499999996" calcext:value-type="float">
            <text:p>-0.01005615</text:p>
          </table:table-cell>
          <table:table-cell table:number-columns-repeated="4"/>
        </table:table-row>
        <table:table-row table:style-name="ro1">
          <table:table-cell office:value-type="float" office:value="7.190005404" calcext:value-type="float">
            <text:p>7.190005404</text:p>
          </table:table-cell>
          <table:table-cell office:value-type="float" office:value="7.018018992" calcext:value-type="float">
            <text:p>7.018018992</text:p>
          </table:table-cell>
          <table:table-cell table:formula="of:=[.A300]-[.$G$2]" office:value-type="float" office:value="-0.00221439134327994" calcext:value-type="float">
            <text:p>-0.00221439134328</text:p>
          </table:table-cell>
          <table:table-cell table:formula="of:=[.B300]-[.$H$2]" office:value-type="float" office:value="0.00458607000000022" calcext:value-type="float">
            <text:p>0.00458607</text:p>
          </table:table-cell>
          <table:table-cell table:number-columns-repeated="4"/>
        </table:table-row>
        <table:table-row table:style-name="ro1">
          <table:table-cell office:value-type="float" office:value="7.344270564" calcext:value-type="float">
            <text:p>7.344270564</text:p>
          </table:table-cell>
          <table:table-cell office:value-type="float" office:value="7.091824536" calcext:value-type="float">
            <text:p>7.091824536</text:p>
          </table:table-cell>
          <table:table-cell table:formula="of:=[.A301]-[.$G$2]" office:value-type="float" office:value="0.152050768656721" calcext:value-type="float">
            <text:p>0.152050768656721</text:p>
          </table:table-cell>
          <table:table-cell table:formula="of:=[.B301]-[.$H$2]" office:value-type="float" office:value="0.0783916140000001" calcext:value-type="float">
            <text:p>0.078391614</text:p>
          </table:table-cell>
          <table:table-cell table:number-columns-repeated="4"/>
        </table:table-row>
        <table:table-row table:style-name="ro1">
          <table:table-cell office:value-type="float" office:value="7.447028952" calcext:value-type="float">
            <text:p>7.447028952</text:p>
          </table:table-cell>
          <table:table-cell office:value-type="float" office:value="7.010473128" calcext:value-type="float">
            <text:p>7.010473128</text:p>
          </table:table-cell>
          <table:table-cell table:formula="of:=[.A302]-[.$G$2]" office:value-type="float" office:value="0.25480915665672" calcext:value-type="float">
            <text:p>0.25480915665672</text:p>
          </table:table-cell>
          <table:table-cell table:formula="of:=[.B302]-[.$H$2]" office:value-type="float" office:value="-0.00295979399999968" calcext:value-type="float">
            <text:p>-0.002959794</text:p>
          </table:table-cell>
          <table:table-cell table:number-columns-repeated="4"/>
        </table:table-row>
        <table:table-row table:style-name="ro1">
          <table:table-cell office:value-type="float" office:value="7.340985156" calcext:value-type="float">
            <text:p>7.340985156</text:p>
          </table:table-cell>
          <table:table-cell office:value-type="float" office:value="7.013552076" calcext:value-type="float">
            <text:p>7.013552076</text:p>
          </table:table-cell>
          <table:table-cell table:formula="of:=[.A303]-[.$G$2]" office:value-type="float" office:value="0.148765360656721" calcext:value-type="float">
            <text:p>0.148765360656721</text:p>
          </table:table-cell>
          <table:table-cell table:formula="of:=[.B303]-[.$H$2]" office:value-type="float" office:value="0.000119154000000066" calcext:value-type="float">
            <text:p>0.000119154</text:p>
          </table:table-cell>
          <table:table-cell table:number-columns-repeated="4"/>
        </table:table-row>
        <table:table-row table:style-name="ro1">
          <table:table-cell office:value-type="float" office:value="7.250053812" calcext:value-type="float">
            <text:p>7.250053812</text:p>
          </table:table-cell>
          <table:table-cell office:value-type="float" office:value="7.034578404" calcext:value-type="float">
            <text:p>7.034578404</text:p>
          </table:table-cell>
          <table:table-cell table:formula="of:=[.A304]-[.$G$2]" office:value-type="float" office:value="0.0578340166567202" calcext:value-type="float">
            <text:p>0.05783401665672</text:p>
          </table:table-cell>
          <table:table-cell table:formula="of:=[.B304]-[.$H$2]" office:value-type="float" office:value="0.0211454820000005" calcext:value-type="float">
            <text:p>0.021145482000001</text:p>
          </table:table-cell>
          <table:table-cell table:number-columns-repeated="4"/>
        </table:table-row>
        <table:table-row table:style-name="ro1">
          <table:table-cell office:value-type="float" office:value="7.191872748" calcext:value-type="float">
            <text:p>7.191872748</text:p>
          </table:table-cell>
          <table:table-cell office:value-type="float" office:value="7.005644868" calcext:value-type="float">
            <text:p>7.005644868</text:p>
          </table:table-cell>
          <table:table-cell table:formula="of:=[.A305]-[.$G$2]" office:value-type="float" office:value="-0.00034704734328006" calcext:value-type="float">
            <text:p>-0.00034704734328</text:p>
          </table:table-cell>
          <table:table-cell table:formula="of:=[.B305]-[.$H$2]" office:value-type="float" office:value="-0.00778805399999971" calcext:value-type="float">
            <text:p>-0.007788054</text:p>
          </table:table-cell>
          <table:table-cell table:number-columns-repeated="4"/>
        </table:table-row>
        <table:table-row table:style-name="ro1">
          <table:table-cell office:value-type="float" office:value="7.250581788" calcext:value-type="float">
            <text:p>7.250581788</text:p>
          </table:table-cell>
          <table:table-cell office:value-type="float" office:value="7.010455788" calcext:value-type="float">
            <text:p>7.010455788</text:p>
          </table:table-cell>
          <table:table-cell table:formula="of:=[.A306]-[.$G$2]" office:value-type="float" office:value="0.05836199265672" calcext:value-type="float">
            <text:p>0.05836199265672</text:p>
          </table:table-cell>
          <table:table-cell table:formula="of:=[.B306]-[.$H$2]" office:value-type="float" office:value="-0.00297713399999999" calcext:value-type="float">
            <text:p>-0.002977134</text:p>
          </table:table-cell>
          <table:table-cell table:number-columns-repeated="4"/>
        </table:table-row>
        <table:table-row table:style-name="ro1">
          <table:table-cell office:value-type="float" office:value="7.187421108" calcext:value-type="float">
            <text:p>7.187421108</text:p>
          </table:table-cell>
          <table:table-cell office:value-type="float" office:value="7.013866488" calcext:value-type="float">
            <text:p>7.013866488</text:p>
          </table:table-cell>
          <table:table-cell table:formula="of:=[.A307]-[.$G$2]" office:value-type="float" office:value="-0.00479868734328015" calcext:value-type="float">
            <text:p>-0.00479868734328</text:p>
          </table:table-cell>
          <table:table-cell table:formula="of:=[.B307]-[.$H$2]" office:value-type="float" office:value="0.000433565999999885" calcext:value-type="float">
            <text:p>0.000433566</text:p>
          </table:table-cell>
          <table:table-cell table:number-columns-repeated="4"/>
        </table:table-row>
        <table:table-row table:style-name="ro1">
          <table:table-cell office:value-type="float" office:value="7.203319548" calcext:value-type="float">
            <text:p>7.203319548</text:p>
          </table:table-cell>
          <table:table-cell office:value-type="float" office:value="7.003749876" calcext:value-type="float">
            <text:p>7.003749876</text:p>
          </table:table-cell>
          <table:table-cell table:formula="of:=[.A308]-[.$G$2]" office:value-type="float" office:value="0.0110997526567198" calcext:value-type="float">
            <text:p>0.01109975265672</text:p>
          </table:table-cell>
          <table:table-cell table:formula="of:=[.B308]-[.$H$2]" office:value-type="float" office:value="-0.00968304600000014" calcext:value-type="float">
            <text:p>-0.009683046</text:p>
          </table:table-cell>
          <table:table-cell table:number-columns-repeated="4"/>
        </table:table-row>
        <table:table-row table:style-name="ro1">
          <table:table-cell office:value-type="float" office:value="7.179333192" calcext:value-type="float">
            <text:p>7.179333192</text:p>
          </table:table-cell>
          <table:table-cell office:value-type="float" office:value="7.016900832" calcext:value-type="float">
            <text:p>7.016900832</text:p>
          </table:table-cell>
          <table:table-cell table:formula="of:=[.A309]-[.$G$2]" office:value-type="float" office:value="-0.0128866033432802" calcext:value-type="float">
            <text:p>-0.01288660334328</text:p>
          </table:table-cell>
          <table:table-cell table:formula="of:=[.B309]-[.$H$2]" office:value-type="float" office:value="0.00346791000000035" calcext:value-type="float">
            <text:p>0.00346791</text:p>
          </table:table-cell>
          <table:table-cell table:number-columns-repeated="4"/>
        </table:table-row>
        <table:table-row table:style-name="ro1">
          <table:table-cell office:value-type="float" office:value="7.193592204" calcext:value-type="float">
            <text:p>7.193592204</text:p>
          </table:table-cell>
          <table:table-cell office:value-type="float" office:value="7.000809876" calcext:value-type="float">
            <text:p>7.000809876</text:p>
          </table:table-cell>
          <table:table-cell table:formula="of:=[.A310]-[.$G$2]" office:value-type="float" office:value="0.00137240865671995" calcext:value-type="float">
            <text:p>0.00137240865672</text:p>
          </table:table-cell>
          <table:table-cell table:formula="of:=[.B310]-[.$H$2]" office:value-type="float" office:value="-0.0126230459999999" calcext:value-type="float">
            <text:p>-0.012623046</text:p>
          </table:table-cell>
          <table:table-cell table:number-columns-repeated="4"/>
        </table:table-row>
        <table:table-row table:style-name="ro1">
          <table:table-cell office:value-type="float" office:value="7.17909726" calcext:value-type="float">
            <text:p>7.17909726</text:p>
          </table:table-cell>
          <table:table-cell office:value-type="float" office:value="7.005766476" calcext:value-type="float">
            <text:p>7.005766476</text:p>
          </table:table-cell>
          <table:table-cell table:formula="of:=[.A311]-[.$G$2]" office:value-type="float" office:value="-0.01312253534328" calcext:value-type="float">
            <text:p>-0.01312253534328</text:p>
          </table:table-cell>
          <table:table-cell table:formula="of:=[.B311]-[.$H$2]" office:value-type="float" office:value="-0.00766644599999999" calcext:value-type="float">
            <text:p>-0.007666446</text:p>
          </table:table-cell>
          <table:table-cell table:number-columns-repeated="4"/>
        </table:table-row>
        <table:table-row table:style-name="ro1">
          <table:table-cell office:value-type="float" office:value="7.187333016" calcext:value-type="float">
            <text:p>7.187333016</text:p>
          </table:table-cell>
          <table:table-cell office:value-type="float" office:value="7.00824624" calcext:value-type="float">
            <text:p>7.00824624</text:p>
          </table:table-cell>
          <table:table-cell table:formula="of:=[.A312]-[.$G$2]" office:value-type="float" office:value="-0.00488677934327964" calcext:value-type="float">
            <text:p>-0.00488677934328</text:p>
          </table:table-cell>
          <table:table-cell table:formula="of:=[.B312]-[.$H$2]" office:value-type="float" office:value="-0.00518668199999972" calcext:value-type="float">
            <text:p>-0.005186682</text:p>
          </table:table-cell>
          <table:table-cell table:number-columns-repeated="4"/>
        </table:table-row>
        <table:table-row table:style-name="ro1">
          <table:table-cell office:value-type="float" office:value="7.180582812" calcext:value-type="float">
            <text:p>7.180582812</text:p>
          </table:table-cell>
          <table:table-cell office:value-type="float" office:value="7.014202476" calcext:value-type="float">
            <text:p>7.014202476</text:p>
          </table:table-cell>
          <table:table-cell table:formula="of:=[.A313]-[.$G$2]" office:value-type="float" office:value="-0.0116369833432799" calcext:value-type="float">
            <text:p>-0.01163698334328</text:p>
          </table:table-cell>
          <table:table-cell table:formula="of:=[.B313]-[.$H$2]" office:value-type="float" office:value="0.000769554000000561" calcext:value-type="float">
            <text:p>0.000769554000001</text:p>
          </table:table-cell>
          <table:table-cell table:number-columns-repeated="4"/>
        </table:table-row>
        <table:table-row table:style-name="ro1">
          <table:table-cell office:value-type="float" office:value="7.200691608" calcext:value-type="float">
            <text:p>7.200691608</text:p>
          </table:table-cell>
          <table:table-cell office:value-type="float" office:value="7.012697472" calcext:value-type="float">
            <text:p>7.012697472</text:p>
          </table:table-cell>
          <table:table-cell table:formula="of:=[.A314]-[.$G$2]" office:value-type="float" office:value="0.00847181265671981" calcext:value-type="float">
            <text:p>0.00847181265672</text:p>
          </table:table-cell>
          <table:table-cell table:formula="of:=[.B314]-[.$H$2]" office:value-type="float" office:value="-0.000735449999999638" calcext:value-type="float">
            <text:p>-0.00073545</text:p>
          </table:table-cell>
          <table:table-cell table:number-columns-repeated="4"/>
        </table:table-row>
        <table:table-row table:style-name="ro1">
          <table:table-cell office:value-type="float" office:value="7.185882228" calcext:value-type="float">
            <text:p>7.185882228</text:p>
          </table:table-cell>
          <table:table-cell office:value-type="float" office:value="7.007411376" calcext:value-type="float">
            <text:p>7.007411376</text:p>
          </table:table-cell>
          <table:table-cell table:formula="of:=[.A315]-[.$G$2]" office:value-type="float" office:value="-0.00633756734328017" calcext:value-type="float">
            <text:p>-0.00633756734328</text:p>
          </table:table-cell>
          <table:table-cell table:formula="of:=[.B315]-[.$H$2]" office:value-type="float" office:value="-0.00602154599999949" calcext:value-type="float">
            <text:p>-0.006021545999999</text:p>
          </table:table-cell>
          <table:table-cell table:number-columns-repeated="4"/>
        </table:table-row>
        <table:table-row table:style-name="ro1">
          <table:table-cell office:value-type="float" office:value="7.18316298" calcext:value-type="float">
            <text:p>7.18316298</text:p>
          </table:table-cell>
          <table:table-cell office:value-type="float" office:value="7.0255932" calcext:value-type="float">
            <text:p>7.0255932</text:p>
          </table:table-cell>
          <table:table-cell table:formula="of:=[.A316]-[.$G$2]" office:value-type="float" office:value="-0.00905681534328018" calcext:value-type="float">
            <text:p>-0.00905681534328</text:p>
          </table:table-cell>
          <table:table-cell table:formula="of:=[.B316]-[.$H$2]" office:value-type="float" office:value="0.0121602780000005" calcext:value-type="float">
            <text:p>0.012160278000001</text:p>
          </table:table-cell>
          <table:table-cell table:number-columns-repeated="4"/>
        </table:table-row>
        <table:table-row table:style-name="ro1">
          <table:table-cell office:value-type="float" office:value="7.181722056" calcext:value-type="float">
            <text:p>7.181722056</text:p>
          </table:table-cell>
          <table:table-cell office:value-type="float" office:value="7.009768272" calcext:value-type="float">
            <text:p>7.009768272</text:p>
          </table:table-cell>
          <table:table-cell table:formula="of:=[.A317]-[.$G$2]" office:value-type="float" office:value="-0.0104977393432799" calcext:value-type="float">
            <text:p>-0.01049773934328</text:p>
          </table:table-cell>
          <table:table-cell table:formula="of:=[.B317]-[.$H$2]" office:value-type="float" office:value="-0.00366465000000016" calcext:value-type="float">
            <text:p>-0.00366465</text:p>
          </table:table-cell>
          <table:table-cell table:number-columns-repeated="4"/>
        </table:table-row>
        <table:table-row table:style-name="ro1">
          <table:table-cell office:value-type="float" office:value="7.24517394" calcext:value-type="float">
            <text:p>7.24517394</text:p>
          </table:table-cell>
          <table:table-cell office:value-type="float" office:value="7.003967388" calcext:value-type="float">
            <text:p>7.003967388</text:p>
          </table:table-cell>
          <table:table-cell table:formula="of:=[.A318]-[.$G$2]" office:value-type="float" office:value="0.0529541446567201" calcext:value-type="float">
            <text:p>0.05295414465672</text:p>
          </table:table-cell>
          <table:table-cell table:formula="of:=[.B318]-[.$H$2]" office:value-type="float" office:value="-0.00946553399999939" calcext:value-type="float">
            <text:p>-0.009465533999999</text:p>
          </table:table-cell>
          <table:table-cell table:number-columns-repeated="4"/>
        </table:table-row>
        <table:table-row table:style-name="ro1">
          <table:table-cell office:value-type="float" office:value="7.176102924" calcext:value-type="float">
            <text:p>7.176102924</text:p>
          </table:table-cell>
          <table:table-cell office:value-type="float" office:value="7.01022324" calcext:value-type="float">
            <text:p>7.01022324</text:p>
          </table:table-cell>
          <table:table-cell table:formula="of:=[.A319]-[.$G$2]" office:value-type="float" office:value="-0.0161168713432796" calcext:value-type="float">
            <text:p>-0.01611687134328</text:p>
          </table:table-cell>
          <table:table-cell table:formula="of:=[.B319]-[.$H$2]" office:value-type="float" office:value="-0.0032096819999996" calcext:value-type="float">
            <text:p>-0.003209682</text:p>
          </table:table-cell>
          <table:table-cell table:number-columns-repeated="4"/>
        </table:table-row>
        <table:table-row table:style-name="ro1">
          <table:table-cell office:value-type="float" office:value="7.193615328" calcext:value-type="float">
            <text:p>7.193615328</text:p>
          </table:table-cell>
          <table:table-cell office:value-type="float" office:value="7.009502388" calcext:value-type="float">
            <text:p>7.009502388</text:p>
          </table:table-cell>
          <table:table-cell table:formula="of:=[.A320]-[.$G$2]" office:value-type="float" office:value="0.0013955326567201" calcext:value-type="float">
            <text:p>0.00139553265672</text:p>
          </table:table-cell>
          <table:table-cell table:formula="of:=[.B320]-[.$H$2]" office:value-type="float" office:value="-0.00393053400000021" calcext:value-type="float">
            <text:p>-0.003930534</text:p>
          </table:table-cell>
          <table:table-cell table:number-columns-repeated="4"/>
        </table:table-row>
        <table:table-row table:style-name="ro1">
          <table:table-cell office:value-type="float" office:value="7.190299584" calcext:value-type="float">
            <text:p>7.190299584</text:p>
          </table:table-cell>
          <table:table-cell office:value-type="float" office:value="7.008447204" calcext:value-type="float">
            <text:p>7.008447204</text:p>
          </table:table-cell>
          <table:table-cell table:formula="of:=[.A321]-[.$G$2]" office:value-type="float" office:value="-0.00192021134327991" calcext:value-type="float">
            <text:p>-0.00192021134328</text:p>
          </table:table-cell>
          <table:table-cell table:formula="of:=[.B321]-[.$H$2]" office:value-type="float" office:value="-0.00498571799999947" calcext:value-type="float">
            <text:p>-0.004985717999999</text:p>
          </table:table-cell>
          <table:table-cell table:number-columns-repeated="4"/>
        </table:table-row>
        <table:table-row table:style-name="ro1">
          <table:table-cell office:value-type="float" office:value="7.192245624" calcext:value-type="float">
            <text:p>7.192245624</text:p>
          </table:table-cell>
          <table:table-cell office:value-type="float" office:value="7.006135296" calcext:value-type="float">
            <text:p>7.006135296</text:p>
          </table:table-cell>
          <table:table-cell table:formula="of:=[.A322]-[.$G$2]" office:value-type="float" office:value="0.0000258286567200727" calcext:value-type="float">
            <text:p>2.58286567200727E-05</text:p>
          </table:table-cell>
          <table:table-cell table:formula="of:=[.B322]-[.$H$2]" office:value-type="float" office:value="-0.00729762599999972" calcext:value-type="float">
            <text:p>-0.007297626</text:p>
          </table:table-cell>
          <table:table-cell table:number-columns-repeated="4"/>
        </table:table-row>
        <table:table-row table:style-name="ro1">
          <table:table-cell office:value-type="float" office:value="7.40631696" calcext:value-type="float">
            <text:p>7.40631696</text:p>
          </table:table-cell>
          <table:table-cell office:value-type="float" office:value="7.00361436" calcext:value-type="float">
            <text:p>7.00361436</text:p>
          </table:table-cell>
          <table:table-cell table:formula="of:=[.A323]-[.$G$2]" office:value-type="float" office:value="0.21409716465672" calcext:value-type="float">
            <text:p>0.21409716465672</text:p>
          </table:table-cell>
          <table:table-cell table:formula="of:=[.B323]-[.$H$2]" office:value-type="float" office:value="-0.00981856199999953" calcext:value-type="float">
            <text:p>-0.009818562</text:p>
          </table:table-cell>
          <table:table-cell table:number-columns-repeated="4"/>
        </table:table-row>
        <table:table-row table:style-name="ro1">
          <table:table-cell office:value-type="float" office:value="7.489482408" calcext:value-type="float">
            <text:p>7.489482408</text:p>
          </table:table-cell>
          <table:table-cell office:value-type="float" office:value="7.012899804" calcext:value-type="float">
            <text:p>7.012899804</text:p>
          </table:table-cell>
          <table:table-cell table:formula="of:=[.A324]-[.$G$2]" office:value-type="float" office:value="0.29726261265672" calcext:value-type="float">
            <text:p>0.29726261265672</text:p>
          </table:table-cell>
          <table:table-cell table:formula="of:=[.B324]-[.$H$2]" office:value-type="float" office:value="-0.000533117999999888" calcext:value-type="float">
            <text:p>-0.000533118</text:p>
          </table:table-cell>
          <table:table-cell table:number-columns-repeated="4"/>
        </table:table-row>
        <table:table-row table:style-name="ro1">
          <table:table-cell office:value-type="float" office:value="7.20043752" calcext:value-type="float">
            <text:p>7.20043752</text:p>
          </table:table-cell>
          <table:table-cell office:value-type="float" office:value="7.007856612" calcext:value-type="float">
            <text:p>7.007856612</text:p>
          </table:table-cell>
          <table:table-cell table:formula="of:=[.A325]-[.$G$2]" office:value-type="float" office:value="0.00821772465672055" calcext:value-type="float">
            <text:p>0.008217724656721</text:p>
          </table:table-cell>
          <table:table-cell table:formula="of:=[.B325]-[.$H$2]" office:value-type="float" office:value="-0.00557630999999947" calcext:value-type="float">
            <text:p>-0.005576309999999</text:p>
          </table:table-cell>
          <table:table-cell table:number-columns-repeated="4"/>
        </table:table-row>
        <table:table-row table:style-name="ro1">
          <table:table-cell office:value-type="float" office:value="7.20071484" calcext:value-type="float">
            <text:p>7.20071484</text:p>
          </table:table-cell>
          <table:table-cell office:value-type="float" office:value="7.021121388" calcext:value-type="float">
            <text:p>7.021121388</text:p>
          </table:table-cell>
          <table:table-cell table:formula="of:=[.A326]-[.$G$2]" office:value-type="float" office:value="0.00849504465672002" calcext:value-type="float">
            <text:p>0.00849504465672</text:p>
          </table:table-cell>
          <table:table-cell table:formula="of:=[.B326]-[.$H$2]" office:value-type="float" office:value="0.00768846600000028" calcext:value-type="float">
            <text:p>0.007688466</text:p>
          </table:table-cell>
          <table:table-cell table:number-columns-repeated="4"/>
        </table:table-row>
        <table:table-row table:style-name="ro1">
          <table:table-cell office:value-type="float" office:value="7.194681696" calcext:value-type="float">
            <text:p>7.194681696</text:p>
          </table:table-cell>
          <table:table-cell office:value-type="float" office:value="7.001345448" calcext:value-type="float">
            <text:p>7.001345448</text:p>
          </table:table-cell>
          <table:table-cell table:formula="of:=[.A327]-[.$G$2]" office:value-type="float" office:value="0.00246190065672014" calcext:value-type="float">
            <text:p>0.00246190065672</text:p>
          </table:table-cell>
          <table:table-cell table:formula="of:=[.B327]-[.$H$2]" office:value-type="float" office:value="-0.0120874739999994" calcext:value-type="float">
            <text:p>-0.012087474</text:p>
          </table:table-cell>
          <table:table-cell table:number-columns-repeated="4"/>
        </table:table-row>
        <table:table-row table:style-name="ro1">
          <table:table-cell office:value-type="float" office:value="7.195335888" calcext:value-type="float">
            <text:p>7.195335888</text:p>
          </table:table-cell>
          <table:table-cell office:value-type="float" office:value="7.01745366" calcext:value-type="float">
            <text:p>7.01745366</text:p>
          </table:table-cell>
          <table:table-cell table:formula="of:=[.A328]-[.$G$2]" office:value-type="float" office:value="0.00311609265671997" calcext:value-type="float">
            <text:p>0.00311609265672</text:p>
          </table:table-cell>
          <table:table-cell table:formula="of:=[.B328]-[.$H$2]" office:value-type="float" office:value="0.00402073800000036" calcext:value-type="float">
            <text:p>0.004020738</text:p>
          </table:table-cell>
          <table:table-cell table:number-columns-repeated="4"/>
        </table:table-row>
        <table:table-row table:style-name="ro1">
          <table:table-cell office:value-type="float" office:value="7.186273644" calcext:value-type="float">
            <text:p>7.186273644</text:p>
          </table:table-cell>
          <table:table-cell office:value-type="float" office:value="7.010835708" calcext:value-type="float">
            <text:p>7.010835708</text:p>
          </table:table-cell>
          <table:table-cell table:formula="of:=[.A329]-[.$G$2]" office:value-type="float" office:value="-0.00594615134327992" calcext:value-type="float">
            <text:p>-0.00594615134328</text:p>
          </table:table-cell>
          <table:table-cell table:formula="of:=[.B329]-[.$H$2]" office:value-type="float" office:value="-0.00259721399999968" calcext:value-type="float">
            <text:p>-0.002597214</text:p>
          </table:table-cell>
          <table:table-cell table:number-columns-repeated="4"/>
        </table:table-row>
        <table:table-row table:style-name="ro1">
          <table:table-cell office:value-type="float" office:value="7.352875608" calcext:value-type="float">
            <text:p>7.352875608</text:p>
          </table:table-cell>
          <table:table-cell office:value-type="float" office:value="7.00944186" calcext:value-type="float">
            <text:p>7.00944186</text:p>
          </table:table-cell>
          <table:table-cell table:formula="of:=[.A330]-[.$G$2]" office:value-type="float" office:value="0.16065581265672" calcext:value-type="float">
            <text:p>0.16065581265672</text:p>
          </table:table-cell>
          <table:table-cell table:formula="of:=[.B330]-[.$H$2]" office:value-type="float" office:value="-0.00399106199999988" calcext:value-type="float">
            <text:p>-0.003991062</text:p>
          </table:table-cell>
          <table:table-cell table:number-columns-repeated="4"/>
        </table:table-row>
        <table:table-row table:style-name="ro1">
          <table:table-cell office:value-type="float" office:value="7.20664536" calcext:value-type="float">
            <text:p>7.20664536</text:p>
          </table:table-cell>
          <table:table-cell office:value-type="float" office:value="6.998276628" calcext:value-type="float">
            <text:p>6.998276628</text:p>
          </table:table-cell>
          <table:table-cell table:formula="of:=[.A331]-[.$G$2]" office:value-type="float" office:value="0.0144255646567197" calcext:value-type="float">
            <text:p>0.01442556465672</text:p>
          </table:table-cell>
          <table:table-cell table:formula="of:=[.B331]-[.$H$2]" office:value-type="float" office:value="-0.0151562939999996" calcext:value-type="float">
            <text:p>-0.015156294</text:p>
          </table:table-cell>
          <table:table-cell table:number-columns-repeated="4"/>
        </table:table-row>
        <table:table-row table:style-name="ro1">
          <table:table-cell office:value-type="float" office:value="7.22936448" calcext:value-type="float">
            <text:p>7.22936448</text:p>
          </table:table-cell>
          <table:table-cell office:value-type="float" office:value="7.013248548" calcext:value-type="float">
            <text:p>7.013248548</text:p>
          </table:table-cell>
          <table:table-cell table:formula="of:=[.A332]-[.$G$2]" office:value-type="float" office:value="0.0371446846567203" calcext:value-type="float">
            <text:p>0.03714468465672</text:p>
          </table:table-cell>
          <table:table-cell table:formula="of:=[.B332]-[.$H$2]" office:value-type="float" office:value="-0.000184373999999821" calcext:value-type="float">
            <text:p>-0.000184374</text:p>
          </table:table-cell>
          <table:table-cell table:number-columns-repeated="4"/>
        </table:table-row>
        <table:table-row table:style-name="ro1">
          <table:table-cell office:value-type="float" office:value="7.177781184" calcext:value-type="float">
            <text:p>7.177781184</text:p>
          </table:table-cell>
          <table:table-cell office:value-type="float" office:value="7.004321976" calcext:value-type="float">
            <text:p>7.004321976</text:p>
          </table:table-cell>
          <table:table-cell table:formula="of:=[.A333]-[.$G$2]" office:value-type="float" office:value="-0.0144386113432802" calcext:value-type="float">
            <text:p>-0.01443861134328</text:p>
          </table:table-cell>
          <table:table-cell table:formula="of:=[.B333]-[.$H$2]" office:value-type="float" office:value="-0.00911094599999984" calcext:value-type="float">
            <text:p>-0.009110946</text:p>
          </table:table-cell>
          <table:table-cell table:number-columns-repeated="4"/>
        </table:table-row>
        <table:table-row table:style-name="ro1">
          <table:table-cell office:value-type="float" office:value="7.18819296" calcext:value-type="float">
            <text:p>7.18819296</text:p>
          </table:table-cell>
          <table:table-cell office:value-type="float" office:value="7.006191732" calcext:value-type="float">
            <text:p>7.006191732</text:p>
          </table:table-cell>
          <table:table-cell table:formula="of:=[.A334]-[.$G$2]" office:value-type="float" office:value="-0.00402683534327952" calcext:value-type="float">
            <text:p>-0.00402683534328</text:p>
          </table:table-cell>
          <table:table-cell table:formula="of:=[.B334]-[.$H$2]" office:value-type="float" office:value="-0.00724119000000023" calcext:value-type="float">
            <text:p>-0.00724119</text:p>
          </table:table-cell>
          <table:table-cell table:number-columns-repeated="4"/>
        </table:table-row>
        <table:table-row table:style-name="ro1">
          <table:table-cell office:value-type="float" office:value="7.236718368" calcext:value-type="float">
            <text:p>7.236718368</text:p>
          </table:table-cell>
          <table:table-cell office:value-type="float" office:value="7.003011756" calcext:value-type="float">
            <text:p>7.003011756</text:p>
          </table:table-cell>
          <table:table-cell table:formula="of:=[.A335]-[.$G$2]" office:value-type="float" office:value="0.0444985726567202" calcext:value-type="float">
            <text:p>0.04449857265672</text:p>
          </table:table-cell>
          <table:table-cell table:formula="of:=[.B335]-[.$H$2]" office:value-type="float" office:value="-0.0104211659999995" calcext:value-type="float">
            <text:p>-0.010421166</text:p>
          </table:table-cell>
          <table:table-cell table:number-columns-repeated="4"/>
        </table:table-row>
        <table:table-row table:style-name="ro1">
          <table:table-cell office:value-type="float" office:value="7.301732844" calcext:value-type="float">
            <text:p>7.301732844</text:p>
          </table:table-cell>
          <table:table-cell office:value-type="float" office:value="7.010907096" calcext:value-type="float">
            <text:p>7.010907096</text:p>
          </table:table-cell>
          <table:table-cell table:formula="of:=[.A336]-[.$G$2]" office:value-type="float" office:value="0.10951304865672" calcext:value-type="float">
            <text:p>0.10951304865672</text:p>
          </table:table-cell>
          <table:table-cell table:formula="of:=[.B336]-[.$H$2]" office:value-type="float" office:value="-0.0025258259999994" calcext:value-type="float">
            <text:p>-0.002525825999999</text:p>
          </table:table-cell>
          <table:table-cell table:number-columns-repeated="4"/>
        </table:table-row>
        <table:table-row table:style-name="ro1">
          <table:table-cell office:value-type="float" office:value="7.206620136" calcext:value-type="float">
            <text:p>7.206620136</text:p>
          </table:table-cell>
          <table:table-cell office:value-type="float" office:value="7.002327396" calcext:value-type="float">
            <text:p>7.002327396</text:p>
          </table:table-cell>
          <table:table-cell table:formula="of:=[.A337]-[.$G$2]" office:value-type="float" office:value="0.0144003406567199" calcext:value-type="float">
            <text:p>0.01440034065672</text:p>
          </table:table-cell>
          <table:table-cell table:formula="of:=[.B337]-[.$H$2]" office:value-type="float" office:value="-0.0111055259999997" calcext:value-type="float">
            <text:p>-0.011105526</text:p>
          </table:table-cell>
          <table:table-cell table:number-columns-repeated="4"/>
        </table:table-row>
        <table:table-row table:style-name="ro1">
          <table:table-cell office:value-type="float" office:value="7.199306664" calcext:value-type="float">
            <text:p>7.199306664</text:p>
          </table:table-cell>
          <table:table-cell office:value-type="float" office:value="7.01204748" calcext:value-type="float">
            <text:p>7.01204748</text:p>
          </table:table-cell>
          <table:table-cell table:formula="of:=[.A338]-[.$G$2]" office:value-type="float" office:value="0.00708686865672004" calcext:value-type="float">
            <text:p>0.00708686865672</text:p>
          </table:table-cell>
          <table:table-cell table:formula="of:=[.B338]-[.$H$2]" office:value-type="float" office:value="-0.00138544200000013" calcext:value-type="float">
            <text:p>-0.001385442</text:p>
          </table:table-cell>
          <table:table-cell table:number-columns-repeated="4"/>
        </table:table-row>
        <table:table-row table:style-name="ro1">
          <table:table-cell office:value-type="float" office:value="7.186150764" calcext:value-type="float">
            <text:p>7.186150764</text:p>
          </table:table-cell>
          <table:table-cell office:value-type="float" office:value="7.010518392" calcext:value-type="float">
            <text:p>7.010518392</text:p>
          </table:table-cell>
          <table:table-cell table:formula="of:=[.A339]-[.$G$2]" office:value-type="float" office:value="-0.00606903134328007" calcext:value-type="float">
            <text:p>-0.00606903134328</text:p>
          </table:table-cell>
          <table:table-cell table:formula="of:=[.B339]-[.$H$2]" office:value-type="float" office:value="-0.00291452999999997" calcext:value-type="float">
            <text:p>-0.00291453</text:p>
          </table:table-cell>
          <table:table-cell table:number-columns-repeated="4"/>
        </table:table-row>
        <table:table-row table:style-name="ro1">
          <table:table-cell office:value-type="float" office:value="7.18644084" calcext:value-type="float">
            <text:p>7.18644084</text:p>
          </table:table-cell>
          <table:table-cell office:value-type="float" office:value="7.006387488" calcext:value-type="float">
            <text:p>7.006387488</text:p>
          </table:table-cell>
          <table:table-cell table:formula="of:=[.A340]-[.$G$2]" office:value-type="float" office:value="-0.00577895534327944" calcext:value-type="float">
            <text:p>-0.005778955343279</text:p>
          </table:table-cell>
          <table:table-cell table:formula="of:=[.B340]-[.$H$2]" office:value-type="float" office:value="-0.00704543400000013" calcext:value-type="float">
            <text:p>-0.007045434</text:p>
          </table:table-cell>
          <table:table-cell table:number-columns-repeated="4"/>
        </table:table-row>
        <table:table-row table:style-name="ro1">
          <table:table-cell office:value-type="float" office:value="7.194600492" calcext:value-type="float">
            <text:p>7.194600492</text:p>
          </table:table-cell>
          <table:table-cell office:value-type="float" office:value="7.012534128" calcext:value-type="float">
            <text:p>7.012534128</text:p>
          </table:table-cell>
          <table:table-cell table:formula="of:=[.A341]-[.$G$2]" office:value-type="float" office:value="0.00238069665672036" calcext:value-type="float">
            <text:p>0.00238069665672</text:p>
          </table:table-cell>
          <table:table-cell table:formula="of:=[.B341]-[.$H$2]" office:value-type="float" office:value="-0.00089879399999937" calcext:value-type="float">
            <text:p>-0.000898793999999</text:p>
          </table:table-cell>
          <table:table-cell table:number-columns-repeated="4"/>
        </table:table-row>
        <table:table-row table:style-name="ro1">
          <table:table-cell office:value-type="float" office:value="7.219408128" calcext:value-type="float">
            <text:p>7.219408128</text:p>
          </table:table-cell>
          <table:table-cell office:value-type="float" office:value="7.0060944" calcext:value-type="float">
            <text:p>7.0060944</text:p>
          </table:table-cell>
          <table:table-cell table:formula="of:=[.A342]-[.$G$2]" office:value-type="float" office:value="0.0271883326567206" calcext:value-type="float">
            <text:p>0.027188332656721</text:p>
          </table:table-cell>
          <table:table-cell table:formula="of:=[.B342]-[.$H$2]" office:value-type="float" office:value="-0.00733852199999951" calcext:value-type="float">
            <text:p>-0.007338522</text:p>
          </table:table-cell>
          <table:table-cell table:number-columns-repeated="4"/>
        </table:table-row>
        <table:table-row table:style-name="ro1">
          <table:table-cell office:value-type="float" office:value="7.195114356" calcext:value-type="float">
            <text:p>7.195114356</text:p>
          </table:table-cell>
          <table:table-cell office:value-type="float" office:value="7.00819848" calcext:value-type="float">
            <text:p>7.00819848</text:p>
          </table:table-cell>
          <table:table-cell table:formula="of:=[.A343]-[.$G$2]" office:value-type="float" office:value="0.00289456065672056" calcext:value-type="float">
            <text:p>0.002894560656721</text:p>
          </table:table-cell>
          <table:table-cell table:formula="of:=[.B343]-[.$H$2]" office:value-type="float" office:value="-0.0052344419999999" calcext:value-type="float">
            <text:p>-0.005234442</text:p>
          </table:table-cell>
          <table:table-cell table:number-columns-repeated="4"/>
        </table:table-row>
        <table:table-row table:style-name="ro1">
          <table:table-cell office:value-type="float" office:value="7.269743052" calcext:value-type="float">
            <text:p>7.269743052</text:p>
          </table:table-cell>
          <table:table-cell office:value-type="float" office:value="7.00387836" calcext:value-type="float">
            <text:p>7.00387836</text:p>
          </table:table-cell>
          <table:table-cell table:formula="of:=[.A344]-[.$G$2]" office:value-type="float" office:value="0.0775232566567201" calcext:value-type="float">
            <text:p>0.07752325665672</text:p>
          </table:table-cell>
          <table:table-cell table:formula="of:=[.B344]-[.$H$2]" office:value-type="float" office:value="-0.00955456199999993" calcext:value-type="float">
            <text:p>-0.009554562</text:p>
          </table:table-cell>
          <table:table-cell table:number-columns-repeated="4"/>
        </table:table-row>
        <table:table-row table:style-name="ro1">
          <table:table-cell office:value-type="float" office:value="7.19451144" calcext:value-type="float">
            <text:p>7.19451144</text:p>
          </table:table-cell>
          <table:table-cell office:value-type="float" office:value="7.01954172" calcext:value-type="float">
            <text:p>7.01954172</text:p>
          </table:table-cell>
          <table:table-cell table:formula="of:=[.A345]-[.$G$2]" office:value-type="float" office:value="0.00229164465672049" calcext:value-type="float">
            <text:p>0.002291644656721</text:p>
          </table:table-cell>
          <table:table-cell table:formula="of:=[.B345]-[.$H$2]" office:value-type="float" office:value="0.00610879800000053" calcext:value-type="float">
            <text:p>0.006108798000001</text:p>
          </table:table-cell>
          <table:table-cell table:number-columns-repeated="4"/>
        </table:table-row>
        <table:table-row table:style-name="ro1">
          <table:table-cell office:value-type="float" office:value="7.247720592" calcext:value-type="float">
            <text:p>7.247720592</text:p>
          </table:table-cell>
          <table:table-cell office:value-type="float" office:value="7.006436784" calcext:value-type="float">
            <text:p>7.006436784</text:p>
          </table:table-cell>
          <table:table-cell table:formula="of:=[.A346]-[.$G$2]" office:value-type="float" office:value="0.0555007966567205" calcext:value-type="float">
            <text:p>0.055500796656721</text:p>
          </table:table-cell>
          <table:table-cell table:formula="of:=[.B346]-[.$H$2]" office:value-type="float" office:value="-0.00699613799999987" calcext:value-type="float">
            <text:p>-0.006996138</text:p>
          </table:table-cell>
          <table:table-cell table:number-columns-repeated="4"/>
        </table:table-row>
        <table:table-row table:style-name="ro1">
          <table:table-cell office:value-type="float" office:value="7.273471104" calcext:value-type="float">
            <text:p>7.273471104</text:p>
          </table:table-cell>
          <table:table-cell office:value-type="float" office:value="7.01017716" calcext:value-type="float">
            <text:p>7.01017716</text:p>
          </table:table-cell>
          <table:table-cell table:formula="of:=[.A347]-[.$G$2]" office:value-type="float" office:value="0.0812513086567206" calcext:value-type="float">
            <text:p>0.081251308656721</text:p>
          </table:table-cell>
          <table:table-cell table:formula="of:=[.B347]-[.$H$2]" office:value-type="float" office:value="-0.00325576200000022" calcext:value-type="float">
            <text:p>-0.003255762</text:p>
          </table:table-cell>
          <table:table-cell table:number-columns-repeated="4"/>
        </table:table-row>
        <table:table-row table:style-name="ro1">
          <table:table-cell office:value-type="float" office:value="7.189061832" calcext:value-type="float">
            <text:p>7.189061832</text:p>
          </table:table-cell>
          <table:table-cell office:value-type="float" office:value="7.0173498" calcext:value-type="float">
            <text:p>7.0173498</text:p>
          </table:table-cell>
          <table:table-cell table:formula="of:=[.A348]-[.$G$2]" office:value-type="float" office:value="-0.00315796334327967" calcext:value-type="float">
            <text:p>-0.00315796334328</text:p>
          </table:table-cell>
          <table:table-cell table:formula="of:=[.B348]-[.$H$2]" office:value-type="float" office:value="0.00391687800000007" calcext:value-type="float">
            <text:p>0.003916878</text:p>
          </table:table-cell>
          <table:table-cell table:number-columns-repeated="4"/>
        </table:table-row>
        <table:table-row table:style-name="ro1">
          <table:table-cell office:value-type="float" office:value="7.198726092" calcext:value-type="float">
            <text:p>7.198726092</text:p>
          </table:table-cell>
          <table:table-cell office:value-type="float" office:value="7.008855636" calcext:value-type="float">
            <text:p>7.008855636</text:p>
          </table:table-cell>
          <table:table-cell table:formula="of:=[.A349]-[.$G$2]" office:value-type="float" office:value="0.00650629665672042" calcext:value-type="float">
            <text:p>0.00650629665672</text:p>
          </table:table-cell>
          <table:table-cell table:formula="of:=[.B349]-[.$H$2]" office:value-type="float" office:value="-0.00457728599999996" calcext:value-type="float">
            <text:p>-0.004577286</text:p>
          </table:table-cell>
          <table:table-cell table:number-columns-repeated="4"/>
        </table:table-row>
        <table:table-row table:style-name="ro1">
          <table:table-cell office:value-type="float" office:value="7.190237736" calcext:value-type="float">
            <text:p>7.190237736</text:p>
          </table:table-cell>
          <table:table-cell office:value-type="float" office:value="6.999622428" calcext:value-type="float">
            <text:p>6.999622428</text:p>
          </table:table-cell>
          <table:table-cell table:formula="of:=[.A350]-[.$G$2]" office:value-type="float" office:value="-0.00198205934327955" calcext:value-type="float">
            <text:p>-0.00198205934328</text:p>
          </table:table-cell>
          <table:table-cell table:formula="of:=[.B350]-[.$H$2]" office:value-type="float" office:value="-0.0138104939999995" calcext:value-type="float">
            <text:p>-0.013810494</text:p>
          </table:table-cell>
          <table:table-cell table:number-columns-repeated="4"/>
        </table:table-row>
        <table:table-row table:style-name="ro1">
          <table:table-cell office:value-type="float" office:value="7.187403204" calcext:value-type="float">
            <text:p>7.187403204</text:p>
          </table:table-cell>
          <table:table-cell office:value-type="float" office:value="7.014000348" calcext:value-type="float">
            <text:p>7.014000348</text:p>
          </table:table-cell>
          <table:table-cell table:formula="of:=[.A351]-[.$G$2]" office:value-type="float" office:value="-0.00481659134328005" calcext:value-type="float">
            <text:p>-0.00481659134328</text:p>
          </table:table-cell>
          <table:table-cell table:formula="of:=[.B351]-[.$H$2]" office:value-type="float" office:value="0.000567425999999927" calcext:value-type="float">
            <text:p>0.000567426</text:p>
          </table:table-cell>
          <table:table-cell table:number-columns-repeated="4"/>
        </table:table-row>
        <table:table-row table:style-name="ro1">
          <table:table-cell office:value-type="float" office:value="7.194231456" calcext:value-type="float">
            <text:p>7.194231456</text:p>
          </table:table-cell>
          <table:table-cell office:value-type="float" office:value="7.008753144" calcext:value-type="float">
            <text:p>7.008753144</text:p>
          </table:table-cell>
          <table:table-cell table:formula="of:=[.A352]-[.$G$2]" office:value-type="float" office:value="0.00201166065671998" calcext:value-type="float">
            <text:p>0.00201166065672</text:p>
          </table:table-cell>
          <table:table-cell table:formula="of:=[.B352]-[.$H$2]" office:value-type="float" office:value="-0.00467977799999986" calcext:value-type="float">
            <text:p>-0.004679778</text:p>
          </table:table-cell>
          <table:table-cell table:number-columns-repeated="4"/>
        </table:table-row>
        <table:table-row table:style-name="ro1">
          <table:table-cell office:value-type="float" office:value="7.2249753" calcext:value-type="float">
            <text:p>7.2249753</text:p>
          </table:table-cell>
          <table:table-cell office:value-type="float" office:value="7.007045448" calcext:value-type="float">
            <text:p>7.007045448</text:p>
          </table:table-cell>
          <table:table-cell table:formula="of:=[.A353]-[.$G$2]" office:value-type="float" office:value="0.0327555046567198" calcext:value-type="float">
            <text:p>0.03275550465672</text:p>
          </table:table-cell>
          <table:table-cell table:formula="of:=[.B353]-[.$H$2]" office:value-type="float" office:value="-0.00638747399999939" calcext:value-type="float">
            <text:p>-0.006387473999999</text:p>
          </table:table-cell>
          <table:table-cell table:number-columns-repeated="4"/>
        </table:table-row>
        <table:table-row table:style-name="ro1">
          <table:table-cell office:value-type="float" office:value="7.200851088" calcext:value-type="float">
            <text:p>7.200851088</text:p>
          </table:table-cell>
          <table:table-cell office:value-type="float" office:value="7.006856784" calcext:value-type="float">
            <text:p>7.006856784</text:p>
          </table:table-cell>
          <table:table-cell table:formula="of:=[.A354]-[.$G$2]" office:value-type="float" office:value="0.00863129265672047" calcext:value-type="float">
            <text:p>0.00863129265672</text:p>
          </table:table-cell>
          <table:table-cell table:formula="of:=[.B354]-[.$H$2]" office:value-type="float" office:value="-0.00657613799999979" calcext:value-type="float">
            <text:p>-0.006576138</text:p>
          </table:table-cell>
          <table:table-cell table:number-columns-repeated="4"/>
        </table:table-row>
        <table:table-row table:style-name="ro1">
          <table:table-cell office:value-type="float" office:value="7.324782852" calcext:value-type="float">
            <text:p>7.324782852</text:p>
          </table:table-cell>
          <table:table-cell office:value-type="float" office:value="7.01574486" calcext:value-type="float">
            <text:p>7.01574486</text:p>
          </table:table-cell>
          <table:table-cell table:formula="of:=[.A355]-[.$G$2]" office:value-type="float" office:value="0.13256305665672" calcext:value-type="float">
            <text:p>0.13256305665672</text:p>
          </table:table-cell>
          <table:table-cell table:formula="of:=[.B355]-[.$H$2]" office:value-type="float" office:value="0.00231193800000007" calcext:value-type="float">
            <text:p>0.002311938</text:p>
          </table:table-cell>
          <table:table-cell table:number-columns-repeated="4"/>
        </table:table-row>
        <table:table-row table:style-name="ro1">
          <table:table-cell office:value-type="float" office:value="7.216800516" calcext:value-type="float">
            <text:p>7.216800516</text:p>
          </table:table-cell>
          <table:table-cell office:value-type="float" office:value="7.009780824" calcext:value-type="float">
            <text:p>7.009780824</text:p>
          </table:table-cell>
          <table:table-cell table:formula="of:=[.A356]-[.$G$2]" office:value-type="float" office:value="0.0245807206567203" calcext:value-type="float">
            <text:p>0.02458072065672</text:p>
          </table:table-cell>
          <table:table-cell table:formula="of:=[.B356]-[.$H$2]" office:value-type="float" office:value="-0.00365209799999988" calcext:value-type="float">
            <text:p>-0.003652098</text:p>
          </table:table-cell>
          <table:table-cell table:number-columns-repeated="4"/>
        </table:table-row>
        <table:table-row table:style-name="ro1">
          <table:table-cell office:value-type="float" office:value="7.196020152" calcext:value-type="float">
            <text:p>7.196020152</text:p>
          </table:table-cell>
          <table:table-cell office:value-type="float" office:value="6.969756408" calcext:value-type="float">
            <text:p>6.969756408</text:p>
          </table:table-cell>
          <table:table-cell table:formula="of:=[.A357]-[.$G$2]" office:value-type="float" office:value="0.00380035665672018" calcext:value-type="float">
            <text:p>0.00380035665672</text:p>
          </table:table-cell>
          <table:table-cell table:formula="of:=[.B357]-[.$H$2]" office:value-type="float" office:value="-0.0436765139999995" calcext:value-type="float">
            <text:p>-0.043676514</text:p>
          </table:table-cell>
          <table:table-cell table:number-columns-repeated="4"/>
        </table:table-row>
        <table:table-row table:style-name="ro1">
          <table:table-cell office:value-type="float" office:value="7.194107916" calcext:value-type="float">
            <text:p>7.194107916</text:p>
          </table:table-cell>
          <table:table-cell office:value-type="float" office:value="6.968616744" calcext:value-type="float">
            <text:p>6.968616744</text:p>
          </table:table-cell>
          <table:table-cell table:formula="of:=[.A358]-[.$G$2]" office:value-type="float" office:value="0.00188812065672028" calcext:value-type="float">
            <text:p>0.00188812065672</text:p>
          </table:table-cell>
          <table:table-cell table:formula="of:=[.B358]-[.$H$2]" office:value-type="float" office:value="-0.0448161779999996" calcext:value-type="float">
            <text:p>-0.044816178</text:p>
          </table:table-cell>
          <table:table-cell table:number-columns-repeated="4"/>
        </table:table-row>
        <table:table-row table:style-name="ro1">
          <table:table-cell office:value-type="float" office:value="7.203068976" calcext:value-type="float">
            <text:p>7.203068976</text:p>
          </table:table-cell>
          <table:table-cell office:value-type="float" office:value="6.970853928" calcext:value-type="float">
            <text:p>6.970853928</text:p>
          </table:table-cell>
          <table:table-cell table:formula="of:=[.A359]-[.$G$2]" office:value-type="float" office:value="0.0108491806567201" calcext:value-type="float">
            <text:p>0.01084918065672</text:p>
          </table:table-cell>
          <table:table-cell table:formula="of:=[.B359]-[.$H$2]" office:value-type="float" office:value="-0.0425789939999994" calcext:value-type="float">
            <text:p>-0.042578994</text:p>
          </table:table-cell>
          <table:table-cell table:number-columns-repeated="4"/>
        </table:table-row>
        <table:table-row table:style-name="ro1">
          <table:table-cell office:value-type="float" office:value="7.223320368" calcext:value-type="float">
            <text:p>7.223320368</text:p>
          </table:table-cell>
          <table:table-cell/>
          <table:table-cell table:formula="of:=[.A360]-[.$G$2]" office:value-type="float" office:value="0.0311005726567206" calcext:value-type="float">
            <text:p>0.031100572656721</text:p>
          </table:table-cell>
          <table:table-cell table:number-columns-repeated="5"/>
        </table:table-row>
        <table:table-row table:style-name="ro1">
          <table:table-cell office:value-type="float" office:value="7.190817648" calcext:value-type="float">
            <text:p>7.190817648</text:p>
          </table:table-cell>
          <table:table-cell/>
          <table:table-cell table:formula="of:=[.A361]-[.$G$2]" office:value-type="float" office:value="-0.00140214734327948" calcext:value-type="float">
            <text:p>-0.001402147343279</text:p>
          </table:table-cell>
          <table:table-cell table:number-columns-repeated="5"/>
        </table:table-row>
        <table:table-row table:style-name="ro1">
          <table:table-cell office:value-type="float" office:value="7.194452364" calcext:value-type="float">
            <text:p>7.194452364</text:p>
          </table:table-cell>
          <table:table-cell/>
          <table:table-cell table:formula="of:=[.A362]-[.$G$2]" office:value-type="float" office:value="0.00223256865672017" calcext:value-type="float">
            <text:p>0.00223256865672</text:p>
          </table:table-cell>
          <table:table-cell table:number-columns-repeated="5"/>
        </table:table-row>
        <table:table-row table:style-name="ro1">
          <table:table-cell office:value-type="float" office:value="7.448539572" calcext:value-type="float">
            <text:p>7.448539572</text:p>
          </table:table-cell>
          <table:table-cell/>
          <table:table-cell table:formula="of:=[.A363]-[.$G$2]" office:value-type="float" office:value="0.25631977665672" calcext:value-type="float">
            <text:p>0.25631977665672</text:p>
          </table:table-cell>
          <table:table-cell table:number-columns-repeated="5"/>
        </table:table-row>
        <table:table-row table:style-name="ro1">
          <table:table-cell office:value-type="float" office:value="7.20637788" calcext:value-type="float">
            <text:p>7.20637788</text:p>
          </table:table-cell>
          <table:table-cell/>
          <table:table-cell table:formula="of:=[.A364]-[.$G$2]" office:value-type="float" office:value="0.01415808465672" calcext:value-type="float">
            <text:p>0.01415808465672</text:p>
          </table:table-cell>
          <table:table-cell table:number-columns-repeated="5"/>
        </table:table-row>
        <table:table-row table:style-name="ro1">
          <table:table-cell office:value-type="float" office:value="7.182195564" calcext:value-type="float">
            <text:p>7.182195564</text:p>
          </table:table-cell>
          <table:table-cell/>
          <table:table-cell table:formula="of:=[.A365]-[.$G$2]" office:value-type="float" office:value="-0.0100242313432801" calcext:value-type="float">
            <text:p>-0.01002423134328</text:p>
          </table:table-cell>
          <table:table-cell table:number-columns-repeated="5"/>
        </table:table-row>
        <table:table-row table:style-name="ro1">
          <table:table-cell office:value-type="float" office:value="7.21042254" calcext:value-type="float">
            <text:p>7.21042254</text:p>
          </table:table-cell>
          <table:table-cell/>
          <table:table-cell table:formula="of:=[.A366]-[.$G$2]" office:value-type="float" office:value="0.0182027446567199" calcext:value-type="float">
            <text:p>0.01820274465672</text:p>
          </table:table-cell>
          <table:table-cell table:number-columns-repeated="5"/>
        </table:table-row>
        <table:table-row table:style-name="ro1">
          <table:table-cell office:value-type="float" office:value="7.19881782" calcext:value-type="float">
            <text:p>7.19881782</text:p>
          </table:table-cell>
          <table:table-cell/>
          <table:table-cell table:formula="of:=[.A367]-[.$G$2]" office:value-type="float" office:value="0.00659802465672055" calcext:value-type="float">
            <text:p>0.006598024656721</text:p>
          </table:table-cell>
          <table:table-cell table:number-columns-repeated="5"/>
        </table:table-row>
        <table:table-row table:style-name="ro1">
          <table:table-cell office:value-type="float" office:value="7.19179494" calcext:value-type="float">
            <text:p>7.19179494</text:p>
          </table:table-cell>
          <table:table-cell/>
          <table:table-cell table:formula="of:=[.A368]-[.$G$2]" office:value-type="float" office:value="-0.000424855343279518" calcext:value-type="float">
            <text:p>-0.00042485534328</text:p>
          </table:table-cell>
          <table:table-cell table:number-columns-repeated="5"/>
        </table:table-row>
        <table:table-row table:style-name="ro1">
          <table:table-cell office:value-type="float" office:value="7.19544648" calcext:value-type="float">
            <text:p>7.19544648</text:p>
          </table:table-cell>
          <table:table-cell/>
          <table:table-cell table:formula="of:=[.A369]-[.$G$2]" office:value-type="float" office:value="0.00322668465672038" calcext:value-type="float">
            <text:p>0.00322668465672</text:p>
          </table:table-cell>
          <table:table-cell table:number-columns-repeated="5"/>
        </table:table-row>
        <table:table-row table:style-name="ro1">
          <table:table-cell office:value-type="float" office:value="7.191615228" calcext:value-type="float">
            <text:p>7.191615228</text:p>
          </table:table-cell>
          <table:table-cell/>
          <table:table-cell table:formula="of:=[.A370]-[.$G$2]" office:value-type="float" office:value="-0.00060456734327996" calcext:value-type="float">
            <text:p>-0.00060456734328</text:p>
          </table:table-cell>
          <table:table-cell table:number-columns-repeated="5"/>
        </table:table-row>
        <table:table-row table:style-name="ro1">
          <table:table-cell office:value-type="float" office:value="7.187217708" calcext:value-type="float">
            <text:p>7.187217708</text:p>
          </table:table-cell>
          <table:table-cell/>
          <table:table-cell table:formula="of:=[.A371]-[.$G$2]" office:value-type="float" office:value="-0.00500208734327945" calcext:value-type="float">
            <text:p>-0.005002087343279</text:p>
          </table:table-cell>
          <table:table-cell table:number-columns-repeated="5"/>
        </table:table-row>
        <table:table-row table:style-name="ro1">
          <table:table-cell office:value-type="float" office:value="7.18904478" calcext:value-type="float">
            <text:p>7.18904478</text:p>
          </table:table-cell>
          <table:table-cell/>
          <table:table-cell table:formula="of:=[.A372]-[.$G$2]" office:value-type="float" office:value="-0.00317501534328013" calcext:value-type="float">
            <text:p>-0.00317501534328</text:p>
          </table:table-cell>
          <table:table-cell table:number-columns-repeated="5"/>
        </table:table-row>
        <table:table-row table:style-name="ro1">
          <table:table-cell office:value-type="float" office:value="7.181288832" calcext:value-type="float">
            <text:p>7.181288832</text:p>
          </table:table-cell>
          <table:table-cell/>
          <table:table-cell table:formula="of:=[.A373]-[.$G$2]" office:value-type="float" office:value="-0.0109309633432799" calcext:value-type="float">
            <text:p>-0.01093096334328</text:p>
          </table:table-cell>
          <table:table-cell table:number-columns-repeated="5"/>
        </table:table-row>
        <table:table-row table:style-name="ro1">
          <table:table-cell office:value-type="float" office:value="7.217770152" calcext:value-type="float">
            <text:p>7.217770152</text:p>
          </table:table-cell>
          <table:table-cell/>
          <table:table-cell table:formula="of:=[.A374]-[.$G$2]" office:value-type="float" office:value="0.0255503566567201" calcext:value-type="float">
            <text:p>0.02555035665672</text:p>
          </table:table-cell>
          <table:table-cell table:number-columns-repeated="5"/>
        </table:table-row>
        <table:table-row table:style-name="ro1">
          <table:table-cell office:value-type="float" office:value="7.192142748" calcext:value-type="float">
            <text:p>7.192142748</text:p>
          </table:table-cell>
          <table:table-cell/>
          <table:table-cell table:formula="of:=[.A375]-[.$G$2]" office:value-type="float" office:value="-0.0000770473432796237" calcext:value-type="float">
            <text:p>-7.70473432796237E-05</text:p>
          </table:table-cell>
          <table:table-cell table:number-columns-repeated="5"/>
        </table:table-row>
        <table:table-row table:style-name="ro1">
          <table:table-cell office:value-type="float" office:value="7.191234108" calcext:value-type="float">
            <text:p>7.191234108</text:p>
          </table:table-cell>
          <table:table-cell/>
          <table:table-cell table:formula="of:=[.A376]-[.$G$2]" office:value-type="float" office:value="-0.000985687343280084" calcext:value-type="float">
            <text:p>-0.00098568734328</text:p>
          </table:table-cell>
          <table:table-cell table:number-columns-repeated="5"/>
        </table:table-row>
        <table:table-row table:style-name="ro1">
          <table:table-cell office:value-type="float" office:value="7.188411756" calcext:value-type="float">
            <text:p>7.188411756</text:p>
          </table:table-cell>
          <table:table-cell/>
          <table:table-cell table:formula="of:=[.A377]-[.$G$2]" office:value-type="float" office:value="-0.00380803934328" calcext:value-type="float">
            <text:p>-0.00380803934328</text:p>
          </table:table-cell>
          <table:table-cell table:number-columns-repeated="5"/>
        </table:table-row>
        <table:table-row table:style-name="ro1">
          <table:table-cell office:value-type="float" office:value="7.184091516" calcext:value-type="float">
            <text:p>7.184091516</text:p>
          </table:table-cell>
          <table:table-cell/>
          <table:table-cell table:formula="of:=[.A378]-[.$G$2]" office:value-type="float" office:value="-0.0081282793432802" calcext:value-type="float">
            <text:p>-0.00812827934328</text:p>
          </table:table-cell>
          <table:table-cell table:number-columns-repeated="5"/>
        </table:table-row>
        <table:table-row table:style-name="ro1">
          <table:table-cell office:value-type="float" office:value="7.19268468" calcext:value-type="float">
            <text:p>7.19268468</text:p>
          </table:table-cell>
          <table:table-cell/>
          <table:table-cell table:formula="of:=[.A379]-[.$G$2]" office:value-type="float" office:value="0.000464884656720344" calcext:value-type="float">
            <text:p>0.00046488465672</text:p>
          </table:table-cell>
          <table:table-cell table:number-columns-repeated="5"/>
        </table:table-row>
        <table:table-row table:style-name="ro1">
          <table:table-cell office:value-type="float" office:value="7.193717136" calcext:value-type="float">
            <text:p>7.193717136</text:p>
          </table:table-cell>
          <table:table-cell/>
          <table:table-cell table:formula="of:=[.A380]-[.$G$2]" office:value-type="float" office:value="0.00149734065672025" calcext:value-type="float">
            <text:p>0.00149734065672</text:p>
          </table:table-cell>
          <table:table-cell table:number-columns-repeated="5"/>
        </table:table-row>
        <table:table-row table:style-name="ro1">
          <table:table-cell office:value-type="float" office:value="7.183732872" calcext:value-type="float">
            <text:p>7.183732872</text:p>
          </table:table-cell>
          <table:table-cell/>
          <table:table-cell table:formula="of:=[.A381]-[.$G$2]" office:value-type="float" office:value="-0.00848692334327961" calcext:value-type="float">
            <text:p>-0.00848692334328</text:p>
          </table:table-cell>
          <table:table-cell table:number-columns-repeated="5"/>
        </table:table-row>
        <table:table-row table:style-name="ro1">
          <table:table-cell office:value-type="float" office:value="7.207511244" calcext:value-type="float">
            <text:p>7.207511244</text:p>
          </table:table-cell>
          <table:table-cell/>
          <table:table-cell table:formula="of:=[.A382]-[.$G$2]" office:value-type="float" office:value="0.0152914486567202" calcext:value-type="float">
            <text:p>0.01529144865672</text:p>
          </table:table-cell>
          <table:table-cell table:number-columns-repeated="5"/>
        </table:table-row>
        <table:table-row table:style-name="ro1">
          <table:table-cell office:value-type="float" office:value="7.184339916" calcext:value-type="float">
            <text:p>7.184339916</text:p>
          </table:table-cell>
          <table:table-cell/>
          <table:table-cell table:formula="of:=[.A383]-[.$G$2]" office:value-type="float" office:value="-0.00787987934327994" calcext:value-type="float">
            <text:p>-0.00787987934328</text:p>
          </table:table-cell>
          <table:table-cell table:number-columns-repeated="5"/>
        </table:table-row>
        <table:table-row table:style-name="ro1">
          <table:table-cell office:value-type="float" office:value="7.19669544" calcext:value-type="float">
            <text:p>7.19669544</text:p>
          </table:table-cell>
          <table:table-cell/>
          <table:table-cell table:formula="of:=[.A384]-[.$G$2]" office:value-type="float" office:value="0.00447564465672023" calcext:value-type="float">
            <text:p>0.00447564465672</text:p>
          </table:table-cell>
          <table:table-cell table:number-columns-repeated="5"/>
        </table:table-row>
        <table:table-row table:style-name="ro1">
          <table:table-cell office:value-type="float" office:value="7.185715536" calcext:value-type="float">
            <text:p>7.185715536</text:p>
          </table:table-cell>
          <table:table-cell/>
          <table:table-cell table:formula="of:=[.A385]-[.$G$2]" office:value-type="float" office:value="-0.00650425934327981" calcext:value-type="float">
            <text:p>-0.00650425934328</text:p>
          </table:table-cell>
          <table:table-cell table:number-columns-repeated="5"/>
        </table:table-row>
        <table:table-row table:style-name="ro1">
          <table:table-cell office:value-type="float" office:value="7.186938696" calcext:value-type="float">
            <text:p>7.186938696</text:p>
          </table:table-cell>
          <table:table-cell/>
          <table:table-cell table:formula="of:=[.A386]-[.$G$2]" office:value-type="float" office:value="-0.00528109934327947" calcext:value-type="float">
            <text:p>-0.005281099343279</text:p>
          </table:table-cell>
          <table:table-cell table:number-columns-repeated="5"/>
        </table:table-row>
        <table:table-row table:style-name="ro1">
          <table:table-cell office:value-type="float" office:value="7.193900292" calcext:value-type="float">
            <text:p>7.193900292</text:p>
          </table:table-cell>
          <table:table-cell/>
          <table:table-cell table:formula="of:=[.A387]-[.$G$2]" office:value-type="float" office:value="0.00168049665672054" calcext:value-type="float">
            <text:p>0.001680496656721</text:p>
          </table:table-cell>
          <table:table-cell table:number-columns-repeated="5"/>
        </table:table-row>
        <table:table-row table:style-name="ro1">
          <table:table-cell office:value-type="float" office:value="7.186341024" calcext:value-type="float">
            <text:p>7.186341024</text:p>
          </table:table-cell>
          <table:table-cell/>
          <table:table-cell table:formula="of:=[.A388]-[.$G$2]" office:value-type="float" office:value="-0.00587877134327997" calcext:value-type="float">
            <text:p>-0.00587877134328</text:p>
          </table:table-cell>
          <table:table-cell table:number-columns-repeated="5"/>
        </table:table-row>
        <table:table-row table:style-name="ro1">
          <table:table-cell office:value-type="float" office:value="7.185997152" calcext:value-type="float">
            <text:p>7.185997152</text:p>
          </table:table-cell>
          <table:table-cell/>
          <table:table-cell table:formula="of:=[.A389]-[.$G$2]" office:value-type="float" office:value="-0.00622264334328015" calcext:value-type="float">
            <text:p>-0.00622264334328</text:p>
          </table:table-cell>
          <table:table-cell table:number-columns-repeated="5"/>
        </table:table-row>
        <table:table-row table:style-name="ro1">
          <table:table-cell office:value-type="float" office:value="7.184810592" calcext:value-type="float">
            <text:p>7.184810592</text:p>
          </table:table-cell>
          <table:table-cell/>
          <table:table-cell table:formula="of:=[.A390]-[.$G$2]" office:value-type="float" office:value="-0.00740920334327999" calcext:value-type="float">
            <text:p>-0.00740920334328</text:p>
          </table:table-cell>
          <table:table-cell table:number-columns-repeated="5"/>
        </table:table-row>
        <table:table-row table:style-name="ro1">
          <table:table-cell office:value-type="float" office:value="7.183980444" calcext:value-type="float">
            <text:p>7.183980444</text:p>
          </table:table-cell>
          <table:table-cell/>
          <table:table-cell table:formula="of:=[.A391]-[.$G$2]" office:value-type="float" office:value="-0.00823935134327947" calcext:value-type="float">
            <text:p>-0.008239351343279</text:p>
          </table:table-cell>
          <table:table-cell table:number-columns-repeated="5"/>
        </table:table-row>
        <table:table-row table:style-name="ro1">
          <table:table-cell office:value-type="float" office:value="7.21118382" calcext:value-type="float">
            <text:p>7.21118382</text:p>
          </table:table-cell>
          <table:table-cell/>
          <table:table-cell table:formula="of:=[.A392]-[.$G$2]" office:value-type="float" office:value="0.0189640246567198" calcext:value-type="float">
            <text:p>0.01896402465672</text:p>
          </table:table-cell>
          <table:table-cell table:number-columns-repeated="5"/>
        </table:table-row>
        <table:table-row table:style-name="ro1">
          <table:table-cell office:value-type="float" office:value="7.179653136" calcext:value-type="float">
            <text:p>7.179653136</text:p>
          </table:table-cell>
          <table:table-cell/>
          <table:table-cell table:formula="of:=[.A393]-[.$G$2]" office:value-type="float" office:value="-0.0125666593432801" calcext:value-type="float">
            <text:p>-0.01256665934328</text:p>
          </table:table-cell>
          <table:table-cell table:number-columns-repeated="5"/>
        </table:table-row>
        <table:table-row table:style-name="ro1">
          <table:table-cell office:value-type="float" office:value="7.199232048" calcext:value-type="float">
            <text:p>7.199232048</text:p>
          </table:table-cell>
          <table:table-cell/>
          <table:table-cell table:formula="of:=[.A394]-[.$G$2]" office:value-type="float" office:value="0.00701225265672001" calcext:value-type="float">
            <text:p>0.00701225265672</text:p>
          </table:table-cell>
          <table:table-cell table:number-columns-repeated="5"/>
        </table:table-row>
        <table:table-row table:style-name="ro1">
          <table:table-cell office:value-type="float" office:value="7.178068236" calcext:value-type="float">
            <text:p>7.178068236</text:p>
          </table:table-cell>
          <table:table-cell/>
          <table:table-cell table:formula="of:=[.A395]-[.$G$2]" office:value-type="float" office:value="-0.0141515593432802" calcext:value-type="float">
            <text:p>-0.01415155934328</text:p>
          </table:table-cell>
          <table:table-cell table:number-columns-repeated="5"/>
        </table:table-row>
        <table:table-row table:style-name="ro1">
          <table:table-cell office:value-type="float" office:value="7.18897536" calcext:value-type="float">
            <text:p>7.18897536</text:p>
          </table:table-cell>
          <table:table-cell/>
          <table:table-cell table:formula="of:=[.A396]-[.$G$2]" office:value-type="float" office:value="-0.00324443534328012" calcext:value-type="float">
            <text:p>-0.00324443534328</text:p>
          </table:table-cell>
          <table:table-cell table:number-columns-repeated="5"/>
        </table:table-row>
        <table:table-row table:style-name="ro1">
          <table:table-cell office:value-type="float" office:value="7.185897504" calcext:value-type="float">
            <text:p>7.185897504</text:p>
          </table:table-cell>
          <table:table-cell/>
          <table:table-cell table:formula="of:=[.A397]-[.$G$2]" office:value-type="float" office:value="-0.00632229134328011" calcext:value-type="float">
            <text:p>-0.00632229134328</text:p>
          </table:table-cell>
          <table:table-cell table:number-columns-repeated="5"/>
        </table:table-row>
        <table:table-row table:style-name="ro1">
          <table:table-cell office:value-type="float" office:value="7.186232676" calcext:value-type="float">
            <text:p>7.186232676</text:p>
          </table:table-cell>
          <table:table-cell/>
          <table:table-cell table:formula="of:=[.A398]-[.$G$2]" office:value-type="float" office:value="-0.00598711934327945" calcext:value-type="float">
            <text:p>-0.005987119343279</text:p>
          </table:table-cell>
          <table:table-cell table:number-columns-repeated="5"/>
        </table:table-row>
        <table:table-row table:style-name="ro1">
          <table:table-cell office:value-type="float" office:value="7.190844348" calcext:value-type="float">
            <text:p>7.190844348</text:p>
          </table:table-cell>
          <table:table-cell/>
          <table:table-cell table:formula="of:=[.A399]-[.$G$2]" office:value-type="float" office:value="-0.0013754473432801" calcext:value-type="float">
            <text:p>-0.00137544734328</text:p>
          </table:table-cell>
          <table:table-cell table:number-columns-repeated="5"/>
        </table:table-row>
        <table:table-row table:style-name="ro1">
          <table:table-cell office:value-type="float" office:value="7.180130412" calcext:value-type="float">
            <text:p>7.180130412</text:p>
          </table:table-cell>
          <table:table-cell/>
          <table:table-cell table:formula="of:=[.A400]-[.$G$2]" office:value-type="float" office:value="-0.0120893833432794" calcext:value-type="float">
            <text:p>-0.012089383343279</text:p>
          </table:table-cell>
          <table:table-cell table:number-columns-repeated="5"/>
        </table:table-row>
        <table:table-row table:style-name="ro1">
          <table:table-cell office:value-type="float" office:value="7.187056128" calcext:value-type="float">
            <text:p>7.187056128</text:p>
          </table:table-cell>
          <table:table-cell/>
          <table:table-cell table:formula="of:=[.A401]-[.$G$2]" office:value-type="float" office:value="-0.00516366734327978" calcext:value-type="float">
            <text:p>-0.00516366734328</text:p>
          </table:table-cell>
          <table:table-cell table:number-columns-repeated="5"/>
        </table:table-row>
        <table:table-row table:style-name="ro1">
          <table:table-cell office:value-type="float" office:value="7.334302884" calcext:value-type="float">
            <text:p>7.334302884</text:p>
          </table:table-cell>
          <table:table-cell/>
          <table:table-cell table:formula="of:=[.A402]-[.$G$2]" office:value-type="float" office:value="0.142083088656721" calcext:value-type="float">
            <text:p>0.142083088656721</text:p>
          </table:table-cell>
          <table:table-cell table:number-columns-repeated="5"/>
        </table:table-row>
        <table:table-row table:style-name="ro1">
          <table:table-cell office:value-type="float" office:value="7.204552212" calcext:value-type="float">
            <text:p>7.204552212</text:p>
          </table:table-cell>
          <table:table-cell/>
          <table:table-cell table:formula="of:=[.A403]-[.$G$2]" office:value-type="float" office:value="0.0123324166567205" calcext:value-type="float">
            <text:p>0.012332416656721</text:p>
          </table:table-cell>
          <table:table-cell table:number-columns-repeated="5"/>
        </table:table-row>
        <table:table-row table:style-name="ro1">
          <table:table-cell office:value-type="float" office:value="7.192414968" calcext:value-type="float">
            <text:p>7.192414968</text:p>
          </table:table-cell>
          <table:table-cell/>
          <table:table-cell table:formula="of:=[.A404]-[.$G$2]" office:value-type="float" office:value="0.000195172656719755" calcext:value-type="float">
            <text:p>0.00019517265672</text:p>
          </table:table-cell>
          <table:table-cell table:number-columns-repeated="5"/>
        </table:table-row>
        <table:table-row table:style-name="ro1">
          <table:table-cell office:value-type="float" office:value="7.192385328" calcext:value-type="float">
            <text:p>7.192385328</text:p>
          </table:table-cell>
          <table:table-cell/>
          <table:table-cell table:formula="of:=[.A405]-[.$G$2]" office:value-type="float" office:value="0.00016553265672048" calcext:value-type="float">
            <text:p>0.00016553265672</text:p>
          </table:table-cell>
          <table:table-cell table:number-columns-repeated="5"/>
        </table:table-row>
        <table:table-row table:style-name="ro1">
          <table:table-cell office:value-type="float" office:value="7.216008636" calcext:value-type="float">
            <text:p>7.216008636</text:p>
          </table:table-cell>
          <table:table-cell/>
          <table:table-cell table:formula="of:=[.A406]-[.$G$2]" office:value-type="float" office:value="0.0237888406567199" calcext:value-type="float">
            <text:p>0.02378884065672</text:p>
          </table:table-cell>
          <table:table-cell table:number-columns-repeated="5"/>
        </table:table-row>
        <table:table-row table:style-name="ro1">
          <table:table-cell office:value-type="float" office:value="7.207426128" calcext:value-type="float">
            <text:p>7.207426128</text:p>
          </table:table-cell>
          <table:table-cell/>
          <table:table-cell table:formula="of:=[.A407]-[.$G$2]" office:value-type="float" office:value="0.01520633265672" calcext:value-type="float">
            <text:p>0.01520633265672</text:p>
          </table:table-cell>
          <table:table-cell table:number-columns-repeated="5"/>
        </table:table-row>
        <table:table-row table:style-name="ro1">
          <table:table-cell office:value-type="float" office:value="7.318955676" calcext:value-type="float">
            <text:p>7.318955676</text:p>
          </table:table-cell>
          <table:table-cell/>
          <table:table-cell table:formula="of:=[.A408]-[.$G$2]" office:value-type="float" office:value="0.12673588065672" calcext:value-type="float">
            <text:p>0.12673588065672</text:p>
          </table:table-cell>
          <table:table-cell table:number-columns-repeated="5"/>
        </table:table-row>
        <table:table-row table:style-name="ro1">
          <table:table-cell office:value-type="float" office:value="7.203860112" calcext:value-type="float">
            <text:p>7.203860112</text:p>
          </table:table-cell>
          <table:table-cell/>
          <table:table-cell table:formula="of:=[.A409]-[.$G$2]" office:value-type="float" office:value="0.0116403166567203" calcext:value-type="float">
            <text:p>0.01164031665672</text:p>
          </table:table-cell>
          <table:table-cell table:number-columns-repeated="5"/>
        </table:table-row>
        <table:table-row table:style-name="ro1">
          <table:table-cell office:value-type="float" office:value="7.191427992" calcext:value-type="float">
            <text:p>7.191427992</text:p>
          </table:table-cell>
          <table:table-cell/>
          <table:table-cell table:formula="of:=[.A410]-[.$G$2]" office:value-type="float" office:value="-0.00079180334327944" calcext:value-type="float">
            <text:p>-0.000791803343279</text:p>
          </table:table-cell>
          <table:table-cell table:number-columns-repeated="5"/>
        </table:table-row>
        <table:table-row table:style-name="ro1">
          <table:table-cell office:value-type="float" office:value="7.184421372" calcext:value-type="float">
            <text:p>7.184421372</text:p>
          </table:table-cell>
          <table:table-cell/>
          <table:table-cell table:formula="of:=[.A411]-[.$G$2]" office:value-type="float" office:value="-0.00779842334327974" calcext:value-type="float">
            <text:p>-0.00779842334328</text:p>
          </table:table-cell>
          <table:table-cell table:number-columns-repeated="5"/>
        </table:table-row>
        <table:table-row table:style-name="ro1">
          <table:table-cell office:value-type="float" office:value="7.183428096" calcext:value-type="float">
            <text:p>7.183428096</text:p>
          </table:table-cell>
          <table:table-cell/>
          <table:table-cell table:formula="of:=[.A412]-[.$G$2]" office:value-type="float" office:value="-0.00879169934327972" calcext:value-type="float">
            <text:p>-0.00879169934328</text:p>
          </table:table-cell>
          <table:table-cell table:number-columns-repeated="5"/>
        </table:table-row>
        <table:table-row table:style-name="ro1">
          <table:table-cell office:value-type="float" office:value="7.21085454" calcext:value-type="float">
            <text:p>7.21085454</text:p>
          </table:table-cell>
          <table:table-cell/>
          <table:table-cell table:formula="of:=[.A413]-[.$G$2]" office:value-type="float" office:value="0.0186347446567199" calcext:value-type="float">
            <text:p>0.01863474465672</text:p>
          </table:table-cell>
          <table:table-cell table:number-columns-repeated="5"/>
        </table:table-row>
        <table:table-row table:style-name="ro1">
          <table:table-cell office:value-type="float" office:value="7.186481436" calcext:value-type="float">
            <text:p>7.186481436</text:p>
          </table:table-cell>
          <table:table-cell/>
          <table:table-cell table:formula="of:=[.A414]-[.$G$2]" office:value-type="float" office:value="-0.0057383593432796" calcext:value-type="float">
            <text:p>-0.00573835934328</text:p>
          </table:table-cell>
          <table:table-cell table:number-columns-repeated="5"/>
        </table:table-row>
        <table:table-row table:style-name="ro1">
          <table:table-cell office:value-type="float" office:value="7.192510656" calcext:value-type="float">
            <text:p>7.192510656</text:p>
          </table:table-cell>
          <table:table-cell/>
          <table:table-cell table:formula="of:=[.A415]-[.$G$2]" office:value-type="float" office:value="0.000290860656719794" calcext:value-type="float">
            <text:p>0.00029086065672</text:p>
          </table:table-cell>
          <table:table-cell table:number-columns-repeated="5"/>
        </table:table-row>
        <table:table-row table:style-name="ro1">
          <table:table-cell office:value-type="float" office:value="7.199630532" calcext:value-type="float">
            <text:p>7.199630532</text:p>
          </table:table-cell>
          <table:table-cell/>
          <table:table-cell table:formula="of:=[.A416]-[.$G$2]" office:value-type="float" office:value="0.00741073665671976" calcext:value-type="float">
            <text:p>0.00741073665672</text:p>
          </table:table-cell>
          <table:table-cell table:number-columns-repeated="5"/>
        </table:table-row>
        <table:table-row table:style-name="ro1">
          <table:table-cell office:value-type="float" office:value="7.193283528" calcext:value-type="float">
            <text:p>7.193283528</text:p>
          </table:table-cell>
          <table:table-cell/>
          <table:table-cell table:formula="of:=[.A417]-[.$G$2]" office:value-type="float" office:value="0.00106373265672044" calcext:value-type="float">
            <text:p>0.00106373265672</text:p>
          </table:table-cell>
          <table:table-cell table:number-columns-repeated="5"/>
        </table:table-row>
        <table:table-row table:style-name="ro1">
          <table:table-cell office:value-type="float" office:value="7.315567284" calcext:value-type="float">
            <text:p>7.315567284</text:p>
          </table:table-cell>
          <table:table-cell/>
          <table:table-cell table:formula="of:=[.A418]-[.$G$2]" office:value-type="float" office:value="0.12334748865672" calcext:value-type="float">
            <text:p>0.12334748865672</text:p>
          </table:table-cell>
          <table:table-cell table:number-columns-repeated="5"/>
        </table:table-row>
        <table:table-row table:style-name="ro1">
          <table:table-cell office:value-type="float" office:value="7.205806644" calcext:value-type="float">
            <text:p>7.205806644</text:p>
          </table:table-cell>
          <table:table-cell/>
          <table:table-cell table:formula="of:=[.A419]-[.$G$2]" office:value-type="float" office:value="0.0135868486567201" calcext:value-type="float">
            <text:p>0.01358684865672</text:p>
          </table:table-cell>
          <table:table-cell table:number-columns-repeated="5"/>
        </table:table-row>
        <table:table-row table:style-name="ro1">
          <table:table-cell office:value-type="float" office:value="7.192120884" calcext:value-type="float">
            <text:p>7.192120884</text:p>
          </table:table-cell>
          <table:table-cell/>
          <table:table-cell table:formula="of:=[.A420]-[.$G$2]" office:value-type="float" office:value="-0.0000989113432794397" calcext:value-type="float">
            <text:p>-9.89113432794397E-05</text:p>
          </table:table-cell>
          <table:table-cell table:number-columns-repeated="5"/>
        </table:table-row>
        <table:table-row table:style-name="ro1">
          <table:table-cell office:value-type="float" office:value="7.1903463" calcext:value-type="float">
            <text:p>7.1903463</text:p>
          </table:table-cell>
          <table:table-cell/>
          <table:table-cell table:formula="of:=[.A421]-[.$G$2]" office:value-type="float" office:value="-0.00187349534327996" calcext:value-type="float">
            <text:p>-0.00187349534328</text:p>
          </table:table-cell>
          <table:table-cell table:number-columns-repeated="5"/>
        </table:table-row>
        <table:table-row table:style-name="ro1">
          <table:table-cell office:value-type="float" office:value="7.186049292" calcext:value-type="float">
            <text:p>7.186049292</text:p>
          </table:table-cell>
          <table:table-cell/>
          <table:table-cell table:formula="of:=[.A422]-[.$G$2]" office:value-type="float" office:value="-0.00617050334327995" calcext:value-type="float">
            <text:p>-0.00617050334328</text:p>
          </table:table-cell>
          <table:table-cell table:number-columns-repeated="5"/>
        </table:table-row>
        <table:table-row table:style-name="ro1">
          <table:table-cell office:value-type="float" office:value="7.192479672" calcext:value-type="float">
            <text:p>7.192479672</text:p>
          </table:table-cell>
          <table:table-cell/>
          <table:table-cell table:formula="of:=[.A423]-[.$G$2]" office:value-type="float" office:value="0.000259876656720337" calcext:value-type="float">
            <text:p>0.00025987665672</text:p>
          </table:table-cell>
          <table:table-cell table:number-columns-repeated="5"/>
        </table:table-row>
        <table:table-row table:style-name="ro1">
          <table:table-cell office:value-type="float" office:value="7.196924448" calcext:value-type="float">
            <text:p>7.196924448</text:p>
          </table:table-cell>
          <table:table-cell/>
          <table:table-cell table:formula="of:=[.A424]-[.$G$2]" office:value-type="float" office:value="0.00470465265672004" calcext:value-type="float">
            <text:p>0.00470465265672</text:p>
          </table:table-cell>
          <table:table-cell table:number-columns-repeated="5"/>
        </table:table-row>
      </table:table>
      <table:table table:name="Compare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Time [us]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Transfer (userspace)</text:p>
          </table:table-cell>
          <table:table-cell office:value-type="string" calcext:value-type="string">
            <text:p>Transfer (IP) (from synthesis)</text:p>
          </table:table-cell>
          <table:table-cell office:value-type="string" calcext:value-type="string">
            <text:p>Transfer (total)</text:p>
          </table:table-cell>
          <table:table-cell office:value-type="string" calcext:value-type="string">
            <text:p>FPS (from total)</text:p>
          </table:table-cell>
          <table:table-cell office:value-type="string" calcext:value-type="string">
            <text:p>FPS (from transfer total)</text:p>
          </table:table-cell>
          <table:table-cell office:value-type="string" calcext:value-type="string">
            <text:p>Bitrate [b/s]</text:p>
          </table:table-cell>
        </table:table-row>
        <table:table-row table:style-name="ro1">
          <table:table-cell office:value-type="string" calcext:value-type="string">
            <text:p>DMA1</text:p>
          </table:table-cell>
          <table:table-cell table:style-name="ce1" office:value-type="float" office:value="6899" calcext:value-type="float">
            <text:p>6899.00</text:p>
          </table:table-cell>
          <table:table-cell table:style-name="ce1" office:value-type="float" office:value="6882" calcext:value-type="float">
            <text:p>6882.00</text:p>
          </table:table-cell>
          <table:table-cell table:style-name="ce1" table:formula="of:=[.B2]-[.C2]" office:value-type="float" office:value="17" calcext:value-type="float">
            <text:p>17.00</text:p>
          </table:table-cell>
          <table:table-cell table:style-name="ce1" office:value-type="float" office:value="9.34" calcext:value-type="float">
            <text:p>9.34</text:p>
          </table:table-cell>
          <table:table-cell table:style-name="ce1" table:formula="of:=SUM([.D2:.E2])" office:value-type="float" office:value="26.34" calcext:value-type="float">
            <text:p>26.34</text:p>
          </table:table-cell>
          <table:table-cell table:formula="of:=POWER(10;6)/[.B2]" office:value-type="float" office:value="144.94854326714" calcext:value-type="float">
            <text:p>144.94854326714</text:p>
          </table:table-cell>
          <table:table-cell table:formula="of:=POWER(10;6)/[.F2]" office:value-type="float" office:value="37965.0721336371" calcext:value-type="float">
            <text:p>37965.0721336371</text:p>
          </table:table-cell>
          <table:table-cell/>
        </table:table-row>
        <table:table-row table:style-name="ro1">
          <table:table-cell office:value-type="string" calcext:value-type="string">
            <text:p>DMA2</text:p>
          </table:table-cell>
          <table:table-cell table:style-name="ce1" office:value-type="float" office:value="6899" calcext:value-type="float">
            <text:p>6899.00</text:p>
          </table:table-cell>
          <table:table-cell table:style-name="ce1" office:value-type="float" office:value="6882" calcext:value-type="float">
            <text:p>6882.00</text:p>
          </table:table-cell>
          <table:table-cell table:style-name="ce1" table:formula="of:=[.B3]-[.C3]" office:value-type="float" office:value="17" calcext:value-type="float">
            <text:p>17.00</text:p>
          </table:table-cell>
          <table:table-cell table:style-name="ce1" office:value-type="float" office:value="9.34" calcext:value-type="float">
            <text:p>9.34</text:p>
          </table:table-cell>
          <table:table-cell table:style-name="ce1" table:formula="of:=SUM([.D3:.E3])" office:value-type="float" office:value="26.34" calcext:value-type="float">
            <text:p>26.34</text:p>
          </table:table-cell>
          <table:table-cell table:formula="of:=POWER(10;6)/[.B3]" office:value-type="float" office:value="144.94854326714" calcext:value-type="float">
            <text:p>144.94854326714</text:p>
          </table:table-cell>
          <table:table-cell table:formula="of:=POWER(10;6)/[.F3]" office:value-type="float" office:value="37965.0721336371" calcext:value-type="float">
            <text:p>37965.0721336371</text:p>
          </table:table-cell>
          <table:table-cell/>
        </table:table-row>
        <table:table-row table:style-name="ro1">
          <table:table-cell office:value-type="string" calcext:value-type="string">
            <text:p>AXILite1</text:p>
          </table:table-cell>
          <table:table-cell table:style-name="ce1" office:value-type="float" office:value="7023" calcext:value-type="float">
            <text:p>7023.00</text:p>
          </table:table-cell>
          <table:table-cell table:style-name="ce1" office:value-type="float" office:value="6906" calcext:value-type="float">
            <text:p>6906.00</text:p>
          </table:table-cell>
          <table:table-cell table:style-name="ce1" table:formula="of:=[.B4]-[.C4]" office:value-type="float" office:value="117" calcext:value-type="float">
            <text:p>117.00</text:p>
          </table:table-cell>
          <table:table-cell table:style-name="ce1" office:value-type="float" office:value="36.3" calcext:value-type="float">
            <text:p>36.30</text:p>
          </table:table-cell>
          <table:table-cell table:style-name="ce1" table:formula="of:=SUM([.D4:.E4])" office:value-type="float" office:value="153.3" calcext:value-type="float">
            <text:p>153.30</text:p>
          </table:table-cell>
          <table:table-cell table:formula="of:=POWER(10;6)/[.B4]" office:value-type="float" office:value="142.389292325217" calcext:value-type="float">
            <text:p>142.389292325217</text:p>
          </table:table-cell>
          <table:table-cell table:formula="of:=POWER(10;6)/[.F4]" office:value-type="float" office:value="6523.15720808871" calcext:value-type="float">
            <text:p>6523.15720808871</text:p>
          </table:table-cell>
          <table:table-cell/>
        </table:table-row>
        <table:table-row table:style-name="ro1">
          <table:table-cell office:value-type="string" calcext:value-type="string">
            <text:p>AXILite2</text:p>
          </table:table-cell>
          <table:table-cell table:style-name="ce1" office:value-type="float" office:value="7023" calcext:value-type="float">
            <text:p>7023.00</text:p>
          </table:table-cell>
          <table:table-cell table:style-name="ce1" office:value-type="float" office:value="6906" calcext:value-type="float">
            <text:p>6906.00</text:p>
          </table:table-cell>
          <table:table-cell table:style-name="ce1" table:formula="of:=[.B5]-[.C5]" office:value-type="float" office:value="117" calcext:value-type="float">
            <text:p>117.00</text:p>
          </table:table-cell>
          <table:table-cell table:style-name="ce1" office:value-type="float" office:value="36.3" calcext:value-type="float">
            <text:p>36.30</text:p>
          </table:table-cell>
          <table:table-cell table:style-name="ce1" table:formula="of:=SUM([.D5:.E5])" office:value-type="float" office:value="153.3" calcext:value-type="float">
            <text:p>153.30</text:p>
          </table:table-cell>
          <table:table-cell table:formula="of:=POWER(10;6)/[.B5]" office:value-type="float" office:value="142.389292325217" calcext:value-type="float">
            <text:p>142.389292325217</text:p>
          </table:table-cell>
          <table:table-cell table:formula="of:=POWER(10;6)/[.F5]" office:value-type="float" office:value="6523.15720808871" calcext:value-type="float">
            <text:p>6523.15720808871</text:p>
          </table:table-cell>
          <table:table-cell/>
        </table:table-row>
        <table:table-row table:style-name="ro1" table:number-rows-repeated="2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Time [us]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Average DMA</text:p>
          </table:table-cell>
          <table:table-cell table:style-name="ce1" table:formula="of:=AVERAGE([.B2:.B3])" office:value-type="float" office:value="6899" calcext:value-type="float">
            <text:p>6899.00</text:p>
          </table:table-cell>
          <table:table-cell table:style-name="ce1" table:formula="of:=AVERAGE([.C2:.C3])" office:value-type="float" office:value="6882" calcext:value-type="float">
            <text:p>6882.00</text:p>
          </table:table-cell>
          <table:table-cell table:style-name="ce1" table:formula="of:=AVERAGE([.D2:.D3])" office:value-type="float" office:value="17" calcext:value-type="float">
            <text:p>17.00</text:p>
          </table:table-cell>
          <table:table-cell table:style-name="ce1" table:formula="of:=AVERAGE([.E2:.E3])" office:value-type="float" office:value="9.34" calcext:value-type="float">
            <text:p>9.34</text:p>
          </table:table-cell>
          <table:table-cell table:style-name="ce1" table:formula="of:=AVERAGE([.F2:.F3])" office:value-type="float" office:value="26.34" calcext:value-type="float">
            <text:p>26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AXILite</text:p>
          </table:table-cell>
          <table:table-cell table:style-name="ce1" table:formula="of:=AVERAGE([.B4:.B5])" office:value-type="float" office:value="7023" calcext:value-type="float">
            <text:p>7023.00</text:p>
          </table:table-cell>
          <table:table-cell table:style-name="ce1" table:formula="of:=AVERAGE([.C4:.C5])" office:value-type="float" office:value="6906" calcext:value-type="float">
            <text:p>6906.00</text:p>
          </table:table-cell>
          <table:table-cell table:style-name="ce1" table:formula="of:=AVERAGE([.D4:.D5])" office:value-type="float" office:value="117" calcext:value-type="float">
            <text:p>117.00</text:p>
          </table:table-cell>
          <table:table-cell table:style-name="ce1" table:formula="of:=AVERAGE([.E4:.E5])" office:value-type="float" office:value="36.3" calcext:value-type="float">
            <text:p>36.30</text:p>
          </table:table-cell>
          <table:table-cell table:style-name="ce1" table:formula="of:=AVERAGE([.F4:.F5])" office:value-type="float" office:value="153.3" calcext:value-type="float">
            <text:p>153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ce (AXILite – DMA)</text:p>
          </table:table-cell>
          <table:table-cell table:style-name="ce1" table:formula="of:=[.B10]-[.B9]" office:value-type="float" office:value="124" calcext:value-type="float">
            <text:p>124.00</text:p>
          </table:table-cell>
          <table:table-cell table:style-name="ce1" table:formula="of:=[.C10]-[.C9]" office:value-type="float" office:value="24" calcext:value-type="float">
            <text:p>24.00</text:p>
          </table:table-cell>
          <table:table-cell table:style-name="ce1" table:formula="of:=[.D10]-[.D9]" office:value-type="float" office:value="100" calcext:value-type="float">
            <text:p>100.00</text:p>
          </table:table-cell>
          <table:table-cell table:style-name="ce1" table:formula="of:=[.E10]-[.E9]" office:value-type="float" office:value="26.96" calcext:value-type="float">
            <text:p>26.96</text:p>
          </table:table-cell>
          <table:table-cell table:style-name="ce1" table:formula="of:=[.F10]-[.F9]" office:value-type="float" office:value="126.96" calcext:value-type="float">
            <text:p>126.96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Multiple</text:p>
          </table:table-cell>
          <table:table-cell table:style-name="ce1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Difference (AXILite/DMA)</text:p>
          </table:table-cell>
          <table:table-cell table:style-name="ce1" table:formula="of:=[.B10]/[.B9]" office:value-type="float" office:value="1.01797361936513" calcext:value-type="float">
            <text:p>1.02</text:p>
          </table:table-cell>
          <table:table-cell table:style-name="ce1" table:formula="of:=[.C10]/[.C9]" office:value-type="float" office:value="1.00348735832607" calcext:value-type="float">
            <text:p>1.00</text:p>
          </table:table-cell>
          <table:table-cell table:style-name="ce1" table:formula="of:=[.D10]/[.D9]" office:value-type="float" office:value="6.88235294117647" calcext:value-type="float">
            <text:p>6.88</text:p>
          </table:table-cell>
          <table:table-cell table:style-name="ce1" table:formula="of:=[.E10]/[.E9]" office:value-type="float" office:value="3.8865096359743" calcext:value-type="float">
            <text:p>3.89</text:p>
          </table:table-cell>
          <table:table-cell table:style-name="ce1" table:formula="of:=[.F10]/[.F9]" office:value-type="float" office:value="5.82004555808656" calcext:value-type="float">
            <text:p>5.82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Power [J]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Transfer (userspace)</text:p>
          </table:table-cell>
          <table:table-cell office:value-type="string" calcext:value-type="string">
            <text:p>Transfer (IP) (from synthesis)</text:p>
          </table:table-cell>
          <table:table-cell office:value-type="string" calcext:value-type="string">
            <text:p>Transfer (tot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1</text:p>
          </table:table-cell>
          <table:table-cell office:value-type="float" office:value="0.0506732492306814" calcext:value-type="float">
            <text:p>0.050673249230681</text:p>
          </table:table-cell>
          <table:table-cell office:value-type="float" office:value="0.0505483839984852" calcext:value-type="float">
            <text:p>0.050548383998485</text:p>
          </table:table-cell>
          <table:table-cell office:value-type="float" office:value="0.0001248652321962" calcext:value-type="float">
            <text:p>0.000124865232196</text:p>
          </table:table-cell>
          <table:table-cell office:value-type="float" office:value="0.000068602427571324" calcext:value-type="float">
            <text:p>6.8602427571324E-05</text:p>
          </table:table-cell>
          <table:table-cell office:value-type="float" office:value="0.000193467659767524" calcext:value-type="float">
            <text:p>0.000193467659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A2</text:p>
          </table:table-cell>
          <table:table-cell office:value-type="float" office:value="0.050805741762698" calcext:value-type="float">
            <text:p>0.050805741762698</text:p>
          </table:table-cell>
          <table:table-cell office:value-type="float" office:value="0.0506805500523102" calcext:value-type="float">
            <text:p>0.05068055005231</text:p>
          </table:table-cell>
          <table:table-cell office:value-type="float" office:value="0.000125191710387863" calcext:value-type="float">
            <text:p>0.000125191710388</text:p>
          </table:table-cell>
          <table:table-cell office:value-type="float" office:value="0.0000687817985307435" calcext:value-type="float">
            <text:p>6.87817985307435E-05</text:p>
          </table:table-cell>
          <table:table-cell office:value-type="float" office:value="0.000193973508918607" calcext:value-type="float">
            <text:p>0.0001939735089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Lite1</text:p>
          </table:table-cell>
          <table:table-cell office:value-type="float" office:value="0.0501487429915031" calcext:value-type="float">
            <text:p>0.050148742991503</text:p>
          </table:table-cell>
          <table:table-cell office:value-type="float" office:value="0.0493132876405127" calcext:value-type="float">
            <text:p>0.049313287640513</text:p>
          </table:table-cell>
          <table:table-cell office:value-type="float" office:value="0.00083545535099044" calcext:value-type="float">
            <text:p>0.00083545535099</text:p>
          </table:table-cell>
          <table:table-cell office:value-type="float" office:value="0.000259205378127803" calcext:value-type="float">
            <text:p>0.000259205378128</text:p>
          </table:table-cell>
          <table:table-cell office:value-type="float" office:value="0.00109466072911824" calcext:value-type="float">
            <text:p>0.001094660729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Lite2</text:p>
          </table:table-cell>
          <table:table-cell office:value-type="float" office:value="0.049901028623496" calcext:value-type="float">
            <text:p>0.049901028623496</text:p>
          </table:table-cell>
          <table:table-cell office:value-type="float" office:value="0.049069700081712" calcext:value-type="float">
            <text:p>0.049069700081712</text:p>
          </table:table-cell>
          <table:table-cell office:value-type="float" office:value="0.000831328541784" calcext:value-type="float">
            <text:p>0.000831328541784</text:p>
          </table:table-cell>
          <table:table-cell office:value-type="float" office:value="0.0002579250091176" calcext:value-type="float">
            <text:p>0.000257925009118</text:p>
          </table:table-cell>
          <table:table-cell office:value-type="float" office:value="0.0010892535509016" calcext:value-type="float">
            <text:p>0.00108925355090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ower [J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 DMA</text:p>
          </table:table-cell>
          <table:table-cell table:formula="of:=AVERAGE([.B19:.B20])" office:value-type="float" office:value="0.0507394954966897" calcext:value-type="float">
            <text:p>0.05073949549669</text:p>
          </table:table-cell>
          <table:table-cell table:formula="of:=AVERAGE([.C19:.C20])" office:value-type="float" office:value="0.0506144670253977" calcext:value-type="float">
            <text:p>0.050614467025398</text:p>
          </table:table-cell>
          <table:table-cell table:formula="of:=AVERAGE([.D19:.D20])" office:value-type="float" office:value="0.000125028471292032" calcext:value-type="float">
            <text:p>0.000125028471292</text:p>
          </table:table-cell>
          <table:table-cell table:formula="of:=AVERAGE([.E19:.E20])" office:value-type="float" office:value="0.0000686921130510338" calcext:value-type="float">
            <text:p>6.86921130510338E-05</text:p>
          </table:table-cell>
          <table:table-cell table:formula="of:=AVERAGE([.F19:.F20])" office:value-type="float" office:value="0.000193720584343065" calcext:value-type="float">
            <text:p>0.000193720584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AXILite</text:p>
          </table:table-cell>
          <table:table-cell table:formula="of:=AVERAGE([.B21:.B22])" office:value-type="float" office:value="0.0500248858074996" calcext:value-type="float">
            <text:p>0.0500248858075</text:p>
          </table:table-cell>
          <table:table-cell table:formula="of:=AVERAGE([.C21:.C22])" office:value-type="float" office:value="0.0491914938611123" calcext:value-type="float">
            <text:p>0.049191493861112</text:p>
          </table:table-cell>
          <table:table-cell table:formula="of:=AVERAGE([.D21:.D22])" office:value-type="float" office:value="0.00083339194638722" calcext:value-type="float">
            <text:p>0.000833391946387</text:p>
          </table:table-cell>
          <table:table-cell table:formula="of:=AVERAGE([.E21:.E22])" office:value-type="float" office:value="0.000258565193622702" calcext:value-type="float">
            <text:p>0.000258565193623</text:p>
          </table:table-cell>
          <table:table-cell table:formula="of:=AVERAGE([.F21:.F22])" office:value-type="float" office:value="0.00109195714000992" calcext:value-type="float">
            <text:p>0.00109195714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fference (AXILite – DMA)</text:p>
          </table:table-cell>
          <table:table-cell table:formula="of:=[.B27]-[.B26]" office:value-type="float" office:value="-0.000714609689190168" calcext:value-type="float">
            <text:p>-0.00071460968919</text:p>
          </table:table-cell>
          <table:table-cell table:formula="of:=[.C27]-[.C26]" office:value-type="float" office:value="-0.00142297316428536" calcext:value-type="float">
            <text:p>-0.001422973164285</text:p>
          </table:table-cell>
          <table:table-cell table:formula="of:=[.D27]-[.D26]" office:value-type="float" office:value="0.000708363475095189" calcext:value-type="float">
            <text:p>0.000708363475095</text:p>
          </table:table-cell>
          <table:table-cell table:formula="of:=[.E27]-[.E26]" office:value-type="float" office:value="0.000189873080571668" calcext:value-type="float">
            <text:p>0.000189873080572</text:p>
          </table:table-cell>
          <table:table-cell table:formula="of:=[.F27]-[.F26]" office:value-type="float" office:value="0.000898236555666857" calcext:value-type="float">
            <text:p>0.000898236555667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ultip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fference (AXILite/DMA)</text:p>
          </table:table-cell>
          <table:table-cell table:formula="of:=[.B27]/[.B26]" office:value-type="float" office:value="0.985916105743763" calcext:value-type="float">
            <text:p>0.985916105743763</text:p>
          </table:table-cell>
          <table:table-cell table:formula="of:=[.C27]/[.C26]" office:value-type="float" office:value="0.971886038757035" calcext:value-type="float">
            <text:p>0.971886038757035</text:p>
          </table:table-cell>
          <table:table-cell table:formula="of:=[.D27]/[.D26]" office:value-type="float" office:value="6.66561734119463" calcext:value-type="float">
            <text:p>6.66561734119463</text:p>
          </table:table-cell>
          <table:table-cell table:formula="of:=[.E27]/[.E26]" office:value-type="float" office:value="3.76411762774868" calcext:value-type="float">
            <text:p>3.76411762774868</text:p>
          </table:table-cell>
          <table:table-cell table:formula="of:=[.F27]/[.F26]" office:value-type="float" office:value="5.63676360833263" calcext:value-type="float">
            <text:p>5.636763608332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 style:data-style-name="N2" text:time-value="09:53:20.035680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2T14:22:46.832141648</meta:creation-date>
    <dc:date>2024-03-27T13:34:59.237248469</dc:date>
    <meta:editing-duration>PT1H48M33S</meta:editing-duration>
    <meta:editing-cycles>8</meta:editing-cycles>
    <meta:generator>LibreOffice/6.4.7.2$Linux_X86_64 LibreOffice_project/40$Build-2</meta:generator>
    <meta:document-statistic meta:table-count="2" meta:cell-count="169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952cm" style:legend-expansion="high" chart:style-name="ch2"/>
        <chart:plot-area chart:style-name="ch3" table:cell-range-address="'Power chart'.A1:'Power chart'.B424" chart:data-source-has-labels="row" svg:x="0.32cm" svg:y="0.18cm" svg:width="12.27cm" svg:height="8.64cm">
          <chartooo:coordinate-region svg:x="1.047cm" svg:y="0.301cm" svg:width="11.457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chart'.A2:'Power chart'.A424" chart:label-cell-address="'Power chart'.A1:'Power chart'.A1" chart:class="chart:line">
            <chart:data-point chart:repeated="423"/>
          </chart:series>
          <chart:series chart:style-name="ch7" chart:values-cell-range-address="'Power chart'.B2:'Power chart'.B424" chart:label-cell-address="'Power chart'.B1:'Power chart'.B1" chart:class="chart:line">
            <chart:data-point chart:repeated="4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 A [W]</text:p>
                <draw:g>
                  <svg:desc>'Power chart'.A1:'Power chart'.A1</svg:desc>
                </draw:g>
              </table:table-cell>
              <table:table-cell office:value-type="string">
                <text:p>AXILite 2</text:p>
                <draw:g>
                  <svg:desc>'Power chart'.B1:'Power char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88250332">
                <text:p>7.188250332</text:p>
                <draw:g>
                  <svg:desc>'Power chart'.A2:'Power chart'.A424</svg:desc>
                </draw:g>
              </table:table-cell>
              <table:table-cell office:value-type="float" office:value="7.01319816">
                <text:p>7.01319816</text:p>
                <draw:g>
                  <svg:desc>'Power chart'.B2:'Power chart'.B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8444164">
                <text:p>7.18444164</text:p>
              </table:table-cell>
              <table:table-cell office:value-type="float" office:value="7.011061992">
                <text:p>7.0110619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9278794">
                <text:p>7.19278794</text:p>
              </table:table-cell>
              <table:table-cell office:value-type="float" office:value="7.019110272">
                <text:p>7.01911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9543604">
                <text:p>7.19543604</text:p>
              </table:table-cell>
              <table:table-cell office:value-type="float" office:value="7.009549524">
                <text:p>7.00954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95780512">
                <text:p>7.195780512</text:p>
              </table:table-cell>
              <table:table-cell office:value-type="float" office:value="7.00893888">
                <text:p>7.00893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0002538">
                <text:p>7.20002538</text:p>
              </table:table-cell>
              <table:table-cell office:value-type="float" office:value="7.01017722">
                <text:p>7.010177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12780072">
                <text:p>7.212780072</text:p>
              </table:table-cell>
              <table:table-cell office:value-type="float" office:value="7.008850212">
                <text:p>7.0088502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81527488">
                <text:p>7.181527488</text:p>
              </table:table-cell>
              <table:table-cell office:value-type="float" office:value="7.016618352">
                <text:p>7.016618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6531192">
                <text:p>7.206531192</text:p>
              </table:table-cell>
              <table:table-cell office:value-type="float" office:value="7.00682868">
                <text:p>7.00682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7271042">
                <text:p>7.37271042</text:p>
              </table:table-cell>
              <table:table-cell office:value-type="float" office:value="7.027145004">
                <text:p>7.0271450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2174688">
                <text:p>7.52174688</text:p>
              </table:table-cell>
              <table:table-cell office:value-type="float" office:value="7.009229508">
                <text:p>7.009229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18960608">
                <text:p>7.18960608</text:p>
              </table:table-cell>
              <table:table-cell office:value-type="float" office:value="7.019879784">
                <text:p>7.0198797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183016448">
                <text:p>7.183016448</text:p>
              </table:table-cell>
              <table:table-cell office:value-type="float" office:value="7.013307876">
                <text:p>7.013307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184344104">
                <text:p>7.184344104</text:p>
              </table:table-cell>
              <table:table-cell office:value-type="float" office:value="7.012337232">
                <text:p>7.0123372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182113976">
                <text:p>7.182113976</text:p>
              </table:table-cell>
              <table:table-cell office:value-type="float" office:value="7.008832596">
                <text:p>7.008832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195412688">
                <text:p>7.195412688</text:p>
              </table:table-cell>
              <table:table-cell office:value-type="float" office:value="7.008054936">
                <text:p>7.0080549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183973604">
                <text:p>7.183973604</text:p>
              </table:table-cell>
              <table:table-cell office:value-type="float" office:value="7.011144">
                <text:p>7.011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187002188">
                <text:p>7.187002188</text:p>
              </table:table-cell>
              <table:table-cell office:value-type="float" office:value="7.020492372">
                <text:p>7.020492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88452124">
                <text:p>7.188452124</text:p>
              </table:table-cell>
              <table:table-cell office:value-type="float" office:value="7.012414284">
                <text:p>7.012414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241431668">
                <text:p>7.241431668</text:p>
              </table:table-cell>
              <table:table-cell office:value-type="float" office:value="7.019158944">
                <text:p>7.0191589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91837252">
                <text:p>7.191837252</text:p>
              </table:table-cell>
              <table:table-cell office:value-type="float" office:value="7.007092116">
                <text:p>7.00709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190554848">
                <text:p>7.190554848</text:p>
              </table:table-cell>
              <table:table-cell office:value-type="float" office:value="7.008376344">
                <text:p>7.008376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19026944">
                <text:p>7.19026944</text:p>
              </table:table-cell>
              <table:table-cell office:value-type="float" office:value="7.036997172">
                <text:p>7.036997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85752856">
                <text:p>7.185752856</text:p>
              </table:table-cell>
              <table:table-cell office:value-type="float" office:value="7.005285324">
                <text:p>7.0052853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8371072">
                <text:p>7.18371072</text:p>
              </table:table-cell>
              <table:table-cell office:value-type="float" office:value="7.017217128">
                <text:p>7.017217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186967472">
                <text:p>7.186967472</text:p>
              </table:table-cell>
              <table:table-cell office:value-type="float" office:value="7.008945336">
                <text:p>7.0089453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88012276">
                <text:p>7.188012276</text:p>
              </table:table-cell>
              <table:table-cell office:value-type="float" office:value="7.017791772">
                <text:p>7.017791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177691028">
                <text:p>7.177691028</text:p>
              </table:table-cell>
              <table:table-cell office:value-type="float" office:value="7.003686084">
                <text:p>7.0036860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193876376">
                <text:p>7.193876376</text:p>
              </table:table-cell>
              <table:table-cell office:value-type="float" office:value="7.015231608">
                <text:p>7.0152316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178162112">
                <text:p>7.178162112</text:p>
              </table:table-cell>
              <table:table-cell office:value-type="float" office:value="7.01302686">
                <text:p>7.01302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200529404">
                <text:p>7.200529404</text:p>
              </table:table-cell>
              <table:table-cell office:value-type="float" office:value="7.009004904">
                <text:p>7.0090049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991284">
                <text:p>7.185991284</text:p>
              </table:table-cell>
              <table:table-cell office:value-type="float" office:value="7.015107612">
                <text:p>7.0151076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1907057">
                <text:p>7.1907057</text:p>
              </table:table-cell>
              <table:table-cell office:value-type="float" office:value="7.018040064">
                <text:p>7.0180400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.194485724">
                <text:p>7.194485724</text:p>
              </table:table-cell>
              <table:table-cell office:value-type="float" office:value="7.011186852">
                <text:p>7.0111868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184949276">
                <text:p>7.184949276</text:p>
              </table:table-cell>
              <table:table-cell office:value-type="float" office:value="7.031207736">
                <text:p>7.0312077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83208304">
                <text:p>7.183208304</text:p>
              </table:table-cell>
              <table:table-cell office:value-type="float" office:value="7.012025268">
                <text:p>7.012025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183144944">
                <text:p>7.183144944</text:p>
              </table:table-cell>
              <table:table-cell office:value-type="float" office:value="7.003478988">
                <text:p>7.003478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9030718">
                <text:p>7.19030718</text:p>
              </table:table-cell>
              <table:table-cell office:value-type="float" office:value="7.017192588">
                <text:p>7.017192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193740776">
                <text:p>7.193740776</text:p>
              </table:table-cell>
              <table:table-cell office:value-type="float" office:value="7.005349704">
                <text:p>7.005349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192742364">
                <text:p>7.192742364</text:p>
              </table:table-cell>
              <table:table-cell office:value-type="float" office:value="7.015302456">
                <text:p>7.015302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200250116">
                <text:p>7.200250116</text:p>
              </table:table-cell>
              <table:table-cell office:value-type="float" office:value="7.00191342">
                <text:p>7.00191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197689508">
                <text:p>7.197689508</text:p>
              </table:table-cell>
              <table:table-cell office:value-type="float" office:value="7.016216892">
                <text:p>7.0162168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8914244">
                <text:p>7.188914244</text:p>
              </table:table-cell>
              <table:table-cell office:value-type="float" office:value="7.006787436">
                <text:p>7.0067874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204920828">
                <text:p>7.204920828</text:p>
              </table:table-cell>
              <table:table-cell office:value-type="float" office:value="7.013446008">
                <text:p>7.013446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19158152">
                <text:p>7.19158152</text:p>
              </table:table-cell>
              <table:table-cell office:value-type="float" office:value="7.012153776">
                <text:p>7.0121537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19700666">
                <text:p>7.19700666</text:p>
              </table:table-cell>
              <table:table-cell office:value-type="float" office:value="7.01610012">
                <text:p>7.016100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85835164">
                <text:p>7.185835164</text:p>
              </table:table-cell>
              <table:table-cell office:value-type="float" office:value="7.007301168">
                <text:p>7.0073011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17898212">
                <text:p>7.17898212</text:p>
              </table:table-cell>
              <table:table-cell office:value-type="float" office:value="7.025593452">
                <text:p>7.0255934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188994356">
                <text:p>7.188994356</text:p>
              </table:table-cell>
              <table:table-cell office:value-type="float" office:value="7.008152856">
                <text:p>7.0081528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182376176">
                <text:p>7.182376176</text:p>
              </table:table-cell>
              <table:table-cell office:value-type="float" office:value="7.009784664">
                <text:p>7.009784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1932458">
                <text:p>7.1932458</text:p>
              </table:table-cell>
              <table:table-cell office:value-type="float" office:value="7.0087572">
                <text:p>7.00875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217316048">
                <text:p>7.217316048</text:p>
              </table:table-cell>
              <table:table-cell office:value-type="float" office:value="7.011291564">
                <text:p>7.0112915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43539662">
                <text:p>7.43539662</text:p>
              </table:table-cell>
              <table:table-cell office:value-type="float" office:value="7.213949832">
                <text:p>7.213949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446877392">
                <text:p>7.446877392</text:p>
              </table:table-cell>
              <table:table-cell office:value-type="float" office:value="7.248327864">
                <text:p>7.2483278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15809556">
                <text:p>7.515809556</text:p>
              </table:table-cell>
              <table:table-cell office:value-type="float" office:value="7.336807056">
                <text:p>7.3368070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.462041396">
                <text:p>7.462041396</text:p>
              </table:table-cell>
              <table:table-cell office:value-type="float" office:value="7.263779784">
                <text:p>7.263779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386815064">
                <text:p>7.386815064</text:p>
              </table:table-cell>
              <table:table-cell office:value-type="float" office:value="7.170037812">
                <text:p>7.1700378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.359527712">
                <text:p>7.359527712</text:p>
              </table:table-cell>
              <table:table-cell office:value-type="float" office:value="7.17909882">
                <text:p>7.179098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.330727436">
                <text:p>7.330727436</text:p>
              </table:table-cell>
              <table:table-cell office:value-type="float" office:value="7.1322105">
                <text:p>7.13221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.3364421">
                <text:p>7.3364421</text:p>
              </table:table-cell>
              <table:table-cell office:value-type="float" office:value="7.14049338">
                <text:p>7.140493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.331828664">
                <text:p>7.331828664</text:p>
              </table:table-cell>
              <table:table-cell office:value-type="float" office:value="7.13038998">
                <text:p>7.13038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338410736">
                <text:p>7.338410736</text:p>
              </table:table-cell>
              <table:table-cell office:value-type="float" office:value="7.13235312">
                <text:p>7.13235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.345865628">
                <text:p>7.345865628</text:p>
              </table:table-cell>
              <table:table-cell office:value-type="float" office:value="7.136277456">
                <text:p>7.136277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.344737976">
                <text:p>7.344737976</text:p>
              </table:table-cell>
              <table:table-cell office:value-type="float" office:value="7.135489584">
                <text:p>7.1354895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336290792">
                <text:p>7.336290792</text:p>
              </table:table-cell>
              <table:table-cell office:value-type="float" office:value="7.13651892">
                <text:p>7.136518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3801152">
                <text:p>7.33801152</text:p>
              </table:table-cell>
              <table:table-cell office:value-type="float" office:value="7.132143912">
                <text:p>7.13214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383671244">
                <text:p>7.383671244</text:p>
              </table:table-cell>
              <table:table-cell office:value-type="float" office:value="7.133116104">
                <text:p>7.1331161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35809694">
                <text:p>7.35809694</text:p>
              </table:table-cell>
              <table:table-cell office:value-type="float" office:value="7.233156888">
                <text:p>7.23315688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341907776">
                <text:p>7.341907776</text:p>
              </table:table-cell>
              <table:table-cell office:value-type="float" office:value="7.134867588">
                <text:p>7.1348675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60116468">
                <text:p>7.360116468</text:p>
              </table:table-cell>
              <table:table-cell office:value-type="float" office:value="7.160308524">
                <text:p>7.1603085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344976284">
                <text:p>7.344976284</text:p>
              </table:table-cell>
              <table:table-cell office:value-type="float" office:value="7.144559892">
                <text:p>7.1445598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28808264">
                <text:p>7.328808264</text:p>
              </table:table-cell>
              <table:table-cell office:value-type="float" office:value="7.13794728">
                <text:p>7.137947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4817684">
                <text:p>7.34817684</text:p>
              </table:table-cell>
              <table:table-cell office:value-type="float" office:value="7.134968472">
                <text:p>7.1349684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343075868">
                <text:p>7.343075868</text:p>
              </table:table-cell>
              <table:table-cell office:value-type="float" office:value="7.135869996">
                <text:p>7.1358699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46303784">
                <text:p>7.346303784</text:p>
              </table:table-cell>
              <table:table-cell office:value-type="float" office:value="7.138329432">
                <text:p>7.1383294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41440652">
                <text:p>7.341440652</text:p>
              </table:table-cell>
              <table:table-cell office:value-type="float" office:value="7.144179888">
                <text:p>7.144179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337184612">
                <text:p>7.337184612</text:p>
              </table:table-cell>
              <table:table-cell office:value-type="float" office:value="7.15301208">
                <text:p>7.153012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327781196">
                <text:p>7.327781196</text:p>
              </table:table-cell>
              <table:table-cell office:value-type="float" office:value="7.144131492">
                <text:p>7.1441314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342593648">
                <text:p>7.342593648</text:p>
              </table:table-cell>
              <table:table-cell office:value-type="float" office:value="7.137150936">
                <text:p>7.1371509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49091612">
                <text:p>7.349091612</text:p>
              </table:table-cell>
              <table:table-cell office:value-type="float" office:value="7.1385432">
                <text:p>7.13854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349125032">
                <text:p>7.349125032</text:p>
              </table:table-cell>
              <table:table-cell office:value-type="float" office:value="7.14443076">
                <text:p>7.144430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39884036">
                <text:p>7.339884036</text:p>
              </table:table-cell>
              <table:table-cell office:value-type="float" office:value="7.132238052">
                <text:p>7.1322380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35201258">
                <text:p>7.35201258</text:p>
              </table:table-cell>
              <table:table-cell office:value-type="float" office:value="7.136987904">
                <text:p>7.1369879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54923036">
                <text:p>7.354923036</text:p>
              </table:table-cell>
              <table:table-cell office:value-type="float" office:value="7.137310848">
                <text:p>7.137310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33636194">
                <text:p>7.33636194</text:p>
              </table:table-cell>
              <table:table-cell office:value-type="float" office:value="7.14037932">
                <text:p>7.14037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349230164">
                <text:p>7.349230164</text:p>
              </table:table-cell>
              <table:table-cell office:value-type="float" office:value="7.139057856">
                <text:p>7.139057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33934688">
                <text:p>7.33934688</text:p>
              </table:table-cell>
              <table:table-cell office:value-type="float" office:value="7.144963932">
                <text:p>7.1449639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348625592">
                <text:p>7.348625592</text:p>
              </table:table-cell>
              <table:table-cell office:value-type="float" office:value="7.13413638">
                <text:p>7.134136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343047092">
                <text:p>7.343047092</text:p>
              </table:table-cell>
              <table:table-cell office:value-type="float" office:value="7.13768472">
                <text:p>7.13768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49465964">
                <text:p>7.349465964</text:p>
              </table:table-cell>
              <table:table-cell office:value-type="float" office:value="7.425896844">
                <text:p>7.4258968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3458477">
                <text:p>7.3458477</text:p>
              </table:table-cell>
              <table:table-cell office:value-type="float" office:value="7.367804976">
                <text:p>7.367804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343625948">
                <text:p>7.343625948</text:p>
              </table:table-cell>
              <table:table-cell office:value-type="float" office:value="7.12969776">
                <text:p>7.129697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55619324">
                <text:p>7.355619324</text:p>
              </table:table-cell>
              <table:table-cell office:value-type="float" office:value="7.1396622">
                <text:p>7.13966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4222004">
                <text:p>7.34222004</text:p>
              </table:table-cell>
              <table:table-cell office:value-type="float" office:value="7.13852664">
                <text:p>7.13852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43202468">
                <text:p>7.343202468</text:p>
              </table:table-cell>
              <table:table-cell office:value-type="float" office:value="7.138407432">
                <text:p>7.1384074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346022348">
                <text:p>7.346022348</text:p>
              </table:table-cell>
              <table:table-cell office:value-type="float" office:value="7.12888626">
                <text:p>7.128886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339323192">
                <text:p>7.339323192</text:p>
              </table:table-cell>
              <table:table-cell office:value-type="float" office:value="7.161871992">
                <text:p>7.1618719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353643944">
                <text:p>7.353643944</text:p>
              </table:table-cell>
              <table:table-cell office:value-type="float" office:value="7.13470848">
                <text:p>7.1347084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340975772">
                <text:p>7.340975772</text:p>
              </table:table-cell>
              <table:table-cell office:value-type="float" office:value="7.139071056">
                <text:p>7.1390710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34470128">
                <text:p>7.34470128</text:p>
              </table:table-cell>
              <table:table-cell office:value-type="float" office:value="7.1397939">
                <text:p>7.13979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352570532">
                <text:p>7.352570532</text:p>
              </table:table-cell>
              <table:table-cell office:value-type="float" office:value="7.148292996">
                <text:p>7.14829299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341870084">
                <text:p>7.341870084</text:p>
              </table:table-cell>
              <table:table-cell office:value-type="float" office:value="7.13572674">
                <text:p>7.135726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331546052">
                <text:p>7.331546052</text:p>
              </table:table-cell>
              <table:table-cell office:value-type="float" office:value="7.144830444">
                <text:p>7.14483044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34309832">
                <text:p>7.34309832</text:p>
              </table:table-cell>
              <table:table-cell office:value-type="float" office:value="7.14261876">
                <text:p>7.1426187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346290476">
                <text:p>7.346290476</text:p>
              </table:table-cell>
              <table:table-cell office:value-type="float" office:value="7.138556784">
                <text:p>7.1385567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34974308">
                <text:p>7.34974308</text:p>
              </table:table-cell>
              <table:table-cell office:value-type="float" office:value="7.136331576">
                <text:p>7.1363315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330052508">
                <text:p>7.330052508</text:p>
              </table:table-cell>
              <table:table-cell office:value-type="float" office:value="7.14230958">
                <text:p>7.142309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354635732">
                <text:p>7.354635732</text:p>
              </table:table-cell>
              <table:table-cell office:value-type="float" office:value="7.135365804">
                <text:p>7.135365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332041184">
                <text:p>7.332041184</text:p>
              </table:table-cell>
              <table:table-cell office:value-type="float" office:value="7.155381972">
                <text:p>7.1553819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34597394">
                <text:p>7.34597394</text:p>
              </table:table-cell>
              <table:table-cell office:value-type="float" office:value="7.147151196">
                <text:p>7.147151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.342881072">
                <text:p>7.342881072</text:p>
              </table:table-cell>
              <table:table-cell office:value-type="float" office:value="7.13712114">
                <text:p>7.137121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48938336">
                <text:p>7.348938336</text:p>
              </table:table-cell>
              <table:table-cell office:value-type="float" office:value="7.14326952">
                <text:p>7.143269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343758248">
                <text:p>7.343758248</text:p>
              </table:table-cell>
              <table:table-cell office:value-type="float" office:value="7.147330632">
                <text:p>7.1473306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346512788">
                <text:p>7.346512788</text:p>
              </table:table-cell>
              <table:table-cell office:value-type="float" office:value="7.135377192">
                <text:p>7.1353771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341469152">
                <text:p>7.341469152</text:p>
              </table:table-cell>
              <table:table-cell office:value-type="float" office:value="7.132877172">
                <text:p>7.1328771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3744608">
                <text:p>7.33744608</text:p>
              </table:table-cell>
              <table:table-cell office:value-type="float" office:value="7.135146768">
                <text:p>7.13514676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340587356">
                <text:p>7.340587356</text:p>
              </table:table-cell>
              <table:table-cell office:value-type="float" office:value="7.145627352">
                <text:p>7.1456273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373174616">
                <text:p>7.373174616</text:p>
              </table:table-cell>
              <table:table-cell office:value-type="float" office:value="7.135119288">
                <text:p>7.135119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.331457852">
                <text:p>7.331457852</text:p>
              </table:table-cell>
              <table:table-cell office:value-type="float" office:value="7.141014156">
                <text:p>7.14101415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.352917092">
                <text:p>7.352917092</text:p>
              </table:table-cell>
              <table:table-cell office:value-type="float" office:value="7.1427759">
                <text:p>7.14277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349857032">
                <text:p>7.349857032</text:p>
              </table:table-cell>
              <table:table-cell office:value-type="float" office:value="7.140588624">
                <text:p>7.1405886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338842424">
                <text:p>7.338842424</text:p>
              </table:table-cell>
              <table:table-cell office:value-type="float" office:value="7.147577364">
                <text:p>7.1475773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338290316">
                <text:p>7.338290316</text:p>
              </table:table-cell>
              <table:table-cell office:value-type="float" office:value="7.143028368">
                <text:p>7.1430283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.339785444">
                <text:p>7.339785444</text:p>
              </table:table-cell>
              <table:table-cell office:value-type="float" office:value="7.140644892">
                <text:p>7.1406448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28754996">
                <text:p>7.328754996</text:p>
              </table:table-cell>
              <table:table-cell office:value-type="float" office:value="7.137351336">
                <text:p>7.1373513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.33441782">
                <text:p>7.33441782</text:p>
              </table:table-cell>
              <table:table-cell office:value-type="float" office:value="7.12983372">
                <text:p>7.12983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33952784">
                <text:p>7.333952784</text:p>
              </table:table-cell>
              <table:table-cell office:value-type="float" office:value="7.145633892">
                <text:p>7.1456338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343987928">
                <text:p>7.343987928</text:p>
              </table:table-cell>
              <table:table-cell office:value-type="float" office:value="7.131546732">
                <text:p>7.1315467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.334775444">
                <text:p>7.334775444</text:p>
              </table:table-cell>
              <table:table-cell office:value-type="float" office:value="7.149713616">
                <text:p>7.1497136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361157">
                <text:p>7.361157</text:p>
              </table:table-cell>
              <table:table-cell office:value-type="float" office:value="7.134856596">
                <text:p>7.1348565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398146748">
                <text:p>7.398146748</text:p>
              </table:table-cell>
              <table:table-cell office:value-type="float" office:value="7.139121156">
                <text:p>7.1391211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0169982">
                <text:p>7.60169982</text:p>
              </table:table-cell>
              <table:table-cell office:value-type="float" office:value="7.142111892">
                <text:p>7.1421118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608482604">
                <text:p>7.608482604</text:p>
              </table:table-cell>
              <table:table-cell office:value-type="float" office:value="7.135771044">
                <text:p>7.1357710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59523602">
                <text:p>7.59523602</text:p>
              </table:table-cell>
              <table:table-cell office:value-type="float" office:value="7.147945032">
                <text:p>7.1479450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.595208432">
                <text:p>7.595208432</text:p>
              </table:table-cell>
              <table:table-cell office:value-type="float" office:value="7.13246208">
                <text:p>7.132462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46749764">
                <text:p>7.646749764</text:p>
              </table:table-cell>
              <table:table-cell office:value-type="float" office:value="7.151754144">
                <text:p>7.1517541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631565024">
                <text:p>7.631565024</text:p>
              </table:table-cell>
              <table:table-cell office:value-type="float" office:value="7.131821172">
                <text:p>7.1318211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610279028">
                <text:p>7.610279028</text:p>
              </table:table-cell>
              <table:table-cell office:value-type="float" office:value="7.145106888">
                <text:p>7.1451068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588134636">
                <text:p>7.588134636</text:p>
              </table:table-cell>
              <table:table-cell office:value-type="float" office:value="7.146345516">
                <text:p>7.1463455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358547756">
                <text:p>7.358547756</text:p>
              </table:table-cell>
              <table:table-cell office:value-type="float" office:value="7.137310056">
                <text:p>7.1373100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343843844">
                <text:p>7.343843844</text:p>
              </table:table-cell>
              <table:table-cell office:value-type="float" office:value="7.135395756">
                <text:p>7.1353957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33741812">
                <text:p>7.33741812</text:p>
              </table:table-cell>
              <table:table-cell office:value-type="float" office:value="7.146870216">
                <text:p>7.1468702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352145672">
                <text:p>7.352145672</text:p>
              </table:table-cell>
              <table:table-cell office:value-type="float" office:value="7.131916656">
                <text:p>7.1319166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333989348">
                <text:p>7.333989348</text:p>
              </table:table-cell>
              <table:table-cell office:value-type="float" office:value="7.149142584">
                <text:p>7.1491425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3498287">
                <text:p>7.3498287</text:p>
              </table:table-cell>
              <table:table-cell office:value-type="float" office:value="7.135600452">
                <text:p>7.1356004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341186996">
                <text:p>7.341186996</text:p>
              </table:table-cell>
              <table:table-cell office:value-type="float" office:value="7.142260368">
                <text:p>7.14226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340936916">
                <text:p>7.340936916</text:p>
              </table:table-cell>
              <table:table-cell office:value-type="float" office:value="7.135740108">
                <text:p>7.1357401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336312164">
                <text:p>7.336312164</text:p>
              </table:table-cell>
              <table:table-cell office:value-type="float" office:value="7.135214256">
                <text:p>7.1352142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345992948">
                <text:p>7.345992948</text:p>
              </table:table-cell>
              <table:table-cell office:value-type="float" office:value="7.152009204">
                <text:p>7.152009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346119932">
                <text:p>7.346119932</text:p>
              </table:table-cell>
              <table:table-cell office:value-type="float" office:value="7.13609784">
                <text:p>7.136097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33954362">
                <text:p>7.33954362</text:p>
              </table:table-cell>
              <table:table-cell office:value-type="float" office:value="7.144383228">
                <text:p>7.1443832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.337848404">
                <text:p>7.337848404</text:p>
              </table:table-cell>
              <table:table-cell office:value-type="float" office:value="7.14695082">
                <text:p>7.1469508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35181668">
                <text:p>7.35181668</text:p>
              </table:table-cell>
              <table:table-cell office:value-type="float" office:value="7.144542948">
                <text:p>7.1445429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335059004">
                <text:p>7.335059004</text:p>
              </table:table-cell>
              <table:table-cell office:value-type="float" office:value="7.1384655">
                <text:p>7.138465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.359200124">
                <text:p>7.359200124</text:p>
              </table:table-cell>
              <table:table-cell office:value-type="float" office:value="7.1382315">
                <text:p>7.1382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332126252">
                <text:p>7.332126252</text:p>
              </table:table-cell>
              <table:table-cell office:value-type="float" office:value="7.14238428">
                <text:p>7.1423842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338076668">
                <text:p>7.338076668</text:p>
              </table:table-cell>
              <table:table-cell office:value-type="float" office:value="7.133502564">
                <text:p>7.1335025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348968288">
                <text:p>7.348968288</text:p>
              </table:table-cell>
              <table:table-cell office:value-type="float" office:value="7.14038214">
                <text:p>7.140382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38444828">
                <text:p>7.338444828</text:p>
              </table:table-cell>
              <table:table-cell office:value-type="float" office:value="7.139141472">
                <text:p>7.139141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34230644">
                <text:p>7.34230644</text:p>
              </table:table-cell>
              <table:table-cell office:value-type="float" office:value="7.14766308">
                <text:p>7.147663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33977852">
                <text:p>7.33977852</text:p>
              </table:table-cell>
              <table:table-cell office:value-type="float" office:value="7.13248278">
                <text:p>7.132482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.34179602">
                <text:p>7.34179602</text:p>
              </table:table-cell>
              <table:table-cell office:value-type="float" office:value="7.151848548">
                <text:p>7.1518485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345025904">
                <text:p>7.345025904</text:p>
              </table:table-cell>
              <table:table-cell office:value-type="float" office:value="7.138380876">
                <text:p>7.1383808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340576424">
                <text:p>7.340576424</text:p>
              </table:table-cell>
              <table:table-cell office:value-type="float" office:value="7.145188728">
                <text:p>7.1451887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349849112">
                <text:p>7.349849112</text:p>
              </table:table-cell>
              <table:table-cell office:value-type="float" office:value="7.142080308">
                <text:p>7.1420803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580797248">
                <text:p>7.580797248</text:p>
              </table:table-cell>
              <table:table-cell office:value-type="float" office:value="7.131224868">
                <text:p>7.1312248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609733928">
                <text:p>7.609733928</text:p>
              </table:table-cell>
              <table:table-cell office:value-type="float" office:value="7.141338432">
                <text:p>7.14133843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.345955772">
                <text:p>7.345955772</text:p>
              </table:table-cell>
              <table:table-cell office:value-type="float" office:value="7.133803596">
                <text:p>7.13380359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3523112">
                <text:p>7.33523112</text:p>
              </table:table-cell>
              <table:table-cell office:value-type="float" office:value="7.140544176">
                <text:p>7.14054417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344366612">
                <text:p>7.344366612</text:p>
              </table:table-cell>
              <table:table-cell office:value-type="float" office:value="7.1369541">
                <text:p>7.13695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.340351544">
                <text:p>7.340351544</text:p>
              </table:table-cell>
              <table:table-cell office:value-type="float" office:value="7.14615606">
                <text:p>7.146156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348536612">
                <text:p>7.348536612</text:p>
              </table:table-cell>
              <table:table-cell office:value-type="float" office:value="7.143556272">
                <text:p>7.14355627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.344071916">
                <text:p>7.344071916</text:p>
              </table:table-cell>
              <table:table-cell office:value-type="float" office:value="7.14254214">
                <text:p>7.142542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343225532">
                <text:p>7.343225532</text:p>
              </table:table-cell>
              <table:table-cell office:value-type="float" office:value="7.150820952">
                <text:p>7.1508209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353610728">
                <text:p>7.353610728</text:p>
              </table:table-cell>
              <table:table-cell office:value-type="float" office:value="7.132488456">
                <text:p>7.132488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34215968">
                <text:p>7.34215968</text:p>
              </table:table-cell>
              <table:table-cell office:value-type="float" office:value="7.13880336">
                <text:p>7.13880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.354023492">
                <text:p>7.354023492</text:p>
              </table:table-cell>
              <table:table-cell office:value-type="float" office:value="7.145217624">
                <text:p>7.1452176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.347527844">
                <text:p>7.347527844</text:p>
              </table:table-cell>
              <table:table-cell office:value-type="float" office:value="7.149355884">
                <text:p>7.1493558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.345435308">
                <text:p>7.345435308</text:p>
              </table:table-cell>
              <table:table-cell office:value-type="float" office:value="7.136432616">
                <text:p>7.1364326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.350641844">
                <text:p>7.350641844</text:p>
              </table:table-cell>
              <table:table-cell office:value-type="float" office:value="7.132947264">
                <text:p>7.1329472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355709912">
                <text:p>7.355709912</text:p>
              </table:table-cell>
              <table:table-cell office:value-type="float" office:value="7.153109184">
                <text:p>7.153109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.346099148">
                <text:p>7.346099148</text:p>
              </table:table-cell>
              <table:table-cell office:value-type="float" office:value="7.136550324">
                <text:p>7.1365503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352676432">
                <text:p>7.352676432</text:p>
              </table:table-cell>
              <table:table-cell office:value-type="float" office:value="7.13785518">
                <text:p>7.137855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344085788">
                <text:p>7.344085788</text:p>
              </table:table-cell>
              <table:table-cell office:value-type="float" office:value="7.160824056">
                <text:p>7.1608240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349752632">
                <text:p>7.349752632</text:p>
              </table:table-cell>
              <table:table-cell office:value-type="float" office:value="7.134736356">
                <text:p>7.1347363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.336910724">
                <text:p>7.336910724</text:p>
              </table:table-cell>
              <table:table-cell office:value-type="float" office:value="7.14351582">
                <text:p>7.143515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342438164">
                <text:p>7.342438164</text:p>
              </table:table-cell>
              <table:table-cell office:value-type="float" office:value="7.13669724">
                <text:p>7.1366972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339614408">
                <text:p>7.339614408</text:p>
              </table:table-cell>
              <table:table-cell office:value-type="float" office:value="7.138377156">
                <text:p>7.1383771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345403352">
                <text:p>7.345403352</text:p>
              </table:table-cell>
              <table:table-cell office:value-type="float" office:value="7.133137536">
                <text:p>7.13313753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.338755388">
                <text:p>7.338755388</text:p>
              </table:table-cell>
              <table:table-cell office:value-type="float" office:value="7.140853956">
                <text:p>7.140853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.343957064">
                <text:p>7.343957064</text:p>
              </table:table-cell>
              <table:table-cell office:value-type="float" office:value="7.134174744">
                <text:p>7.134174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34586276">
                <text:p>7.34586276</text:p>
              </table:table-cell>
              <table:table-cell office:value-type="float" office:value="7.137651396">
                <text:p>7.1376513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8998832">
                <text:p>7.338998832</text:p>
              </table:table-cell>
              <table:table-cell office:value-type="float" office:value="7.146406908">
                <text:p>7.1464069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.344113868">
                <text:p>7.344113868</text:p>
              </table:table-cell>
              <table:table-cell office:value-type="float" office:value="7.142574528">
                <text:p>7.1425745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.348697496">
                <text:p>7.348697496</text:p>
              </table:table-cell>
              <table:table-cell office:value-type="float" office:value="7.140562128">
                <text:p>7.1405621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.341292512">
                <text:p>7.341292512</text:p>
              </table:table-cell>
              <table:table-cell office:value-type="float" office:value="7.156598904">
                <text:p>7.1565989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50542748">
                <text:p>7.350542748</text:p>
              </table:table-cell>
              <table:table-cell office:value-type="float" office:value="7.141819776">
                <text:p>7.14181977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340014932">
                <text:p>7.340014932</text:p>
              </table:table-cell>
              <table:table-cell office:value-type="float" office:value="7.137983244">
                <text:p>7.1379832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341466248">
                <text:p>7.341466248</text:p>
              </table:table-cell>
              <table:table-cell office:value-type="float" office:value="7.142042136">
                <text:p>7.142042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.354460196">
                <text:p>7.354460196</text:p>
              </table:table-cell>
              <table:table-cell office:value-type="float" office:value="7.140623244">
                <text:p>7.140623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344929712">
                <text:p>7.344929712</text:p>
              </table:table-cell>
              <table:table-cell office:value-type="float" office:value="7.130842536">
                <text:p>7.1308425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346749548">
                <text:p>7.346749548</text:p>
              </table:table-cell>
              <table:table-cell office:value-type="float" office:value="7.141718352">
                <text:p>7.14171835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.332510804">
                <text:p>7.332510804</text:p>
              </table:table-cell>
              <table:table-cell office:value-type="float" office:value="7.136943384">
                <text:p>7.1369433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48880988">
                <text:p>7.348880988</text:p>
              </table:table-cell>
              <table:table-cell office:value-type="float" office:value="7.151946612">
                <text:p>7.1519466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34915556">
                <text:p>7.34915556</text:p>
              </table:table-cell>
              <table:table-cell office:value-type="float" office:value="7.1450568">
                <text:p>7.145056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349442588">
                <text:p>7.349442588</text:p>
              </table:table-cell>
              <table:table-cell office:value-type="float" office:value="7.158288456">
                <text:p>7.1582884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356538032">
                <text:p>7.356538032</text:p>
              </table:table-cell>
              <table:table-cell office:value-type="float" office:value="7.142139048">
                <text:p>7.1421390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.354846524">
                <text:p>7.354846524</text:p>
              </table:table-cell>
              <table:table-cell office:value-type="float" office:value="7.13623272">
                <text:p>7.1362327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45925856">
                <text:p>7.345925856</text:p>
              </table:table-cell>
              <table:table-cell office:value-type="float" office:value="7.144955484">
                <text:p>7.1449554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3621185">
                <text:p>7.3621185</text:p>
              </table:table-cell>
              <table:table-cell office:value-type="float" office:value="7.1308203">
                <text:p>7.13082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351685532">
                <text:p>7.351685532</text:p>
              </table:table-cell>
              <table:table-cell office:value-type="float" office:value="7.140362688">
                <text:p>7.140362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357761744">
                <text:p>7.357761744</text:p>
              </table:table-cell>
              <table:table-cell office:value-type="float" office:value="7.139960556">
                <text:p>7.1399605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343005788">
                <text:p>7.343005788</text:p>
              </table:table-cell>
              <table:table-cell office:value-type="float" office:value="7.138475124">
                <text:p>7.1384751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34388168">
                <text:p>7.34388168</text:p>
              </table:table-cell>
              <table:table-cell office:value-type="float" office:value="7.138497852">
                <text:p>7.1384978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490618304">
                <text:p>7.490618304</text:p>
              </table:table-cell>
              <table:table-cell office:value-type="float" office:value="7.134620124">
                <text:p>7.1346201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603239024">
                <text:p>7.603239024</text:p>
              </table:table-cell>
              <table:table-cell office:value-type="float" office:value="7.148318928">
                <text:p>7.1483189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593695952">
                <text:p>7.593695952</text:p>
              </table:table-cell>
              <table:table-cell office:value-type="float" office:value="7.139730192">
                <text:p>7.1397301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576723752">
                <text:p>7.576723752</text:p>
              </table:table-cell>
              <table:table-cell office:value-type="float" office:value="7.14565644">
                <text:p>7.145656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646244132">
                <text:p>7.646244132</text:p>
              </table:table-cell>
              <table:table-cell office:value-type="float" office:value="7.142453772">
                <text:p>7.1424537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628644596">
                <text:p>7.628644596</text:p>
              </table:table-cell>
              <table:table-cell office:value-type="float" office:value="7.143498192">
                <text:p>7.143498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46614776">
                <text:p>7.646614776</text:p>
              </table:table-cell>
              <table:table-cell office:value-type="float" office:value="7.145123856">
                <text:p>7.14512385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72921128">
                <text:p>7.672921128</text:p>
              </table:table-cell>
              <table:table-cell office:value-type="float" office:value="7.136162388">
                <text:p>7.1361623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97713648">
                <text:p>7.597713648</text:p>
              </table:table-cell>
              <table:table-cell office:value-type="float" office:value="7.14315756">
                <text:p>7.143157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492640088">
                <text:p>7.492640088</text:p>
              </table:table-cell>
              <table:table-cell office:value-type="float" office:value="7.137787872">
                <text:p>7.1377878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344171612">
                <text:p>7.344171612</text:p>
              </table:table-cell>
              <table:table-cell office:value-type="float" office:value="7.135356024">
                <text:p>7.1353560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340696784">
                <text:p>7.340696784</text:p>
              </table:table-cell>
              <table:table-cell office:value-type="float" office:value="7.148274312">
                <text:p>7.1482743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242660492">
                <text:p>7.242660492</text:p>
              </table:table-cell>
              <table:table-cell office:value-type="float" office:value="7.141048392">
                <text:p>7.1410483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192972284">
                <text:p>7.192972284</text:p>
              </table:table-cell>
              <table:table-cell office:value-type="float" office:value="7.147351344">
                <text:p>7.1473513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25728476">
                <text:p>7.25728476</text:p>
              </table:table-cell>
              <table:table-cell office:value-type="float" office:value="7.14108666">
                <text:p>7.141086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211356152">
                <text:p>7.211356152</text:p>
              </table:table-cell>
              <table:table-cell office:value-type="float" office:value="7.092295284">
                <text:p>7.0922952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191138156">
                <text:p>7.191138156</text:p>
              </table:table-cell>
              <table:table-cell office:value-type="float" office:value="7.025351484">
                <text:p>7.0253514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2340767">
                <text:p>7.2340767</text:p>
              </table:table-cell>
              <table:table-cell office:value-type="float" office:value="7.015593984">
                <text:p>7.01559398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18996488">
                <text:p>7.18996488</text:p>
              </table:table-cell>
              <table:table-cell office:value-type="float" office:value="7.098292428">
                <text:p>7.0982924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189302348">
                <text:p>7.189302348</text:p>
              </table:table-cell>
              <table:table-cell office:value-type="float" office:value="7.01654172">
                <text:p>7.016541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188219564">
                <text:p>7.188219564</text:p>
              </table:table-cell>
              <table:table-cell office:value-type="float" office:value="7.049950284">
                <text:p>7.0499502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190864136">
                <text:p>7.190864136</text:p>
              </table:table-cell>
              <table:table-cell office:value-type="float" office:value="7.016588532">
                <text:p>7.0165885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18929168">
                <text:p>7.18929168</text:p>
              </table:table-cell>
              <table:table-cell office:value-type="float" office:value="7.020669132">
                <text:p>7.0206691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199614872">
                <text:p>7.199614872</text:p>
              </table:table-cell>
              <table:table-cell office:value-type="float" office:value="7.025560128">
                <text:p>7.0255601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202719872">
                <text:p>7.202719872</text:p>
              </table:table-cell>
              <table:table-cell office:value-type="float" office:value="7.014400608">
                <text:p>7.0144006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7.18851198">
                <text:p>7.18851198</text:p>
              </table:table-cell>
              <table:table-cell office:value-type="float" office:value="7.016813556">
                <text:p>7.0168135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.191310128">
                <text:p>7.191310128</text:p>
              </table:table-cell>
              <table:table-cell office:value-type="float" office:value="7.014376488">
                <text:p>7.0143764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.21009182">
                <text:p>7.21009182</text:p>
              </table:table-cell>
              <table:table-cell office:value-type="float" office:value="7.013975352">
                <text:p>7.013975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.193498424">
                <text:p>7.193498424</text:p>
              </table:table-cell>
              <table:table-cell office:value-type="float" office:value="7.007787936">
                <text:p>7.0077879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.18563444">
                <text:p>7.18563444</text:p>
              </table:table-cell>
              <table:table-cell office:value-type="float" office:value="7.016269308">
                <text:p>7.0162693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19902056">
                <text:p>7.19902056</text:p>
              </table:table-cell>
              <table:table-cell office:value-type="float" office:value="7.00775844">
                <text:p>7.007758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19227176">
                <text:p>7.19227176</text:p>
              </table:table-cell>
              <table:table-cell office:value-type="float" office:value="7.276085556">
                <text:p>7.276085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195803108">
                <text:p>7.195803108</text:p>
              </table:table-cell>
              <table:table-cell office:value-type="float" office:value="7.2734904">
                <text:p>7.27349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189473324">
                <text:p>7.189473324</text:p>
              </table:table-cell>
              <table:table-cell office:value-type="float" office:value="7.022816964">
                <text:p>7.022816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189674132">
                <text:p>7.189674132</text:p>
              </table:table-cell>
              <table:table-cell office:value-type="float" office:value="7.009109988">
                <text:p>7.009109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19010876">
                <text:p>7.19010876</text:p>
              </table:table-cell>
              <table:table-cell office:value-type="float" office:value="7.011250908">
                <text:p>7.0112509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190309484">
                <text:p>7.190309484</text:p>
              </table:table-cell>
              <table:table-cell office:value-type="float" office:value="7.021954488">
                <text:p>7.02195448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20287724">
                <text:p>7.20287724</text:p>
              </table:table-cell>
              <table:table-cell office:value-type="float" office:value="7.0180824">
                <text:p>7.01808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186606116">
                <text:p>7.186606116</text:p>
              </table:table-cell>
              <table:table-cell office:value-type="float" office:value="7.015047552">
                <text:p>7.0150475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.222600128">
                <text:p>7.222600128</text:p>
              </table:table-cell>
              <table:table-cell office:value-type="float" office:value="7.010177064">
                <text:p>7.0101770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7.19463282">
                <text:p>7.19463282</text:p>
              </table:table-cell>
              <table:table-cell office:value-type="float" office:value="7.020751716">
                <text:p>7.02075171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.193272692">
                <text:p>7.193272692</text:p>
              </table:table-cell>
              <table:table-cell office:value-type="float" office:value="7.00429344">
                <text:p>7.0042934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196600604">
                <text:p>7.196600604</text:p>
              </table:table-cell>
              <table:table-cell office:value-type="float" office:value="7.017822348">
                <text:p>7.01782234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.191469716">
                <text:p>7.191469716</text:p>
              </table:table-cell>
              <table:table-cell office:value-type="float" office:value="7.014502368">
                <text:p>7.0145023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190465892">
                <text:p>7.190465892</text:p>
              </table:table-cell>
              <table:table-cell office:value-type="float" office:value="7.012626312">
                <text:p>7.0126263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189512276">
                <text:p>7.189512276</text:p>
              </table:table-cell>
              <table:table-cell office:value-type="float" office:value="7.00968396">
                <text:p>7.00968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187867712">
                <text:p>7.187867712</text:p>
              </table:table-cell>
              <table:table-cell office:value-type="float" office:value="7.018929768">
                <text:p>7.0189297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190878416">
                <text:p>7.190878416</text:p>
              </table:table-cell>
              <table:table-cell office:value-type="float" office:value="7.010461248">
                <text:p>7.0104612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195340988">
                <text:p>7.195340988</text:p>
              </table:table-cell>
              <table:table-cell office:value-type="float" office:value="7.012534008">
                <text:p>7.01253400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19316318">
                <text:p>7.19316318</text:p>
              </table:table-cell>
              <table:table-cell office:value-type="float" office:value="7.019972604">
                <text:p>7.0199726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192049856">
                <text:p>7.192049856</text:p>
              </table:table-cell>
              <table:table-cell office:value-type="float" office:value="7.01002044">
                <text:p>7.0100204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.1890908">
                <text:p>7.1890908</text:p>
              </table:table-cell>
              <table:table-cell office:value-type="float" office:value="7.011589008">
                <text:p>7.01158900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7.209828852">
                <text:p>7.209828852</text:p>
              </table:table-cell>
              <table:table-cell office:value-type="float" office:value="7.00671072">
                <text:p>7.0067107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.184464068">
                <text:p>7.184464068</text:p>
              </table:table-cell>
              <table:table-cell office:value-type="float" office:value="7.023791172">
                <text:p>7.0237911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189272564">
                <text:p>7.189272564</text:p>
              </table:table-cell>
              <table:table-cell office:value-type="float" office:value="7.005337368">
                <text:p>7.0053373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185111696">
                <text:p>7.185111696</text:p>
              </table:table-cell>
              <table:table-cell office:value-type="float" office:value="7.024182192">
                <text:p>7.0241821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194614268">
                <text:p>7.194614268</text:p>
              </table:table-cell>
              <table:table-cell office:value-type="float" office:value="7.015570308">
                <text:p>7.0155703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198091724">
                <text:p>7.198091724</text:p>
              </table:table-cell>
              <table:table-cell office:value-type="float" office:value="7.008390492">
                <text:p>7.0083904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19499606">
                <text:p>7.19499606</text:p>
              </table:table-cell>
              <table:table-cell office:value-type="float" office:value="7.015136412">
                <text:p>7.015136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.20485952">
                <text:p>7.20485952</text:p>
              </table:table-cell>
              <table:table-cell office:value-type="float" office:value="7.010330136">
                <text:p>7.0103301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.185293316">
                <text:p>7.185293316</text:p>
              </table:table-cell>
              <table:table-cell office:value-type="float" office:value="7.019498592">
                <text:p>7.0194985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18366092">
                <text:p>7.18366092</text:p>
              </table:table-cell>
              <table:table-cell office:value-type="float" office:value="7.00734984">
                <text:p>7.007349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.19089056">
                <text:p>7.19089056</text:p>
              </table:table-cell>
              <table:table-cell office:value-type="float" office:value="7.018304796">
                <text:p>7.01830479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184610516">
                <text:p>7.184610516</text:p>
              </table:table-cell>
              <table:table-cell office:value-type="float" office:value="7.0072914">
                <text:p>7.00729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19454774">
                <text:p>7.19454774</text:p>
              </table:table-cell>
              <table:table-cell office:value-type="float" office:value="7.011998868">
                <text:p>7.0119988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190538264">
                <text:p>7.190538264</text:p>
              </table:table-cell>
              <table:table-cell office:value-type="float" office:value="7.014743052">
                <text:p>7.0147430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.187659164">
                <text:p>7.187659164</text:p>
              </table:table-cell>
              <table:table-cell office:value-type="float" office:value="7.014675744">
                <text:p>7.0146757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189404024">
                <text:p>7.189404024</text:p>
              </table:table-cell>
              <table:table-cell office:value-type="float" office:value="7.012432188">
                <text:p>7.012432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182394584">
                <text:p>7.182394584</text:p>
              </table:table-cell>
              <table:table-cell office:value-type="float" office:value="7.032116544">
                <text:p>7.0321165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195192944">
                <text:p>7.195192944</text:p>
              </table:table-cell>
              <table:table-cell office:value-type="float" office:value="7.014949932">
                <text:p>7.0149499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188299208">
                <text:p>7.188299208</text:p>
              </table:table-cell>
              <table:table-cell office:value-type="float" office:value="7.060587948">
                <text:p>7.06058794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03208584">
                <text:p>7.203208584</text:p>
              </table:table-cell>
              <table:table-cell office:value-type="float" office:value="7.114183548">
                <text:p>7.11418354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194556164">
                <text:p>7.194556164</text:p>
              </table:table-cell>
              <table:table-cell office:value-type="float" office:value="7.006651248">
                <text:p>7.00665124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207324824">
                <text:p>7.207324824</text:p>
              </table:table-cell>
              <table:table-cell office:value-type="float" office:value="7.10596044">
                <text:p>7.105960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196493684">
                <text:p>7.196493684</text:p>
              </table:table-cell>
              <table:table-cell office:value-type="float" office:value="7.017454104">
                <text:p>7.0174541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.2016053">
                <text:p>7.2016053</text:p>
              </table:table-cell>
              <table:table-cell office:value-type="float" office:value="7.02441234">
                <text:p>7.024412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192365828">
                <text:p>7.192365828</text:p>
              </table:table-cell>
              <table:table-cell office:value-type="float" office:value="7.03414578">
                <text:p>7.034145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.194410076">
                <text:p>7.194410076</text:p>
              </table:table-cell>
              <table:table-cell office:value-type="float" office:value="7.009500216">
                <text:p>7.0095002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1907516">
                <text:p>7.1907516</text:p>
              </table:table-cell>
              <table:table-cell office:value-type="float" office:value="7.023155076">
                <text:p>7.02315507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191097536">
                <text:p>7.191097536</text:p>
              </table:table-cell>
              <table:table-cell office:value-type="float" office:value="7.012123296">
                <text:p>7.0121232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18181826">
                <text:p>7.18181826</text:p>
              </table:table-cell>
              <table:table-cell office:value-type="float" office:value="7.0280646">
                <text:p>7.02806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192096908">
                <text:p>7.192096908</text:p>
              </table:table-cell>
              <table:table-cell office:value-type="float" office:value="7.012681392">
                <text:p>7.0126813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191438912">
                <text:p>7.191438912</text:p>
              </table:table-cell>
              <table:table-cell office:value-type="float" office:value="7.015112184">
                <text:p>7.015112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188664272">
                <text:p>7.188664272</text:p>
              </table:table-cell>
              <table:table-cell office:value-type="float" office:value="7.003376772">
                <text:p>7.0033767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90005404">
                <text:p>7.190005404</text:p>
              </table:table-cell>
              <table:table-cell office:value-type="float" office:value="7.018018992">
                <text:p>7.018018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344270564">
                <text:p>7.344270564</text:p>
              </table:table-cell>
              <table:table-cell office:value-type="float" office:value="7.091824536">
                <text:p>7.0918245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447028952">
                <text:p>7.447028952</text:p>
              </table:table-cell>
              <table:table-cell office:value-type="float" office:value="7.010473128">
                <text:p>7.0104731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340985156">
                <text:p>7.340985156</text:p>
              </table:table-cell>
              <table:table-cell office:value-type="float" office:value="7.013552076">
                <text:p>7.0135520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250053812">
                <text:p>7.250053812</text:p>
              </table:table-cell>
              <table:table-cell office:value-type="float" office:value="7.034578404">
                <text:p>7.03457840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191872748">
                <text:p>7.191872748</text:p>
              </table:table-cell>
              <table:table-cell office:value-type="float" office:value="7.005644868">
                <text:p>7.0056448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50581788">
                <text:p>7.250581788</text:p>
              </table:table-cell>
              <table:table-cell office:value-type="float" office:value="7.010455788">
                <text:p>7.010455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187421108">
                <text:p>7.187421108</text:p>
              </table:table-cell>
              <table:table-cell office:value-type="float" office:value="7.013866488">
                <text:p>7.0138664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203319548">
                <text:p>7.203319548</text:p>
              </table:table-cell>
              <table:table-cell office:value-type="float" office:value="7.003749876">
                <text:p>7.0037498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179333192">
                <text:p>7.179333192</text:p>
              </table:table-cell>
              <table:table-cell office:value-type="float" office:value="7.016900832">
                <text:p>7.01690083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193592204">
                <text:p>7.193592204</text:p>
              </table:table-cell>
              <table:table-cell office:value-type="float" office:value="7.000809876">
                <text:p>7.0008098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17909726">
                <text:p>7.17909726</text:p>
              </table:table-cell>
              <table:table-cell office:value-type="float" office:value="7.005766476">
                <text:p>7.00576647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187333016">
                <text:p>7.187333016</text:p>
              </table:table-cell>
              <table:table-cell office:value-type="float" office:value="7.00824624">
                <text:p>7.0082462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180582812">
                <text:p>7.180582812</text:p>
              </table:table-cell>
              <table:table-cell office:value-type="float" office:value="7.014202476">
                <text:p>7.0142024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200691608">
                <text:p>7.200691608</text:p>
              </table:table-cell>
              <table:table-cell office:value-type="float" office:value="7.012697472">
                <text:p>7.0126974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85882228">
                <text:p>7.185882228</text:p>
              </table:table-cell>
              <table:table-cell office:value-type="float" office:value="7.007411376">
                <text:p>7.007411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18316298">
                <text:p>7.18316298</text:p>
              </table:table-cell>
              <table:table-cell office:value-type="float" office:value="7.0255932">
                <text:p>7.02559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181722056">
                <text:p>7.181722056</text:p>
              </table:table-cell>
              <table:table-cell office:value-type="float" office:value="7.009768272">
                <text:p>7.0097682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24517394">
                <text:p>7.24517394</text:p>
              </table:table-cell>
              <table:table-cell office:value-type="float" office:value="7.003967388">
                <text:p>7.0039673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176102924">
                <text:p>7.176102924</text:p>
              </table:table-cell>
              <table:table-cell office:value-type="float" office:value="7.01022324">
                <text:p>7.010223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93615328">
                <text:p>7.193615328</text:p>
              </table:table-cell>
              <table:table-cell office:value-type="float" office:value="7.009502388">
                <text:p>7.0095023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190299584">
                <text:p>7.190299584</text:p>
              </table:table-cell>
              <table:table-cell office:value-type="float" office:value="7.008447204">
                <text:p>7.0084472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192245624">
                <text:p>7.192245624</text:p>
              </table:table-cell>
              <table:table-cell office:value-type="float" office:value="7.006135296">
                <text:p>7.0061352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40631696">
                <text:p>7.40631696</text:p>
              </table:table-cell>
              <table:table-cell office:value-type="float" office:value="7.00361436">
                <text:p>7.003614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489482408">
                <text:p>7.489482408</text:p>
              </table:table-cell>
              <table:table-cell office:value-type="float" office:value="7.012899804">
                <text:p>7.0128998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20043752">
                <text:p>7.20043752</text:p>
              </table:table-cell>
              <table:table-cell office:value-type="float" office:value="7.007856612">
                <text:p>7.0078566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20071484">
                <text:p>7.20071484</text:p>
              </table:table-cell>
              <table:table-cell office:value-type="float" office:value="7.021121388">
                <text:p>7.0211213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194681696">
                <text:p>7.194681696</text:p>
              </table:table-cell>
              <table:table-cell office:value-type="float" office:value="7.001345448">
                <text:p>7.00134544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195335888">
                <text:p>7.195335888</text:p>
              </table:table-cell>
              <table:table-cell office:value-type="float" office:value="7.01745366">
                <text:p>7.01745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186273644">
                <text:p>7.186273644</text:p>
              </table:table-cell>
              <table:table-cell office:value-type="float" office:value="7.010835708">
                <text:p>7.01083570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352875608">
                <text:p>7.352875608</text:p>
              </table:table-cell>
              <table:table-cell office:value-type="float" office:value="7.00944186">
                <text:p>7.00944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.20664536">
                <text:p>7.20664536</text:p>
              </table:table-cell>
              <table:table-cell office:value-type="float" office:value="6.998276628">
                <text:p>6.9982766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22936448">
                <text:p>7.22936448</text:p>
              </table:table-cell>
              <table:table-cell office:value-type="float" office:value="7.013248548">
                <text:p>7.0132485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.177781184">
                <text:p>7.177781184</text:p>
              </table:table-cell>
              <table:table-cell office:value-type="float" office:value="7.004321976">
                <text:p>7.00432197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18819296">
                <text:p>7.18819296</text:p>
              </table:table-cell>
              <table:table-cell office:value-type="float" office:value="7.006191732">
                <text:p>7.0061917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.236718368">
                <text:p>7.236718368</text:p>
              </table:table-cell>
              <table:table-cell office:value-type="float" office:value="7.003011756">
                <text:p>7.00301175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301732844">
                <text:p>7.301732844</text:p>
              </table:table-cell>
              <table:table-cell office:value-type="float" office:value="7.010907096">
                <text:p>7.0109070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206620136">
                <text:p>7.206620136</text:p>
              </table:table-cell>
              <table:table-cell office:value-type="float" office:value="7.002327396">
                <text:p>7.0023273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99306664">
                <text:p>7.199306664</text:p>
              </table:table-cell>
              <table:table-cell office:value-type="float" office:value="7.01204748">
                <text:p>7.012047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.186150764">
                <text:p>7.186150764</text:p>
              </table:table-cell>
              <table:table-cell office:value-type="float" office:value="7.010518392">
                <text:p>7.010518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18644084">
                <text:p>7.18644084</text:p>
              </table:table-cell>
              <table:table-cell office:value-type="float" office:value="7.006387488">
                <text:p>7.0063874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194600492">
                <text:p>7.194600492</text:p>
              </table:table-cell>
              <table:table-cell office:value-type="float" office:value="7.012534128">
                <text:p>7.01253412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219408128">
                <text:p>7.219408128</text:p>
              </table:table-cell>
              <table:table-cell office:value-type="float" office:value="7.0060944">
                <text:p>7.006094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195114356">
                <text:p>7.195114356</text:p>
              </table:table-cell>
              <table:table-cell office:value-type="float" office:value="7.00819848">
                <text:p>7.0081984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.269743052">
                <text:p>7.269743052</text:p>
              </table:table-cell>
              <table:table-cell office:value-type="float" office:value="7.00387836">
                <text:p>7.003878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9451144">
                <text:p>7.19451144</text:p>
              </table:table-cell>
              <table:table-cell office:value-type="float" office:value="7.01954172">
                <text:p>7.019541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247720592">
                <text:p>7.247720592</text:p>
              </table:table-cell>
              <table:table-cell office:value-type="float" office:value="7.006436784">
                <text:p>7.00643678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.273471104">
                <text:p>7.273471104</text:p>
              </table:table-cell>
              <table:table-cell office:value-type="float" office:value="7.01017716">
                <text:p>7.010177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.189061832">
                <text:p>7.189061832</text:p>
              </table:table-cell>
              <table:table-cell office:value-type="float" office:value="7.0173498">
                <text:p>7.01734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198726092">
                <text:p>7.198726092</text:p>
              </table:table-cell>
              <table:table-cell office:value-type="float" office:value="7.008855636">
                <text:p>7.00885563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190237736">
                <text:p>7.190237736</text:p>
              </table:table-cell>
              <table:table-cell office:value-type="float" office:value="6.999622428">
                <text:p>6.9996224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187403204">
                <text:p>7.187403204</text:p>
              </table:table-cell>
              <table:table-cell office:value-type="float" office:value="7.014000348">
                <text:p>7.01400034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194231456">
                <text:p>7.194231456</text:p>
              </table:table-cell>
              <table:table-cell office:value-type="float" office:value="7.008753144">
                <text:p>7.0087531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2249753">
                <text:p>7.2249753</text:p>
              </table:table-cell>
              <table:table-cell office:value-type="float" office:value="7.007045448">
                <text:p>7.0070454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200851088">
                <text:p>7.200851088</text:p>
              </table:table-cell>
              <table:table-cell office:value-type="float" office:value="7.006856784">
                <text:p>7.006856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324782852">
                <text:p>7.324782852</text:p>
              </table:table-cell>
              <table:table-cell office:value-type="float" office:value="7.01574486">
                <text:p>7.0157448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216800516">
                <text:p>7.216800516</text:p>
              </table:table-cell>
              <table:table-cell office:value-type="float" office:value="7.009780824">
                <text:p>7.0097808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96020152">
                <text:p>7.196020152</text:p>
              </table:table-cell>
              <table:table-cell office:value-type="float" office:value="6.969756408">
                <text:p>6.969756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94107916">
                <text:p>7.194107916</text:p>
              </table:table-cell>
              <table:table-cell office:value-type="float" office:value="6.968616744">
                <text:p>6.96861674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203068976">
                <text:p>7.203068976</text:p>
              </table:table-cell>
              <table:table-cell office:value-type="float" office:value="6.970853928">
                <text:p>6.9708539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223320368">
                <text:p>7.223320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90817648">
                <text:p>7.190817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194452364">
                <text:p>7.19445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448539572">
                <text:p>7.448539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0637788">
                <text:p>7.20637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182195564">
                <text:p>7.182195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1042254">
                <text:p>7.2104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19881782">
                <text:p>7.1988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19179494">
                <text:p>7.19179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19544648">
                <text:p>7.19544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191615228">
                <text:p>7.191615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187217708">
                <text:p>7.187217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18904478">
                <text:p>7.18904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181288832">
                <text:p>7.181288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217770152">
                <text:p>7.21777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192142748">
                <text:p>7.19214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191234108">
                <text:p>7.191234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188411756">
                <text:p>7.18841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184091516">
                <text:p>7.18409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19268468">
                <text:p>7.1926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193717136">
                <text:p>7.193717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183732872">
                <text:p>7.183732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207511244">
                <text:p>7.20751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184339916">
                <text:p>7.184339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19669544">
                <text:p>7.1966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185715536">
                <text:p>7.18571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186938696">
                <text:p>7.186938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193900292">
                <text:p>7.193900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186341024">
                <text:p>7.18634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185997152">
                <text:p>7.185997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184810592">
                <text:p>7.184810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183980444">
                <text:p>7.183980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21118382">
                <text:p>7.21118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179653136">
                <text:p>7.179653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199232048">
                <text:p>7.19923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78068236">
                <text:p>7.178068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18897536">
                <text:p>7.1889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85897504">
                <text:p>7.185897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186232676">
                <text:p>7.18623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190844348">
                <text:p>7.19084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180130412">
                <text:p>7.180130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187056128">
                <text:p>7.18705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334302884">
                <text:p>7.33430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.204552212">
                <text:p>7.20455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.192414968">
                <text:p>7.192414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192385328">
                <text:p>7.19238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7.216008636">
                <text:p>7.216008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207426128">
                <text:p>7.207426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318955676">
                <text:p>7.318955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203860112">
                <text:p>7.203860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.191427992">
                <text:p>7.191427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184421372">
                <text:p>7.18442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183428096">
                <text:p>7.183428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.21085454">
                <text:p>7.21085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.186481436">
                <text:p>7.18648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.192510656">
                <text:p>7.192510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199630532">
                <text:p>7.199630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193283528">
                <text:p>7.193283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315567284">
                <text:p>7.315567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05806644">
                <text:p>7.205806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192120884">
                <text:p>7.192120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903463">
                <text:p>7.1903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186049292">
                <text:p>7.186049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192479672">
                <text:p>7.192479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196924448">
                <text:p>7.19692444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851cm" svg:y="3.952cm" style:legend-expansion="high" chart:style-name="ch2"/>
        <chart:plot-area chart:style-name="ch3" table:cell-range-address="'Power chart'.C1:'Power chart'.D424" chart:data-source-has-labels="row" svg:x="0.32cm" svg:y="0.18cm" svg:width="11.211cm" svg:height="8.64cm">
          <chartooo:coordinate-region svg:x="1.153cm" svg:y="0.38cm" svg:width="10.37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wer chart'.C2:'Power chart'.C424" chart:label-cell-address="'Power chart'.C1:'Power chart'.C1" chart:class="chart:line">
            <chart:data-point chart:repeated="423"/>
          </chart:series>
          <chart:series chart:style-name="ch7" chart:values-cell-range-address="'Power chart'.D2:'Power chart'.D424" chart:label-cell-address="'Power chart'.D1:'Power chart'.D1" chart:class="chart:line">
            <chart:data-point chart:repeated="4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MA A [W] -idle</text:p>
                <draw:g>
                  <svg:desc>'Power chart'.C1:'Power chart'.C1</svg:desc>
                </draw:g>
              </table:table-cell>
              <table:table-cell office:value-type="string">
                <text:p>AXILite 2 [W] -idle</text:p>
                <draw:g>
                  <svg:desc>'Power chart'.D1:'Power chart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396946334327986">
                <text:p>-0.00396946334327986</text:p>
                <draw:g>
                  <svg:desc>'Power chart'.C2:'Power chart'.C424</svg:desc>
                </draw:g>
              </table:table-cell>
              <table:table-cell office:value-type="float" office:value="-0.000234761999999833">
                <text:p>-0.000234761999999833</text:p>
                <draw:g>
                  <svg:desc>'Power chart'.D2:'Power chart'.D4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777815534327964">
                <text:p>-0.00777815534327964</text:p>
              </table:table-cell>
              <table:table-cell office:value-type="float" office:value="-0.00237092999999966">
                <text:p>-0.00237092999999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568144656719838">
                <text:p>0.000568144656719838</text:p>
              </table:table-cell>
              <table:table-cell office:value-type="float" office:value="0.00567735000000003">
                <text:p>0.00567735000000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1624465671988">
                <text:p>0.00321624465671988</text:p>
              </table:table-cell>
              <table:table-cell office:value-type="float" office:value="-0.00388339800000015">
                <text:p>-0.003883398000000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56071665671998">
                <text:p>0.00356071665671998</text:p>
              </table:table-cell>
              <table:table-cell office:value-type="float" office:value="-0.00449404200000014">
                <text:p>-0.00449404200000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80558465671977">
                <text:p>0.00780558465671977</text:p>
              </table:table-cell>
              <table:table-cell office:value-type="float" office:value="-0.00325570199999969">
                <text:p>-0.003255701999999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05602766567203">
                <text:p>0.0205602766567203</text:p>
              </table:table-cell>
              <table:table-cell office:value-type="float" office:value="-0.00458271000000021">
                <text:p>-0.004582710000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06923073432794">
                <text:p>-0.0106923073432794</text:p>
              </table:table-cell>
              <table:table-cell office:value-type="float" office:value="0.00318543000000027">
                <text:p>0.003185430000000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3113966567201">
                <text:p>0.0143113966567201</text:p>
              </table:table-cell>
              <table:table-cell office:value-type="float" office:value="-0.00660424199999987">
                <text:p>-0.00660424199999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049062465672">
                <text:p>0.18049062465672</text:p>
              </table:table-cell>
              <table:table-cell office:value-type="float" office:value="0.0137120820000005">
                <text:p>0.0137120820000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952708465672">
                <text:p>0.32952708465672</text:p>
              </table:table-cell>
              <table:table-cell office:value-type="float" office:value="-0.00420341400000002">
                <text:p>-0.0042034140000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61371534327992">
                <text:p>-0.00261371534327992</text:p>
              </table:table-cell>
              <table:table-cell office:value-type="float" office:value="0.00644686199999978">
                <text:p>0.00644686199999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920334734327977">
                <text:p>-0.00920334734327977</text:p>
              </table:table-cell>
              <table:table-cell office:value-type="float" office:value="-0.000125045999999962">
                <text:p>-0.0001250459999999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787569134327981">
                <text:p>-0.00787569134327981</text:p>
              </table:table-cell>
              <table:table-cell office:value-type="float" office:value="-0.00109568999999965">
                <text:p>-0.00109568999999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101058193432797">
                <text:p>-0.0101058193432797</text:p>
              </table:table-cell>
              <table:table-cell office:value-type="float" office:value="-0.00460032599999938">
                <text:p>-0.00460032599999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31928926567204">
                <text:p>0.0031928926567204</text:p>
              </table:table-cell>
              <table:table-cell office:value-type="float" office:value="-0.00537798600000006">
                <text:p>-0.005377986000000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24619134327964">
                <text:p>-0.00824619134327964</text:p>
              </table:table-cell>
              <table:table-cell office:value-type="float" office:value="-0.00228892199999997">
                <text:p>-0.002288921999999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52176073432797">
                <text:p>-0.0052176073432797</text:p>
              </table:table-cell>
              <table:table-cell office:value-type="float" office:value="0.00705944999999986">
                <text:p>0.007059449999999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376767134327949">
                <text:p>-0.00376767134327949</text:p>
              </table:table-cell>
              <table:table-cell office:value-type="float" office:value="-0.00101863799999968">
                <text:p>-0.001018637999999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92118726567199">
                <text:p>0.0492118726567199</text:p>
              </table:table-cell>
              <table:table-cell office:value-type="float" office:value="0.00572602200000016">
                <text:p>0.005726022000000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382543343279806">
                <text:p>-0.000382543343279806</text:p>
              </table:table-cell>
              <table:table-cell office:value-type="float" office:value="-0.00634080599999987">
                <text:p>-0.006340805999999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166494734328015">
                <text:p>-0.00166494734328015</text:p>
              </table:table-cell>
              <table:table-cell office:value-type="float" office:value="-0.00505657799999959">
                <text:p>-0.00505657799999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195035534328003">
                <text:p>-0.00195035534328003</text:p>
              </table:table-cell>
              <table:table-cell office:value-type="float" office:value="0.0235642500000006">
                <text:p>0.02356425000000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646693934328013">
                <text:p>-0.00646693934328013</text:p>
              </table:table-cell>
              <table:table-cell office:value-type="float" office:value="-0.00814759799999987">
                <text:p>-0.008147597999999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850907534328016">
                <text:p>-0.00850907534328016</text:p>
              </table:table-cell>
              <table:table-cell office:value-type="float" office:value="0.00378420600000062">
                <text:p>0.003784206000000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525232334327974">
                <text:p>-0.00525232334327974</text:p>
              </table:table-cell>
              <table:table-cell office:value-type="float" office:value="-0.00448758599999977">
                <text:p>-0.004487585999999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420751934327956">
                <text:p>-0.00420751934327956</text:p>
              </table:table-cell>
              <table:table-cell office:value-type="float" office:value="0.00435885000000003">
                <text:p>0.004358850000000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145287673432799">
                <text:p>-0.0145287673432799</text:p>
              </table:table-cell>
              <table:table-cell office:value-type="float" office:value="-0.00974683799999987">
                <text:p>-0.00974683799999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165658065672059">
                <text:p>0.00165658065672059</text:p>
              </table:table-cell>
              <table:table-cell office:value-type="float" office:value="0.00179868599999988">
                <text:p>0.001798685999999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40576833432799">
                <text:p>-0.0140576833432799</text:p>
              </table:table-cell>
              <table:table-cell office:value-type="float" office:value="-0.000406061999999707">
                <text:p>-0.000406061999999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830960865672026">
                <text:p>0.00830960865672026</text:p>
              </table:table-cell>
              <table:table-cell office:value-type="float" office:value="-0.00442801799999959">
                <text:p>-0.004428017999999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622851134327984">
                <text:p>-0.00622851134327984</text:p>
              </table:table-cell>
              <table:table-cell office:value-type="float" office:value="0.00167469000000064">
                <text:p>0.00167469000000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151409534328018">
                <text:p>-0.00151409534328018</text:p>
              </table:table-cell>
              <table:table-cell office:value-type="float" office:value="0.00460714200000023">
                <text:p>0.00460714200000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226592865671993">
                <text:p>0.00226592865671993</text:p>
              </table:table-cell>
              <table:table-cell office:value-type="float" office:value="-0.00224606999999999">
                <text:p>-0.002246069999999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72705193432796">
                <text:p>-0.0072705193432796</text:p>
              </table:table-cell>
              <table:table-cell office:value-type="float" office:value="0.017774814">
                <text:p>0.0177748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01149134327994">
                <text:p>-0.00901149134327994</text:p>
              </table:table-cell>
              <table:table-cell office:value-type="float" office:value="-0.00140765399999943">
                <text:p>-0.00140765399999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907485134327946">
                <text:p>-0.00907485134327946</text:p>
              </table:table-cell>
              <table:table-cell office:value-type="float" office:value="-0.00995393399999944">
                <text:p>-0.00995393399999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191261534328024">
                <text:p>-0.00191261534328024</text:p>
              </table:table-cell>
              <table:table-cell office:value-type="float" office:value="0.00375966600000055">
                <text:p>0.003759666000000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152098065672046">
                <text:p>0.00152098065672046</text:p>
              </table:table-cell>
              <table:table-cell office:value-type="float" office:value="-0.00808321799999945">
                <text:p>-0.00808321799999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22568656720068">
                <text:p>0.000522568656720068</text:p>
              </table:table-cell>
              <table:table-cell office:value-type="float" office:value="0.0018695339999999">
                <text:p>0.00186953399999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03032065672049">
                <text:p>0.00803032065672049</text:p>
              </table:table-cell>
              <table:table-cell office:value-type="float" office:value="-0.0115195019999996">
                <text:p>-0.011519501999999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546971265672003">
                <text:p>0.00546971265672003</text:p>
              </table:table-cell>
              <table:table-cell office:value-type="float" office:value="0.0027839700000003">
                <text:p>0.0027839700000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330555134327959">
                <text:p>-0.00330555134327959</text:p>
              </table:table-cell>
              <table:table-cell office:value-type="float" office:value="-0.00664548600000003">
                <text:p>-0.00664548600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27010326567198">
                <text:p>0.0127010326567198</text:p>
              </table:table-cell>
              <table:table-cell office:value-type="float" office:value="0.000013086000000051">
                <text:p>0.0000130860000000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0638275343280093">
                <text:p>-0.000638275343280093</text:p>
              </table:table-cell>
              <table:table-cell office:value-type="float" office:value="-0.0012791459999999">
                <text:p>-0.0012791459999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478686465671974">
                <text:p>0.00478686465671974</text:p>
              </table:table-cell>
              <table:table-cell office:value-type="float" office:value="0.00266719800000015">
                <text:p>0.002667198000000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63846313432796">
                <text:p>-0.0063846313432796</text:p>
              </table:table-cell>
              <table:table-cell office:value-type="float" office:value="-0.0061317540000001">
                <text:p>-0.0061317540000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32376753432801">
                <text:p>-0.0132376753432801</text:p>
              </table:table-cell>
              <table:table-cell office:value-type="float" office:value="0.0121605300000001">
                <text:p>0.01216053000000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322543934327957">
                <text:p>-0.00322543934327957</text:p>
              </table:table-cell>
              <table:table-cell office:value-type="float" office:value="-0.00528006600000008">
                <text:p>-0.005280066000000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984361934327982">
                <text:p>-0.00984361934327982</text:p>
              </table:table-cell>
              <table:table-cell office:value-type="float" office:value="-0.00364825800000013">
                <text:p>-0.00364825800000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02600465671987">
                <text:p>0.00102600465671987</text:p>
              </table:table-cell>
              <table:table-cell office:value-type="float" office:value="-0.00467572199999999">
                <text:p>-0.00467572199999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2509625265672">
                <text:p>0.02509625265672</text:p>
              </table:table-cell>
              <table:table-cell office:value-type="float" office:value="-0.00214135799999937">
                <text:p>-0.002141357999999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317682465672">
                <text:p>0.24317682465672</text:p>
              </table:table-cell>
              <table:table-cell office:value-type="float" office:value="0.20051691">
                <text:p>0.200516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65759665672">
                <text:p>0.25465759665672</text:p>
              </table:table-cell>
              <table:table-cell office:value-type="float" office:value="0.234894942">
                <text:p>0.2348949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2358976065672">
                <text:p>0.32358976065672</text:p>
              </table:table-cell>
              <table:table-cell office:value-type="float" office:value="0.323374134">
                <text:p>0.323374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982160065672">
                <text:p>0.26982160065672</text:p>
              </table:table-cell>
              <table:table-cell office:value-type="float" office:value="0.250346862000001">
                <text:p>0.2503468620000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94595268656721">
                <text:p>0.194595268656721</text:p>
              </table:table-cell>
              <table:table-cell office:value-type="float" office:value="0.156604890000001">
                <text:p>0.1566048900000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730791665672">
                <text:p>0.16730791665672</text:p>
              </table:table-cell>
              <table:table-cell office:value-type="float" office:value="0.165665898">
                <text:p>0.1656658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3850764065672">
                <text:p>0.13850764065672</text:p>
              </table:table-cell>
              <table:table-cell office:value-type="float" office:value="0.118777578">
                <text:p>0.118777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22230465672">
                <text:p>0.14422230465672</text:p>
              </table:table-cell>
              <table:table-cell office:value-type="float" office:value="0.127060458">
                <text:p>0.127060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3960886865672">
                <text:p>0.13960886865672</text:p>
              </table:table-cell>
              <table:table-cell office:value-type="float" office:value="0.116957058000001">
                <text:p>0.11695705800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619094065672">
                <text:p>0.14619094065672</text:p>
              </table:table-cell>
              <table:table-cell office:value-type="float" office:value="0.118920198000001">
                <text:p>0.1189201980000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3645832656721">
                <text:p>0.153645832656721</text:p>
              </table:table-cell>
              <table:table-cell office:value-type="float" office:value="0.122844534">
                <text:p>0.1228445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5251818065672">
                <text:p>0.15251818065672</text:p>
              </table:table-cell>
              <table:table-cell office:value-type="float" office:value="0.122056662">
                <text:p>0.122056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4407099665672">
                <text:p>0.14407099665672</text:p>
              </table:table-cell>
              <table:table-cell office:value-type="float" office:value="0.123085998000001">
                <text:p>0.123085998000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4579172465672">
                <text:p>0.14579172465672</text:p>
              </table:table-cell>
              <table:table-cell office:value-type="float" office:value="0.11871099">
                <text:p>0.118710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9145144865672">
                <text:p>0.19145144865672</text:p>
              </table:table-cell>
              <table:table-cell office:value-type="float" office:value="0.119683182">
                <text:p>0.119683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6587714465672">
                <text:p>0.16587714465672</text:p>
              </table:table-cell>
              <table:table-cell office:value-type="float" office:value="0.219723966">
                <text:p>0.219723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4968798065672">
                <text:p>0.14968798065672</text:p>
              </table:table-cell>
              <table:table-cell office:value-type="float" office:value="0.121434666">
                <text:p>0.121434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6789667265672">
                <text:p>0.16789667265672</text:p>
              </table:table-cell>
              <table:table-cell office:value-type="float" office:value="0.146875602000001">
                <text:p>0.14687560200000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52756488656721">
                <text:p>0.152756488656721</text:p>
              </table:table-cell>
              <table:table-cell office:value-type="float" office:value="0.13112697">
                <text:p>0.131126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658846865672">
                <text:p>0.13658846865672</text:p>
              </table:table-cell>
              <table:table-cell office:value-type="float" office:value="0.124514358">
                <text:p>0.1245143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5595704465672">
                <text:p>0.15595704465672</text:p>
              </table:table-cell>
              <table:table-cell office:value-type="float" office:value="0.12153555">
                <text:p>0.121535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5085607265672">
                <text:p>0.15085607265672</text:p>
              </table:table-cell>
              <table:table-cell office:value-type="float" office:value="0.122437074">
                <text:p>0.1224370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5408398865672">
                <text:p>0.15408398865672</text:p>
              </table:table-cell>
              <table:table-cell office:value-type="float" office:value="0.12489651">
                <text:p>0.124896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4922085665672">
                <text:p>0.14922085665672</text:p>
              </table:table-cell>
              <table:table-cell office:value-type="float" office:value="0.130746966">
                <text:p>0.1307469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496481665672">
                <text:p>0.14496481665672</text:p>
              </table:table-cell>
              <table:table-cell office:value-type="float" office:value="0.139579158">
                <text:p>0.1395791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556140065672">
                <text:p>0.13556140065672</text:p>
              </table:table-cell>
              <table:table-cell office:value-type="float" office:value="0.13069857">
                <text:p>0.130698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037385265672">
                <text:p>0.15037385265672</text:p>
              </table:table-cell>
              <table:table-cell office:value-type="float" office:value="0.123718014">
                <text:p>0.1237180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687181665672">
                <text:p>0.15687181665672</text:p>
              </table:table-cell>
              <table:table-cell office:value-type="float" office:value="0.125110278">
                <text:p>0.125110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690523665672">
                <text:p>0.15690523665672</text:p>
              </table:table-cell>
              <table:table-cell office:value-type="float" office:value="0.130997838">
                <text:p>0.1309978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4766424065672">
                <text:p>0.14766424065672</text:p>
              </table:table-cell>
              <table:table-cell office:value-type="float" office:value="0.11880513">
                <text:p>0.11880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979278465672">
                <text:p>0.15979278465672</text:p>
              </table:table-cell>
              <table:table-cell office:value-type="float" office:value="0.123554982">
                <text:p>0.1235549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270324065672">
                <text:p>0.16270324065672</text:p>
              </table:table-cell>
              <table:table-cell office:value-type="float" office:value="0.123877926">
                <text:p>0.1238779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4414214465672">
                <text:p>0.14414214465672</text:p>
              </table:table-cell>
              <table:table-cell office:value-type="float" office:value="0.126946398">
                <text:p>0.1269463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701036865672">
                <text:p>0.15701036865672</text:p>
              </table:table-cell>
              <table:table-cell office:value-type="float" office:value="0.125624934">
                <text:p>0.125624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712708465672">
                <text:p>0.14712708465672</text:p>
              </table:table-cell>
              <table:table-cell office:value-type="float" office:value="0.13153101">
                <text:p>0.13153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405796656721">
                <text:p>0.156405796656721</text:p>
              </table:table-cell>
              <table:table-cell office:value-type="float" office:value="0.120703458">
                <text:p>0.1207034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082729665672">
                <text:p>0.15082729665672</text:p>
              </table:table-cell>
              <table:table-cell office:value-type="float" office:value="0.124251798">
                <text:p>0.1242517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724616865672">
                <text:p>0.15724616865672</text:p>
              </table:table-cell>
              <table:table-cell office:value-type="float" office:value="0.412463922000001">
                <text:p>0.412463922000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362790465672">
                <text:p>0.15362790465672</text:p>
              </table:table-cell>
              <table:table-cell office:value-type="float" office:value="0.354372054000001">
                <text:p>0.3543720540000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5140615265672">
                <text:p>0.15140615265672</text:p>
              </table:table-cell>
              <table:table-cell office:value-type="float" office:value="0.116264838">
                <text:p>0.1162648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339952865672">
                <text:p>0.16339952865672</text:p>
              </table:table-cell>
              <table:table-cell office:value-type="float" office:value="0.126229278">
                <text:p>0.1262292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000024465672">
                <text:p>0.15000024465672</text:p>
              </table:table-cell>
              <table:table-cell office:value-type="float" office:value="0.125093718">
                <text:p>0.125093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0982672656721">
                <text:p>0.150982672656721</text:p>
              </table:table-cell>
              <table:table-cell office:value-type="float" office:value="0.12497451">
                <text:p>0.124974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380255265672">
                <text:p>0.15380255265672</text:p>
              </table:table-cell>
              <table:table-cell office:value-type="float" office:value="0.115453338">
                <text:p>0.11545333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4710339665672">
                <text:p>0.14710339665672</text:p>
              </table:table-cell>
              <table:table-cell office:value-type="float" office:value="0.14843907">
                <text:p>0.148439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6142414865672">
                <text:p>0.16142414865672</text:p>
              </table:table-cell>
              <table:table-cell office:value-type="float" office:value="0.121275558">
                <text:p>0.1212755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4875597665672">
                <text:p>0.14875597665672</text:p>
              </table:table-cell>
              <table:table-cell office:value-type="float" office:value="0.125638134">
                <text:p>0.1256381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248148465672">
                <text:p>0.15248148465672</text:p>
              </table:table-cell>
              <table:table-cell office:value-type="float" office:value="0.126360978">
                <text:p>0.12636097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035073665672">
                <text:p>0.16035073665672</text:p>
              </table:table-cell>
              <table:table-cell office:value-type="float" office:value="0.134860074000001">
                <text:p>0.134860074000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965028865672">
                <text:p>0.14965028865672</text:p>
              </table:table-cell>
              <table:table-cell office:value-type="float" office:value="0.122293818">
                <text:p>0.1222938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3932625665672">
                <text:p>0.13932625665672</text:p>
              </table:table-cell>
              <table:table-cell office:value-type="float" office:value="0.131397522">
                <text:p>0.131397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5087852465672">
                <text:p>0.15087852465672</text:p>
              </table:table-cell>
              <table:table-cell office:value-type="float" office:value="0.129185838000001">
                <text:p>0.129185838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5407068065672">
                <text:p>0.15407068065672</text:p>
              </table:table-cell>
              <table:table-cell office:value-type="float" office:value="0.125123862000001">
                <text:p>0.125123862000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5752328465672">
                <text:p>0.15752328465672</text:p>
              </table:table-cell>
              <table:table-cell office:value-type="float" office:value="0.122898654">
                <text:p>0.122898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3783271265672">
                <text:p>0.13783271265672</text:p>
              </table:table-cell>
              <table:table-cell office:value-type="float" office:value="0.128876658">
                <text:p>0.128876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6241593665672">
                <text:p>0.16241593665672</text:p>
              </table:table-cell>
              <table:table-cell office:value-type="float" office:value="0.121932882">
                <text:p>0.12193288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9821388656721">
                <text:p>0.139821388656721</text:p>
              </table:table-cell>
              <table:table-cell office:value-type="float" office:value="0.14194905">
                <text:p>0.141949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3754144656721">
                <text:p>0.153754144656721</text:p>
              </table:table-cell>
              <table:table-cell office:value-type="float" office:value="0.133718274">
                <text:p>0.1337182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066127665672">
                <text:p>0.15066127665672</text:p>
              </table:table-cell>
              <table:table-cell office:value-type="float" office:value="0.123688218">
                <text:p>0.1236882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671854065672">
                <text:p>0.15671854065672</text:p>
              </table:table-cell>
              <table:table-cell office:value-type="float" office:value="0.129836598">
                <text:p>0.1298365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1538452656721">
                <text:p>0.151538452656721</text:p>
              </table:table-cell>
              <table:table-cell office:value-type="float" office:value="0.13389771">
                <text:p>0.1338977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429299265672">
                <text:p>0.15429299265672</text:p>
              </table:table-cell>
              <table:table-cell office:value-type="float" office:value="0.12194427">
                <text:p>0.121944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924935665672">
                <text:p>0.14924935665672</text:p>
              </table:table-cell>
              <table:table-cell office:value-type="float" office:value="0.11944425">
                <text:p>0.119444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45226284656721">
                <text:p>0.145226284656721</text:p>
              </table:table-cell>
              <table:table-cell office:value-type="float" office:value="0.121713846">
                <text:p>0.1217138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48367560656721">
                <text:p>0.148367560656721</text:p>
              </table:table-cell>
              <table:table-cell office:value-type="float" office:value="0.13219443">
                <text:p>0.13219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8095482065672">
                <text:p>0.18095482065672</text:p>
              </table:table-cell>
              <table:table-cell office:value-type="float" office:value="0.121686366000001">
                <text:p>0.121686366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923805665672">
                <text:p>0.13923805665672</text:p>
              </table:table-cell>
              <table:table-cell office:value-type="float" office:value="0.127581234">
                <text:p>0.1275812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069729665672">
                <text:p>0.16069729665672</text:p>
              </table:table-cell>
              <table:table-cell office:value-type="float" office:value="0.129342978">
                <text:p>0.1293429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5763723665672">
                <text:p>0.15763723665672</text:p>
              </table:table-cell>
              <table:table-cell office:value-type="float" office:value="0.127155702">
                <text:p>0.1271557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4662262865672">
                <text:p>0.14662262865672</text:p>
              </table:table-cell>
              <table:table-cell office:value-type="float" office:value="0.134144442">
                <text:p>0.1341444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4607052065672">
                <text:p>0.14607052065672</text:p>
              </table:table-cell>
              <table:table-cell office:value-type="float" office:value="0.129595446000001">
                <text:p>0.1295954460000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47565648656721">
                <text:p>0.147565648656721</text:p>
              </table:table-cell>
              <table:table-cell office:value-type="float" office:value="0.12721197">
                <text:p>0.127211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653520065672">
                <text:p>0.13653520065672</text:p>
              </table:table-cell>
              <table:table-cell office:value-type="float" office:value="0.123918414">
                <text:p>0.123918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4219802465672">
                <text:p>0.14219802465672</text:p>
              </table:table-cell>
              <table:table-cell office:value-type="float" office:value="0.116400798">
                <text:p>0.1164007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4173298865672">
                <text:p>0.14173298865672</text:p>
              </table:table-cell>
              <table:table-cell office:value-type="float" office:value="0.13220097">
                <text:p>0.132200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5176813265672">
                <text:p>0.15176813265672</text:p>
              </table:table-cell>
              <table:table-cell office:value-type="float" office:value="0.118113810000001">
                <text:p>0.11811381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4255564865672">
                <text:p>0.14255564865672</text:p>
              </table:table-cell>
              <table:table-cell office:value-type="float" office:value="0.136280694">
                <text:p>0.13628069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68937204656721">
                <text:p>0.168937204656721</text:p>
              </table:table-cell>
              <table:table-cell office:value-type="float" office:value="0.121423674">
                <text:p>0.1214236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0592695265672">
                <text:p>0.20592695265672</text:p>
              </table:table-cell>
              <table:table-cell office:value-type="float" office:value="0.125688234">
                <text:p>0.1256882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9480024656721">
                <text:p>0.409480024656721</text:p>
              </table:table-cell>
              <table:table-cell office:value-type="float" office:value="0.12867897">
                <text:p>0.128678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1626280865672">
                <text:p>0.41626280865672</text:p>
              </table:table-cell>
              <table:table-cell office:value-type="float" office:value="0.122338122">
                <text:p>0.12233812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0301622465672">
                <text:p>0.40301622465672</text:p>
              </table:table-cell>
              <table:table-cell office:value-type="float" office:value="0.13451211">
                <text:p>0.134512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0298863665672">
                <text:p>0.40298863665672</text:p>
              </table:table-cell>
              <table:table-cell office:value-type="float" office:value="0.119029158">
                <text:p>0.119029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5452996865672">
                <text:p>0.45452996865672</text:p>
              </table:table-cell>
              <table:table-cell office:value-type="float" office:value="0.138321222">
                <text:p>0.1383212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9345228656721">
                <text:p>0.439345228656721</text:p>
              </table:table-cell>
              <table:table-cell office:value-type="float" office:value="0.118388250000001">
                <text:p>0.118388250000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805923265672">
                <text:p>0.41805923265672</text:p>
              </table:table-cell>
              <table:table-cell office:value-type="float" office:value="0.131673966">
                <text:p>0.1316739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95914840656721">
                <text:p>0.395914840656721</text:p>
              </table:table-cell>
              <table:table-cell office:value-type="float" office:value="0.132912594">
                <text:p>0.1329125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6632796065672">
                <text:p>0.16632796065672</text:p>
              </table:table-cell>
              <table:table-cell office:value-type="float" office:value="0.123877134000001">
                <text:p>0.1238771340000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162404865672">
                <text:p>0.15162404865672</text:p>
              </table:table-cell>
              <table:table-cell office:value-type="float" office:value="0.121962834000001">
                <text:p>0.121962834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519832465672">
                <text:p>0.14519832465672</text:p>
              </table:table-cell>
              <table:table-cell office:value-type="float" office:value="0.133437294">
                <text:p>0.1334372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5992587665672">
                <text:p>0.15992587665672</text:p>
              </table:table-cell>
              <table:table-cell office:value-type="float" office:value="0.118483734">
                <text:p>0.1184837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4176955265672">
                <text:p>0.14176955265672</text:p>
              </table:table-cell>
              <table:table-cell office:value-type="float" office:value="0.135709662">
                <text:p>0.1357096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5760890465672">
                <text:p>0.15760890465672</text:p>
              </table:table-cell>
              <table:table-cell office:value-type="float" office:value="0.12216753">
                <text:p>0.12216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4896720065672">
                <text:p>0.14896720065672</text:p>
              </table:table-cell>
              <table:table-cell office:value-type="float" office:value="0.128827446">
                <text:p>0.1288274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8717120656721">
                <text:p>0.148717120656721</text:p>
              </table:table-cell>
              <table:table-cell office:value-type="float" office:value="0.122307186">
                <text:p>0.1223071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409236865672">
                <text:p>0.14409236865672</text:p>
              </table:table-cell>
              <table:table-cell office:value-type="float" office:value="0.121781334">
                <text:p>0.121781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5377315265672">
                <text:p>0.15377315265672</text:p>
              </table:table-cell>
              <table:table-cell office:value-type="float" office:value="0.138576282">
                <text:p>0.1385762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5390013665672">
                <text:p>0.15390013665672</text:p>
              </table:table-cell>
              <table:table-cell office:value-type="float" office:value="0.122664918">
                <text:p>0.1226649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732382465672">
                <text:p>0.14732382465672</text:p>
              </table:table-cell>
              <table:table-cell office:value-type="float" office:value="0.130950306">
                <text:p>0.1309503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562860865672">
                <text:p>0.14562860865672</text:p>
              </table:table-cell>
              <table:table-cell office:value-type="float" office:value="0.133517898">
                <text:p>0.13351789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959688465672">
                <text:p>0.15959688465672</text:p>
              </table:table-cell>
              <table:table-cell office:value-type="float" office:value="0.131110026">
                <text:p>0.13111002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283920865672">
                <text:p>0.14283920865672</text:p>
              </table:table-cell>
              <table:table-cell office:value-type="float" office:value="0.125032578">
                <text:p>0.1250325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6698032865672">
                <text:p>0.16698032865672</text:p>
              </table:table-cell>
              <table:table-cell office:value-type="float" office:value="0.124798578">
                <text:p>0.1247985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3990645665672">
                <text:p>0.13990645665672</text:p>
              </table:table-cell>
              <table:table-cell office:value-type="float" office:value="0.128951358">
                <text:p>0.1289513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585687265672">
                <text:p>0.14585687265672</text:p>
              </table:table-cell>
              <table:table-cell office:value-type="float" office:value="0.120069642">
                <text:p>0.1200696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74849265672">
                <text:p>0.15674849265672</text:p>
              </table:table-cell>
              <table:table-cell office:value-type="float" office:value="0.126949218">
                <text:p>0.1269492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4622503265672">
                <text:p>0.14622503265672</text:p>
              </table:table-cell>
              <table:table-cell office:value-type="float" office:value="0.125708550000001">
                <text:p>0.1257085500000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008664465672">
                <text:p>0.15008664465672</text:p>
              </table:table-cell>
              <table:table-cell office:value-type="float" office:value="0.134230158">
                <text:p>0.134230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7558724656721">
                <text:p>0.147558724656721</text:p>
              </table:table-cell>
              <table:table-cell office:value-type="float" office:value="0.119049858">
                <text:p>0.1190498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9576224656721">
                <text:p>0.149576224656721</text:p>
              </table:table-cell>
              <table:table-cell office:value-type="float" office:value="0.138415626">
                <text:p>0.138415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280610865672">
                <text:p>0.15280610865672</text:p>
              </table:table-cell>
              <table:table-cell office:value-type="float" office:value="0.124947954">
                <text:p>0.1249479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835662865672">
                <text:p>0.14835662865672</text:p>
              </table:table-cell>
              <table:table-cell office:value-type="float" office:value="0.131755806">
                <text:p>0.1317558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5762931665672">
                <text:p>0.15762931665672</text:p>
              </table:table-cell>
              <table:table-cell office:value-type="float" office:value="0.128647386">
                <text:p>0.12864738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857745265672">
                <text:p>0.38857745265672</text:p>
              </table:table-cell>
              <table:table-cell office:value-type="float" office:value="0.117791946000001">
                <text:p>0.1177919460000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1751413265672">
                <text:p>0.41751413265672</text:p>
              </table:table-cell>
              <table:table-cell office:value-type="float" office:value="0.127905510000001">
                <text:p>0.1279055100000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5373597665672">
                <text:p>0.15373597665672</text:p>
              </table:table-cell>
              <table:table-cell office:value-type="float" office:value="0.120370674">
                <text:p>0.1203706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4301132465672">
                <text:p>0.14301132465672</text:p>
              </table:table-cell>
              <table:table-cell office:value-type="float" office:value="0.127111254">
                <text:p>0.1271112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5214681665672">
                <text:p>0.15214681665672</text:p>
              </table:table-cell>
              <table:table-cell office:value-type="float" office:value="0.123521178">
                <text:p>0.12352117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4813174865672">
                <text:p>0.14813174865672</text:p>
              </table:table-cell>
              <table:table-cell office:value-type="float" office:value="0.132723138">
                <text:p>0.1327231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31681665672">
                <text:p>0.15631681665672</text:p>
              </table:table-cell>
              <table:table-cell office:value-type="float" office:value="0.13012335">
                <text:p>0.1301233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185212065672">
                <text:p>0.15185212065672</text:p>
              </table:table-cell>
              <table:table-cell office:value-type="float" office:value="0.129109218">
                <text:p>0.1291092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100573665672">
                <text:p>0.15100573665672</text:p>
              </table:table-cell>
              <table:table-cell office:value-type="float" office:value="0.13738803">
                <text:p>0.13738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6139093265672">
                <text:p>0.16139093265672</text:p>
              </table:table-cell>
              <table:table-cell office:value-type="float" office:value="0.119055534">
                <text:p>0.11905553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4993988465672">
                <text:p>0.14993988465672</text:p>
              </table:table-cell>
              <table:table-cell office:value-type="float" office:value="0.125370438">
                <text:p>0.125370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6180369665672">
                <text:p>0.16180369665672</text:p>
              </table:table-cell>
              <table:table-cell office:value-type="float" office:value="0.131784702">
                <text:p>0.1317847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5530804865672">
                <text:p>0.15530804865672</text:p>
              </table:table-cell>
              <table:table-cell office:value-type="float" office:value="0.135922962">
                <text:p>0.1359229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321551265672">
                <text:p>0.15321551265672</text:p>
              </table:table-cell>
              <table:table-cell office:value-type="float" office:value="0.122999694000001">
                <text:p>0.122999694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842204865672">
                <text:p>0.15842204865672</text:p>
              </table:table-cell>
              <table:table-cell office:value-type="float" office:value="0.119514342">
                <text:p>0.1195143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6349011665672">
                <text:p>0.16349011665672</text:p>
              </table:table-cell>
              <table:table-cell office:value-type="float" office:value="0.139676262">
                <text:p>0.1396762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53879352656721">
                <text:p>0.153879352656721</text:p>
              </table:table-cell>
              <table:table-cell office:value-type="float" office:value="0.123117402">
                <text:p>0.1231174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045663665672">
                <text:p>0.16045663665672</text:p>
              </table:table-cell>
              <table:table-cell office:value-type="float" office:value="0.124422258">
                <text:p>0.1244222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5186599265672">
                <text:p>0.15186599265672</text:p>
              </table:table-cell>
              <table:table-cell office:value-type="float" office:value="0.147391134">
                <text:p>0.1473911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57532836656721">
                <text:p>0.157532836656721</text:p>
              </table:table-cell>
              <table:table-cell office:value-type="float" office:value="0.121303434000001">
                <text:p>0.12130343400000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4469092865672">
                <text:p>0.14469092865672</text:p>
              </table:table-cell>
              <table:table-cell office:value-type="float" office:value="0.130082898">
                <text:p>0.1300828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021836865672">
                <text:p>0.15021836865672</text:p>
              </table:table-cell>
              <table:table-cell office:value-type="float" office:value="0.123264318">
                <text:p>0.1232643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4739461265672">
                <text:p>0.14739461265672</text:p>
              </table:table-cell>
              <table:table-cell office:value-type="float" office:value="0.124944234">
                <text:p>0.1249442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318355665672">
                <text:p>0.15318355665672</text:p>
              </table:table-cell>
              <table:table-cell office:value-type="float" office:value="0.119704614">
                <text:p>0.119704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653559265672">
                <text:p>0.14653559265672</text:p>
              </table:table-cell>
              <table:table-cell office:value-type="float" office:value="0.127421034">
                <text:p>0.1274210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173726865672">
                <text:p>0.15173726865672</text:p>
              </table:table-cell>
              <table:table-cell office:value-type="float" office:value="0.120741822">
                <text:p>0.1207418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364296465672">
                <text:p>0.15364296465672</text:p>
              </table:table-cell>
              <table:table-cell office:value-type="float" office:value="0.124218474">
                <text:p>0.1242184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4677903665672">
                <text:p>0.14677903665672</text:p>
              </table:table-cell>
              <table:table-cell office:value-type="float" office:value="0.132973986000001">
                <text:p>0.13297398600000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5189407265672">
                <text:p>0.15189407265672</text:p>
              </table:table-cell>
              <table:table-cell office:value-type="float" office:value="0.129141606">
                <text:p>0.1291416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647770065672">
                <text:p>0.15647770065672</text:p>
              </table:table-cell>
              <table:table-cell office:value-type="float" office:value="0.127129206">
                <text:p>0.1271292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4907271665672">
                <text:p>0.14907271665672</text:p>
              </table:table-cell>
              <table:table-cell office:value-type="float" office:value="0.143165982">
                <text:p>0.14316598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5832295265672">
                <text:p>0.15832295265672</text:p>
              </table:table-cell>
              <table:table-cell office:value-type="float" office:value="0.128386854">
                <text:p>0.1283868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779513665672">
                <text:p>0.14779513665672</text:p>
              </table:table-cell>
              <table:table-cell office:value-type="float" office:value="0.124550322">
                <text:p>0.1245503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4924645265672">
                <text:p>0.14924645265672</text:p>
              </table:table-cell>
              <table:table-cell office:value-type="float" office:value="0.128609214">
                <text:p>0.1286092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6224040065672">
                <text:p>0.16224040065672</text:p>
              </table:table-cell>
              <table:table-cell office:value-type="float" office:value="0.127190322000001">
                <text:p>0.127190322000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5270991665672">
                <text:p>0.15270991665672</text:p>
              </table:table-cell>
              <table:table-cell office:value-type="float" office:value="0.117409614000001">
                <text:p>0.11740961400000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5452975265672">
                <text:p>0.15452975265672</text:p>
              </table:table-cell>
              <table:table-cell office:value-type="float" office:value="0.12828543">
                <text:p>0.1282854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4029100865672">
                <text:p>0.14029100865672</text:p>
              </table:table-cell>
              <table:table-cell office:value-type="float" office:value="0.123510462">
                <text:p>0.123510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56661192656721">
                <text:p>0.156661192656721</text:p>
              </table:table-cell>
              <table:table-cell office:value-type="float" office:value="0.13851369">
                <text:p>0.138513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5693576465672">
                <text:p>0.15693576465672</text:p>
              </table:table-cell>
              <table:table-cell office:value-type="float" office:value="0.131623878">
                <text:p>0.1316238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5722279265672">
                <text:p>0.15722279265672</text:p>
              </table:table-cell>
              <table:table-cell office:value-type="float" office:value="0.144855534">
                <text:p>0.1448555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6431823665672">
                <text:p>0.16431823665672</text:p>
              </table:table-cell>
              <table:table-cell office:value-type="float" office:value="0.128706126">
                <text:p>0.12870612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6262672865672">
                <text:p>0.16262672865672</text:p>
              </table:table-cell>
              <table:table-cell office:value-type="float" office:value="0.122799798">
                <text:p>0.122799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5370606065672">
                <text:p>0.15370606065672</text:p>
              </table:table-cell>
              <table:table-cell office:value-type="float" office:value="0.131522562">
                <text:p>0.1315225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6989870465672">
                <text:p>0.16989870465672</text:p>
              </table:table-cell>
              <table:table-cell office:value-type="float" office:value="0.117387378">
                <text:p>0.1173873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5946573665672">
                <text:p>0.15946573665672</text:p>
              </table:table-cell>
              <table:table-cell office:value-type="float" office:value="0.126929766">
                <text:p>0.1269297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554194865672">
                <text:p>0.16554194865672</text:p>
              </table:table-cell>
              <table:table-cell office:value-type="float" office:value="0.126527634">
                <text:p>0.12652763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5078599265672">
                <text:p>0.15078599265672</text:p>
              </table:table-cell>
              <table:table-cell office:value-type="float" office:value="0.125042202">
                <text:p>0.1250422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5166188465672">
                <text:p>0.15166188465672</text:p>
              </table:table-cell>
              <table:table-cell office:value-type="float" office:value="0.125064930000001">
                <text:p>0.125064930000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9839850865672">
                <text:p>0.29839850865672</text:p>
              </table:table-cell>
              <table:table-cell office:value-type="float" office:value="0.121187202">
                <text:p>0.1211872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11019228656721">
                <text:p>0.411019228656721</text:p>
              </table:table-cell>
              <table:table-cell office:value-type="float" office:value="0.134886006">
                <text:p>0.1348860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0147615665672">
                <text:p>0.40147615665672</text:p>
              </table:table-cell>
              <table:table-cell office:value-type="float" office:value="0.12629727">
                <text:p>0.1262972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4503956656721">
                <text:p>0.384503956656721</text:p>
              </table:table-cell>
              <table:table-cell office:value-type="float" office:value="0.132223518">
                <text:p>0.1322235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5402433665672">
                <text:p>0.45402433665672</text:p>
              </table:table-cell>
              <table:table-cell office:value-type="float" office:value="0.12902085">
                <text:p>0.129020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3642480065672">
                <text:p>0.43642480065672</text:p>
              </table:table-cell>
              <table:table-cell office:value-type="float" office:value="0.13006527">
                <text:p>0.130065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5439498065672">
                <text:p>0.45439498065672</text:p>
              </table:table-cell>
              <table:table-cell office:value-type="float" office:value="0.131690934">
                <text:p>0.1316909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701332656721">
                <text:p>0.480701332656721</text:p>
              </table:table-cell>
              <table:table-cell office:value-type="float" office:value="0.122729466">
                <text:p>0.1227294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0549385265672">
                <text:p>0.40549385265672</text:p>
              </table:table-cell>
              <table:table-cell office:value-type="float" office:value="0.129724638">
                <text:p>0.1297246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0042029265672">
                <text:p>0.30042029265672</text:p>
              </table:table-cell>
              <table:table-cell office:value-type="float" office:value="0.12435495">
                <text:p>0.1243549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195181665672">
                <text:p>0.15195181665672</text:p>
              </table:table-cell>
              <table:table-cell office:value-type="float" office:value="0.121923102">
                <text:p>0.1219231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48476988656721">
                <text:p>0.148476988656721</text:p>
              </table:table-cell>
              <table:table-cell office:value-type="float" office:value="0.13484139">
                <text:p>0.1348413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504406966567199">
                <text:p>0.0504406966567199</text:p>
              </table:table-cell>
              <table:table-cell office:value-type="float" office:value="0.12761547">
                <text:p>0.1276154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752488656719841">
                <text:p>0.000752488656719841</text:p>
              </table:table-cell>
              <table:table-cell office:value-type="float" office:value="0.133918422">
                <text:p>0.1339184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650649646567203">
                <text:p>0.0650649646567203</text:p>
              </table:table-cell>
              <table:table-cell office:value-type="float" office:value="0.127653738">
                <text:p>0.1276537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91363566567206">
                <text:p>0.0191363566567206</text:p>
              </table:table-cell>
              <table:table-cell office:value-type="float" office:value="0.0788623620000006">
                <text:p>0.07886236200000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0108163934327976">
                <text:p>-0.00108163934327976</text:p>
              </table:table-cell>
              <table:table-cell office:value-type="float" office:value="0.011918562">
                <text:p>0.01191856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18569046567203">
                <text:p>0.0418569046567203</text:p>
              </table:table-cell>
              <table:table-cell office:value-type="float" office:value="0.00216106199999988">
                <text:p>0.002161061999999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0225491534328004">
                <text:p>-0.00225491534328004</text:p>
              </table:table-cell>
              <table:table-cell office:value-type="float" office:value="0.0848595059999999">
                <text:p>0.08485950599999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00291744734327981">
                <text:p>-0.00291744734327981</text:p>
              </table:table-cell>
              <table:table-cell office:value-type="float" office:value="0.00310879800000041">
                <text:p>0.003108798000000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0400023134328009">
                <text:p>-0.00400023134328009</text:p>
              </table:table-cell>
              <table:table-cell office:value-type="float" office:value="0.0365173620000006">
                <text:p>0.036517362000000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0135565934327975">
                <text:p>-0.00135565934327975</text:p>
              </table:table-cell>
              <table:table-cell office:value-type="float" office:value="0.00315561000000031">
                <text:p>0.003155610000000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0292811534327964">
                <text:p>-0.00292811534327964</text:p>
              </table:table-cell>
              <table:table-cell office:value-type="float" office:value="0.0072362100000003">
                <text:p>0.00723621000000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73950766567199">
                <text:p>0.0073950766567199</text:p>
              </table:table-cell>
              <table:table-cell office:value-type="float" office:value="0.0121272060000006">
                <text:p>0.01212720600000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05000766567205">
                <text:p>0.0105000766567205</text:p>
              </table:table-cell>
              <table:table-cell office:value-type="float" office:value="0.000967686000000079">
                <text:p>0.0009676860000000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00370781534327946">
                <text:p>-0.00370781534327946</text:p>
              </table:table-cell>
              <table:table-cell office:value-type="float" office:value="0.00338063399999999">
                <text:p>0.003380633999999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0090966734328024">
                <text:p>-0.00090966734328024</text:p>
              </table:table-cell>
              <table:table-cell office:value-type="float" office:value="0.000943566000000118">
                <text:p>0.0009435660000001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78720246567199">
                <text:p>0.0178720246567199</text:p>
              </table:table-cell>
              <table:table-cell office:value-type="float" office:value="0.000542430000000316">
                <text:p>0.0005424300000003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127862865672057">
                <text:p>0.00127862865672057</text:p>
              </table:table-cell>
              <table:table-cell office:value-type="float" office:value="-0.00564498600000007">
                <text:p>-0.005644986000000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00658535534327953">
                <text:p>-0.00658535534327953</text:p>
              </table:table-cell>
              <table:table-cell office:value-type="float" office:value="0.00283638600000025">
                <text:p>0.002836386000000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68007646567203">
                <text:p>0.0068007646567203</text:p>
              </table:table-cell>
              <table:table-cell office:value-type="float" office:value="-0.00567448199999987">
                <text:p>-0.005674481999999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0519646567198606">
                <text:p>0.0000519646567198606</text:p>
              </table:table-cell>
              <table:table-cell office:value-type="float" office:value="0.262652634">
                <text:p>0.2626526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58331265671996">
                <text:p>0.00358331265671996</text:p>
              </table:table-cell>
              <table:table-cell office:value-type="float" office:value="0.260057478">
                <text:p>0.2600574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027464713432801">
                <text:p>-0.0027464713432801</text:p>
              </table:table-cell>
              <table:table-cell office:value-type="float" office:value="0.00938404200000065">
                <text:p>0.009384042000000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0254566334327944">
                <text:p>-0.00254566334327944</text:p>
              </table:table-cell>
              <table:table-cell office:value-type="float" office:value="-0.00432293400000017">
                <text:p>-0.0043229340000001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0211103534327961">
                <text:p>-0.00211103534327961</text:p>
              </table:table-cell>
              <table:table-cell office:value-type="float" office:value="-0.00218201399999973">
                <text:p>-0.0021820139999997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0191031134327968">
                <text:p>-0.00191031134327968</text:p>
              </table:table-cell>
              <table:table-cell office:value-type="float" office:value="0.00852156600000065">
                <text:p>0.008521566000000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06574446567205">
                <text:p>0.0106574446567205</text:p>
              </table:table-cell>
              <table:table-cell office:value-type="float" office:value="0.00464947800000015">
                <text:p>0.004649478000000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0561367934327972">
                <text:p>-0.00561367934327972</text:p>
              </table:table-cell>
              <table:table-cell office:value-type="float" office:value="0.00161463000000062">
                <text:p>0.0016146300000006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3038033265672">
                <text:p>0.03038033265672</text:p>
              </table:table-cell>
              <table:table-cell office:value-type="float" office:value="-0.00325585800000017">
                <text:p>-0.003255858000000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241302465672">
                <text:p>0.00241302465672</text:p>
              </table:table-cell>
              <table:table-cell office:value-type="float" office:value="0.00731879400000057">
                <text:p>0.007318794000000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05289665672004">
                <text:p>0.00105289665672004</text:p>
              </table:table-cell>
              <table:table-cell office:value-type="float" office:value="-0.00913948200000014">
                <text:p>-0.009139482000000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438080865672053">
                <text:p>0.00438080865672053</text:p>
              </table:table-cell>
              <table:table-cell office:value-type="float" office:value="0.00438942600000036">
                <text:p>0.004389426000000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00750079343279531">
                <text:p>-0.000750079343279531</text:p>
              </table:table-cell>
              <table:table-cell office:value-type="float" office:value="0.00106944599999981">
                <text:p>0.00106944599999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0175390334328007">
                <text:p>-0.00175390334328007</text:p>
              </table:table-cell>
              <table:table-cell office:value-type="float" office:value="-0.000806609999999708">
                <text:p>-0.0008066099999997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0270751934327951">
                <text:p>-0.00270751934327951</text:p>
              </table:table-cell>
              <table:table-cell office:value-type="float" office:value="-0.00374896199999952">
                <text:p>-0.003748961999999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0435208334327974">
                <text:p>-0.00435208334327974</text:p>
              </table:table-cell>
              <table:table-cell office:value-type="float" office:value="0.00549684599999978">
                <text:p>0.005496845999999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00134137934327949">
                <text:p>-0.00134137934327949</text:p>
              </table:table-cell>
              <table:table-cell office:value-type="float" office:value="-0.00297167399999942">
                <text:p>-0.0029716739999994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12119265672006">
                <text:p>0.00312119265672006</text:p>
              </table:table-cell>
              <table:table-cell office:value-type="float" office:value="-0.000898913999999529">
                <text:p>-0.0008989139999995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94338465672017">
                <text:p>0.00094338465672017</text:p>
              </table:table-cell>
              <table:table-cell office:value-type="float" office:value="0.00653968200000055">
                <text:p>0.006539682000000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000169939343280134">
                <text:p>-0.000169939343280134</text:p>
              </table:table-cell>
              <table:table-cell office:value-type="float" office:value="-0.00341248199999988">
                <text:p>-0.003412481999999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0312899534328004">
                <text:p>-0.00312899534328004</text:p>
              </table:table-cell>
              <table:table-cell office:value-type="float" office:value="-0.00184391400000017">
                <text:p>-0.0018439140000001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76090566567204">
                <text:p>0.0176090566567204</text:p>
              </table:table-cell>
              <table:table-cell office:value-type="float" office:value="-0.00672220199999973">
                <text:p>-0.006722201999999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0775572734328023">
                <text:p>-0.00775572734328023</text:p>
              </table:table-cell>
              <table:table-cell office:value-type="float" office:value="0.0103582500000003">
                <text:p>0.010358250000000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00294723134327945">
                <text:p>-0.00294723134327945</text:p>
              </table:table-cell>
              <table:table-cell office:value-type="float" office:value="-0.00809555399999962">
                <text:p>-0.0080955539999996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00710809934327994">
                <text:p>-0.00710809934327994</text:p>
              </table:table-cell>
              <table:table-cell office:value-type="float" office:value="0.0107492699999998">
                <text:p>0.010749269999999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39447265671977">
                <text:p>0.00239447265671977</text:p>
              </table:table-cell>
              <table:table-cell office:value-type="float" office:value="0.00213738600000024">
                <text:p>0.002137386000000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587192865672037">
                <text:p>0.00587192865672037</text:p>
              </table:table-cell>
              <table:table-cell office:value-type="float" office:value="-0.0050424299999996">
                <text:p>-0.0050424299999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77626465672043">
                <text:p>0.00277626465672043</text:p>
              </table:table-cell>
              <table:table-cell office:value-type="float" office:value="0.00170349000000058">
                <text:p>0.00170349000000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26397246567205">
                <text:p>0.0126397246567205</text:p>
              </table:table-cell>
              <table:table-cell office:value-type="float" office:value="-0.00310278599999947">
                <text:p>-0.0031027859999994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0692647934327972">
                <text:p>-0.00692647934327972</text:p>
              </table:table-cell>
              <table:table-cell office:value-type="float" office:value="0.00606566999999991">
                <text:p>0.006065669999999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00855887534327948">
                <text:p>-0.00855887534327948</text:p>
              </table:table-cell>
              <table:table-cell office:value-type="float" office:value="-0.00608308199999996">
                <text:p>-0.0060830819999999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0132923534328011">
                <text:p>-0.00132923534328011</text:p>
              </table:table-cell>
              <table:table-cell office:value-type="float" office:value="0.004871874">
                <text:p>0.00487187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076092793432796">
                <text:p>-0.0076092793432796</text:p>
              </table:table-cell>
              <table:table-cell office:value-type="float" office:value="-0.00614152200000007">
                <text:p>-0.006141522000000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32794465672015">
                <text:p>0.00232794465672015</text:p>
              </table:table-cell>
              <table:table-cell office:value-type="float" office:value="-0.00143405399999974">
                <text:p>-0.0014340539999997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0168153134328009">
                <text:p>-0.00168153134328009</text:p>
              </table:table-cell>
              <table:table-cell office:value-type="float" office:value="0.00131013000000024">
                <text:p>0.001310130000000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0456063134327955">
                <text:p>-0.00456063134327955</text:p>
              </table:table-cell>
              <table:table-cell office:value-type="float" office:value="0.00124282200000003">
                <text:p>0.001242822000000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0281577134327993">
                <text:p>-0.00281577134327993</text:p>
              </table:table-cell>
              <table:table-cell office:value-type="float" office:value="-0.00100073399999978">
                <text:p>-0.001000733999999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00982521134327996">
                <text:p>-0.00982521134327996</text:p>
              </table:table-cell>
              <table:table-cell office:value-type="float" office:value="0.0186836220000002">
                <text:p>0.018683622000000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9731486567206">
                <text:p>0.0029731486567206</text:p>
              </table:table-cell>
              <table:table-cell office:value-type="float" office:value="0.0015170100000006">
                <text:p>0.00151701000000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00392058734327971">
                <text:p>-0.00392058734327971</text:p>
              </table:table-cell>
              <table:table-cell office:value-type="float" office:value="0.0471550260000004">
                <text:p>0.04715502600000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09887886567206">
                <text:p>0.0109887886567206</text:p>
              </table:table-cell>
              <table:table-cell office:value-type="float" office:value="0.100750626">
                <text:p>0.10075062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33636865671993">
                <text:p>0.00233636865671993</text:p>
              </table:table-cell>
              <table:table-cell office:value-type="float" office:value="-0.00678167399999996">
                <text:p>-0.00678167399999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51050286567198">
                <text:p>0.0151050286567198</text:p>
              </table:table-cell>
              <table:table-cell office:value-type="float" office:value="0.0925275179999998">
                <text:p>0.0925275179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27388865672018">
                <text:p>0.00427388865672018</text:p>
              </table:table-cell>
              <table:table-cell office:value-type="float" office:value="0.00402118199999979">
                <text:p>0.004021181999999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938550465671995">
                <text:p>0.00938550465671995</text:p>
              </table:table-cell>
              <table:table-cell office:value-type="float" office:value="0.0109794179999998">
                <text:p>0.01097941799999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46032656719974">
                <text:p>0.000146032656719974</text:p>
              </table:table-cell>
              <table:table-cell office:value-type="float" office:value="0.0207128580000004">
                <text:p>0.02071285800000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19028065671978">
                <text:p>0.00219028065671978</text:p>
              </table:table-cell>
              <table:table-cell office:value-type="float" office:value="-0.00393270599999962">
                <text:p>-0.003932705999999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0146819534328024">
                <text:p>-0.00146819534328024</text:p>
              </table:table-cell>
              <table:table-cell office:value-type="float" office:value="0.00972215400000032">
                <text:p>0.0097221540000003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0112225934327981">
                <text:p>-0.00112225934327981</text:p>
              </table:table-cell>
              <table:table-cell office:value-type="float" office:value="-0.0013096259999994">
                <text:p>-0.001309625999999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0104015353432798">
                <text:p>-0.0104015353432798</text:p>
              </table:table-cell>
              <table:table-cell office:value-type="float" office:value="0.0146316780000006">
                <text:p>0.01463167800000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00012288734327992">
                <text:p>-0.00012288734327992</text:p>
              </table:table-cell>
              <table:table-cell office:value-type="float" office:value="-0.000751529999999612">
                <text:p>-0.0007515299999996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000780883343280081">
                <text:p>-0.000780883343280081</text:p>
              </table:table-cell>
              <table:table-cell office:value-type="float" office:value="0.00167926200000057">
                <text:p>0.00167926200000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00355552334327935">
                <text:p>-0.00355552334327935</text:p>
              </table:table-cell>
              <table:table-cell office:value-type="float" office:value="-0.0100561499999996">
                <text:p>-0.01005614999999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00221439134327994">
                <text:p>-0.00221439134327994</text:p>
              </table:table-cell>
              <table:table-cell office:value-type="float" office:value="0.00458607000000022">
                <text:p>0.004586070000000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2050768656721">
                <text:p>0.152050768656721</text:p>
              </table:table-cell>
              <table:table-cell office:value-type="float" office:value="0.0783916140000001">
                <text:p>0.07839161400000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25480915665672">
                <text:p>0.25480915665672</text:p>
              </table:table-cell>
              <table:table-cell office:value-type="float" office:value="-0.00295979399999968">
                <text:p>-0.0029597939999996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48765360656721">
                <text:p>0.148765360656721</text:p>
              </table:table-cell>
              <table:table-cell office:value-type="float" office:value="0.000119154000000066">
                <text:p>0.0001191540000000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78340166567202">
                <text:p>0.0578340166567202</text:p>
              </table:table-cell>
              <table:table-cell office:value-type="float" office:value="0.0211454820000005">
                <text:p>0.02114548200000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00034704734328006">
                <text:p>-0.00034704734328006</text:p>
              </table:table-cell>
              <table:table-cell office:value-type="float" office:value="-0.00778805399999971">
                <text:p>-0.007788053999999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836199265672">
                <text:p>0.05836199265672</text:p>
              </table:table-cell>
              <table:table-cell office:value-type="float" office:value="-0.00297713399999999">
                <text:p>-0.0029771339999999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0479868734328015">
                <text:p>-0.00479868734328015</text:p>
              </table:table-cell>
              <table:table-cell office:value-type="float" office:value="0.000433565999999885">
                <text:p>0.0004335659999998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10997526567198">
                <text:p>0.0110997526567198</text:p>
              </table:table-cell>
              <table:table-cell office:value-type="float" office:value="-0.00968304600000014">
                <text:p>-0.009683046000000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0128866033432802">
                <text:p>-0.0128866033432802</text:p>
              </table:table-cell>
              <table:table-cell office:value-type="float" office:value="0.00346791000000035">
                <text:p>0.003467910000000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37240865671995">
                <text:p>0.00137240865671995</text:p>
              </table:table-cell>
              <table:table-cell office:value-type="float" office:value="-0.0126230459999999">
                <text:p>-0.01262304599999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1312253534328">
                <text:p>-0.01312253534328</text:p>
              </table:table-cell>
              <table:table-cell office:value-type="float" office:value="-0.00766644599999999">
                <text:p>-0.00766644599999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0488677934327964">
                <text:p>-0.00488677934327964</text:p>
              </table:table-cell>
              <table:table-cell office:value-type="float" office:value="-0.00518668199999972">
                <text:p>-0.005186681999999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116369833432799">
                <text:p>-0.0116369833432799</text:p>
              </table:table-cell>
              <table:table-cell office:value-type="float" office:value="0.000769554000000561">
                <text:p>0.00076955400000056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847181265671981">
                <text:p>0.00847181265671981</text:p>
              </table:table-cell>
              <table:table-cell office:value-type="float" office:value="-0.000735449999999638">
                <text:p>-0.0007354499999996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00633756734328017">
                <text:p>-0.00633756734328017</text:p>
              </table:table-cell>
              <table:table-cell office:value-type="float" office:value="-0.00602154599999949">
                <text:p>-0.006021545999999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00905681534328018">
                <text:p>-0.00905681534328018</text:p>
              </table:table-cell>
              <table:table-cell office:value-type="float" office:value="0.0121602780000005">
                <text:p>0.01216027800000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0104977393432799">
                <text:p>-0.0104977393432799</text:p>
              </table:table-cell>
              <table:table-cell office:value-type="float" office:value="-0.00366465000000016">
                <text:p>-0.003664650000000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29541446567201">
                <text:p>0.0529541446567201</text:p>
              </table:table-cell>
              <table:table-cell office:value-type="float" office:value="-0.00946553399999939">
                <text:p>-0.009465533999999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0161168713432796">
                <text:p>-0.0161168713432796</text:p>
              </table:table-cell>
              <table:table-cell office:value-type="float" office:value="-0.0032096819999996">
                <text:p>-0.00320968199999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3955326567201">
                <text:p>0.0013955326567201</text:p>
              </table:table-cell>
              <table:table-cell office:value-type="float" office:value="-0.00393053400000021">
                <text:p>-0.003930534000000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00192021134327991">
                <text:p>-0.00192021134327991</text:p>
              </table:table-cell>
              <table:table-cell office:value-type="float" office:value="-0.00498571799999947">
                <text:p>-0.004985717999999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0258286567200727">
                <text:p>0.0000258286567200727</text:p>
              </table:table-cell>
              <table:table-cell office:value-type="float" office:value="-0.00729762599999972">
                <text:p>-0.007297625999999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1409716465672">
                <text:p>0.21409716465672</text:p>
              </table:table-cell>
              <table:table-cell office:value-type="float" office:value="-0.00981856199999953">
                <text:p>-0.009818561999999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9726261265672">
                <text:p>0.29726261265672</text:p>
              </table:table-cell>
              <table:table-cell office:value-type="float" office:value="-0.000533117999999888">
                <text:p>-0.0005331179999998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821772465672055">
                <text:p>0.00821772465672055</text:p>
              </table:table-cell>
              <table:table-cell office:value-type="float" office:value="-0.00557630999999947">
                <text:p>-0.005576309999999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849504465672002">
                <text:p>0.00849504465672002</text:p>
              </table:table-cell>
              <table:table-cell office:value-type="float" office:value="0.00768846600000028">
                <text:p>0.007688466000000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246190065672014">
                <text:p>0.00246190065672014</text:p>
              </table:table-cell>
              <table:table-cell office:value-type="float" office:value="-0.0120874739999994">
                <text:p>-0.01208747399999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311609265671997">
                <text:p>0.00311609265671997</text:p>
              </table:table-cell>
              <table:table-cell office:value-type="float" office:value="0.00402073800000036">
                <text:p>0.004020738000000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00594615134327992">
                <text:p>-0.00594615134327992</text:p>
              </table:table-cell>
              <table:table-cell office:value-type="float" office:value="-0.00259721399999968">
                <text:p>-0.002597213999999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6065581265672">
                <text:p>0.16065581265672</text:p>
              </table:table-cell>
              <table:table-cell office:value-type="float" office:value="-0.00399106199999988">
                <text:p>-0.003991061999999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44255646567197">
                <text:p>0.0144255646567197</text:p>
              </table:table-cell>
              <table:table-cell office:value-type="float" office:value="-0.0151562939999996">
                <text:p>-0.015156293999999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71446846567203">
                <text:p>0.0371446846567203</text:p>
              </table:table-cell>
              <table:table-cell office:value-type="float" office:value="-0.000184373999999821">
                <text:p>-0.00018437399999982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144386113432802">
                <text:p>-0.0144386113432802</text:p>
              </table:table-cell>
              <table:table-cell office:value-type="float" office:value="-0.00911094599999984">
                <text:p>-0.0091109459999998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402683534327952">
                <text:p>-0.00402683534327952</text:p>
              </table:table-cell>
              <table:table-cell office:value-type="float" office:value="-0.00724119000000023">
                <text:p>-0.0072411900000002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44985726567202">
                <text:p>0.0444985726567202</text:p>
              </table:table-cell>
              <table:table-cell office:value-type="float" office:value="-0.0104211659999995">
                <text:p>-0.010421165999999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0951304865672">
                <text:p>0.10951304865672</text:p>
              </table:table-cell>
              <table:table-cell office:value-type="float" office:value="-0.0025258259999994">
                <text:p>-0.00252582599999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44003406567199">
                <text:p>0.0144003406567199</text:p>
              </table:table-cell>
              <table:table-cell office:value-type="float" office:value="-0.0111055259999997">
                <text:p>-0.011105525999999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708686865672004">
                <text:p>0.00708686865672004</text:p>
              </table:table-cell>
              <table:table-cell office:value-type="float" office:value="-0.00138544200000013">
                <text:p>-0.001385442000000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00606903134328007">
                <text:p>-0.00606903134328007</text:p>
              </table:table-cell>
              <table:table-cell office:value-type="float" office:value="-0.00291452999999997">
                <text:p>-0.002914529999999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0577895534327944">
                <text:p>-0.00577895534327944</text:p>
              </table:table-cell>
              <table:table-cell office:value-type="float" office:value="-0.00704543400000013">
                <text:p>-0.007045434000000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238069665672036">
                <text:p>0.00238069665672036</text:p>
              </table:table-cell>
              <table:table-cell office:value-type="float" office:value="-0.00089879399999937">
                <text:p>-0.000898793999999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271883326567206">
                <text:p>0.0271883326567206</text:p>
              </table:table-cell>
              <table:table-cell office:value-type="float" office:value="-0.00733852199999951">
                <text:p>-0.007338521999999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289456065672056">
                <text:p>0.00289456065672056</text:p>
              </table:table-cell>
              <table:table-cell office:value-type="float" office:value="-0.0052344419999999">
                <text:p>-0.00523444199999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775232566567201">
                <text:p>0.0775232566567201</text:p>
              </table:table-cell>
              <table:table-cell office:value-type="float" office:value="-0.00955456199999993">
                <text:p>-0.009554561999999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229164465672049">
                <text:p>0.00229164465672049</text:p>
              </table:table-cell>
              <table:table-cell office:value-type="float" office:value="0.00610879800000053">
                <text:p>0.006108798000000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55007966567205">
                <text:p>0.0555007966567205</text:p>
              </table:table-cell>
              <table:table-cell office:value-type="float" office:value="-0.00699613799999987">
                <text:p>-0.0069961379999998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812513086567206">
                <text:p>0.0812513086567206</text:p>
              </table:table-cell>
              <table:table-cell office:value-type="float" office:value="-0.00325576200000022">
                <text:p>-0.003255762000000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00315796334327967">
                <text:p>-0.00315796334327967</text:p>
              </table:table-cell>
              <table:table-cell office:value-type="float" office:value="0.00391687800000007">
                <text:p>0.003916878000000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650629665672042">
                <text:p>0.00650629665672042</text:p>
              </table:table-cell>
              <table:table-cell office:value-type="float" office:value="-0.00457728599999996">
                <text:p>-0.004577285999999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00198205934327955">
                <text:p>-0.00198205934327955</text:p>
              </table:table-cell>
              <table:table-cell office:value-type="float" office:value="-0.0138104939999995">
                <text:p>-0.01381049399999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481659134328005">
                <text:p>-0.00481659134328005</text:p>
              </table:table-cell>
              <table:table-cell office:value-type="float" office:value="0.000567425999999927">
                <text:p>0.0005674259999999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201166065671998">
                <text:p>0.00201166065671998</text:p>
              </table:table-cell>
              <table:table-cell office:value-type="float" office:value="-0.00467977799999986">
                <text:p>-0.0046797779999998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27555046567198">
                <text:p>0.0327555046567198</text:p>
              </table:table-cell>
              <table:table-cell office:value-type="float" office:value="-0.00638747399999939">
                <text:p>-0.006387473999999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863129265672047">
                <text:p>0.00863129265672047</text:p>
              </table:table-cell>
              <table:table-cell office:value-type="float" office:value="-0.00657613799999979">
                <text:p>-0.0065761379999997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3256305665672">
                <text:p>0.13256305665672</text:p>
              </table:table-cell>
              <table:table-cell office:value-type="float" office:value="0.00231193800000007">
                <text:p>0.002311938000000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245807206567203">
                <text:p>0.0245807206567203</text:p>
              </table:table-cell>
              <table:table-cell office:value-type="float" office:value="-0.00365209799999988">
                <text:p>-0.003652097999999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80035665672018">
                <text:p>0.00380035665672018</text:p>
              </table:table-cell>
              <table:table-cell office:value-type="float" office:value="-0.0436765139999995">
                <text:p>-0.043676513999999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188812065672028">
                <text:p>0.00188812065672028</text:p>
              </table:table-cell>
              <table:table-cell office:value-type="float" office:value="-0.0448161779999996">
                <text:p>-0.044816177999999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08491806567201">
                <text:p>0.0108491806567201</text:p>
              </table:table-cell>
              <table:table-cell office:value-type="float" office:value="-0.0425789939999994">
                <text:p>-0.04257899399999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11005726567206">
                <text:p>0.0311005726567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140214734327948">
                <text:p>-0.00140214734327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3256865672017">
                <text:p>0.0022325686567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5631977665672">
                <text:p>0.2563197766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415808465672">
                <text:p>0.0141580846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100242313432801">
                <text:p>-0.010024231343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82027446567199">
                <text:p>0.0182027446567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659802465672055">
                <text:p>0.0065980246567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0424855343279518">
                <text:p>-0.000424855343279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322668465672038">
                <text:p>0.0032266846567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060456734327996">
                <text:p>-0.00060456734327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500208734327945">
                <text:p>-0.0050020873432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317501534328013">
                <text:p>-0.0031750153432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109309633432799">
                <text:p>-0.010930963343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55503566567201">
                <text:p>0.025550356656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00770473432796237">
                <text:p>-0.0000770473432796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0985687343280084">
                <text:p>-0.000985687343280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0380803934328">
                <text:p>-0.00380803934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81282793432802">
                <text:p>-0.008128279343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464884656720344">
                <text:p>0.000464884656720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149734065672025">
                <text:p>0.0014973406567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848692334327961">
                <text:p>-0.00848692334327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152914486567202">
                <text:p>0.0152914486567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787987934327994">
                <text:p>-0.00787987934327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447564465672023">
                <text:p>0.00447564465672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650425934327981">
                <text:p>-0.00650425934327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528109934327947">
                <text:p>-0.0052810993432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168049665672054">
                <text:p>0.0016804966567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587877134327997">
                <text:p>-0.0058787713432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622264334328015">
                <text:p>-0.00622264334328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740920334327999">
                <text:p>-0.00740920334327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823935134327947">
                <text:p>-0.00823935134327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189640246567198">
                <text:p>0.0189640246567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125666593432801">
                <text:p>-0.012566659343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701225265672001">
                <text:p>0.0070122526567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141515593432802">
                <text:p>-0.014151559343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324443534328012">
                <text:p>-0.00324443534328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632229134328011">
                <text:p>-0.00632229134328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598711934327945">
                <text:p>-0.00598711934327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13754473432801">
                <text:p>-0.001375447343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120893833432794">
                <text:p>-0.012089383343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516366734327978">
                <text:p>-0.00516366734327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42083088656721">
                <text:p>0.142083088656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123324166567205">
                <text:p>0.0123324166567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95172656719755">
                <text:p>0.00019517265671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553265672048">
                <text:p>0.0001655326567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37888406567199">
                <text:p>0.0237888406567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1520633265672">
                <text:p>0.0152063326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2673588065672">
                <text:p>0.1267358806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116403166567203">
                <text:p>0.0116403166567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079180334327944">
                <text:p>-0.0007918033432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779842334327974">
                <text:p>-0.00779842334327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879169934327972">
                <text:p>-0.00879169934327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186347446567199">
                <text:p>0.0186347446567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57383593432796">
                <text:p>-0.005738359343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290860656719794">
                <text:p>0.000290860656719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741073665671976">
                <text:p>0.0074107366567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106373265672044">
                <text:p>0.0010637326567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2334748865672">
                <text:p>0.1233474886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135868486567201">
                <text:p>0.013586848656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00989113432794397">
                <text:p>-0.0000989113432794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187349534327996">
                <text:p>-0.00187349534327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617050334327995">
                <text:p>-0.0061705033432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259876656720337">
                <text:p>0.00025987665672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470465265672004">
                <text:p>0.004704652656720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